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6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utput_datas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nsor type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psi_dot</text:p>
          </table:table-cell>
          <table:table-cell office:value-type="string" calcext:value-type="string">
            <text:p>rmse_x</text:p>
          </table:table-cell>
          <table:table-cell office:value-type="string" calcext:value-type="string">
            <text:p>rmse_y</text:p>
          </table:table-cell>
          <table:table-cell office:value-type="string" calcext:value-type="string">
            <text:p>rmse_vx</text:p>
          </table:table-cell>
          <table:table-cell office:value-type="string" calcext:value-type="string">
            <text:p>rmse_vy</text:p>
          </table:table-cell>
          <table:table-cell office:value-type="string" calcext:value-type="string">
            <text:p>NI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201778" calcext:value-type="float">
            <text:p>0.201778</text:p>
          </table:table-cell>
          <table:table-cell office:value-type="float" office:value="0.385989" calcext:value-type="float">
            <text:p>0.385989</text:p>
          </table:table-cell>
          <table:table-cell office:value-type="float" office:value="-2.68215" calcext:value-type="float">
            <text:p>-2.68215</text:p>
          </table:table-cell>
          <table:table-cell office:value-type="float" office:value="1.08911" calcext:value-type="float">
            <text:p>1.08911</text:p>
          </table:table-cell>
          <table:table-cell office:value-type="float" office:value="0" calcext:value-type="float">
            <text:p>0</text:p>
          </table:table-cell>
          <table:table-cell office:value-type="float" office:value="0.158219" calcext:value-type="float">
            <text:p>0.158219</text:p>
          </table:table-cell>
          <table:table-cell office:value-type="float" office:value="0.214052" calcext:value-type="float">
            <text:p>0.214052</text:p>
          </table:table-cell>
          <table:table-cell office:value-type="float" office:value="3.55768" calcext:value-type="float">
            <text:p>3.55768</text:p>
          </table:table-cell>
          <table:table-cell office:value-type="float" office:value="2.37862" calcext:value-type="float">
            <text:p>2.37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217764" calcext:value-type="float">
            <text:p>0.217764</text:p>
          </table:table-cell>
          <table:table-cell office:value-type="float" office:value="0.677999" calcext:value-type="float">
            <text:p>0.677999</text:p>
          </table:table-cell>
          <table:table-cell office:value-type="float" office:value="-2.66482" calcext:value-type="float">
            <text:p>-2.66482</text:p>
          </table:table-cell>
          <table:table-cell office:value-type="float" office:value="1.07989" calcext:value-type="float">
            <text:p>1.07989</text:p>
          </table:table-cell>
          <table:table-cell office:value-type="float" office:value="-0.000403442" calcext:value-type="float">
            <text:p>-0.000403442</text:p>
          </table:table-cell>
          <table:table-cell office:value-type="float" office:value="0.131518" calcext:value-type="float">
            <text:p>0.131518</text:p>
          </table:table-cell>
          <table:table-cell office:value-type="float" office:value="0.161043" calcext:value-type="float">
            <text:p>0.161043</text:p>
          </table:table-cell>
          <table:table-cell office:value-type="float" office:value="3.551" calcext:value-type="float">
            <text:p>3.551</text:p>
          </table:table-cell>
          <table:table-cell office:value-type="float" office:value="2.36689" calcext:value-type="float">
            <text:p>2.36689</text:p>
          </table:table-cell>
          <table:table-cell office:value-type="float" office:value="0.138004" calcext:value-type="float">
            <text:p>0.1380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0660148" calcext:value-type="float">
            <text:p>-0.0660148</text:p>
          </table:table-cell>
          <table:table-cell office:value-type="float" office:value="0.734754" calcext:value-type="float">
            <text:p>0.734754</text:p>
          </table:table-cell>
          <table:table-cell office:value-type="float" office:value="-2.20774" calcext:value-type="float">
            <text:p>-2.20774</text:p>
          </table:table-cell>
          <table:table-cell office:value-type="float" office:value="0.329414" calcext:value-type="float">
            <text:p>0.329414</text:p>
          </table:table-cell>
          <table:table-cell office:value-type="float" office:value="-0.0911704" calcext:value-type="float">
            <text:p>-0.0911704</text:p>
          </table:table-cell>
          <table:table-cell office:value-type="float" office:value="0.111823" calcext:value-type="float">
            <text:p>0.111823</text:p>
          </table:table-cell>
          <table:table-cell office:value-type="float" office:value="0.152613" calcext:value-type="float">
            <text:p>0.152613</text:p>
          </table:table-cell>
          <table:table-cell office:value-type="float" office:value="3.29514" calcext:value-type="float">
            <text:p>3.29514</text:p>
          </table:table-cell>
          <table:table-cell office:value-type="float" office:value="1.97726" calcext:value-type="float">
            <text:p>1.97726</text:p>
          </table:table-cell>
          <table:table-cell office:value-type="float" office:value="4.61503" calcext:value-type="float">
            <text:p>4.615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181862" calcext:value-type="float">
            <text:p>-0.181862</text:p>
          </table:table-cell>
          <table:table-cell office:value-type="float" office:value="0.626606" calcext:value-type="float">
            <text:p>0.626606</text:p>
          </table:table-cell>
          <table:table-cell office:value-type="float" office:value="-2.44517" calcext:value-type="float">
            <text:p>-2.44517</text:p>
          </table:table-cell>
          <table:table-cell office:value-type="float" office:value="0.348587" calcext:value-type="float">
            <text:p>0.348587</text:p>
          </table:table-cell>
          <table:table-cell office:value-type="float" office:value="-0.0881809" calcext:value-type="float">
            <text:p>-0.0881809</text:p>
          </table:table-cell>
          <table:table-cell office:value-type="float" office:value="0.131605" calcext:value-type="float">
            <text:p>0.131605</text:p>
          </table:table-cell>
          <table:table-cell office:value-type="float" office:value="0.132774" calcext:value-type="float">
            <text:p>0.132774</text:p>
          </table:table-cell>
          <table:table-cell office:value-type="float" office:value="3.11613" calcext:value-type="float">
            <text:p>3.11613</text:p>
          </table:table-cell>
          <table:table-cell office:value-type="float" office:value="1.76453" calcext:value-type="float">
            <text:p>1.76453</text:p>
          </table:table-cell>
          <table:table-cell office:value-type="float" office:value="1.45153" calcext:value-type="float">
            <text:p>1.451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538407" calcext:value-type="float">
            <text:p>-0.538407</text:p>
          </table:table-cell>
          <table:table-cell office:value-type="float" office:value="0.606151" calcext:value-type="float">
            <text:p>0.606151</text:p>
          </table:table-cell>
          <table:table-cell office:value-type="float" office:value="-3.75799" calcext:value-type="float">
            <text:p>-3.75799</text:p>
          </table:table-cell>
          <table:table-cell office:value-type="float" office:value="-0.896653" calcext:value-type="float">
            <text:p>-0.896653</text:p>
          </table:table-cell>
          <table:table-cell office:value-type="float" office:value="-0.396045" calcext:value-type="float">
            <text:p>-0.396045</text:p>
          </table:table-cell>
          <table:table-cell office:value-type="float" office:value="0.120909" calcext:value-type="float">
            <text:p>0.120909</text:p>
          </table:table-cell>
          <table:table-cell office:value-type="float" office:value="0.118769" calcext:value-type="float">
            <text:p>0.118769</text:p>
          </table:table-cell>
          <table:table-cell office:value-type="float" office:value="2.99583" calcext:value-type="float">
            <text:p>2.99583</text:p>
          </table:table-cell>
          <table:table-cell office:value-type="float" office:value="2.04588" calcext:value-type="float">
            <text:p>2.04588</text:p>
          </table:table-cell>
          <table:table-cell office:value-type="float" office:value="8.7442" calcext:value-type="float">
            <text:p>8.74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679167" calcext:value-type="float">
            <text:p>-0.679167</text:p>
          </table:table-cell>
          <table:table-cell office:value-type="float" office:value="0.700795" calcext:value-type="float">
            <text:p>0.700795</text:p>
          </table:table-cell>
          <table:table-cell office:value-type="float" office:value="-3.85306" calcext:value-type="float">
            <text:p>-3.85306</text:p>
          </table:table-cell>
          <table:table-cell office:value-type="float" office:value="-0.771658" calcext:value-type="float">
            <text:p>-0.771658</text:p>
          </table:table-cell>
          <table:table-cell office:value-type="float" office:value="-0.34186" calcext:value-type="float">
            <text:p>-0.34186</text:p>
          </table:table-cell>
          <table:table-cell office:value-type="float" office:value="0.128486" calcext:value-type="float">
            <text:p>0.128486</text:p>
          </table:table-cell>
          <table:table-cell office:value-type="float" office:value="0.115429" calcext:value-type="float">
            <text:p>0.115429</text:p>
          </table:table-cell>
          <table:table-cell office:value-type="float" office:value="2.85895" calcext:value-type="float">
            <text:p>2.85895</text:p>
          </table:table-cell>
          <table:table-cell office:value-type="float" office:value="2.15875" calcext:value-type="float">
            <text:p>2.15875</text:p>
          </table:table-cell>
          <table:table-cell office:value-type="float" office:value="5.13821" calcext:value-type="float">
            <text:p>5.138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01993" calcext:value-type="float">
            <text:p>-1.01993</text:p>
          </table:table-cell>
          <table:table-cell office:value-type="float" office:value="0.640171" calcext:value-type="float">
            <text:p>0.640171</text:p>
          </table:table-cell>
          <table:table-cell office:value-type="float" office:value="-4.43234" calcext:value-type="float">
            <text:p>-4.43234</text:p>
          </table:table-cell>
          <table:table-cell office:value-type="float" office:value="-0.193031" calcext:value-type="float">
            <text:p>-0.193031</text:p>
          </table:table-cell>
          <table:table-cell office:value-type="float" office:value="0.232906" calcext:value-type="float">
            <text:p>0.232906</text:p>
          </table:table-cell>
          <table:table-cell office:value-type="float" office:value="0.121132" calcext:value-type="float">
            <text:p>0.121132</text:p>
          </table:table-cell>
          <table:table-cell office:value-type="float" office:value="0.107653" calcext:value-type="float">
            <text:p>0.107653</text:p>
          </table:table-cell>
          <table:table-cell office:value-type="float" office:value="2.65243" calcext:value-type="float">
            <text:p>2.65243</text:p>
          </table:table-cell>
          <table:table-cell office:value-type="float" office:value="2.02158" calcext:value-type="float">
            <text:p>2.02158</text:p>
          </table:table-cell>
          <table:table-cell office:value-type="float" office:value="11.1828" calcext:value-type="float">
            <text:p>11.18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22971" calcext:value-type="float">
            <text:p>-1.22971</text:p>
          </table:table-cell>
          <table:table-cell office:value-type="float" office:value="0.663869" calcext:value-type="float">
            <text:p>0.663869</text:p>
          </table:table-cell>
          <table:table-cell office:value-type="float" office:value="-4.39541" calcext:value-type="float">
            <text:p>-4.39541</text:p>
          </table:table-cell>
          <table:table-cell office:value-type="float" office:value="-0.16533" calcext:value-type="float">
            <text:p>-0.16533</text:p>
          </table:table-cell>
          <table:table-cell office:value-type="float" office:value="0.288005" calcext:value-type="float">
            <text:p>0.288005</text:p>
          </table:table-cell>
          <table:table-cell office:value-type="float" office:value="0.117778" calcext:value-type="float">
            <text:p>0.117778</text:p>
          </table:table-cell>
          <table:table-cell office:value-type="float" office:value="0.102588" calcext:value-type="float">
            <text:p>0.102588</text:p>
          </table:table-cell>
          <table:table-cell office:value-type="float" office:value="2.48666" calcext:value-type="float">
            <text:p>2.48666</text:p>
          </table:table-cell>
          <table:table-cell office:value-type="float" office:value="1.90552" calcext:value-type="float">
            <text:p>1.90552</text:p>
          </table:table-cell>
          <table:table-cell office:value-type="float" office:value="0.528634" calcext:value-type="float">
            <text:p>0.5286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46136" calcext:value-type="float">
            <text:p>-1.46136</text:p>
          </table:table-cell>
          <table:table-cell office:value-type="float" office:value="0.65191" calcext:value-type="float">
            <text:p>0.65191</text:p>
          </table:table-cell>
          <table:table-cell office:value-type="float" office:value="-4.42989" calcext:value-type="float">
            <text:p>-4.42989</text:p>
          </table:table-cell>
          <table:table-cell office:value-type="float" office:value="-0.0641189" calcext:value-type="float">
            <text:p>-0.0641189</text:p>
          </table:table-cell>
          <table:table-cell office:value-type="float" office:value="0.563288" calcext:value-type="float">
            <text:p>0.563288</text:p>
          </table:table-cell>
          <table:table-cell office:value-type="float" office:value="0.115888" calcext:value-type="float">
            <text:p>0.115888</text:p>
          </table:table-cell>
          <table:table-cell office:value-type="float" office:value="0.0976399" calcext:value-type="float">
            <text:p>0.0976399</text:p>
          </table:table-cell>
          <table:table-cell office:value-type="float" office:value="2.34795" calcext:value-type="float">
            <text:p>2.34795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1.0119" calcext:value-type="float">
            <text:p>1.01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64598" calcext:value-type="float">
            <text:p>-1.64598</text:p>
          </table:table-cell>
          <table:table-cell office:value-type="float" office:value="0.657648" calcext:value-type="float">
            <text:p>0.657648</text:p>
          </table:table-cell>
          <table:table-cell office:value-type="float" office:value="-4.33748" calcext:value-type="float">
            <text:p>-4.33748</text:p>
          </table:table-cell>
          <table:table-cell office:value-type="float" office:value="-0.0635647" calcext:value-type="float">
            <text:p>-0.0635647</text:p>
          </table:table-cell>
          <table:table-cell office:value-type="float" office:value="0.493096" calcext:value-type="float">
            <text:p>0.493096</text:p>
          </table:table-cell>
          <table:table-cell office:value-type="float" office:value="0.12039" calcext:value-type="float">
            <text:p>0.12039</text:p>
          </table:table-cell>
          <table:table-cell office:value-type="float" office:value="0.0935625" calcext:value-type="float">
            <text:p>0.0935625</text:p>
          </table:table-cell>
          <table:table-cell office:value-type="float" office:value="2.23259" calcext:value-type="float">
            <text:p>2.23259</text:p>
          </table:table-cell>
          <table:table-cell office:value-type="float" office:value="1.70662" calcext:value-type="float">
            <text:p>1.70662</text:p>
          </table:table-cell>
          <table:table-cell office:value-type="float" office:value="1.75894" calcext:value-type="float">
            <text:p>1.758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89252" calcext:value-type="float">
            <text:p>-1.89252</text:p>
          </table:table-cell>
          <table:table-cell office:value-type="float" office:value="0.656128" calcext:value-type="float">
            <text:p>0.656128</text:p>
          </table:table-cell>
          <table:table-cell office:value-type="float" office:value="-4.4906" calcext:value-type="float">
            <text:p>-4.4906</text:p>
          </table:table-cell>
          <table:table-cell office:value-type="float" office:value="-0.0230226" calcext:value-type="float">
            <text:p>-0.0230226</text:p>
          </table:table-cell>
          <table:table-cell office:value-type="float" office:value="0.488382" calcext:value-type="float">
            <text:p>0.488382</text:p>
          </table:table-cell>
          <table:table-cell office:value-type="float" office:value="0.123258" calcext:value-type="float">
            <text:p>0.123258</text:p>
          </table:table-cell>
          <table:table-cell office:value-type="float" office:value="0.0898356" calcext:value-type="float">
            <text:p>0.0898356</text:p>
          </table:table-cell>
          <table:table-cell office:value-type="float" office:value="2.13085" calcext:value-type="float">
            <text:p>2.13085</text:p>
          </table:table-cell>
          <table:table-cell office:value-type="float" office:value="1.6272" calcext:value-type="float">
            <text:p>1.6272</text:p>
          </table:table-cell>
          <table:table-cell office:value-type="float" office:value="1.97783" calcext:value-type="float">
            <text:p>1.977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14138" calcext:value-type="float">
            <text:p>-2.14138</text:p>
          </table:table-cell>
          <table:table-cell office:value-type="float" office:value="0.679127" calcext:value-type="float">
            <text:p>0.679127</text:p>
          </table:table-cell>
          <table:table-cell office:value-type="float" office:value="-4.54814" calcext:value-type="float">
            <text:p>-4.54814</text:p>
          </table:table-cell>
          <table:table-cell office:value-type="float" office:value="-0.0178389" calcext:value-type="float">
            <text:p>-0.0178389</text:p>
          </table:table-cell>
          <table:table-cell office:value-type="float" office:value="0.401065" calcext:value-type="float">
            <text:p>0.401065</text:p>
          </table:table-cell>
          <table:table-cell office:value-type="float" office:value="0.12478" calcext:value-type="float">
            <text:p>0.12478</text:p>
          </table:table-cell>
          <table:table-cell office:value-type="float" office:value="0.0873198" calcext:value-type="float">
            <text:p>0.0873198</text:p>
          </table:table-cell>
          <table:table-cell office:value-type="float" office:value="2.04153" calcext:value-type="float">
            <text:p>2.04153</text:p>
          </table:table-cell>
          <table:table-cell office:value-type="float" office:value="1.55799" calcext:value-type="float">
            <text:p>1.55799</text:p>
          </table:table-cell>
          <table:table-cell office:value-type="float" office:value="1.70101" calcext:value-type="float">
            <text:p>1.701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43543" calcext:value-type="float">
            <text:p>-2.43543</text:p>
          </table:table-cell>
          <table:table-cell office:value-type="float" office:value="0.559377" calcext:value-type="float">
            <text:p>0.559377</text:p>
          </table:table-cell>
          <table:table-cell office:value-type="float" office:value="-4.77129" calcext:value-type="float">
            <text:p>-4.77129</text:p>
          </table:table-cell>
          <table:table-cell office:value-type="float" office:value="0.193946" calcext:value-type="float">
            <text:p>0.193946</text:p>
          </table:table-cell>
          <table:table-cell office:value-type="float" office:value="0.942226" calcext:value-type="float">
            <text:p>0.942226</text:p>
          </table:table-cell>
          <table:table-cell office:value-type="float" office:value="0.122279" calcext:value-type="float">
            <text:p>0.122279</text:p>
          </table:table-cell>
          <table:table-cell office:value-type="float" office:value="0.0864067" calcext:value-type="float">
            <text:p>0.0864067</text:p>
          </table:table-cell>
          <table:table-cell office:value-type="float" office:value="1.96176" calcext:value-type="float">
            <text:p>1.96176</text:p>
          </table:table-cell>
          <table:table-cell office:value-type="float" office:value="1.52603" calcext:value-type="float">
            <text:p>1.52603</text:p>
          </table:table-cell>
          <table:table-cell office:value-type="float" office:value="5.57827" calcext:value-type="float">
            <text:p>5.578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677" calcext:value-type="float">
            <text:p>-2.677</text:p>
          </table:table-cell>
          <table:table-cell office:value-type="float" office:value="0.582177" calcext:value-type="float">
            <text:p>0.582177</text:p>
          </table:table-cell>
          <table:table-cell office:value-type="float" office:value="-4.7657" calcext:value-type="float">
            <text:p>-4.7657</text:p>
          </table:table-cell>
          <table:table-cell office:value-type="float" office:value="0.141339" calcext:value-type="float">
            <text:p>0.141339</text:p>
          </table:table-cell>
          <table:table-cell office:value-type="float" office:value="0.652562" calcext:value-type="float">
            <text:p>0.652562</text:p>
          </table:table-cell>
          <table:table-cell office:value-type="float" office:value="0.120038" calcext:value-type="float">
            <text:p>0.120038</text:p>
          </table:table-cell>
          <table:table-cell office:value-type="float" office:value="0.084789" calcext:value-type="float">
            <text:p>0.084789</text:p>
          </table:table-cell>
          <table:table-cell office:value-type="float" office:value="1.89056" calcext:value-type="float">
            <text:p>1.89056</text:p>
          </table:table-cell>
          <table:table-cell office:value-type="float" office:value="1.48778" calcext:value-type="float">
            <text:p>1.48778</text:p>
          </table:table-cell>
          <table:table-cell office:value-type="float" office:value="4.24854" calcext:value-type="float">
            <text:p>4.248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93612" calcext:value-type="float">
            <text:p>-2.93612</text:p>
          </table:table-cell>
          <table:table-cell office:value-type="float" office:value="0.628765" calcext:value-type="float">
            <text:p>0.628765</text:p>
          </table:table-cell>
          <table:table-cell office:value-type="float" office:value="-4.78672" calcext:value-type="float">
            <text:p>-4.78672</text:p>
          </table:table-cell>
          <table:table-cell office:value-type="float" office:value="0.0724681" calcext:value-type="float">
            <text:p>0.0724681</text:p>
          </table:table-cell>
          <table:table-cell office:value-type="float" office:value="0.378115" calcext:value-type="float">
            <text:p>0.378115</text:p>
          </table:table-cell>
          <table:table-cell office:value-type="float" office:value="0.117256" calcext:value-type="float">
            <text:p>0.117256</text:p>
          </table:table-cell>
          <table:table-cell office:value-type="float" office:value="0.0821225" calcext:value-type="float">
            <text:p>0.0821225</text:p>
          </table:table-cell>
          <table:table-cell office:value-type="float" office:value="1.82648" calcext:value-type="float">
            <text:p>1.82648</text:p>
          </table:table-cell>
          <table:table-cell office:value-type="float" office:value="1.44422" calcext:value-type="float">
            <text:p>1.44422</text:p>
          </table:table-cell>
          <table:table-cell office:value-type="float" office:value="7.77695" calcext:value-type="float">
            <text:p>7.776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19253" calcext:value-type="float">
            <text:p>-3.19253</text:p>
          </table:table-cell>
          <table:table-cell office:value-type="float" office:value="0.673889" calcext:value-type="float">
            <text:p>0.673889</text:p>
          </table:table-cell>
          <table:table-cell office:value-type="float" office:value="-4.79195" calcext:value-type="float">
            <text:p>-4.79195</text:p>
          </table:table-cell>
          <table:table-cell office:value-type="float" office:value="0.0204638" calcext:value-type="float">
            <text:p>0.0204638</text:p>
          </table:table-cell>
          <table:table-cell office:value-type="float" office:value="0.201332" calcext:value-type="float">
            <text:p>0.201332</text:p>
          </table:table-cell>
          <table:table-cell office:value-type="float" office:value="0.114254" calcext:value-type="float">
            <text:p>0.114254</text:p>
          </table:table-cell>
          <table:table-cell office:value-type="float" office:value="0.07957" calcext:value-type="float">
            <text:p>0.07957</text:p>
          </table:table-cell>
          <table:table-cell office:value-type="float" office:value="1.76849" calcext:value-type="float">
            <text:p>1.76849</text:p>
          </table:table-cell>
          <table:table-cell office:value-type="float" office:value="1.4007" calcext:value-type="float">
            <text:p>1.4007</text:p>
          </table:table-cell>
          <table:table-cell office:value-type="float" office:value="3.20481" calcext:value-type="float">
            <text:p>3.204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43891" calcext:value-type="float">
            <text:p>-3.43891</text:p>
          </table:table-cell>
          <table:table-cell office:value-type="float" office:value="0.641516" calcext:value-type="float">
            <text:p>0.641516</text:p>
          </table:table-cell>
          <table:table-cell office:value-type="float" office:value="-4.82373" calcext:value-type="float">
            <text:p>-4.82373</text:p>
          </table:table-cell>
          <table:table-cell office:value-type="float" office:value="0.0576886" calcext:value-type="float">
            <text:p>0.0576886</text:p>
          </table:table-cell>
          <table:table-cell office:value-type="float" office:value="0.260252" calcext:value-type="float">
            <text:p>0.260252</text:p>
          </table:table-cell>
          <table:table-cell office:value-type="float" office:value="0.11139" calcext:value-type="float">
            <text:p>0.11139</text:p>
          </table:table-cell>
          <table:table-cell office:value-type="float" office:value="0.0775954" calcext:value-type="float">
            <text:p>0.0775954</text:p>
          </table:table-cell>
          <table:table-cell office:value-type="float" office:value="1.71569" calcext:value-type="float">
            <text:p>1.71569</text:p>
          </table:table-cell>
          <table:table-cell office:value-type="float" office:value="1.36499" calcext:value-type="float">
            <text:p>1.36499</text:p>
          </table:table-cell>
          <table:table-cell office:value-type="float" office:value="0.209549" calcext:value-type="float">
            <text:p>0.2095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69384" calcext:value-type="float">
            <text:p>-3.69384</text:p>
          </table:table-cell>
          <table:table-cell office:value-type="float" office:value="0.565282" calcext:value-type="float">
            <text:p>0.565282</text:p>
          </table:table-cell>
          <table:table-cell office:value-type="float" office:value="-4.8698" calcext:value-type="float">
            <text:p>-4.8698</text:p>
          </table:table-cell>
          <table:table-cell office:value-type="float" office:value="0.130233" calcext:value-type="float">
            <text:p>0.130233</text:p>
          </table:table-cell>
          <table:table-cell office:value-type="float" office:value="0.382184" calcext:value-type="float">
            <text:p>0.382184</text:p>
          </table:table-cell>
          <table:table-cell office:value-type="float" office:value="0.108502" calcext:value-type="float">
            <text:p>0.108502</text:p>
          </table:table-cell>
          <table:table-cell office:value-type="float" office:value="0.0807185" calcext:value-type="float">
            <text:p>0.0807185</text:p>
          </table:table-cell>
          <table:table-cell office:value-type="float" office:value="1.66735" calcext:value-type="float">
            <text:p>1.66735</text:p>
          </table:table-cell>
          <table:table-cell office:value-type="float" office:value="1.34398" calcext:value-type="float">
            <text:p>1.34398</text:p>
          </table:table-cell>
          <table:table-cell office:value-type="float" office:value="1.91702" calcext:value-type="float">
            <text:p>1.917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93393" calcext:value-type="float">
            <text:p>-3.93393</text:p>
          </table:table-cell>
          <table:table-cell office:value-type="float" office:value="0.636039" calcext:value-type="float">
            <text:p>0.636039</text:p>
          </table:table-cell>
          <table:table-cell office:value-type="float" office:value="-4.87543" calcext:value-type="float">
            <text:p>-4.87543</text:p>
          </table:table-cell>
          <table:table-cell office:value-type="float" office:value="0.0521101" calcext:value-type="float">
            <text:p>0.0521101</text:p>
          </table:table-cell>
          <table:table-cell office:value-type="float" office:value="0.190363" calcext:value-type="float">
            <text:p>0.190363</text:p>
          </table:table-cell>
          <table:table-cell office:value-type="float" office:value="0.105859" calcext:value-type="float">
            <text:p>0.105859</text:p>
          </table:table-cell>
          <table:table-cell office:value-type="float" office:value="0.0800266" calcext:value-type="float">
            <text:p>0.0800266</text:p>
          </table:table-cell>
          <table:table-cell office:value-type="float" office:value="1.62293" calcext:value-type="float">
            <text:p>1.62293</text:p>
          </table:table-cell>
          <table:table-cell office:value-type="float" office:value="1.31463" calcext:value-type="float">
            <text:p>1.31463</text:p>
          </table:table-cell>
          <table:table-cell office:value-type="float" office:value="3.22308" calcext:value-type="float">
            <text:p>3.223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21818" calcext:value-type="float">
            <text:p>-4.21818</text:p>
          </table:table-cell>
          <table:table-cell office:value-type="float" office:value="0.569361" calcext:value-type="float">
            <text:p>0.569361</text:p>
          </table:table-cell>
          <table:table-cell office:value-type="float" office:value="-4.95985" calcext:value-type="float">
            <text:p>-4.95985</text:p>
          </table:table-cell>
          <table:table-cell office:value-type="float" office:value="0.107261" calcext:value-type="float">
            <text:p>0.107261</text:p>
          </table:table-cell>
          <table:table-cell office:value-type="float" office:value="0.27067" calcext:value-type="float">
            <text:p>0.27067</text:p>
          </table:table-cell>
          <table:table-cell office:value-type="float" office:value="0.103212" calcext:value-type="float">
            <text:p>0.103212</text:p>
          </table:table-cell>
          <table:table-cell office:value-type="float" office:value="0.084871" calcext:value-type="float">
            <text:p>0.084871</text:p>
          </table:table-cell>
          <table:table-cell office:value-type="float" office:value="1.58205" calcext:value-type="float">
            <text:p>1.58205</text:p>
          </table:table-cell>
          <table:table-cell office:value-type="float" office:value="1.29633" calcext:value-type="float">
            <text:p>1.29633</text:p>
          </table:table-cell>
          <table:table-cell office:value-type="float" office:value="3.49867" calcext:value-type="float">
            <text:p>3.498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46169" calcext:value-type="float">
            <text:p>-4.46169</text:p>
          </table:table-cell>
          <table:table-cell office:value-type="float" office:value="0.570877" calcext:value-type="float">
            <text:p>0.570877</text:p>
          </table:table-cell>
          <table:table-cell office:value-type="float" office:value="-4.96138" calcext:value-type="float">
            <text:p>-4.96138</text:p>
          </table:table-cell>
          <table:table-cell office:value-type="float" office:value="0.0965328" calcext:value-type="float">
            <text:p>0.0965328</text:p>
          </table:table-cell>
          <table:table-cell office:value-type="float" office:value="0.227946" calcext:value-type="float">
            <text:p>0.227946</text:p>
          </table:table-cell>
          <table:table-cell office:value-type="float" office:value="0.100776" calcext:value-type="float">
            <text:p>0.100776</text:p>
          </table:table-cell>
          <table:table-cell office:value-type="float" office:value="0.0904316" calcext:value-type="float">
            <text:p>0.0904316</text:p>
          </table:table-cell>
          <table:table-cell office:value-type="float" office:value="1.54416" calcext:value-type="float">
            <text:p>1.54416</text:p>
          </table:table-cell>
          <table:table-cell office:value-type="float" office:value="1.27897" calcext:value-type="float">
            <text:p>1.27897</text:p>
          </table:table-cell>
          <table:table-cell office:value-type="float" office:value="0.42515" calcext:value-type="float">
            <text:p>0.4251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70826" calcext:value-type="float">
            <text:p>-4.70826</text:p>
          </table:table-cell>
          <table:table-cell office:value-type="float" office:value="0.641292" calcext:value-type="float">
            <text:p>0.641292</text:p>
          </table:table-cell>
          <table:table-cell office:value-type="float" office:value="-4.92925" calcext:value-type="float">
            <text:p>-4.92925</text:p>
          </table:table-cell>
          <table:table-cell office:value-type="float" office:value="0.0366636" calcext:value-type="float">
            <text:p>0.0366636</text:p>
          </table:table-cell>
          <table:table-cell office:value-type="float" office:value="0.108045" calcext:value-type="float">
            <text:p>0.108045</text:p>
          </table:table-cell>
          <table:table-cell office:value-type="float" office:value="0.0985563" calcext:value-type="float">
            <text:p>0.0985563</text:p>
          </table:table-cell>
          <table:table-cell office:value-type="float" office:value="0.0917474" calcext:value-type="float">
            <text:p>0.0917474</text:p>
          </table:table-cell>
          <table:table-cell office:value-type="float" office:value="1.50885" calcext:value-type="float">
            <text:p>1.50885</text:p>
          </table:table-cell>
          <table:table-cell office:value-type="float" office:value="1.25609" calcext:value-type="float">
            <text:p>1.25609</text:p>
          </table:table-cell>
          <table:table-cell office:value-type="float" office:value="3.61032" calcext:value-type="float">
            <text:p>3.610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93819" calcext:value-type="float">
            <text:p>-4.93819</text:p>
          </table:table-cell>
          <table:table-cell office:value-type="float" office:value="0.720157" calcext:value-type="float">
            <text:p>0.720157</text:p>
          </table:table-cell>
          <table:table-cell office:value-type="float" office:value="-4.92375" calcext:value-type="float">
            <text:p>-4.92375</text:p>
          </table:table-cell>
          <table:table-cell office:value-type="float" office:value="-0.0219402" calcext:value-type="float">
            <text:p>-0.0219402</text:p>
          </table:table-cell>
          <table:table-cell office:value-type="float" office:value="0.00596085" calcext:value-type="float">
            <text:p>0.00596085</text:p>
          </table:table-cell>
          <table:table-cell office:value-type="float" office:value="0.0964119" calcext:value-type="float">
            <text:p>0.0964119</text:p>
          </table:table-cell>
          <table:table-cell office:value-type="float" office:value="0.0905707" calcext:value-type="float">
            <text:p>0.0905707</text:p>
          </table:table-cell>
          <table:table-cell office:value-type="float" office:value="1.47585" calcext:value-type="float">
            <text:p>1.47585</text:p>
          </table:table-cell>
          <table:table-cell office:value-type="float" office:value="1.23063" calcext:value-type="float">
            <text:p>1.23063</text:p>
          </table:table-cell>
          <table:table-cell office:value-type="float" office:value="6.21336" calcext:value-type="float">
            <text:p>6.213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20003" calcext:value-type="float">
            <text:p>-5.20003</text:p>
          </table:table-cell>
          <table:table-cell office:value-type="float" office:value="0.721268" calcext:value-type="float">
            <text:p>0.721268</text:p>
          </table:table-cell>
          <table:table-cell office:value-type="float" office:value="-4.94937" calcext:value-type="float">
            <text:p>-4.94937</text:p>
          </table:table-cell>
          <table:table-cell office:value-type="float" office:value="-0.0186047" calcext:value-type="float">
            <text:p>-0.0186047</text:p>
          </table:table-cell>
          <table:table-cell office:value-type="float" office:value="0.0102181" calcext:value-type="float">
            <text:p>0.0102181</text:p>
          </table:table-cell>
          <table:table-cell office:value-type="float" office:value="0.0945956" calcext:value-type="float">
            <text:p>0.0945956</text:p>
          </table:table-cell>
          <table:table-cell office:value-type="float" office:value="0.0902204" calcext:value-type="float">
            <text:p>0.0902204</text:p>
          </table:table-cell>
          <table:table-cell office:value-type="float" office:value="1.44505" calcext:value-type="float">
            <text:p>1.44505</text:p>
          </table:table-cell>
          <table:table-cell office:value-type="float" office:value="1.20755" calcext:value-type="float">
            <text:p>1.20755</text:p>
          </table:table-cell>
          <table:table-cell office:value-type="float" office:value="0.411321" calcext:value-type="float">
            <text:p>0.4113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465" calcext:value-type="float">
            <text:p>-5.465</text:p>
          </table:table-cell>
          <table:table-cell office:value-type="float" office:value="0.697668" calcext:value-type="float">
            <text:p>0.697668</text:p>
          </table:table-cell>
          <table:table-cell office:value-type="float" office:value="-5.03616" calcext:value-type="float">
            <text:p>-5.03616</text:p>
          </table:table-cell>
          <table:table-cell office:value-type="float" office:value="-0.000252477" calcext:value-type="float">
            <text:p>-0.000252477</text:p>
          </table:table-cell>
          <table:table-cell office:value-type="float" office:value="0.0367165" calcext:value-type="float">
            <text:p>0.0367165</text:p>
          </table:table-cell>
          <table:table-cell office:value-type="float" office:value="0.0933483" calcext:value-type="float">
            <text:p>0.0933483</text:p>
          </table:table-cell>
          <table:table-cell office:value-type="float" office:value="0.0922104" calcext:value-type="float">
            <text:p>0.0922104</text:p>
          </table:table-cell>
          <table:table-cell office:value-type="float" office:value="1.41657" calcext:value-type="float">
            <text:p>1.41657</text:p>
          </table:table-cell>
          <table:table-cell office:value-type="float" office:value="1.18801" calcext:value-type="float">
            <text:p>1.18801</text:p>
          </table:table-cell>
          <table:table-cell office:value-type="float" office:value="0.988415" calcext:value-type="float">
            <text:p>0.98841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68937" calcext:value-type="float">
            <text:p>-5.68937</text:p>
          </table:table-cell>
          <table:table-cell office:value-type="float" office:value="0.80281" calcext:value-type="float">
            <text:p>0.80281</text:p>
          </table:table-cell>
          <table:table-cell office:value-type="float" office:value="-4.97922" calcext:value-type="float">
            <text:p>-4.97922</text:p>
          </table:table-cell>
          <table:table-cell office:value-type="float" office:value="-0.0643954" calcext:value-type="float">
            <text:p>-0.0643954</text:p>
          </table:table-cell>
          <table:table-cell office:value-type="float" office:value="-0.058088" calcext:value-type="float">
            <text:p>-0.058088</text:p>
          </table:table-cell>
          <table:table-cell office:value-type="float" office:value="0.0918629" calcext:value-type="float">
            <text:p>0.0918629</text:p>
          </table:table-cell>
          <table:table-cell office:value-type="float" office:value="0.0910384" calcext:value-type="float">
            <text:p>0.0910384</text:p>
          </table:table-cell>
          <table:table-cell office:value-type="float" office:value="1.38941" calcext:value-type="float">
            <text:p>1.38941</text:p>
          </table:table-cell>
          <table:table-cell office:value-type="float" office:value="1.16606" calcext:value-type="float">
            <text:p>1.16606</text:p>
          </table:table-cell>
          <table:table-cell office:value-type="float" office:value="4.78748" calcext:value-type="float">
            <text:p>4.787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92288" calcext:value-type="float">
            <text:p>-5.92288</text:p>
          </table:table-cell>
          <table:table-cell office:value-type="float" office:value="0.901742" calcext:value-type="float">
            <text:p>0.901742</text:p>
          </table:table-cell>
          <table:table-cell office:value-type="float" office:value="-4.86063" calcext:value-type="float">
            <text:p>-4.86063</text:p>
          </table:table-cell>
          <table:table-cell office:value-type="float" office:value="-0.116875" calcext:value-type="float">
            <text:p>-0.116875</text:p>
          </table:table-cell>
          <table:table-cell office:value-type="float" office:value="-0.127636" calcext:value-type="float">
            <text:p>-0.127636</text:p>
          </table:table-cell>
          <table:table-cell office:value-type="float" office:value="0.0903647" calcext:value-type="float">
            <text:p>0.0903647</text:p>
          </table:table-cell>
          <table:table-cell office:value-type="float" office:value="0.0893818" calcext:value-type="float">
            <text:p>0.0893818</text:p>
          </table:table-cell>
          <table:table-cell office:value-type="float" office:value="1.36344" calcext:value-type="float">
            <text:p>1.36344</text:p>
          </table:table-cell>
          <table:table-cell office:value-type="float" office:value="1.14432" calcext:value-type="float">
            <text:p>1.14432</text:p>
          </table:table-cell>
          <table:table-cell office:value-type="float" office:value="6.8788" calcext:value-type="float">
            <text:p>6.87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12096" calcext:value-type="float">
            <text:p>-6.12096</text:p>
          </table:table-cell>
          <table:table-cell office:value-type="float" office:value="0.921083" calcext:value-type="float">
            <text:p>0.921083</text:p>
          </table:table-cell>
          <table:table-cell office:value-type="float" office:value="-4.79724" calcext:value-type="float">
            <text:p>-4.79724</text:p>
          </table:table-cell>
          <table:table-cell office:value-type="float" office:value="-0.118978" calcext:value-type="float">
            <text:p>-0.118978</text:p>
          </table:table-cell>
          <table:table-cell office:value-type="float" office:value="-0.122142" calcext:value-type="float">
            <text:p>-0.122142</text:p>
          </table:table-cell>
          <table:table-cell office:value-type="float" office:value="0.0887543" calcext:value-type="float">
            <text:p>0.0887543</text:p>
          </table:table-cell>
          <table:table-cell office:value-type="float" office:value="0.0877718" calcext:value-type="float">
            <text:p>0.0877718</text:p>
          </table:table-cell>
          <table:table-cell office:value-type="float" office:value="1.3389" calcext:value-type="float">
            <text:p>1.3389</text:p>
          </table:table-cell>
          <table:table-cell office:value-type="float" office:value="1.12386" calcext:value-type="float">
            <text:p>1.12386</text:p>
          </table:table-cell>
          <table:table-cell office:value-type="float" office:value="3.03659" calcext:value-type="float">
            <text:p>3.036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3713" calcext:value-type="float">
            <text:p>-6.3713</text:p>
          </table:table-cell>
          <table:table-cell office:value-type="float" office:value="0.957125" calcext:value-type="float">
            <text:p>0.957125</text:p>
          </table:table-cell>
          <table:table-cell office:value-type="float" office:value="-4.931" calcext:value-type="float">
            <text:p>-4.931</text:p>
          </table:table-cell>
          <table:table-cell office:value-type="float" office:value="-0.128101" calcext:value-type="float">
            <text:p>-0.128101</text:p>
          </table:table-cell>
          <table:table-cell office:value-type="float" office:value="-0.125665" calcext:value-type="float">
            <text:p>-0.125665</text:p>
          </table:table-cell>
          <table:table-cell office:value-type="float" office:value="0.0872108" calcext:value-type="float">
            <text:p>0.0872108</text:p>
          </table:table-cell>
          <table:table-cell office:value-type="float" office:value="0.086247" calcext:value-type="float">
            <text:p>0.086247</text:p>
          </table:table-cell>
          <table:table-cell office:value-type="float" office:value="1.31571" calcext:value-type="float">
            <text:p>1.31571</text:p>
          </table:table-cell>
          <table:table-cell office:value-type="float" office:value="1.10444" calcext:value-type="float">
            <text:p>1.10444</text:p>
          </table:table-cell>
          <table:table-cell office:value-type="float" office:value="4.66166" calcext:value-type="float">
            <text:p>4.661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63805" calcext:value-type="float">
            <text:p>-6.63805</text:p>
          </table:table-cell>
          <table:table-cell office:value-type="float" office:value="0.956874" calcext:value-type="float">
            <text:p>0.956874</text:p>
          </table:table-cell>
          <table:table-cell office:value-type="float" office:value="-4.96344" calcext:value-type="float">
            <text:p>-4.96344</text:p>
          </table:table-cell>
          <table:table-cell office:value-type="float" office:value="-0.115501" calcext:value-type="float">
            <text:p>-0.115501</text:p>
          </table:table-cell>
          <table:table-cell office:value-type="float" office:value="-0.100834" calcext:value-type="float">
            <text:p>-0.100834</text:p>
          </table:table-cell>
          <table:table-cell office:value-type="float" office:value="0.0858947" calcext:value-type="float">
            <text:p>0.0858947</text:p>
          </table:table-cell>
          <table:table-cell office:value-type="float" office:value="0.0850295" calcext:value-type="float">
            <text:p>0.0850295</text:p>
          </table:table-cell>
          <table:table-cell office:value-type="float" office:value="1.29383" calcext:value-type="float">
            <text:p>1.29383</text:p>
          </table:table-cell>
          <table:table-cell office:value-type="float" office:value="1.08647" calcext:value-type="float">
            <text:p>1.08647</text:p>
          </table:table-cell>
          <table:table-cell office:value-type="float" office:value="1.04179" calcext:value-type="float">
            <text:p>1.041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87918" calcext:value-type="float">
            <text:p>-6.87918</text:p>
          </table:table-cell>
          <table:table-cell office:value-type="float" office:value="0.986699" calcext:value-type="float">
            <text:p>0.986699</text:p>
          </table:table-cell>
          <table:table-cell office:value-type="float" office:value="-4.97919" calcext:value-type="float">
            <text:p>-4.97919</text:p>
          </table:table-cell>
          <table:table-cell office:value-type="float" office:value="-0.121104" calcext:value-type="float">
            <text:p>-0.121104</text:p>
          </table:table-cell>
          <table:table-cell office:value-type="float" office:value="-0.101716" calcext:value-type="float">
            <text:p>-0.101716</text:p>
          </table:table-cell>
          <table:table-cell office:value-type="float" office:value="0.0846613" calcext:value-type="float">
            <text:p>0.0846613</text:p>
          </table:table-cell>
          <table:table-cell office:value-type="float" office:value="0.0840228" calcext:value-type="float">
            <text:p>0.0840228</text:p>
          </table:table-cell>
          <table:table-cell office:value-type="float" office:value="1.27308" calcext:value-type="float">
            <text:p>1.27308</text:p>
          </table:table-cell>
          <table:table-cell office:value-type="float" office:value="1.06951" calcext:value-type="float">
            <text:p>1.06951</text:p>
          </table:table-cell>
          <table:table-cell office:value-type="float" office:value="0.879582" calcext:value-type="float">
            <text:p>0.8795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11981" calcext:value-type="float">
            <text:p>-7.11981</text:p>
          </table:table-cell>
          <table:table-cell office:value-type="float" office:value="1.08088" calcext:value-type="float">
            <text:p>1.08088</text:p>
          </table:table-cell>
          <table:table-cell office:value-type="float" office:value="-4.97613" calcext:value-type="float">
            <text:p>-4.97613</text:p>
          </table:table-cell>
          <table:table-cell office:value-type="float" office:value="-0.159939" calcext:value-type="float">
            <text:p>-0.159939</text:p>
          </table:table-cell>
          <table:table-cell office:value-type="float" office:value="-0.144219" calcext:value-type="float">
            <text:p>-0.144219</text:p>
          </table:table-cell>
          <table:table-cell office:value-type="float" office:value="0.0835026" calcext:value-type="float">
            <text:p>0.0835026</text:p>
          </table:table-cell>
          <table:table-cell office:value-type="float" office:value="0.0827109" calcext:value-type="float">
            <text:p>0.0827109</text:p>
          </table:table-cell>
          <table:table-cell office:value-type="float" office:value="1.25323" calcext:value-type="float">
            <text:p>1.25323</text:p>
          </table:table-cell>
          <table:table-cell office:value-type="float" office:value="1.05276" calcext:value-type="float">
            <text:p>1.05276</text:p>
          </table:table-cell>
          <table:table-cell office:value-type="float" office:value="1.475" calcext:value-type="float">
            <text:p>1.4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37009" calcext:value-type="float">
            <text:p>-7.37009</text:p>
          </table:table-cell>
          <table:table-cell office:value-type="float" office:value="1.07826" calcext:value-type="float">
            <text:p>1.07826</text:p>
          </table:table-cell>
          <table:table-cell office:value-type="float" office:value="-4.95593" calcext:value-type="float">
            <text:p>-4.95593</text:p>
          </table:table-cell>
          <table:table-cell office:value-type="float" office:value="-0.144756" calcext:value-type="float">
            <text:p>-0.144756</text:p>
          </table:table-cell>
          <table:table-cell office:value-type="float" office:value="-0.116306" calcext:value-type="float">
            <text:p>-0.116306</text:p>
          </table:table-cell>
          <table:table-cell office:value-type="float" office:value="0.0825481" calcext:value-type="float">
            <text:p>0.0825481</text:p>
          </table:table-cell>
          <table:table-cell office:value-type="float" office:value="0.0817411" calcext:value-type="float">
            <text:p>0.0817411</text:p>
          </table:table-cell>
          <table:table-cell office:value-type="float" office:value="1.23428" calcext:value-type="float">
            <text:p>1.23428</text:p>
          </table:table-cell>
          <table:table-cell office:value-type="float" office:value="1.03732" calcext:value-type="float">
            <text:p>1.03732</text:p>
          </table:table-cell>
          <table:table-cell office:value-type="float" office:value="1.84178" calcext:value-type="float">
            <text:p>1.841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60623" calcext:value-type="float">
            <text:p>-7.60623</text:p>
          </table:table-cell>
          <table:table-cell office:value-type="float" office:value="1.12606" calcext:value-type="float">
            <text:p>1.12606</text:p>
          </table:table-cell>
          <table:table-cell office:value-type="float" office:value="-4.94492" calcext:value-type="float">
            <text:p>-4.94492</text:p>
          </table:table-cell>
          <table:table-cell office:value-type="float" office:value="-0.156854" calcext:value-type="float">
            <text:p>-0.156854</text:p>
          </table:table-cell>
          <table:table-cell office:value-type="float" office:value="-0.124152" calcext:value-type="float">
            <text:p>-0.124152</text:p>
          </table:table-cell>
          <table:table-cell office:value-type="float" office:value="0.0816016" calcext:value-type="float">
            <text:p>0.0816016</text:p>
          </table:table-cell>
          <table:table-cell office:value-type="float" office:value="0.0808145" calcext:value-type="float">
            <text:p>0.0808145</text:p>
          </table:table-cell>
          <table:table-cell office:value-type="float" office:value="1.21615" calcext:value-type="float">
            <text:p>1.21615</text:p>
          </table:table-cell>
          <table:table-cell office:value-type="float" office:value="1.02257" calcext:value-type="float">
            <text:p>1.02257</text:p>
          </table:table-cell>
          <table:table-cell office:value-type="float" office:value="0.137541" calcext:value-type="float">
            <text:p>0.1375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82373" calcext:value-type="float">
            <text:p>-7.82373</text:p>
          </table:table-cell>
          <table:table-cell office:value-type="float" office:value="1.16653" calcext:value-type="float">
            <text:p>1.16653</text:p>
          </table:table-cell>
          <table:table-cell office:value-type="float" office:value="-4.90073" calcext:value-type="float">
            <text:p>-4.90073</text:p>
          </table:table-cell>
          <table:table-cell office:value-type="float" office:value="-0.165292" calcext:value-type="float">
            <text:p>-0.165292</text:p>
          </table:table-cell>
          <table:table-cell office:value-type="float" office:value="-0.127257" calcext:value-type="float">
            <text:p>-0.127257</text:p>
          </table:table-cell>
          <table:table-cell office:value-type="float" office:value="0.0804868" calcext:value-type="float">
            <text:p>0.0804868</text:p>
          </table:table-cell>
          <table:table-cell office:value-type="float" office:value="0.0800881" calcext:value-type="float">
            <text:p>0.0800881</text:p>
          </table:table-cell>
          <table:table-cell office:value-type="float" office:value="1.1987" calcext:value-type="float">
            <text:p>1.1987</text:p>
          </table:table-cell>
          <table:table-cell office:value-type="float" office:value="1.00861" calcext:value-type="float">
            <text:p>1.00861</text:p>
          </table:table-cell>
          <table:table-cell office:value-type="float" office:value="3.84886" calcext:value-type="float">
            <text:p>3.848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05575" calcext:value-type="float">
            <text:p>-8.05575</text:p>
          </table:table-cell>
          <table:table-cell office:value-type="float" office:value="1.20043" calcext:value-type="float">
            <text:p>1.20043</text:p>
          </table:table-cell>
          <table:table-cell office:value-type="float" office:value="-4.88577" calcext:value-type="float">
            <text:p>-4.88577</text:p>
          </table:table-cell>
          <table:table-cell office:value-type="float" office:value="-0.16874" calcext:value-type="float">
            <text:p>-0.16874</text:p>
          </table:table-cell>
          <table:table-cell office:value-type="float" office:value="-0.12387" calcext:value-type="float">
            <text:p>-0.12387</text:p>
          </table:table-cell>
          <table:table-cell office:value-type="float" office:value="0.0793878" calcext:value-type="float">
            <text:p>0.0793878</text:p>
          </table:table-cell>
          <table:table-cell office:value-type="float" office:value="0.0797949" calcext:value-type="float">
            <text:p>0.0797949</text:p>
          </table:table-cell>
          <table:table-cell office:value-type="float" office:value="1.18198" calcext:value-type="float">
            <text:p>1.18198</text:p>
          </table:table-cell>
          <table:table-cell office:value-type="float" office:value="0.995545" calcext:value-type="float">
            <text:p>0.995545</text:p>
          </table:table-cell>
          <table:table-cell office:value-type="float" office:value="0.176301" calcext:value-type="float">
            <text:p>0.1763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2896" calcext:value-type="float">
            <text:p>-8.2896</text:p>
          </table:table-cell>
          <table:table-cell office:value-type="float" office:value="1.30503" calcext:value-type="float">
            <text:p>1.30503</text:p>
          </table:table-cell>
          <table:table-cell office:value-type="float" office:value="-4.91838" calcext:value-type="float">
            <text:p>-4.91838</text:p>
          </table:table-cell>
          <table:table-cell office:value-type="float" office:value="-0.205968" calcext:value-type="float">
            <text:p>-0.205968</text:p>
          </table:table-cell>
          <table:table-cell office:value-type="float" office:value="-0.161366" calcext:value-type="float">
            <text:p>-0.161366</text:p>
          </table:table-cell>
          <table:table-cell office:value-type="float" office:value="0.0783208" calcext:value-type="float">
            <text:p>0.0783208</text:p>
          </table:table-cell>
          <table:table-cell office:value-type="float" office:value="0.0787801" calcext:value-type="float">
            <text:p>0.0787801</text:p>
          </table:table-cell>
          <table:table-cell office:value-type="float" office:value="1.16595" calcext:value-type="float">
            <text:p>1.16595</text:p>
          </table:table-cell>
          <table:table-cell office:value-type="float" office:value="0.982301" calcext:value-type="float">
            <text:p>0.982301</text:p>
          </table:table-cell>
          <table:table-cell office:value-type="float" office:value="4.40878" calcext:value-type="float">
            <text:p>4.408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52192" calcext:value-type="float">
            <text:p>-8.52192</text:p>
          </table:table-cell>
          <table:table-cell office:value-type="float" office:value="1.34156" calcext:value-type="float">
            <text:p>1.34156</text:p>
          </table:table-cell>
          <table:table-cell office:value-type="float" office:value="-4.90343" calcext:value-type="float">
            <text:p>-4.90343</text:p>
          </table:table-cell>
          <table:table-cell office:value-type="float" office:value="-0.207534" calcext:value-type="float">
            <text:p>-0.207534</text:p>
          </table:table-cell>
          <table:table-cell office:value-type="float" office:value="-0.153704" calcext:value-type="float">
            <text:p>-0.153704</text:p>
          </table:table-cell>
          <table:table-cell office:value-type="float" office:value="0.0772863" calcext:value-type="float">
            <text:p>0.0772863</text:p>
          </table:table-cell>
          <table:table-cell office:value-type="float" office:value="0.0780488" calcext:value-type="float">
            <text:p>0.0780488</text:p>
          </table:table-cell>
          <table:table-cell office:value-type="float" office:value="1.15055" calcext:value-type="float">
            <text:p>1.15055</text:p>
          </table:table-cell>
          <table:table-cell office:value-type="float" office:value="0.969857" calcext:value-type="float">
            <text:p>0.969857</text:p>
          </table:table-cell>
          <table:table-cell office:value-type="float" office:value="0.22118" calcext:value-type="float">
            <text:p>0.221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732" calcext:value-type="float">
            <text:p>-8.732</text:p>
          </table:table-cell>
          <table:table-cell office:value-type="float" office:value="1.38522" calcext:value-type="float">
            <text:p>1.38522</text:p>
          </table:table-cell>
          <table:table-cell office:value-type="float" office:value="-4.71434" calcext:value-type="float">
            <text:p>-4.71434</text:p>
          </table:table-cell>
          <table:table-cell office:value-type="float" office:value="-0.215265" calcext:value-type="float">
            <text:p>-0.215265</text:p>
          </table:table-cell>
          <table:table-cell office:value-type="float" office:value="-0.154981" calcext:value-type="float">
            <text:p>-0.154981</text:p>
          </table:table-cell>
          <table:table-cell office:value-type="float" office:value="0.0763715" calcext:value-type="float">
            <text:p>0.0763715</text:p>
          </table:table-cell>
          <table:table-cell office:value-type="float" office:value="0.0776703" calcext:value-type="float">
            <text:p>0.0776703</text:p>
          </table:table-cell>
          <table:table-cell office:value-type="float" office:value="1.13586" calcext:value-type="float">
            <text:p>1.13586</text:p>
          </table:table-cell>
          <table:table-cell office:value-type="float" office:value="0.958318" calcext:value-type="float">
            <text:p>0.958318</text:p>
          </table:table-cell>
          <table:table-cell office:value-type="float" office:value="4.75811" calcext:value-type="float">
            <text:p>4.758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96029" calcext:value-type="float">
            <text:p>-8.96029</text:p>
          </table:table-cell>
          <table:table-cell office:value-type="float" office:value="1.47924" calcext:value-type="float">
            <text:p>1.47924</text:p>
          </table:table-cell>
          <table:table-cell office:value-type="float" office:value="-4.72398" calcext:value-type="float">
            <text:p>-4.72398</text:p>
          </table:table-cell>
          <table:table-cell office:value-type="float" office:value="-0.243554" calcext:value-type="float">
            <text:p>-0.243554</text:p>
          </table:table-cell>
          <table:table-cell office:value-type="float" office:value="-0.179378" calcext:value-type="float">
            <text:p>-0.179378</text:p>
          </table:table-cell>
          <table:table-cell office:value-type="float" office:value="0.075556" calcext:value-type="float">
            <text:p>0.075556</text:p>
          </table:table-cell>
          <table:table-cell office:value-type="float" office:value="0.0768704" calcext:value-type="float">
            <text:p>0.0768704</text:p>
          </table:table-cell>
          <table:table-cell office:value-type="float" office:value="1.12175" calcext:value-type="float">
            <text:p>1.12175</text:p>
          </table:table-cell>
          <table:table-cell office:value-type="float" office:value="0.946799" calcext:value-type="float">
            <text:p>0.946799</text:p>
          </table:table-cell>
          <table:table-cell office:value-type="float" office:value="0.679334" calcext:value-type="float">
            <text:p>0.6793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19536" calcext:value-type="float">
            <text:p>-9.19536</text:p>
          </table:table-cell>
          <table:table-cell office:value-type="float" office:value="1.51119" calcext:value-type="float">
            <text:p>1.51119</text:p>
          </table:table-cell>
          <table:table-cell office:value-type="float" office:value="-4.81439" calcext:value-type="float">
            <text:p>-4.81439</text:p>
          </table:table-cell>
          <table:table-cell office:value-type="float" office:value="-0.238304" calcext:value-type="float">
            <text:p>-0.238304</text:p>
          </table:table-cell>
          <table:table-cell office:value-type="float" office:value="-0.16147" calcext:value-type="float">
            <text:p>-0.16147</text:p>
          </table:table-cell>
          <table:table-cell office:value-type="float" office:value="0.0747716" calcext:value-type="float">
            <text:p>0.0747716</text:p>
          </table:table-cell>
          <table:table-cell office:value-type="float" office:value="0.0767026" calcext:value-type="float">
            <text:p>0.0767026</text:p>
          </table:table-cell>
          <table:table-cell office:value-type="float" office:value="1.10799" calcext:value-type="float">
            <text:p>1.10799</text:p>
          </table:table-cell>
          <table:table-cell office:value-type="float" office:value="0.936126" calcext:value-type="float">
            <text:p>0.936126</text:p>
          </table:table-cell>
          <table:table-cell office:value-type="float" office:value="5.30607" calcext:value-type="float">
            <text:p>5.306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45135" calcext:value-type="float">
            <text:p>-9.45135</text:p>
          </table:table-cell>
          <table:table-cell office:value-type="float" office:value="1.53145" calcext:value-type="float">
            <text:p>1.53145</text:p>
          </table:table-cell>
          <table:table-cell office:value-type="float" office:value="-4.83532" calcext:value-type="float">
            <text:p>-4.83532</text:p>
          </table:table-cell>
          <table:table-cell office:value-type="float" office:value="-0.226654" calcext:value-type="float">
            <text:p>-0.226654</text:p>
          </table:table-cell>
          <table:table-cell office:value-type="float" office:value="-0.137911" calcext:value-type="float">
            <text:p>-0.137911</text:p>
          </table:table-cell>
          <table:table-cell office:value-type="float" office:value="0.0738861" calcext:value-type="float">
            <text:p>0.0738861</text:p>
          </table:table-cell>
          <table:table-cell office:value-type="float" office:value="0.0780615" calcext:value-type="float">
            <text:p>0.0780615</text:p>
          </table:table-cell>
          <table:table-cell office:value-type="float" office:value="1.09473" calcext:value-type="float">
            <text:p>1.09473</text:p>
          </table:table-cell>
          <table:table-cell office:value-type="float" office:value="0.926822" calcext:value-type="float">
            <text:p>0.926822</text:p>
          </table:table-cell>
          <table:table-cell office:value-type="float" office:value="1.01333" calcext:value-type="float">
            <text:p>1.013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69991" calcext:value-type="float">
            <text:p>-9.69991</text:p>
          </table:table-cell>
          <table:table-cell office:value-type="float" office:value="1.54579" calcext:value-type="float">
            <text:p>1.54579</text:p>
          </table:table-cell>
          <table:table-cell office:value-type="float" office:value="-4.89721" calcext:value-type="float">
            <text:p>-4.89721</text:p>
          </table:table-cell>
          <table:table-cell office:value-type="float" office:value="-0.212408" calcext:value-type="float">
            <text:p>-0.212408</text:p>
          </table:table-cell>
          <table:table-cell office:value-type="float" office:value="-0.112327" calcext:value-type="float">
            <text:p>-0.112327</text:p>
          </table:table-cell>
          <table:table-cell office:value-type="float" office:value="0.0730302" calcext:value-type="float">
            <text:p>0.0730302</text:p>
          </table:table-cell>
          <table:table-cell office:value-type="float" office:value="0.0820001" calcext:value-type="float">
            <text:p>0.0820001</text:p>
          </table:table-cell>
          <table:table-cell office:value-type="float" office:value="1.08209" calcext:value-type="float">
            <text:p>1.08209</text:p>
          </table:table-cell>
          <table:table-cell office:value-type="float" office:value="0.919238" calcext:value-type="float">
            <text:p>0.919238</text:p>
          </table:table-cell>
          <table:table-cell office:value-type="float" office:value="3.37115" calcext:value-type="float">
            <text:p>3.3711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97195" calcext:value-type="float">
            <text:p>-9.97195</text:p>
          </table:table-cell>
          <table:table-cell office:value-type="float" office:value="1.67198" calcext:value-type="float">
            <text:p>1.67198</text:p>
          </table:table-cell>
          <table:table-cell office:value-type="float" office:value="-4.97058" calcext:value-type="float">
            <text:p>-4.97058</text:p>
          </table:table-cell>
          <table:table-cell office:value-type="float" office:value="-0.249826" calcext:value-type="float">
            <text:p>-0.249826</text:p>
          </table:table-cell>
          <table:table-cell office:value-type="float" office:value="-0.149663" calcext:value-type="float">
            <text:p>-0.149663</text:p>
          </table:table-cell>
          <table:table-cell office:value-type="float" office:value="0.0725378" calcext:value-type="float">
            <text:p>0.0725378</text:p>
          </table:table-cell>
          <table:table-cell office:value-type="float" office:value="0.0835666" calcext:value-type="float">
            <text:p>0.0835666</text:p>
          </table:table-cell>
          <table:table-cell office:value-type="float" office:value="1.07004" calcext:value-type="float">
            <text:p>1.07004</text:p>
          </table:table-cell>
          <table:table-cell office:value-type="float" office:value="0.910527" calcext:value-type="float">
            <text:p>0.910527</text:p>
          </table:table-cell>
          <table:table-cell office:value-type="float" office:value="4.79369" calcext:value-type="float">
            <text:p>4.793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1937" calcext:value-type="float">
            <text:p>-10.1937</text:p>
          </table:table-cell>
          <table:table-cell office:value-type="float" office:value="1.79722" calcext:value-type="float">
            <text:p>1.79722</text:p>
          </table:table-cell>
          <table:table-cell office:value-type="float" office:value="-4.93892" calcext:value-type="float">
            <text:p>-4.93892</text:p>
          </table:table-cell>
          <table:table-cell office:value-type="float" office:value="-0.289084" calcext:value-type="float">
            <text:p>-0.289084</text:p>
          </table:table-cell>
          <table:table-cell office:value-type="float" office:value="-0.187807" calcext:value-type="float">
            <text:p>-0.187807</text:p>
          </table:table-cell>
          <table:table-cell office:value-type="float" office:value="0.0719363" calcext:value-type="float">
            <text:p>0.0719363</text:p>
          </table:table-cell>
          <table:table-cell office:value-type="float" office:value="0.0837517" calcext:value-type="float">
            <text:p>0.0837517</text:p>
          </table:table-cell>
          <table:table-cell office:value-type="float" office:value="1.05821" calcext:value-type="float">
            <text:p>1.05821</text:p>
          </table:table-cell>
          <table:table-cell office:value-type="float" office:value="0.901251" calcext:value-type="float">
            <text:p>0.901251</text:p>
          </table:table-cell>
          <table:table-cell office:value-type="float" office:value="6.01068" calcext:value-type="float">
            <text:p>6.010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3929" calcext:value-type="float">
            <text:p>-10.3929</text:p>
          </table:table-cell>
          <table:table-cell office:value-type="float" office:value="1.89112" calcext:value-type="float">
            <text:p>1.89112</text:p>
          </table:table-cell>
          <table:table-cell office:value-type="float" office:value="-4.89422" calcext:value-type="float">
            <text:p>-4.89422</text:p>
          </table:table-cell>
          <table:table-cell office:value-type="float" office:value="-0.312621" calcext:value-type="float">
            <text:p>-0.312621</text:p>
          </table:table-cell>
          <table:table-cell office:value-type="float" office:value="-0.204791" calcext:value-type="float">
            <text:p>-0.204791</text:p>
          </table:table-cell>
          <table:table-cell office:value-type="float" office:value="0.0711545" calcext:value-type="float">
            <text:p>0.0711545</text:p>
          </table:table-cell>
          <table:table-cell office:value-type="float" office:value="0.083741" calcext:value-type="float">
            <text:p>0.083741</text:p>
          </table:table-cell>
          <table:table-cell office:value-type="float" office:value="1.04667" calcext:value-type="float">
            <text:p>1.04667</text:p>
          </table:table-cell>
          <table:table-cell office:value-type="float" office:value="0.892123" calcext:value-type="float">
            <text:p>0.892123</text:p>
          </table:table-cell>
          <table:table-cell office:value-type="float" office:value="1.95776" calcext:value-type="float">
            <text:p>1.957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6495" calcext:value-type="float">
            <text:p>-10.6495</text:p>
          </table:table-cell>
          <table:table-cell office:value-type="float" office:value="1.98186" calcext:value-type="float">
            <text:p>1.98186</text:p>
          </table:table-cell>
          <table:table-cell office:value-type="float" office:value="-5.01269" calcext:value-type="float">
            <text:p>-5.01269</text:p>
          </table:table-cell>
          <table:table-cell office:value-type="float" office:value="-0.325126" calcext:value-type="float">
            <text:p>-0.325126</text:p>
          </table:table-cell>
          <table:table-cell office:value-type="float" office:value="-0.20551" calcext:value-type="float">
            <text:p>-0.20551</text:p>
          </table:table-cell>
          <table:table-cell office:value-type="float" office:value="0.0705542" calcext:value-type="float">
            <text:p>0.0705542</text:p>
          </table:table-cell>
          <table:table-cell office:value-type="float" office:value="0.0836983" calcext:value-type="float">
            <text:p>0.0836983</text:p>
          </table:table-cell>
          <table:table-cell office:value-type="float" office:value="1.03578" calcext:value-type="float">
            <text:p>1.03578</text:p>
          </table:table-cell>
          <table:table-cell office:value-type="float" office:value="0.883162" calcext:value-type="float">
            <text:p>0.883162</text:p>
          </table:table-cell>
          <table:table-cell office:value-type="float" office:value="1.73519" calcext:value-type="float">
            <text:p>1.735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8822" calcext:value-type="float">
            <text:p>-10.8822</text:p>
          </table:table-cell>
          <table:table-cell office:value-type="float" office:value="2.03789" calcext:value-type="float">
            <text:p>2.03789</text:p>
          </table:table-cell>
          <table:table-cell office:value-type="float" office:value="-4.99578" calcext:value-type="float">
            <text:p>-4.99578</text:p>
          </table:table-cell>
          <table:table-cell office:value-type="float" office:value="-0.324245" calcext:value-type="float">
            <text:p>-0.324245</text:p>
          </table:table-cell>
          <table:table-cell office:value-type="float" office:value="-0.19244" calcext:value-type="float">
            <text:p>-0.19244</text:p>
          </table:table-cell>
          <table:table-cell office:value-type="float" office:value="0.0700192" calcext:value-type="float">
            <text:p>0.0700192</text:p>
          </table:table-cell>
          <table:table-cell office:value-type="float" office:value="0.0845694" calcext:value-type="float">
            <text:p>0.0845694</text:p>
          </table:table-cell>
          <table:table-cell office:value-type="float" office:value="1.02526" calcext:value-type="float">
            <text:p>1.02526</text:p>
          </table:table-cell>
          <table:table-cell office:value-type="float" office:value="0.875002" calcext:value-type="float">
            <text:p>0.875002</text:p>
          </table:table-cell>
          <table:table-cell office:value-type="float" office:value="0.301333" calcext:value-type="float">
            <text:p>0.3013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1077" calcext:value-type="float">
            <text:p>-11.1077</text:p>
          </table:table-cell>
          <table:table-cell office:value-type="float" office:value="2.13625" calcext:value-type="float">
            <text:p>2.13625</text:p>
          </table:table-cell>
          <table:table-cell office:value-type="float" office:value="-5.00095" calcext:value-type="float">
            <text:p>-5.00095</text:p>
          </table:table-cell>
          <table:table-cell office:value-type="float" office:value="-0.342946" calcext:value-type="float">
            <text:p>-0.342946</text:p>
          </table:table-cell>
          <table:table-cell office:value-type="float" office:value="-0.202956" calcext:value-type="float">
            <text:p>-0.202956</text:p>
          </table:table-cell>
          <table:table-cell office:value-type="float" office:value="0.0694867" calcext:value-type="float">
            <text:p>0.0694867</text:p>
          </table:table-cell>
          <table:table-cell office:value-type="float" office:value="0.0853442" calcext:value-type="float">
            <text:p>0.0853442</text:p>
          </table:table-cell>
          <table:table-cell office:value-type="float" office:value="1.01507" calcext:value-type="float">
            <text:p>1.01507</text:p>
          </table:table-cell>
          <table:table-cell office:value-type="float" office:value="0.866991" calcext:value-type="float">
            <text:p>0.866991</text:p>
          </table:table-cell>
          <table:table-cell office:value-type="float" office:value="1.30581" calcext:value-type="float">
            <text:p>1.305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2933" calcext:value-type="float">
            <text:p>-11.2933</text:p>
          </table:table-cell>
          <table:table-cell office:value-type="float" office:value="2.28485" calcext:value-type="float">
            <text:p>2.28485</text:p>
          </table:table-cell>
          <table:table-cell office:value-type="float" office:value="-4.96206" calcext:value-type="float">
            <text:p>-4.96206</text:p>
          </table:table-cell>
          <table:table-cell office:value-type="float" office:value="-0.387841" calcext:value-type="float">
            <text:p>-0.387841</text:p>
          </table:table-cell>
          <table:table-cell office:value-type="float" office:value="-0.244087" calcext:value-type="float">
            <text:p>-0.244087</text:p>
          </table:table-cell>
          <table:table-cell office:value-type="float" office:value="0.0687914" calcext:value-type="float">
            <text:p>0.0687914</text:p>
          </table:table-cell>
          <table:table-cell office:value-type="float" office:value="0.0850359" calcext:value-type="float">
            <text:p>0.0850359</text:p>
          </table:table-cell>
          <table:table-cell office:value-type="float" office:value="1.00495" calcext:value-type="float">
            <text:p>1.00495</text:p>
          </table:table-cell>
          <table:table-cell office:value-type="float" office:value="0.858599" calcext:value-type="float">
            <text:p>0.858599</text:p>
          </table:table-cell>
          <table:table-cell office:value-type="float" office:value="3.61393" calcext:value-type="float">
            <text:p>3.613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5326" calcext:value-type="float">
            <text:p>-11.5326</text:p>
          </table:table-cell>
          <table:table-cell office:value-type="float" office:value="2.37643" calcext:value-type="float">
            <text:p>2.37643</text:p>
          </table:table-cell>
          <table:table-cell office:value-type="float" office:value="-4.99431" calcext:value-type="float">
            <text:p>-4.99431</text:p>
          </table:table-cell>
          <table:table-cell office:value-type="float" office:value="-0.396454" calcext:value-type="float">
            <text:p>-0.396454</text:p>
          </table:table-cell>
          <table:table-cell office:value-type="float" office:value="-0.239138" calcext:value-type="float">
            <text:p>-0.239138</text:p>
          </table:table-cell>
          <table:table-cell office:value-type="float" office:value="0.0681294" calcext:value-type="float">
            <text:p>0.0681294</text:p>
          </table:table-cell>
          <table:table-cell office:value-type="float" office:value="0.0849519" calcext:value-type="float">
            <text:p>0.0849519</text:p>
          </table:table-cell>
          <table:table-cell office:value-type="float" office:value="0.995233" calcext:value-type="float">
            <text:p>0.995233</text:p>
          </table:table-cell>
          <table:table-cell office:value-type="float" office:value="0.850555" calcext:value-type="float">
            <text:p>0.850555</text:p>
          </table:table-cell>
          <table:table-cell office:value-type="float" office:value="0.229135" calcext:value-type="float">
            <text:p>0.2291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7646" calcext:value-type="float">
            <text:p>-11.7646</text:p>
          </table:table-cell>
          <table:table-cell office:value-type="float" office:value="2.51772" calcext:value-type="float">
            <text:p>2.51772</text:p>
          </table:table-cell>
          <table:table-cell office:value-type="float" office:value="-5.02233" calcext:value-type="float">
            <text:p>-5.02233</text:p>
          </table:table-cell>
          <table:table-cell office:value-type="float" office:value="-0.427634" calcext:value-type="float">
            <text:p>-0.427634</text:p>
          </table:table-cell>
          <table:table-cell office:value-type="float" office:value="-0.261531" calcext:value-type="float">
            <text:p>-0.261531</text:p>
          </table:table-cell>
          <table:table-cell office:value-type="float" office:value="0.0675271" calcext:value-type="float">
            <text:p>0.0675271</text:p>
          </table:table-cell>
          <table:table-cell office:value-type="float" office:value="0.0843847" calcext:value-type="float">
            <text:p>0.0843847</text:p>
          </table:table-cell>
          <table:table-cell office:value-type="float" office:value="0.985783" calcext:value-type="float">
            <text:p>0.985783</text:p>
          </table:table-cell>
          <table:table-cell office:value-type="float" office:value="0.842481" calcext:value-type="float">
            <text:p>0.842481</text:p>
          </table:table-cell>
          <table:table-cell office:value-type="float" office:value="0.744462" calcext:value-type="float">
            <text:p>0.7444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0177" calcext:value-type="float">
            <text:p>-12.0177</text:p>
          </table:table-cell>
          <table:table-cell office:value-type="float" office:value="2.64087" calcext:value-type="float">
            <text:p>2.64087</text:p>
          </table:table-cell>
          <table:table-cell office:value-type="float" office:value="-5.13966" calcext:value-type="float">
            <text:p>-5.13966</text:p>
          </table:table-cell>
          <table:table-cell office:value-type="float" office:value="-0.442279" calcext:value-type="float">
            <text:p>-0.442279</text:p>
          </table:table-cell>
          <table:table-cell office:value-type="float" office:value="-0.260382" calcext:value-type="float">
            <text:p>-0.260382</text:p>
          </table:table-cell>
          <table:table-cell office:value-type="float" office:value="0.0672659" calcext:value-type="float">
            <text:p>0.0672659</text:p>
          </table:table-cell>
          <table:table-cell office:value-type="float" office:value="0.083728" calcext:value-type="float">
            <text:p>0.083728</text:p>
          </table:table-cell>
          <table:table-cell office:value-type="float" office:value="0.976991" calcext:value-type="float">
            <text:p>0.976991</text:p>
          </table:table-cell>
          <table:table-cell office:value-type="float" office:value="0.834555" calcext:value-type="float">
            <text:p>0.834555</text:p>
          </table:table-cell>
          <table:table-cell office:value-type="float" office:value="2.12977" calcext:value-type="float">
            <text:p>2.129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2555" calcext:value-type="float">
            <text:p>-12.2555</text:p>
          </table:table-cell>
          <table:table-cell office:value-type="float" office:value="2.77394" calcext:value-type="float">
            <text:p>2.77394</text:p>
          </table:table-cell>
          <table:table-cell office:value-type="float" office:value="-5.16241" calcext:value-type="float">
            <text:p>-5.16241</text:p>
          </table:table-cell>
          <table:table-cell office:value-type="float" office:value="-0.463898" calcext:value-type="float">
            <text:p>-0.463898</text:p>
          </table:table-cell>
          <table:table-cell office:value-type="float" office:value="-0.270316" calcext:value-type="float">
            <text:p>-0.270316</text:p>
          </table:table-cell>
          <table:table-cell office:value-type="float" office:value="0.0673249" calcext:value-type="float">
            <text:p>0.0673249</text:p>
          </table:table-cell>
          <table:table-cell office:value-type="float" office:value="0.0829856" calcext:value-type="float">
            <text:p>0.0829856</text:p>
          </table:table-cell>
          <table:table-cell office:value-type="float" office:value="0.968482" calcext:value-type="float">
            <text:p>0.968482</text:p>
          </table:table-cell>
          <table:table-cell office:value-type="float" office:value="0.82681" calcext:value-type="float">
            <text:p>0.82681</text:p>
          </table:table-cell>
          <table:table-cell office:value-type="float" office:value="0.319174" calcext:value-type="float">
            <text:p>0.3191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4911" calcext:value-type="float">
            <text:p>-12.4911</text:p>
          </table:table-cell>
          <table:table-cell office:value-type="float" office:value="2.86848" calcext:value-type="float">
            <text:p>2.86848</text:p>
          </table:table-cell>
          <table:table-cell office:value-type="float" office:value="-5.13929" calcext:value-type="float">
            <text:p>-5.13929</text:p>
          </table:table-cell>
          <table:table-cell office:value-type="float" office:value="-0.467413" calcext:value-type="float">
            <text:p>-0.467413</text:p>
          </table:table-cell>
          <table:table-cell office:value-type="float" office:value="-0.259301" calcext:value-type="float">
            <text:p>-0.259301</text:p>
          </table:table-cell>
          <table:table-cell office:value-type="float" office:value="0.0677688" calcext:value-type="float">
            <text:p>0.0677688</text:p>
          </table:table-cell>
          <table:table-cell office:value-type="float" office:value="0.0824316" calcext:value-type="float">
            <text:p>0.0824316</text:p>
          </table:table-cell>
          <table:table-cell office:value-type="float" office:value="0.960253" calcext:value-type="float">
            <text:p>0.960253</text:p>
          </table:table-cell>
          <table:table-cell office:value-type="float" office:value="0.819402" calcext:value-type="float">
            <text:p>0.819402</text:p>
          </table:table-cell>
          <table:table-cell office:value-type="float" office:value="1.29593" calcext:value-type="float">
            <text:p>1.29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701" calcext:value-type="float">
            <text:p>-12.701</text:p>
          </table:table-cell>
          <table:table-cell office:value-type="float" office:value="3.03233" calcext:value-type="float">
            <text:p>3.03233</text:p>
          </table:table-cell>
          <table:table-cell office:value-type="float" office:value="-5.14671" calcext:value-type="float">
            <text:p>-5.14671</text:p>
          </table:table-cell>
          <table:table-cell office:value-type="float" office:value="-0.50338" calcext:value-type="float">
            <text:p>-0.50338</text:p>
          </table:table-cell>
          <table:table-cell office:value-type="float" office:value="-0.286164" calcext:value-type="float">
            <text:p>-0.286164</text:p>
          </table:table-cell>
          <table:table-cell office:value-type="float" office:value="0.0680658" calcext:value-type="float">
            <text:p>0.0680658</text:p>
          </table:table-cell>
          <table:table-cell office:value-type="float" office:value="0.081693" calcext:value-type="float">
            <text:p>0.081693</text:p>
          </table:table-cell>
          <table:table-cell office:value-type="float" office:value="0.952074" calcext:value-type="float">
            <text:p>0.952074</text:p>
          </table:table-cell>
          <table:table-cell office:value-type="float" office:value="0.81206" calcext:value-type="float">
            <text:p>0.81206</text:p>
          </table:table-cell>
          <table:table-cell office:value-type="float" office:value="0.751842" calcext:value-type="float">
            <text:p>0.7518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9227" calcext:value-type="float">
            <text:p>-12.9227</text:p>
          </table:table-cell>
          <table:table-cell office:value-type="float" office:value="3.16822" calcext:value-type="float">
            <text:p>3.16822</text:p>
          </table:table-cell>
          <table:table-cell office:value-type="float" office:value="-5.15572" calcext:value-type="float">
            <text:p>-5.15572</text:p>
          </table:table-cell>
          <table:table-cell office:value-type="float" office:value="-0.522264" calcext:value-type="float">
            <text:p>-0.522264</text:p>
          </table:table-cell>
          <table:table-cell office:value-type="float" office:value="-0.291273" calcext:value-type="float">
            <text:p>-0.291273</text:p>
          </table:table-cell>
          <table:table-cell office:value-type="float" office:value="0.0685335" calcext:value-type="float">
            <text:p>0.0685335</text:p>
          </table:table-cell>
          <table:table-cell office:value-type="float" office:value="0.0809772" calcext:value-type="float">
            <text:p>0.0809772</text:p>
          </table:table-cell>
          <table:table-cell office:value-type="float" office:value="0.944122" calcext:value-type="float">
            <text:p>0.944122</text:p>
          </table:table-cell>
          <table:table-cell office:value-type="float" office:value="0.804908" calcext:value-type="float">
            <text:p>0.804908</text:p>
          </table:table-cell>
          <table:table-cell office:value-type="float" office:value="0.244378" calcext:value-type="float">
            <text:p>0.2443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1174" calcext:value-type="float">
            <text:p>-13.1174</text:p>
          </table:table-cell>
          <table:table-cell office:value-type="float" office:value="3.34512" calcext:value-type="float">
            <text:p>3.34512</text:p>
          </table:table-cell>
          <table:table-cell office:value-type="float" office:value="-5.15491" calcext:value-type="float">
            <text:p>-5.15491</text:p>
          </table:table-cell>
          <table:table-cell office:value-type="float" office:value="-0.561165" calcext:value-type="float">
            <text:p>-0.561165</text:p>
          </table:table-cell>
          <table:table-cell office:value-type="float" office:value="-0.319696" calcext:value-type="float">
            <text:p>-0.319696</text:p>
          </table:table-cell>
          <table:table-cell office:value-type="float" office:value="0.0686368" calcext:value-type="float">
            <text:p>0.0686368</text:p>
          </table:table-cell>
          <table:table-cell office:value-type="float" office:value="0.0805614" calcext:value-type="float">
            <text:p>0.0805614</text:p>
          </table:table-cell>
          <table:table-cell office:value-type="float" office:value="0.936174" calcext:value-type="float">
            <text:p>0.936174</text:p>
          </table:table-cell>
          <table:table-cell office:value-type="float" office:value="0.798" calcext:value-type="float">
            <text:p>0.798</text:p>
          </table:table-cell>
          <table:table-cell office:value-type="float" office:value="1.07749" calcext:value-type="float">
            <text:p>1.077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3054" calcext:value-type="float">
            <text:p>-13.3054</text:p>
          </table:table-cell>
          <table:table-cell office:value-type="float" office:value="3.46928" calcext:value-type="float">
            <text:p>3.46928</text:p>
          </table:table-cell>
          <table:table-cell office:value-type="float" office:value="-5.08681" calcext:value-type="float">
            <text:p>-5.08681</text:p>
          </table:table-cell>
          <table:table-cell office:value-type="float" office:value="-0.577133" calcext:value-type="float">
            <text:p>-0.577133</text:p>
          </table:table-cell>
          <table:table-cell office:value-type="float" office:value="-0.32105" calcext:value-type="float">
            <text:p>-0.32105</text:p>
          </table:table-cell>
          <table:table-cell office:value-type="float" office:value="0.0684044" calcext:value-type="float">
            <text:p>0.0684044</text:p>
          </table:table-cell>
          <table:table-cell office:value-type="float" office:value="0.0800487" calcext:value-type="float">
            <text:p>0.0800487</text:p>
          </table:table-cell>
          <table:table-cell office:value-type="float" office:value="0.9283" calcext:value-type="float">
            <text:p>0.9283</text:p>
          </table:table-cell>
          <table:table-cell office:value-type="float" office:value="0.791216" calcext:value-type="float">
            <text:p>0.791216</text:p>
          </table:table-cell>
          <table:table-cell office:value-type="float" office:value="4.68308" calcext:value-type="float">
            <text:p>4.683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4894" calcext:value-type="float">
            <text:p>-13.4894</text:p>
          </table:table-cell>
          <table:table-cell office:value-type="float" office:value="3.60592" calcext:value-type="float">
            <text:p>3.60592</text:p>
          </table:table-cell>
          <table:table-cell office:value-type="float" office:value="-5.04799" calcext:value-type="float">
            <text:p>-5.04799</text:p>
          </table:table-cell>
          <table:table-cell office:value-type="float" office:value="-0.59667" calcext:value-type="float">
            <text:p>-0.59667</text:p>
          </table:table-cell>
          <table:table-cell office:value-type="float" office:value="-0.325337" calcext:value-type="float">
            <text:p>-0.325337</text:p>
          </table:table-cell>
          <table:table-cell office:value-type="float" office:value="0.0679456" calcext:value-type="float">
            <text:p>0.0679456</text:p>
          </table:table-cell>
          <table:table-cell office:value-type="float" office:value="0.0795275" calcext:value-type="float">
            <text:p>0.0795275</text:p>
          </table:table-cell>
          <table:table-cell office:value-type="float" office:value="0.920567" calcext:value-type="float">
            <text:p>0.920567</text:p>
          </table:table-cell>
          <table:table-cell office:value-type="float" office:value="0.784596" calcext:value-type="float">
            <text:p>0.784596</text:p>
          </table:table-cell>
          <table:table-cell office:value-type="float" office:value="1.24391" calcext:value-type="float">
            <text:p>1.243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7151" calcext:value-type="float">
            <text:p>-13.7151</text:p>
          </table:table-cell>
          <table:table-cell office:value-type="float" office:value="3.77688" calcext:value-type="float">
            <text:p>3.77688</text:p>
          </table:table-cell>
          <table:table-cell office:value-type="float" office:value="-5.11876" calcext:value-type="float">
            <text:p>-5.11876</text:p>
          </table:table-cell>
          <table:table-cell office:value-type="float" office:value="-0.619386" calcext:value-type="float">
            <text:p>-0.619386</text:p>
          </table:table-cell>
          <table:table-cell office:value-type="float" office:value="-0.331183" calcext:value-type="float">
            <text:p>-0.331183</text:p>
          </table:table-cell>
          <table:table-cell office:value-type="float" office:value="0.0677118" calcext:value-type="float">
            <text:p>0.0677118</text:p>
          </table:table-cell>
          <table:table-cell office:value-type="float" office:value="0.0793133" calcext:value-type="float">
            <text:p>0.0793133</text:p>
          </table:table-cell>
          <table:table-cell office:value-type="float" office:value="0.913089" calcext:value-type="float">
            <text:p>0.913089</text:p>
          </table:table-cell>
          <table:table-cell office:value-type="float" office:value="0.778178" calcext:value-type="float">
            <text:p>0.778178</text:p>
          </table:table-cell>
          <table:table-cell office:value-type="float" office:value="3.59239" calcext:value-type="float">
            <text:p>3.592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9187" calcext:value-type="float">
            <text:p>-13.9187</text:p>
          </table:table-cell>
          <table:table-cell office:value-type="float" office:value="3.88271" calcext:value-type="float">
            <text:p>3.88271</text:p>
          </table:table-cell>
          <table:table-cell office:value-type="float" office:value="-5.07476" calcext:value-type="float">
            <text:p>-5.07476</text:p>
          </table:table-cell>
          <table:table-cell office:value-type="float" office:value="-0.618725" calcext:value-type="float">
            <text:p>-0.618725</text:p>
          </table:table-cell>
          <table:table-cell office:value-type="float" office:value="-0.311417" calcext:value-type="float">
            <text:p>-0.311417</text:p>
          </table:table-cell>
          <table:table-cell office:value-type="float" office:value="0.0675083" calcext:value-type="float">
            <text:p>0.0675083</text:p>
          </table:table-cell>
          <table:table-cell office:value-type="float" office:value="0.078728" calcext:value-type="float">
            <text:p>0.078728</text:p>
          </table:table-cell>
          <table:table-cell office:value-type="float" office:value="0.905833" calcext:value-type="float">
            <text:p>0.905833</text:p>
          </table:table-cell>
          <table:table-cell office:value-type="float" office:value="0.771901" calcext:value-type="float">
            <text:p>0.771901</text:p>
          </table:table-cell>
          <table:table-cell office:value-type="float" office:value="0.87121" calcext:value-type="float">
            <text:p>0.871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1074" calcext:value-type="float">
            <text:p>-14.1074</text:p>
          </table:table-cell>
          <table:table-cell office:value-type="float" office:value="4.05714" calcext:value-type="float">
            <text:p>4.05714</text:p>
          </table:table-cell>
          <table:table-cell office:value-type="float" office:value="-5.04982" calcext:value-type="float">
            <text:p>-5.04982</text:p>
          </table:table-cell>
          <table:table-cell office:value-type="float" office:value="-0.649658" calcext:value-type="float">
            <text:p>-0.649658</text:p>
          </table:table-cell>
          <table:table-cell office:value-type="float" office:value="-0.331166" calcext:value-type="float">
            <text:p>-0.331166</text:p>
          </table:table-cell>
          <table:table-cell office:value-type="float" office:value="0.0671937" calcext:value-type="float">
            <text:p>0.0671937</text:p>
          </table:table-cell>
          <table:table-cell office:value-type="float" office:value="0.0783199" calcext:value-type="float">
            <text:p>0.0783199</text:p>
          </table:table-cell>
          <table:table-cell office:value-type="float" office:value="0.898655" calcext:value-type="float">
            <text:p>0.898655</text:p>
          </table:table-cell>
          <table:table-cell office:value-type="float" office:value="0.765753" calcext:value-type="float">
            <text:p>0.765753</text:p>
          </table:table-cell>
          <table:table-cell office:value-type="float" office:value="1.8986" calcext:value-type="float">
            <text:p>1.89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298" calcext:value-type="float">
            <text:p>-14.298</text:p>
          </table:table-cell>
          <table:table-cell office:value-type="float" office:value="4.20991" calcext:value-type="float">
            <text:p>4.20991</text:p>
          </table:table-cell>
          <table:table-cell office:value-type="float" office:value="-5.03756" calcext:value-type="float">
            <text:p>-5.03756</text:p>
          </table:table-cell>
          <table:table-cell office:value-type="float" office:value="-0.667468" calcext:value-type="float">
            <text:p>-0.667468</text:p>
          </table:table-cell>
          <table:table-cell office:value-type="float" office:value="-0.332681" calcext:value-type="float">
            <text:p>-0.332681</text:p>
          </table:table-cell>
          <table:table-cell office:value-type="float" office:value="0.0668339" calcext:value-type="float">
            <text:p>0.0668339</text:p>
          </table:table-cell>
          <table:table-cell office:value-type="float" office:value="0.0778973" calcext:value-type="float">
            <text:p>0.0778973</text:p>
          </table:table-cell>
          <table:table-cell office:value-type="float" office:value="0.891638" calcext:value-type="float">
            <text:p>0.891638</text:p>
          </table:table-cell>
          <table:table-cell office:value-type="float" office:value="0.759759" calcext:value-type="float">
            <text:p>0.759759</text:p>
          </table:table-cell>
          <table:table-cell office:value-type="float" office:value="0.128777" calcext:value-type="float">
            <text:p>0.1287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5166" calcext:value-type="float">
            <text:p>-14.5166</text:p>
          </table:table-cell>
          <table:table-cell office:value-type="float" office:value="4.38108" calcext:value-type="float">
            <text:p>4.38108</text:p>
          </table:table-cell>
          <table:table-cell office:value-type="float" office:value="-5.0686" calcext:value-type="float">
            <text:p>-5.0686</text:p>
          </table:table-cell>
          <table:table-cell office:value-type="float" office:value="-0.685303" calcext:value-type="float">
            <text:p>-0.685303</text:p>
          </table:table-cell>
          <table:table-cell office:value-type="float" office:value="-0.334622" calcext:value-type="float">
            <text:p>-0.334622</text:p>
          </table:table-cell>
          <table:table-cell office:value-type="float" office:value="0.0667781" calcext:value-type="float">
            <text:p>0.0667781</text:p>
          </table:table-cell>
          <table:table-cell office:value-type="float" office:value="0.0775991" calcext:value-type="float">
            <text:p>0.0775991</text:p>
          </table:table-cell>
          <table:table-cell office:value-type="float" office:value="0.884819" calcext:value-type="float">
            <text:p>0.884819</text:p>
          </table:table-cell>
          <table:table-cell office:value-type="float" office:value="0.753899" calcext:value-type="float">
            <text:p>0.753899</text:p>
          </table:table-cell>
          <table:table-cell office:value-type="float" office:value="5.27128" calcext:value-type="float">
            <text:p>5.271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6997" calcext:value-type="float">
            <text:p>-14.6997</text:p>
          </table:table-cell>
          <table:table-cell office:value-type="float" office:value="4.57465" calcext:value-type="float">
            <text:p>4.57465</text:p>
          </table:table-cell>
          <table:table-cell office:value-type="float" office:value="-5.08719" calcext:value-type="float">
            <text:p>-5.08719</text:p>
          </table:table-cell>
          <table:table-cell office:value-type="float" office:value="-0.716762" calcext:value-type="float">
            <text:p>-0.716762</text:p>
          </table:table-cell>
          <table:table-cell office:value-type="float" office:value="-0.351612" calcext:value-type="float">
            <text:p>-0.351612</text:p>
          </table:table-cell>
          <table:table-cell office:value-type="float" office:value="0.0666296" calcext:value-type="float">
            <text:p>0.0666296</text:p>
          </table:table-cell>
          <table:table-cell office:value-type="float" office:value="0.0777202" calcext:value-type="float">
            <text:p>0.0777202</text:p>
          </table:table-cell>
          <table:table-cell office:value-type="float" office:value="0.878123" calcext:value-type="float">
            <text:p>0.878123</text:p>
          </table:table-cell>
          <table:table-cell office:value-type="float" office:value="0.748174" calcext:value-type="float">
            <text:p>0.748174</text:p>
          </table:table-cell>
          <table:table-cell office:value-type="float" office:value="0.302439" calcext:value-type="float">
            <text:p>0.3024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8919" calcext:value-type="float">
            <text:p>-14.8919</text:p>
          </table:table-cell>
          <table:table-cell office:value-type="float" office:value="4.74483" calcext:value-type="float">
            <text:p>4.74483</text:p>
          </table:table-cell>
          <table:table-cell office:value-type="float" office:value="-5.08637" calcext:value-type="float">
            <text:p>-5.08637</text:p>
          </table:table-cell>
          <table:table-cell office:value-type="float" office:value="-0.734812" calcext:value-type="float">
            <text:p>-0.734812</text:p>
          </table:table-cell>
          <table:table-cell office:value-type="float" office:value="-0.352557" calcext:value-type="float">
            <text:p>-0.352557</text:p>
          </table:table-cell>
          <table:table-cell office:value-type="float" office:value="0.066553" calcext:value-type="float">
            <text:p>0.066553</text:p>
          </table:table-cell>
          <table:table-cell office:value-type="float" office:value="0.0778798" calcext:value-type="float">
            <text:p>0.0778798</text:p>
          </table:table-cell>
          <table:table-cell office:value-type="float" office:value="0.871581" calcext:value-type="float">
            <text:p>0.871581</text:p>
          </table:table-cell>
          <table:table-cell office:value-type="float" office:value="0.742572" calcext:value-type="float">
            <text:p>0.742572</text:p>
          </table:table-cell>
          <table:table-cell office:value-type="float" office:value="0.110959" calcext:value-type="float">
            <text:p>0.1109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0408" calcext:value-type="float">
            <text:p>-15.0408</text:p>
          </table:table-cell>
          <table:table-cell office:value-type="float" office:value="4.91185" calcext:value-type="float">
            <text:p>4.91185</text:p>
          </table:table-cell>
          <table:table-cell office:value-type="float" office:value="-5.03758" calcext:value-type="float">
            <text:p>-5.03758</text:p>
          </table:table-cell>
          <table:table-cell office:value-type="float" office:value="-0.759402" calcext:value-type="float">
            <text:p>-0.759402</text:p>
          </table:table-cell>
          <table:table-cell office:value-type="float" office:value="-0.36079" calcext:value-type="float">
            <text:p>-0.36079</text:p>
          </table:table-cell>
          <table:table-cell office:value-type="float" office:value="0.0661397" calcext:value-type="float">
            <text:p>0.0661397</text:p>
          </table:table-cell>
          <table:table-cell office:value-type="float" office:value="0.07796" calcext:value-type="float">
            <text:p>0.07796</text:p>
          </table:table-cell>
          <table:table-cell office:value-type="float" office:value="0.86515" calcext:value-type="float">
            <text:p>0.86515</text:p>
          </table:table-cell>
          <table:table-cell office:value-type="float" office:value="0.737092" calcext:value-type="float">
            <text:p>0.737092</text:p>
          </table:table-cell>
          <table:table-cell office:value-type="float" office:value="2.28675" calcext:value-type="float">
            <text:p>2.286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2134" calcext:value-type="float">
            <text:p>-15.2134</text:p>
          </table:table-cell>
          <table:table-cell office:value-type="float" office:value="5.07395" calcext:value-type="float">
            <text:p>5.07395</text:p>
          </table:table-cell>
          <table:table-cell office:value-type="float" office:value="-5.00138" calcext:value-type="float">
            <text:p>-5.00138</text:p>
          </table:table-cell>
          <table:table-cell office:value-type="float" office:value="-0.775646" calcext:value-type="float">
            <text:p>-0.775646</text:p>
          </table:table-cell>
          <table:table-cell office:value-type="float" office:value="-0.359915" calcext:value-type="float">
            <text:p>-0.359915</text:p>
          </table:table-cell>
          <table:table-cell office:value-type="float" office:value="0.0656981" calcext:value-type="float">
            <text:p>0.0656981</text:p>
          </table:table-cell>
          <table:table-cell office:value-type="float" office:value="0.0778461" calcext:value-type="float">
            <text:p>0.0778461</text:p>
          </table:table-cell>
          <table:table-cell office:value-type="float" office:value="0.858858" calcext:value-type="float">
            <text:p>0.858858</text:p>
          </table:table-cell>
          <table:table-cell office:value-type="float" office:value="0.731757" calcext:value-type="float">
            <text:p>0.731757</text:p>
          </table:table-cell>
          <table:table-cell office:value-type="float" office:value="0.799164" calcext:value-type="float">
            <text:p>0.7991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3971" calcext:value-type="float">
            <text:p>-15.3971</text:p>
          </table:table-cell>
          <table:table-cell office:value-type="float" office:value="5.27308" calcext:value-type="float">
            <text:p>5.27308</text:p>
          </table:table-cell>
          <table:table-cell office:value-type="float" office:value="-5.0348" calcext:value-type="float">
            <text:p>-5.0348</text:p>
          </table:table-cell>
          <table:table-cell office:value-type="float" office:value="-0.800171" calcext:value-type="float">
            <text:p>-0.800171</text:p>
          </table:table-cell>
          <table:table-cell office:value-type="float" office:value="-0.367332" calcext:value-type="float">
            <text:p>-0.367332</text:p>
          </table:table-cell>
          <table:table-cell office:value-type="float" office:value="0.0653003" calcext:value-type="float">
            <text:p>0.0653003</text:p>
          </table:table-cell>
          <table:table-cell office:value-type="float" office:value="0.0780212" calcext:value-type="float">
            <text:p>0.0780212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26515" calcext:value-type="float">
            <text:p>0.726515</text:p>
          </table:table-cell>
          <table:table-cell office:value-type="float" office:value="0.433482" calcext:value-type="float">
            <text:p>0.4334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5478" calcext:value-type="float">
            <text:p>-15.5478</text:p>
          </table:table-cell>
          <table:table-cell office:value-type="float" office:value="5.476" calcext:value-type="float">
            <text:p>5.476</text:p>
          </table:table-cell>
          <table:table-cell office:value-type="float" office:value="-4.9788" calcext:value-type="float">
            <text:p>-4.9788</text:p>
          </table:table-cell>
          <table:table-cell office:value-type="float" office:value="-0.836611" calcext:value-type="float">
            <text:p>-0.836611</text:p>
          </table:table-cell>
          <table:table-cell office:value-type="float" office:value="-0.393595" calcext:value-type="float">
            <text:p>-0.393595</text:p>
          </table:table-cell>
          <table:table-cell office:value-type="float" office:value="0.0648403" calcext:value-type="float">
            <text:p>0.0648403</text:p>
          </table:table-cell>
          <table:table-cell office:value-type="float" office:value="0.0785378" calcext:value-type="float">
            <text:p>0.0785378</text:p>
          </table:table-cell>
          <table:table-cell office:value-type="float" office:value="0.846739" calcext:value-type="float">
            <text:p>0.846739</text:p>
          </table:table-cell>
          <table:table-cell office:value-type="float" office:value="0.721382" calcext:value-type="float">
            <text:p>0.721382</text:p>
          </table:table-cell>
          <table:table-cell office:value-type="float" office:value="2.24173" calcext:value-type="float">
            <text:p>2.241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7515" calcext:value-type="float">
            <text:p>-15.7515</text:p>
          </table:table-cell>
          <table:table-cell office:value-type="float" office:value="5.59105" calcext:value-type="float">
            <text:p>5.59105</text:p>
          </table:table-cell>
          <table:table-cell office:value-type="float" office:value="-4.93453" calcext:value-type="float">
            <text:p>-4.93453</text:p>
          </table:table-cell>
          <table:table-cell office:value-type="float" office:value="-0.820881" calcext:value-type="float">
            <text:p>-0.820881</text:p>
          </table:table-cell>
          <table:table-cell office:value-type="float" office:value="-0.353068" calcext:value-type="float">
            <text:p>-0.353068</text:p>
          </table:table-cell>
          <table:table-cell office:value-type="float" office:value="0.0645453" calcext:value-type="float">
            <text:p>0.0645453</text:p>
          </table:table-cell>
          <table:table-cell office:value-type="float" office:value="0.0781093" calcext:value-type="float">
            <text:p>0.0781093</text:p>
          </table:table-cell>
          <table:table-cell office:value-type="float" office:value="0.840841" calcext:value-type="float">
            <text:p>0.840841</text:p>
          </table:table-cell>
          <table:table-cell office:value-type="float" office:value="0.716652" calcext:value-type="float">
            <text:p>0.716652</text:p>
          </table:table-cell>
          <table:table-cell office:value-type="float" office:value="1.90441" calcext:value-type="float">
            <text:p>1.904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9155" calcext:value-type="float">
            <text:p>-15.9155</text:p>
          </table:table-cell>
          <table:table-cell office:value-type="float" office:value="5.75176" calcext:value-type="float">
            <text:p>5.75176</text:p>
          </table:table-cell>
          <table:table-cell office:value-type="float" office:value="-4.91796" calcext:value-type="float">
            <text:p>-4.91796</text:p>
          </table:table-cell>
          <table:table-cell office:value-type="float" office:value="-0.830684" calcext:value-type="float">
            <text:p>-0.830684</text:p>
          </table:table-cell>
          <table:table-cell office:value-type="float" office:value="-0.34296" calcext:value-type="float">
            <text:p>-0.34296</text:p>
          </table:table-cell>
          <table:table-cell office:value-type="float" office:value="0.0642477" calcext:value-type="float">
            <text:p>0.0642477</text:p>
          </table:table-cell>
          <table:table-cell office:value-type="float" office:value="0.0775757" calcext:value-type="float">
            <text:p>0.0775757</text:p>
          </table:table-cell>
          <table:table-cell office:value-type="float" office:value="0.835084" calcext:value-type="float">
            <text:p>0.835084</text:p>
          </table:table-cell>
          <table:table-cell office:value-type="float" office:value="0.712236" calcext:value-type="float">
            <text:p>0.712236</text:p>
          </table:table-cell>
          <table:table-cell office:value-type="float" office:value="2.2575" calcext:value-type="float">
            <text:p>2.257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0485" calcext:value-type="float">
            <text:p>-16.0485</text:p>
          </table:table-cell>
          <table:table-cell office:value-type="float" office:value="5.93978" calcext:value-type="float">
            <text:p>5.93978</text:p>
          </table:table-cell>
          <table:table-cell office:value-type="float" office:value="-4.89304" calcext:value-type="float">
            <text:p>-4.89304</text:p>
          </table:table-cell>
          <table:table-cell office:value-type="float" office:value="-0.857943" calcext:value-type="float">
            <text:p>-0.857943</text:p>
          </table:table-cell>
          <table:table-cell office:value-type="float" office:value="-0.354551" calcext:value-type="float">
            <text:p>-0.354551</text:p>
          </table:table-cell>
          <table:table-cell office:value-type="float" office:value="0.0638204" calcext:value-type="float">
            <text:p>0.0638204</text:p>
          </table:table-cell>
          <table:table-cell office:value-type="float" office:value="0.0770498" calcext:value-type="float">
            <text:p>0.0770498</text:p>
          </table:table-cell>
          <table:table-cell office:value-type="float" office:value="0.829425" calcext:value-type="float">
            <text:p>0.829425</text:p>
          </table:table-cell>
          <table:table-cell office:value-type="float" office:value="0.707934" calcext:value-type="float">
            <text:p>0.707934</text:p>
          </table:table-cell>
          <table:table-cell office:value-type="float" office:value="1.22113" calcext:value-type="float">
            <text:p>1.221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2059" calcext:value-type="float">
            <text:p>-16.2059</text:p>
          </table:table-cell>
          <table:table-cell office:value-type="float" office:value="6.11723" calcext:value-type="float">
            <text:p>6.11723</text:p>
          </table:table-cell>
          <table:table-cell office:value-type="float" office:value="-4.85052" calcext:value-type="float">
            <text:p>-4.85052</text:p>
          </table:table-cell>
          <table:table-cell office:value-type="float" office:value="-0.875526" calcext:value-type="float">
            <text:p>-0.875526</text:p>
          </table:table-cell>
          <table:table-cell office:value-type="float" office:value="-0.357542" calcext:value-type="float">
            <text:p>-0.357542</text:p>
          </table:table-cell>
          <table:table-cell office:value-type="float" office:value="0.0634028" calcext:value-type="float">
            <text:p>0.0634028</text:p>
          </table:table-cell>
          <table:table-cell office:value-type="float" office:value="0.0765759" calcext:value-type="float">
            <text:p>0.0765759</text:p>
          </table:table-cell>
          <table:table-cell office:value-type="float" office:value="0.823878" calcext:value-type="float">
            <text:p>0.823878</text:p>
          </table:table-cell>
          <table:table-cell office:value-type="float" office:value="0.70397" calcext:value-type="float">
            <text:p>0.70397</text:p>
          </table:table-cell>
          <table:table-cell office:value-type="float" office:value="0.822461" calcext:value-type="float">
            <text:p>0.8224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3404" calcext:value-type="float">
            <text:p>-16.3404</text:p>
          </table:table-cell>
          <table:table-cell office:value-type="float" office:value="6.35742" calcext:value-type="float">
            <text:p>6.35742</text:p>
          </table:table-cell>
          <table:table-cell office:value-type="float" office:value="-4.89953" calcext:value-type="float">
            <text:p>-4.89953</text:p>
          </table:table-cell>
          <table:table-cell office:value-type="float" office:value="-0.916543" calcext:value-type="float">
            <text:p>-0.916543</text:p>
          </table:table-cell>
          <table:table-cell office:value-type="float" office:value="-0.383884" calcext:value-type="float">
            <text:p>-0.383884</text:p>
          </table:table-cell>
          <table:table-cell office:value-type="float" office:value="0.0629922" calcext:value-type="float">
            <text:p>0.0629922</text:p>
          </table:table-cell>
          <table:table-cell office:value-type="float" office:value="0.076093" calcext:value-type="float">
            <text:p>0.076093</text:p>
          </table:table-cell>
          <table:table-cell office:value-type="float" office:value="0.818445" calcext:value-type="float">
            <text:p>0.818445</text:p>
          </table:table-cell>
          <table:table-cell office:value-type="float" office:value="0.699679" calcext:value-type="float">
            <text:p>0.699679</text:p>
          </table:table-cell>
          <table:table-cell office:value-type="float" office:value="0.859335" calcext:value-type="float">
            <text:p>0.8593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4743" calcext:value-type="float">
            <text:p>-16.4743</text:p>
          </table:table-cell>
          <table:table-cell office:value-type="float" office:value="6.5163" calcext:value-type="float">
            <text:p>6.5163</text:p>
          </table:table-cell>
          <table:table-cell office:value-type="float" office:value="-4.80728" calcext:value-type="float">
            <text:p>-4.80728</text:p>
          </table:table-cell>
          <table:table-cell office:value-type="float" office:value="-0.930392" calcext:value-type="float">
            <text:p>-0.930392</text:p>
          </table:table-cell>
          <table:table-cell office:value-type="float" office:value="-0.381486" calcext:value-type="float">
            <text:p>-0.381486</text:p>
          </table:table-cell>
          <table:table-cell office:value-type="float" office:value="0.0626363" calcext:value-type="float">
            <text:p>0.0626363</text:p>
          </table:table-cell>
          <table:table-cell office:value-type="float" office:value="0.0756786" calcext:value-type="float">
            <text:p>0.0756786</text:p>
          </table:table-cell>
          <table:table-cell office:value-type="float" office:value="0.81313" calcext:value-type="float">
            <text:p>0.81313</text:p>
          </table:table-cell>
          <table:table-cell office:value-type="float" office:value="0.695953" calcext:value-type="float">
            <text:p>0.695953</text:p>
          </table:table-cell>
          <table:table-cell office:value-type="float" office:value="5.77758" calcext:value-type="float">
            <text:p>5.7775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6339" calcext:value-type="float">
            <text:p>-16.6339</text:p>
          </table:table-cell>
          <table:table-cell office:value-type="float" office:value="6.70762" calcext:value-type="float">
            <text:p>6.70762</text:p>
          </table:table-cell>
          <table:table-cell office:value-type="float" office:value="-4.82055" calcext:value-type="float">
            <text:p>-4.82055</text:p>
          </table:table-cell>
          <table:table-cell office:value-type="float" office:value="-0.94329" calcext:value-type="float">
            <text:p>-0.94329</text:p>
          </table:table-cell>
          <table:table-cell office:value-type="float" office:value="-0.374494" calcext:value-type="float">
            <text:p>-0.374494</text:p>
          </table:table-cell>
          <table:table-cell office:value-type="float" office:value="0.0622382" calcext:value-type="float">
            <text:p>0.0622382</text:p>
          </table:table-cell>
          <table:table-cell office:value-type="float" office:value="0.0753944" calcext:value-type="float">
            <text:p>0.0753944</text:p>
          </table:table-cell>
          <table:table-cell office:value-type="float" office:value="0.807901" calcext:value-type="float">
            <text:p>0.807901</text:p>
          </table:table-cell>
          <table:table-cell office:value-type="float" office:value="0.692428" calcext:value-type="float">
            <text:p>0.692428</text:p>
          </table:table-cell>
          <table:table-cell office:value-type="float" office:value="0.419838" calcext:value-type="float">
            <text:p>0.4198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7892" calcext:value-type="float">
            <text:p>-16.7892</text:p>
          </table:table-cell>
          <table:table-cell office:value-type="float" office:value="6.91527" calcext:value-type="float">
            <text:p>6.91527</text:p>
          </table:table-cell>
          <table:table-cell office:value-type="float" office:value="-4.88196" calcext:value-type="float">
            <text:p>-4.88196</text:p>
          </table:table-cell>
          <table:table-cell office:value-type="float" office:value="-0.957721" calcext:value-type="float">
            <text:p>-0.957721</text:p>
          </table:table-cell>
          <table:table-cell office:value-type="float" office:value="-0.365889" calcext:value-type="float">
            <text:p>-0.365889</text:p>
          </table:table-cell>
          <table:table-cell office:value-type="float" office:value="0.0618527" calcext:value-type="float">
            <text:p>0.0618527</text:p>
          </table:table-cell>
          <table:table-cell office:value-type="float" office:value="0.0751603" calcext:value-type="float">
            <text:p>0.0751603</text:p>
          </table:table-cell>
          <table:table-cell office:value-type="float" office:value="0.802821" calcext:value-type="float">
            <text:p>0.802821</text:p>
          </table:table-cell>
          <table:table-cell office:value-type="float" office:value="0.688846" calcext:value-type="float">
            <text:p>0.688846</text:p>
          </table:table-cell>
          <table:table-cell office:value-type="float" office:value="1.01262" calcext:value-type="float">
            <text:p>1.0126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9844" calcext:value-type="float">
            <text:p>-16.9844</text:p>
          </table:table-cell>
          <table:table-cell office:value-type="float" office:value="7.1515" calcext:value-type="float">
            <text:p>7.1515</text:p>
          </table:table-cell>
          <table:table-cell office:value-type="float" office:value="-4.98026" calcext:value-type="float">
            <text:p>-4.98026</text:p>
          </table:table-cell>
          <table:table-cell office:value-type="float" office:value="-0.97009" calcext:value-type="float">
            <text:p>-0.97009</text:p>
          </table:table-cell>
          <table:table-cell office:value-type="float" office:value="-0.359239" calcext:value-type="float">
            <text:p>-0.359239</text:p>
          </table:table-cell>
          <table:table-cell office:value-type="float" office:value="0.0619739" calcext:value-type="float">
            <text:p>0.0619739</text:p>
          </table:table-cell>
          <table:table-cell office:value-type="float" office:value="0.0747841" calcext:value-type="float">
            <text:p>0.0747841</text:p>
          </table:table-cell>
          <table:table-cell office:value-type="float" office:value="0.798051" calcext:value-type="float">
            <text:p>0.798051</text:p>
          </table:table-cell>
          <table:table-cell office:value-type="float" office:value="0.685089" calcext:value-type="float">
            <text:p>0.685089</text:p>
          </table:table-cell>
          <table:table-cell office:value-type="float" office:value="7.14674" calcext:value-type="float">
            <text:p>7.146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0995" calcext:value-type="float">
            <text:p>-17.0995</text:p>
          </table:table-cell>
          <table:table-cell office:value-type="float" office:value="7.372" calcext:value-type="float">
            <text:p>7.372</text:p>
          </table:table-cell>
          <table:table-cell office:value-type="float" office:value="-4.92862" calcext:value-type="float">
            <text:p>-4.92862</text:p>
          </table:table-cell>
          <table:table-cell office:value-type="float" office:value="-1.00524" calcext:value-type="float">
            <text:p>-1.00524</text:p>
          </table:table-cell>
          <table:table-cell office:value-type="float" office:value="-0.385217" calcext:value-type="float">
            <text:p>-0.385217</text:p>
          </table:table-cell>
          <table:table-cell office:value-type="float" office:value="0.0619149" calcext:value-type="float">
            <text:p>0.0619149</text:p>
          </table:table-cell>
          <table:table-cell office:value-type="float" office:value="0.074409" calcext:value-type="float">
            <text:p>0.074409</text:p>
          </table:table-cell>
          <table:table-cell office:value-type="float" office:value="0.793204" calcext:value-type="float">
            <text:p>0.793204</text:p>
          </table:table-cell>
          <table:table-cell office:value-type="float" office:value="0.681457" calcext:value-type="float">
            <text:p>0.681457</text:p>
          </table:table-cell>
          <table:table-cell office:value-type="float" office:value="1.83226" calcext:value-type="float">
            <text:p>1.832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1962" calcext:value-type="float">
            <text:p>-17.1962</text:p>
          </table:table-cell>
          <table:table-cell office:value-type="float" office:value="7.63958" calcext:value-type="float">
            <text:p>7.63958</text:p>
          </table:table-cell>
          <table:table-cell office:value-type="float" office:value="-4.98408" calcext:value-type="float">
            <text:p>-4.98408</text:p>
          </table:table-cell>
          <table:table-cell office:value-type="float" office:value="-1.05264" calcext:value-type="float">
            <text:p>-1.05264</text:p>
          </table:table-cell>
          <table:table-cell office:value-type="float" office:value="-0.416931" calcext:value-type="float">
            <text:p>-0.416931</text:p>
          </table:table-cell>
          <table:table-cell office:value-type="float" office:value="0.0616236" calcext:value-type="float">
            <text:p>0.0616236</text:p>
          </table:table-cell>
          <table:table-cell office:value-type="float" office:value="0.0739668" calcext:value-type="float">
            <text:p>0.0739668</text:p>
          </table:table-cell>
          <table:table-cell office:value-type="float" office:value="0.788365" calcext:value-type="float">
            <text:p>0.788365</text:p>
          </table:table-cell>
          <table:table-cell office:value-type="float" office:value="0.677501" calcext:value-type="float">
            <text:p>0.677501</text:p>
          </table:table-cell>
          <table:table-cell office:value-type="float" office:value="1.23236" calcext:value-type="float">
            <text:p>1.232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3307" calcext:value-type="float">
            <text:p>-17.3307</text:p>
          </table:table-cell>
          <table:table-cell office:value-type="float" office:value="7.83937" calcext:value-type="float">
            <text:p>7.83937</text:p>
          </table:table-cell>
          <table:table-cell office:value-type="float" office:value="-5.00421" calcext:value-type="float">
            <text:p>-5.00421</text:p>
          </table:table-cell>
          <table:table-cell office:value-type="float" office:value="-1.05936" calcext:value-type="float">
            <text:p>-1.05936</text:p>
          </table:table-cell>
          <table:table-cell office:value-type="float" office:value="-0.395689" calcext:value-type="float">
            <text:p>-0.395689</text:p>
          </table:table-cell>
          <table:table-cell office:value-type="float" office:value="0.0614545" calcext:value-type="float">
            <text:p>0.0614545</text:p>
          </table:table-cell>
          <table:table-cell office:value-type="float" office:value="0.0735343" calcext:value-type="float">
            <text:p>0.0735343</text:p>
          </table:table-cell>
          <table:table-cell office:value-type="float" office:value="0.783723" calcext:value-type="float">
            <text:p>0.783723</text:p>
          </table:table-cell>
          <table:table-cell office:value-type="float" office:value="0.673695" calcext:value-type="float">
            <text:p>0.673695</text:p>
          </table:table-cell>
          <table:table-cell office:value-type="float" office:value="1.8865" calcext:value-type="float">
            <text:p>1.886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4511" calcext:value-type="float">
            <text:p>-17.4511</text:p>
          </table:table-cell>
          <table:table-cell office:value-type="float" office:value="7.99423" calcext:value-type="float">
            <text:p>7.99423</text:p>
          </table:table-cell>
          <table:table-cell office:value-type="float" office:value="-4.91009" calcext:value-type="float">
            <text:p>-4.91009</text:p>
          </table:table-cell>
          <table:table-cell office:value-type="float" office:value="-1.06044" calcext:value-type="float">
            <text:p>-1.06044</text:p>
          </table:table-cell>
          <table:table-cell office:value-type="float" office:value="-0.374767" calcext:value-type="float">
            <text:p>-0.374767</text:p>
          </table:table-cell>
          <table:table-cell office:value-type="float" office:value="0.0613556" calcext:value-type="float">
            <text:p>0.0613556</text:p>
          </table:table-cell>
          <table:table-cell office:value-type="float" office:value="0.0737084" calcext:value-type="float">
            <text:p>0.0737084</text:p>
          </table:table-cell>
          <table:table-cell office:value-type="float" office:value="0.7793" calcext:value-type="float">
            <text:p>0.7793</text:p>
          </table:table-cell>
          <table:table-cell office:value-type="float" office:value="0.670566" calcext:value-type="float">
            <text:p>0.670566</text:p>
          </table:table-cell>
          <table:table-cell office:value-type="float" office:value="2.21555" calcext:value-type="float">
            <text:p>2.215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5541" calcext:value-type="float">
            <text:p>-17.5541</text:p>
          </table:table-cell>
          <table:table-cell office:value-type="float" office:value="8.23076" calcext:value-type="float">
            <text:p>8.23076</text:p>
          </table:table-cell>
          <table:table-cell office:value-type="float" office:value="-4.91502" calcext:value-type="float">
            <text:p>-4.91502</text:p>
          </table:table-cell>
          <table:table-cell office:value-type="float" office:value="-1.09197" calcext:value-type="float">
            <text:p>-1.09197</text:p>
          </table:table-cell>
          <table:table-cell office:value-type="float" office:value="-0.391461" calcext:value-type="float">
            <text:p>-0.391461</text:p>
          </table:table-cell>
          <table:table-cell office:value-type="float" office:value="0.0612105" calcext:value-type="float">
            <text:p>0.0612105</text:p>
          </table:table-cell>
          <table:table-cell office:value-type="float" office:value="0.0738089" calcext:value-type="float">
            <text:p>0.0738089</text:p>
          </table:table-cell>
          <table:table-cell office:value-type="float" office:value="0.774893" calcext:value-type="float">
            <text:p>0.774893</text:p>
          </table:table-cell>
          <table:table-cell office:value-type="float" office:value="0.667379" calcext:value-type="float">
            <text:p>0.667379</text:p>
          </table:table-cell>
          <table:table-cell office:value-type="float" office:value="2.41419" calcext:value-type="float">
            <text:p>2.414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6941" calcext:value-type="float">
            <text:p>-17.6941</text:p>
          </table:table-cell>
          <table:table-cell office:value-type="float" office:value="8.45685" calcext:value-type="float">
            <text:p>8.45685</text:p>
          </table:table-cell>
          <table:table-cell office:value-type="float" office:value="-4.94603" calcext:value-type="float">
            <text:p>-4.94603</text:p>
          </table:table-cell>
          <table:table-cell office:value-type="float" office:value="-1.10385" calcext:value-type="float">
            <text:p>-1.10385</text:p>
          </table:table-cell>
          <table:table-cell office:value-type="float" office:value="-0.382881" calcext:value-type="float">
            <text:p>-0.382881</text:p>
          </table:table-cell>
          <table:table-cell office:value-type="float" office:value="0.0615405" calcext:value-type="float">
            <text:p>0.0615405</text:p>
          </table:table-cell>
          <table:table-cell office:value-type="float" office:value="0.0740153" calcext:value-type="float">
            <text:p>0.0740153</text:p>
          </table:table-cell>
          <table:table-cell office:value-type="float" office:value="0.770783" calcext:value-type="float">
            <text:p>0.770783</text:p>
          </table:table-cell>
          <table:table-cell office:value-type="float" office:value="0.664246" calcext:value-type="float">
            <text:p>0.664246</text:p>
          </table:table-cell>
          <table:table-cell office:value-type="float" office:value="1.37971" calcext:value-type="float">
            <text:p>1.379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7675" calcext:value-type="float">
            <text:p>-17.7675</text:p>
          </table:table-cell>
          <table:table-cell office:value-type="float" office:value="8.66055" calcext:value-type="float">
            <text:p>8.66055</text:p>
          </table:table-cell>
          <table:table-cell office:value-type="float" office:value="-4.83822" calcext:value-type="float">
            <text:p>-4.83822</text:p>
          </table:table-cell>
          <table:table-cell office:value-type="float" office:value="-1.13726" calcext:value-type="float">
            <text:p>-1.13726</text:p>
          </table:table-cell>
          <table:table-cell office:value-type="float" office:value="-0.407489" calcext:value-type="float">
            <text:p>-0.407489</text:p>
          </table:table-cell>
          <table:table-cell office:value-type="float" office:value="0.0615406" calcext:value-type="float">
            <text:p>0.0615406</text:p>
          </table:table-cell>
          <table:table-cell office:value-type="float" office:value="0.0747587" calcext:value-type="float">
            <text:p>0.0747587</text:p>
          </table:table-cell>
          <table:table-cell office:value-type="float" office:value="0.766516" calcext:value-type="float">
            <text:p>0.766516</text:p>
          </table:table-cell>
          <table:table-cell office:value-type="float" office:value="0.661617" calcext:value-type="float">
            <text:p>0.661617</text:p>
          </table:table-cell>
          <table:table-cell office:value-type="float" office:value="3.836" calcext:value-type="float">
            <text:p>3.8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834" calcext:value-type="float">
            <text:p>-17.834</text:p>
          </table:table-cell>
          <table:table-cell office:value-type="float" office:value="8.94486" calcext:value-type="float">
            <text:p>8.94486</text:p>
          </table:table-cell>
          <table:table-cell office:value-type="float" office:value="-4.91566" calcext:value-type="float">
            <text:p>-4.91566</text:p>
          </table:table-cell>
          <table:table-cell office:value-type="float" office:value="-1.1853" calcext:value-type="float">
            <text:p>-1.1853</text:p>
          </table:table-cell>
          <table:table-cell office:value-type="float" office:value="-0.438312" calcext:value-type="float">
            <text:p>-0.438312</text:p>
          </table:table-cell>
          <table:table-cell office:value-type="float" office:value="0.0613166" calcext:value-type="float">
            <text:p>0.0613166</text:p>
          </table:table-cell>
          <table:table-cell office:value-type="float" office:value="0.0747941" calcext:value-type="float">
            <text:p>0.0747941</text:p>
          </table:table-cell>
          <table:table-cell office:value-type="float" office:value="0.762202" calcext:value-type="float">
            <text:p>0.762202</text:p>
          </table:table-cell>
          <table:table-cell office:value-type="float" office:value="0.658411" calcext:value-type="float">
            <text:p>0.658411</text:p>
          </table:table-cell>
          <table:table-cell office:value-type="float" office:value="1.39801" calcext:value-type="float">
            <text:p>1.398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9007" calcext:value-type="float">
            <text:p>-17.9007</text:p>
          </table:table-cell>
          <table:table-cell office:value-type="float" office:value="9.19128" calcext:value-type="float">
            <text:p>9.19128</text:p>
          </table:table-cell>
          <table:table-cell office:value-type="float" office:value="-4.86957" calcext:value-type="float">
            <text:p>-4.86957</text:p>
          </table:table-cell>
          <table:table-cell office:value-type="float" office:value="-1.2286" calcext:value-type="float">
            <text:p>-1.2286</text:p>
          </table:table-cell>
          <table:table-cell office:value-type="float" office:value="-0.473076" calcext:value-type="float">
            <text:p>-0.473076</text:p>
          </table:table-cell>
          <table:table-cell office:value-type="float" office:value="0.0610026" calcext:value-type="float">
            <text:p>0.0610026</text:p>
          </table:table-cell>
          <table:table-cell office:value-type="float" office:value="0.074774" calcext:value-type="float">
            <text:p>0.074774</text:p>
          </table:table-cell>
          <table:table-cell office:value-type="float" office:value="0.757908" calcext:value-type="float">
            <text:p>0.757908</text:p>
          </table:table-cell>
          <table:table-cell office:value-type="float" office:value="0.655323" calcext:value-type="float">
            <text:p>0.655323</text:p>
          </table:table-cell>
          <table:table-cell office:value-type="float" office:value="3.47637" calcext:value-type="float">
            <text:p>3.476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9074" calcext:value-type="float">
            <text:p>-17.9074</text:p>
          </table:table-cell>
          <table:table-cell office:value-type="float" office:value="9.50563" calcext:value-type="float">
            <text:p>9.50563</text:p>
          </table:table-cell>
          <table:table-cell office:value-type="float" office:value="-4.96343" calcext:value-type="float">
            <text:p>-4.96343</text:p>
          </table:table-cell>
          <table:table-cell office:value-type="float" office:value="-1.29752" calcext:value-type="float">
            <text:p>-1.29752</text:p>
          </table:table-cell>
          <table:table-cell office:value-type="float" office:value="-0.523079" calcext:value-type="float">
            <text:p>-0.523079</text:p>
          </table:table-cell>
          <table:table-cell office:value-type="float" office:value="0.060929" calcext:value-type="float">
            <text:p>0.060929</text:p>
          </table:table-cell>
          <table:table-cell office:value-type="float" office:value="0.0743578" calcext:value-type="float">
            <text:p>0.0743578</text:p>
          </table:table-cell>
          <table:table-cell office:value-type="float" office:value="0.753939" calcext:value-type="float">
            <text:p>0.753939</text:p>
          </table:table-cell>
          <table:table-cell office:value-type="float" office:value="0.651795" calcext:value-type="float">
            <text:p>0.651795</text:p>
          </table:table-cell>
          <table:table-cell office:value-type="float" office:value="3.90002" calcext:value-type="float">
            <text:p>3.900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967" calcext:value-type="float">
            <text:p>-17.967</text:p>
          </table:table-cell>
          <table:table-cell office:value-type="float" office:value="9.75968" calcext:value-type="float">
            <text:p>9.75968</text:p>
          </table:table-cell>
          <table:table-cell office:value-type="float" office:value="-4.9806" calcext:value-type="float">
            <text:p>-4.9806</text:p>
          </table:table-cell>
          <table:table-cell office:value-type="float" office:value="-1.32921" calcext:value-type="float">
            <text:p>-1.32921</text:p>
          </table:table-cell>
          <table:table-cell office:value-type="float" office:value="-0.53018" calcext:value-type="float">
            <text:p>-0.53018</text:p>
          </table:table-cell>
          <table:table-cell office:value-type="float" office:value="0.0610057" calcext:value-type="float">
            <text:p>0.0610057</text:p>
          </table:table-cell>
          <table:table-cell office:value-type="float" office:value="0.0739506" calcext:value-type="float">
            <text:p>0.0739506</text:p>
          </table:table-cell>
          <table:table-cell office:value-type="float" office:value="0.750113" calcext:value-type="float">
            <text:p>0.750113</text:p>
          </table:table-cell>
          <table:table-cell office:value-type="float" office:value="0.648295" calcext:value-type="float">
            <text:p>0.648295</text:p>
          </table:table-cell>
          <table:table-cell office:value-type="float" office:value="1.09997" calcext:value-type="float">
            <text:p>1.0999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0494" calcext:value-type="float">
            <text:p>-18.0494</text:p>
          </table:table-cell>
          <table:table-cell office:value-type="float" office:value="9.984" calcext:value-type="float">
            <text:p>9.984</text:p>
          </table:table-cell>
          <table:table-cell office:value-type="float" office:value="-4.96236" calcext:value-type="float">
            <text:p>-4.96236</text:p>
          </table:table-cell>
          <table:table-cell office:value-type="float" office:value="-1.34254" calcext:value-type="float">
            <text:p>-1.34254</text:p>
          </table:table-cell>
          <table:table-cell office:value-type="float" office:value="-0.515774" calcext:value-type="float">
            <text:p>-0.515774</text:p>
          </table:table-cell>
          <table:table-cell office:value-type="float" office:value="0.060917" calcext:value-type="float">
            <text:p>0.060917</text:p>
          </table:table-cell>
          <table:table-cell office:value-type="float" office:value="0.073571" calcext:value-type="float">
            <text:p>0.073571</text:p>
          </table:table-cell>
          <table:table-cell office:value-type="float" office:value="0.746203" calcext:value-type="float">
            <text:p>0.746203</text:p>
          </table:table-cell>
          <table:table-cell office:value-type="float" office:value="0.644936" calcext:value-type="float">
            <text:p>0.644936</text:p>
          </table:table-cell>
          <table:table-cell office:value-type="float" office:value="0.5069" calcext:value-type="float">
            <text:p>0.50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1318" calcext:value-type="float">
            <text:p>-18.1318</text:p>
          </table:table-cell>
          <table:table-cell office:value-type="float" office:value="10.199" calcext:value-type="float">
            <text:p>10.199</text:p>
          </table:table-cell>
          <table:table-cell office:value-type="float" office:value="-4.93302" calcext:value-type="float">
            <text:p>-4.93302</text:p>
          </table:table-cell>
          <table:table-cell office:value-type="float" office:value="-1.35117" calcext:value-type="float">
            <text:p>-1.35117</text:p>
          </table:table-cell>
          <table:table-cell office:value-type="float" office:value="-0.495839" calcext:value-type="float">
            <text:p>-0.495839</text:p>
          </table:table-cell>
          <table:table-cell office:value-type="float" office:value="0.0606713" calcext:value-type="float">
            <text:p>0.0606713</text:p>
          </table:table-cell>
          <table:table-cell office:value-type="float" office:value="0.0733768" calcext:value-type="float">
            <text:p>0.0733768</text:p>
          </table:table-cell>
          <table:table-cell office:value-type="float" office:value="0.742225" calcext:value-type="float">
            <text:p>0.742225</text:p>
          </table:table-cell>
          <table:table-cell office:value-type="float" office:value="0.641783" calcext:value-type="float">
            <text:p>0.641783</text:p>
          </table:table-cell>
          <table:table-cell office:value-type="float" office:value="7.09008" calcext:value-type="float">
            <text:p>7.090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132" calcext:value-type="float">
            <text:p>-18.132</text:p>
          </table:table-cell>
          <table:table-cell office:value-type="float" office:value="10.4687" calcext:value-type="float">
            <text:p>10.4687</text:p>
          </table:table-cell>
          <table:table-cell office:value-type="float" office:value="-4.96409" calcext:value-type="float">
            <text:p>-4.96409</text:p>
          </table:table-cell>
          <table:table-cell office:value-type="float" office:value="-1.39958" calcext:value-type="float">
            <text:p>-1.39958</text:p>
          </table:table-cell>
          <table:table-cell office:value-type="float" office:value="-0.52151" calcext:value-type="float">
            <text:p>-0.52151</text:p>
          </table:table-cell>
          <table:table-cell office:value-type="float" office:value="0.06098" calcext:value-type="float">
            <text:p>0.06098</text:p>
          </table:table-cell>
          <table:table-cell office:value-type="float" office:value="0.0730695" calcext:value-type="float">
            <text:p>0.0730695</text:p>
          </table:table-cell>
          <table:table-cell office:value-type="float" office:value="0.738502" calcext:value-type="float">
            <text:p>0.738502</text:p>
          </table:table-cell>
          <table:table-cell office:value-type="float" office:value="0.63855" calcext:value-type="float">
            <text:p>0.63855</text:p>
          </table:table-cell>
          <table:table-cell office:value-type="float" office:value="1.91376" calcext:value-type="float">
            <text:p>1.913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2192" calcext:value-type="float">
            <text:p>-18.2192</text:p>
          </table:table-cell>
          <table:table-cell office:value-type="float" office:value="10.711" calcext:value-type="float">
            <text:p>10.711</text:p>
          </table:table-cell>
          <table:table-cell office:value-type="float" office:value="-5.05161" calcext:value-type="float">
            <text:p>-5.05161</text:p>
          </table:table-cell>
          <table:table-cell office:value-type="float" office:value="-1.39158" calcext:value-type="float">
            <text:p>-1.39158</text:p>
          </table:table-cell>
          <table:table-cell office:value-type="float" office:value="-0.464392" calcext:value-type="float">
            <text:p>-0.464392</text:p>
          </table:table-cell>
          <table:table-cell office:value-type="float" office:value="0.0608402" calcext:value-type="float">
            <text:p>0.0608402</text:p>
          </table:table-cell>
          <table:table-cell office:value-type="float" office:value="0.0728274" calcext:value-type="float">
            <text:p>0.0728274</text:p>
          </table:table-cell>
          <table:table-cell office:value-type="float" office:value="0.734605" calcext:value-type="float">
            <text:p>0.734605</text:p>
          </table:table-cell>
          <table:table-cell office:value-type="float" office:value="0.635262" calcext:value-type="float">
            <text:p>0.635262</text:p>
          </table:table-cell>
          <table:table-cell office:value-type="float" office:value="3.81011" calcext:value-type="float">
            <text:p>3.810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2754" calcext:value-type="float">
            <text:p>-18.2754</text:p>
          </table:table-cell>
          <table:table-cell office:value-type="float" office:value="10.8982" calcext:value-type="float">
            <text:p>10.8982</text:p>
          </table:table-cell>
          <table:table-cell office:value-type="float" office:value="-4.94842" calcext:value-type="float">
            <text:p>-4.94842</text:p>
          </table:table-cell>
          <table:table-cell office:value-type="float" office:value="-1.39933" calcext:value-type="float">
            <text:p>-1.39933</text:p>
          </table:table-cell>
          <table:table-cell office:value-type="float" office:value="-0.44789" calcext:value-type="float">
            <text:p>-0.44789</text:p>
          </table:table-cell>
          <table:table-cell office:value-type="float" office:value="0.0606064" calcext:value-type="float">
            <text:p>0.0606064</text:p>
          </table:table-cell>
          <table:table-cell office:value-type="float" office:value="0.073333" calcext:value-type="float">
            <text:p>0.073333</text:p>
          </table:table-cell>
          <table:table-cell office:value-type="float" office:value="0.73081" calcext:value-type="float">
            <text:p>0.73081</text:p>
          </table:table-cell>
          <table:table-cell office:value-type="float" office:value="0.632341" calcext:value-type="float">
            <text:p>0.632341</text:p>
          </table:table-cell>
          <table:table-cell office:value-type="float" office:value="1.77407" calcext:value-type="float">
            <text:p>1.774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3157" calcext:value-type="float">
            <text:p>-18.3157</text:p>
          </table:table-cell>
          <table:table-cell office:value-type="float" office:value="11.1391" calcext:value-type="float">
            <text:p>11.1391</text:p>
          </table:table-cell>
          <table:table-cell office:value-type="float" office:value="-4.92555" calcext:value-type="float">
            <text:p>-4.92555</text:p>
          </table:table-cell>
          <table:table-cell office:value-type="float" office:value="-1.42417" calcext:value-type="float">
            <text:p>-1.42417</text:p>
          </table:table-cell>
          <table:table-cell office:value-type="float" office:value="-0.454801" calcext:value-type="float">
            <text:p>-0.454801</text:p>
          </table:table-cell>
          <table:table-cell office:value-type="float" office:value="0.0603509" calcext:value-type="float">
            <text:p>0.0603509</text:p>
          </table:table-cell>
          <table:table-cell office:value-type="float" office:value="0.0740596" calcext:value-type="float">
            <text:p>0.0740596</text:p>
          </table:table-cell>
          <table:table-cell office:value-type="float" office:value="0.727083" calcext:value-type="float">
            <text:p>0.727083</text:p>
          </table:table-cell>
          <table:table-cell office:value-type="float" office:value="0.629559" calcext:value-type="float">
            <text:p>0.629559</text:p>
          </table:table-cell>
          <table:table-cell office:value-type="float" office:value="0.640791" calcext:value-type="float">
            <text:p>0.6407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2948" calcext:value-type="float">
            <text:p>-18.2948</text:p>
          </table:table-cell>
          <table:table-cell office:value-type="float" office:value="11.5053" calcext:value-type="float">
            <text:p>11.5053</text:p>
          </table:table-cell>
          <table:table-cell office:value-type="float" office:value="-5.12888" calcext:value-type="float">
            <text:p>-5.12888</text:p>
          </table:table-cell>
          <table:table-cell office:value-type="float" office:value="-1.48516" calcext:value-type="float">
            <text:p>-1.48516</text:p>
          </table:table-cell>
          <table:table-cell office:value-type="float" office:value="-0.496263" calcext:value-type="float">
            <text:p>-0.496263</text:p>
          </table:table-cell>
          <table:table-cell office:value-type="float" office:value="0.060523" calcext:value-type="float">
            <text:p>0.060523</text:p>
          </table:table-cell>
          <table:table-cell office:value-type="float" office:value="0.0736976" calcext:value-type="float">
            <text:p>0.0736976</text:p>
          </table:table-cell>
          <table:table-cell office:value-type="float" office:value="0.723393" calcext:value-type="float">
            <text:p>0.723393</text:p>
          </table:table-cell>
          <table:table-cell office:value-type="float" office:value="0.626343" calcext:value-type="float">
            <text:p>0.626343</text:p>
          </table:table-cell>
          <table:table-cell office:value-type="float" office:value="5.90158" calcext:value-type="float">
            <text:p>5.901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3309" calcext:value-type="float">
            <text:p>-18.3309</text:p>
          </table:table-cell>
          <table:table-cell office:value-type="float" office:value="11.7641" calcext:value-type="float">
            <text:p>11.7641</text:p>
          </table:table-cell>
          <table:table-cell office:value-type="float" office:value="-5.1523" calcext:value-type="float">
            <text:p>-5.1523</text:p>
          </table:table-cell>
          <table:table-cell office:value-type="float" office:value="-1.50036" calcext:value-type="float">
            <text:p>-1.50036</text:p>
          </table:table-cell>
          <table:table-cell office:value-type="float" office:value="-0.481225" calcext:value-type="float">
            <text:p>-0.481225</text:p>
          </table:table-cell>
          <table:table-cell office:value-type="float" office:value="0.0605284" calcext:value-type="float">
            <text:p>0.0605284</text:p>
          </table:table-cell>
          <table:table-cell office:value-type="float" office:value="0.0733378" calcext:value-type="float">
            <text:p>0.0733378</text:p>
          </table:table-cell>
          <table:table-cell office:value-type="float" office:value="0.719731" calcext:value-type="float">
            <text:p>0.719731</text:p>
          </table:table-cell>
          <table:table-cell office:value-type="float" office:value="0.623173" calcext:value-type="float">
            <text:p>0.623173</text:p>
          </table:table-cell>
          <table:table-cell office:value-type="float" office:value="0.62361" calcext:value-type="float">
            <text:p>0.623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3599" calcext:value-type="float">
            <text:p>-18.3599</text:p>
          </table:table-cell>
          <table:table-cell office:value-type="float" office:value="12.0066" calcext:value-type="float">
            <text:p>12.0066</text:p>
          </table:table-cell>
          <table:table-cell office:value-type="float" office:value="-5.12813" calcext:value-type="float">
            <text:p>-5.12813</text:p>
          </table:table-cell>
          <table:table-cell office:value-type="float" office:value="-1.51732" calcext:value-type="float">
            <text:p>-1.51732</text:p>
          </table:table-cell>
          <table:table-cell office:value-type="float" office:value="-0.47357" calcext:value-type="float">
            <text:p>-0.47357</text:p>
          </table:table-cell>
          <table:table-cell office:value-type="float" office:value="0.0604102" calcext:value-type="float">
            <text:p>0.0604102</text:p>
          </table:table-cell>
          <table:table-cell office:value-type="float" office:value="0.073028" calcext:value-type="float">
            <text:p>0.073028</text:p>
          </table:table-cell>
          <table:table-cell office:value-type="float" office:value="0.716134" calcext:value-type="float">
            <text:p>0.716134</text:p>
          </table:table-cell>
          <table:table-cell office:value-type="float" office:value="0.620061" calcext:value-type="float">
            <text:p>0.620061</text:p>
          </table:table-cell>
          <table:table-cell office:value-type="float" office:value="0.129466" calcext:value-type="float">
            <text:p>0.1294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3934" calcext:value-type="float">
            <text:p>-18.3934</text:p>
          </table:table-cell>
          <table:table-cell office:value-type="float" office:value="12.2615" calcext:value-type="float">
            <text:p>12.2615</text:p>
          </table:table-cell>
          <table:table-cell office:value-type="float" office:value="-5.18072" calcext:value-type="float">
            <text:p>-5.18072</text:p>
          </table:table-cell>
          <table:table-cell office:value-type="float" office:value="-1.52012" calcext:value-type="float">
            <text:p>-1.52012</text:p>
          </table:table-cell>
          <table:table-cell office:value-type="float" office:value="-0.434804" calcext:value-type="float">
            <text:p>-0.434804</text:p>
          </table:table-cell>
          <table:table-cell office:value-type="float" office:value="0.060151" calcext:value-type="float">
            <text:p>0.060151</text:p>
          </table:table-cell>
          <table:table-cell office:value-type="float" office:value="0.0727361" calcext:value-type="float">
            <text:p>0.0727361</text:p>
          </table:table-cell>
          <table:table-cell office:value-type="float" office:value="0.712763" calcext:value-type="float">
            <text:p>0.712763</text:p>
          </table:table-cell>
          <table:table-cell office:value-type="float" office:value="0.616984" calcext:value-type="float">
            <text:p>0.616984</text:p>
          </table:table-cell>
          <table:table-cell office:value-type="float" office:value="2.46748" calcext:value-type="float">
            <text:p>2.467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4271" calcext:value-type="float">
            <text:p>-18.4271</text:p>
          </table:table-cell>
          <table:table-cell office:value-type="float" office:value="12.5239" calcext:value-type="float">
            <text:p>12.5239</text:p>
          </table:table-cell>
          <table:table-cell office:value-type="float" office:value="-5.18805" calcext:value-type="float">
            <text:p>-5.18805</text:p>
          </table:table-cell>
          <table:table-cell office:value-type="float" office:value="-1.53351" calcext:value-type="float">
            <text:p>-1.53351</text:p>
          </table:table-cell>
          <table:table-cell office:value-type="float" office:value="-0.425791" calcext:value-type="float">
            <text:p>-0.425791</text:p>
          </table:table-cell>
          <table:table-cell office:value-type="float" office:value="0.0598637" calcext:value-type="float">
            <text:p>0.0598637</text:p>
          </table:table-cell>
          <table:table-cell office:value-type="float" office:value="0.072432" calcext:value-type="float">
            <text:p>0.072432</text:p>
          </table:table-cell>
          <table:table-cell office:value-type="float" office:value="0.709625" calcext:value-type="float">
            <text:p>0.709625</text:p>
          </table:table-cell>
          <table:table-cell office:value-type="float" office:value="0.613954" calcext:value-type="float">
            <text:p>0.613954</text:p>
          </table:table-cell>
          <table:table-cell office:value-type="float" office:value="0.736753" calcext:value-type="float">
            <text:p>0.7367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4296" calcext:value-type="float">
            <text:p>-18.4296</text:p>
          </table:table-cell>
          <table:table-cell office:value-type="float" office:value="12.797" calcext:value-type="float">
            <text:p>12.797</text:p>
          </table:table-cell>
          <table:table-cell office:value-type="float" office:value="-5.2084" calcext:value-type="float">
            <text:p>-5.2084</text:p>
          </table:table-cell>
          <table:table-cell office:value-type="float" office:value="-1.55884" calcext:value-type="float">
            <text:p>-1.55884</text:p>
          </table:table-cell>
          <table:table-cell office:value-type="float" office:value="-0.431633" calcext:value-type="float">
            <text:p>-0.431633</text:p>
          </table:table-cell>
          <table:table-cell office:value-type="float" office:value="0.0595979" calcext:value-type="float">
            <text:p>0.0595979</text:p>
          </table:table-cell>
          <table:table-cell office:value-type="float" office:value="0.0720919" calcext:value-type="float">
            <text:p>0.0720919</text:p>
          </table:table-cell>
          <table:table-cell office:value-type="float" office:value="0.706552" calcext:value-type="float">
            <text:p>0.706552</text:p>
          </table:table-cell>
          <table:table-cell office:value-type="float" office:value="0.610978" calcext:value-type="float">
            <text:p>0.610978</text:p>
          </table:table-cell>
          <table:table-cell office:value-type="float" office:value="1.39656" calcext:value-type="float">
            <text:p>1.396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4357" calcext:value-type="float">
            <text:p>-18.4357</text:p>
          </table:table-cell>
          <table:table-cell office:value-type="float" office:value="13.076" calcext:value-type="float">
            <text:p>13.076</text:p>
          </table:table-cell>
          <table:table-cell office:value-type="float" office:value="-5.2416" calcext:value-type="float">
            <text:p>-5.2416</text:p>
          </table:table-cell>
          <table:table-cell office:value-type="float" office:value="-1.57995" calcext:value-type="float">
            <text:p>-1.57995</text:p>
          </table:table-cell>
          <table:table-cell office:value-type="float" office:value="-0.431185" calcext:value-type="float">
            <text:p>-0.431185</text:p>
          </table:table-cell>
          <table:table-cell office:value-type="float" office:value="0.059415" calcext:value-type="float">
            <text:p>0.059415</text:p>
          </table:table-cell>
          <table:table-cell office:value-type="float" office:value="0.0717479" calcext:value-type="float">
            <text:p>0.0717479</text:p>
          </table:table-cell>
          <table:table-cell office:value-type="float" office:value="0.703618" calcext:value-type="float">
            <text:p>0.703618</text:p>
          </table:table-cell>
          <table:table-cell office:value-type="float" office:value="0.608078" calcext:value-type="float">
            <text:p>0.608078</text:p>
          </table:table-cell>
          <table:table-cell office:value-type="float" office:value="0.449836" calcext:value-type="float">
            <text:p>0.4498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4106" calcext:value-type="float">
            <text:p>-18.4106</text:p>
          </table:table-cell>
          <table:table-cell office:value-type="float" office:value="13.313" calcext:value-type="float">
            <text:p>13.313</text:p>
          </table:table-cell>
          <table:table-cell office:value-type="float" office:value="-5.14666" calcext:value-type="float">
            <text:p>-5.14666</text:p>
          </table:table-cell>
          <table:table-cell office:value-type="float" office:value="-1.6192" calcext:value-type="float">
            <text:p>-1.6192</text:p>
          </table:table-cell>
          <table:table-cell office:value-type="float" office:value="-0.467353" calcext:value-type="float">
            <text:p>-0.467353</text:p>
          </table:table-cell>
          <table:table-cell office:value-type="float" office:value="0.0592026" calcext:value-type="float">
            <text:p>0.0592026</text:p>
          </table:table-cell>
          <table:table-cell office:value-type="float" office:value="0.0714182" calcext:value-type="float">
            <text:p>0.0714182</text:p>
          </table:table-cell>
          <table:table-cell office:value-type="float" office:value="0.700529" calcext:value-type="float">
            <text:p>0.700529</text:p>
          </table:table-cell>
          <table:table-cell office:value-type="float" office:value="0.605178" calcext:value-type="float">
            <text:p>0.605178</text:p>
          </table:table-cell>
          <table:table-cell office:value-type="float" office:value="4.04056" calcext:value-type="float">
            <text:p>4.040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3557" calcext:value-type="float">
            <text:p>-18.3557</text:p>
          </table:table-cell>
          <table:table-cell office:value-type="float" office:value="13.6104" calcext:value-type="float">
            <text:p>13.6104</text:p>
          </table:table-cell>
          <table:table-cell office:value-type="float" office:value="-5.22402" calcext:value-type="float">
            <text:p>-5.22402</text:p>
          </table:table-cell>
          <table:table-cell office:value-type="float" office:value="-1.66013" calcext:value-type="float">
            <text:p>-1.66013</text:p>
          </table:table-cell>
          <table:table-cell office:value-type="float" office:value="-0.486469" calcext:value-type="float">
            <text:p>-0.486469</text:p>
          </table:table-cell>
          <table:table-cell office:value-type="float" office:value="0.0589227" calcext:value-type="float">
            <text:p>0.0589227</text:p>
          </table:table-cell>
          <table:table-cell office:value-type="float" office:value="0.0711252" calcext:value-type="float">
            <text:p>0.0711252</text:p>
          </table:table-cell>
          <table:table-cell office:value-type="float" office:value="0.697314" calcext:value-type="float">
            <text:p>0.697314</text:p>
          </table:table-cell>
          <table:table-cell office:value-type="float" office:value="0.602342" calcext:value-type="float">
            <text:p>0.602342</text:p>
          </table:table-cell>
          <table:table-cell office:value-type="float" office:value="0.943456" calcext:value-type="float">
            <text:p>0.9434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3352" calcext:value-type="float">
            <text:p>-18.3352</text:p>
          </table:table-cell>
          <table:table-cell office:value-type="float" office:value="13.8912" calcext:value-type="float">
            <text:p>13.8912</text:p>
          </table:table-cell>
          <table:table-cell office:value-type="float" office:value="-5.26352" calcext:value-type="float">
            <text:p>-5.26352</text:p>
          </table:table-cell>
          <table:table-cell office:value-type="float" office:value="-1.68286" calcext:value-type="float">
            <text:p>-1.68286</text:p>
          </table:table-cell>
          <table:table-cell office:value-type="float" office:value="-0.48382" calcext:value-type="float">
            <text:p>-0.48382</text:p>
          </table:table-cell>
          <table:table-cell office:value-type="float" office:value="0.0586599" calcext:value-type="float">
            <text:p>0.0586599</text:p>
          </table:table-cell>
          <table:table-cell office:value-type="float" office:value="0.0709557" calcext:value-type="float">
            <text:p>0.0709557</text:p>
          </table:table-cell>
          <table:table-cell office:value-type="float" office:value="0.694171" calcext:value-type="float">
            <text:p>0.694171</text:p>
          </table:table-cell>
          <table:table-cell office:value-type="float" office:value="0.599597" calcext:value-type="float">
            <text:p>0.599597</text:p>
          </table:table-cell>
          <table:table-cell office:value-type="float" office:value="3.01874" calcext:value-type="float">
            <text:p>3.018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297" calcext:value-type="float">
            <text:p>-18.297</text:p>
          </table:table-cell>
          <table:table-cell office:value-type="float" office:value="14.1488" calcext:value-type="float">
            <text:p>14.1488</text:p>
          </table:table-cell>
          <table:table-cell office:value-type="float" office:value="-5.25873" calcext:value-type="float">
            <text:p>-5.25873</text:p>
          </table:table-cell>
          <table:table-cell office:value-type="float" office:value="-1.70885" calcext:value-type="float">
            <text:p>-1.70885</text:p>
          </table:table-cell>
          <table:table-cell office:value-type="float" office:value="-0.485751" calcext:value-type="float">
            <text:p>-0.485751</text:p>
          </table:table-cell>
          <table:table-cell office:value-type="float" office:value="0.0584041" calcext:value-type="float">
            <text:p>0.0584041</text:p>
          </table:table-cell>
          <table:table-cell office:value-type="float" office:value="0.0707993" calcext:value-type="float">
            <text:p>0.0707993</text:p>
          </table:table-cell>
          <table:table-cell office:value-type="float" office:value="0.691078" calcext:value-type="float">
            <text:p>0.691078</text:p>
          </table:table-cell>
          <table:table-cell office:value-type="float" office:value="0.596888" calcext:value-type="float">
            <text:p>0.596888</text:p>
          </table:table-cell>
          <table:table-cell office:value-type="float" office:value="0.0612829" calcext:value-type="float">
            <text:p>0.06128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2489" calcext:value-type="float">
            <text:p>-18.2489</text:p>
          </table:table-cell>
          <table:table-cell office:value-type="float" office:value="14.4156" calcext:value-type="float">
            <text:p>14.4156</text:p>
          </table:table-cell>
          <table:table-cell office:value-type="float" office:value="-5.24659" calcext:value-type="float">
            <text:p>-5.24659</text:p>
          </table:table-cell>
          <table:table-cell office:value-type="float" office:value="-1.74458" calcext:value-type="float">
            <text:p>-1.74458</text:p>
          </table:table-cell>
          <table:table-cell office:value-type="float" office:value="-0.509257" calcext:value-type="float">
            <text:p>-0.509257</text:p>
          </table:table-cell>
          <table:table-cell office:value-type="float" office:value="0.0581486" calcext:value-type="float">
            <text:p>0.0581486</text:p>
          </table:table-cell>
          <table:table-cell office:value-type="float" office:value="0.070733" calcext:value-type="float">
            <text:p>0.070733</text:p>
          </table:table-cell>
          <table:table-cell office:value-type="float" office:value="0.687958" calcext:value-type="float">
            <text:p>0.687958</text:p>
          </table:table-cell>
          <table:table-cell office:value-type="float" office:value="0.594191" calcext:value-type="float">
            <text:p>0.594191</text:p>
          </table:table-cell>
          <table:table-cell office:value-type="float" office:value="2.3003" calcext:value-type="float">
            <text:p>2.30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2087" calcext:value-type="float">
            <text:p>-18.2087</text:p>
          </table:table-cell>
          <table:table-cell office:value-type="float" office:value="14.6311" calcext:value-type="float">
            <text:p>14.6311</text:p>
          </table:table-cell>
          <table:table-cell office:value-type="float" office:value="-5.1692" calcext:value-type="float">
            <text:p>-5.1692</text:p>
          </table:table-cell>
          <table:table-cell office:value-type="float" office:value="-1.76553" calcext:value-type="float">
            <text:p>-1.76553</text:p>
          </table:table-cell>
          <table:table-cell office:value-type="float" office:value="-0.504421" calcext:value-type="float">
            <text:p>-0.504421</text:p>
          </table:table-cell>
          <table:table-cell office:value-type="float" office:value="0.0579368" calcext:value-type="float">
            <text:p>0.0579368</text:p>
          </table:table-cell>
          <table:table-cell office:value-type="float" office:value="0.0704511" calcext:value-type="float">
            <text:p>0.0704511</text:p>
          </table:table-cell>
          <table:table-cell office:value-type="float" office:value="0.684948" calcext:value-type="float">
            <text:p>0.684948</text:p>
          </table:table-cell>
          <table:table-cell office:value-type="float" office:value="0.591485" calcext:value-type="float">
            <text:p>0.591485</text:p>
          </table:table-cell>
          <table:table-cell office:value-type="float" office:value="1.12822" calcext:value-type="float">
            <text:p>1.128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8.1316" calcext:value-type="float">
            <text:p>-18.1316</text:p>
          </table:table-cell>
          <table:table-cell office:value-type="float" office:value="14.8876" calcext:value-type="float">
            <text:p>14.8876</text:p>
          </table:table-cell>
          <table:table-cell office:value-type="float" office:value="-5.14007" calcext:value-type="float">
            <text:p>-5.14007</text:p>
          </table:table-cell>
          <table:table-cell office:value-type="float" office:value="-1.81355" calcext:value-type="float">
            <text:p>-1.81355</text:p>
          </table:table-cell>
          <table:table-cell office:value-type="float" office:value="-0.548698" calcext:value-type="float">
            <text:p>-0.548698</text:p>
          </table:table-cell>
          <table:table-cell office:value-type="float" office:value="0.0576819" calcext:value-type="float">
            <text:p>0.0576819</text:p>
          </table:table-cell>
          <table:table-cell office:value-type="float" office:value="0.0701877" calcext:value-type="float">
            <text:p>0.0701877</text:p>
          </table:table-cell>
          <table:table-cell office:value-type="float" office:value="0.681866" calcext:value-type="float">
            <text:p>0.681866</text:p>
          </table:table-cell>
          <table:table-cell office:value-type="float" office:value="0.588828" calcext:value-type="float">
            <text:p>0.588828</text:p>
          </table:table-cell>
          <table:table-cell office:value-type="float" office:value="3.90504" calcext:value-type="float">
            <text:p>3.905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8.0479" calcext:value-type="float">
            <text:p>-18.0479</text:p>
          </table:table-cell>
          <table:table-cell office:value-type="float" office:value="15.1552" calcext:value-type="float">
            <text:p>15.1552</text:p>
          </table:table-cell>
          <table:table-cell office:value-type="float" office:value="-5.18148" calcext:value-type="float">
            <text:p>-5.18148</text:p>
          </table:table-cell>
          <table:table-cell office:value-type="float" office:value="-1.84785" calcext:value-type="float">
            <text:p>-1.84785</text:p>
          </table:table-cell>
          <table:table-cell office:value-type="float" office:value="-0.555999" calcext:value-type="float">
            <text:p>-0.555999</text:p>
          </table:table-cell>
          <table:table-cell office:value-type="float" office:value="0.057428" calcext:value-type="float">
            <text:p>0.057428</text:p>
          </table:table-cell>
          <table:table-cell office:value-type="float" office:value="0.0700091" calcext:value-type="float">
            <text:p>0.0700091</text:p>
          </table:table-cell>
          <table:table-cell office:value-type="float" office:value="0.678815" calcext:value-type="float">
            <text:p>0.678815</text:p>
          </table:table-cell>
          <table:table-cell office:value-type="float" office:value="0.586194" calcext:value-type="float">
            <text:p>0.586194</text:p>
          </table:table-cell>
          <table:table-cell office:value-type="float" office:value="0.212021" calcext:value-type="float">
            <text:p>0.2120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9867" calcext:value-type="float">
            <text:p>-17.9867</text:p>
          </table:table-cell>
          <table:table-cell office:value-type="float" office:value="15.4182" calcext:value-type="float">
            <text:p>15.4182</text:p>
          </table:table-cell>
          <table:table-cell office:value-type="float" office:value="-5.22878" calcext:value-type="float">
            <text:p>-5.22878</text:p>
          </table:table-cell>
          <table:table-cell office:value-type="float" office:value="-1.86066" calcext:value-type="float">
            <text:p>-1.86066</text:p>
          </table:table-cell>
          <table:table-cell office:value-type="float" office:value="-0.525496" calcext:value-type="float">
            <text:p>-0.525496</text:p>
          </table:table-cell>
          <table:table-cell office:value-type="float" office:value="0.0571756" calcext:value-type="float">
            <text:p>0.0571756</text:p>
          </table:table-cell>
          <table:table-cell office:value-type="float" office:value="0.0699299" calcext:value-type="float">
            <text:p>0.0699299</text:p>
          </table:table-cell>
          <table:table-cell office:value-type="float" office:value="0.675822" calcext:value-type="float">
            <text:p>0.675822</text:p>
          </table:table-cell>
          <table:table-cell office:value-type="float" office:value="0.583617" calcext:value-type="float">
            <text:p>0.583617</text:p>
          </table:table-cell>
          <table:table-cell office:value-type="float" office:value="2.01827" calcext:value-type="float">
            <text:p>2.018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9132" calcext:value-type="float">
            <text:p>-17.9132</text:p>
          </table:table-cell>
          <table:table-cell office:value-type="float" office:value="15.6507" calcext:value-type="float">
            <text:p>15.6507</text:p>
          </table:table-cell>
          <table:table-cell office:value-type="float" office:value="-5.19675" calcext:value-type="float">
            <text:p>-5.19675</text:p>
          </table:table-cell>
          <table:table-cell office:value-type="float" office:value="-1.8855" calcext:value-type="float">
            <text:p>-1.8855</text:p>
          </table:table-cell>
          <table:table-cell office:value-type="float" office:value="-0.52406" calcext:value-type="float">
            <text:p>-0.52406</text:p>
          </table:table-cell>
          <table:table-cell office:value-type="float" office:value="0.0569363" calcext:value-type="float">
            <text:p>0.0569363</text:p>
          </table:table-cell>
          <table:table-cell office:value-type="float" office:value="0.069756" calcext:value-type="float">
            <text:p>0.069756</text:p>
          </table:table-cell>
          <table:table-cell office:value-type="float" office:value="0.672886" calcext:value-type="float">
            <text:p>0.672886</text:p>
          </table:table-cell>
          <table:table-cell office:value-type="float" office:value="0.581057" calcext:value-type="float">
            <text:p>0.581057</text:p>
          </table:table-cell>
          <table:table-cell office:value-type="float" office:value="0.179748" calcext:value-type="float">
            <text:p>0.1797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8379" calcext:value-type="float">
            <text:p>-17.8379</text:p>
          </table:table-cell>
          <table:table-cell office:value-type="float" office:value="15.885" calcext:value-type="float">
            <text:p>15.885</text:p>
          </table:table-cell>
          <table:table-cell office:value-type="float" office:value="-5.19356" calcext:value-type="float">
            <text:p>-5.19356</text:p>
          </table:table-cell>
          <table:table-cell office:value-type="float" office:value="-1.9004" calcext:value-type="float">
            <text:p>-1.9004</text:p>
          </table:table-cell>
          <table:table-cell office:value-type="float" office:value="-0.49984" calcext:value-type="float">
            <text:p>-0.49984</text:p>
          </table:table-cell>
          <table:table-cell office:value-type="float" office:value="0.0567345" calcext:value-type="float">
            <text:p>0.0567345</text:p>
          </table:table-cell>
          <table:table-cell office:value-type="float" office:value="0.0695325" calcext:value-type="float">
            <text:p>0.0695325</text:p>
          </table:table-cell>
          <table:table-cell office:value-type="float" office:value="0.670071" calcext:value-type="float">
            <text:p>0.670071</text:p>
          </table:table-cell>
          <table:table-cell office:value-type="float" office:value="0.578541" calcext:value-type="float">
            <text:p>0.578541</text:p>
          </table:table-cell>
          <table:table-cell office:value-type="float" office:value="3.72517" calcext:value-type="float">
            <text:p>3.725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749" calcext:value-type="float">
            <text:p>-17.749</text:p>
          </table:table-cell>
          <table:table-cell office:value-type="float" office:value="16.1102" calcext:value-type="float">
            <text:p>16.1102</text:p>
          </table:table-cell>
          <table:table-cell office:value-type="float" office:value="-5.16091" calcext:value-type="float">
            <text:p>-5.16091</text:p>
          </table:table-cell>
          <table:table-cell office:value-type="float" office:value="-1.9266" calcext:value-type="float">
            <text:p>-1.9266</text:p>
          </table:table-cell>
          <table:table-cell office:value-type="float" office:value="-0.501215" calcext:value-type="float">
            <text:p>-0.501215</text:p>
          </table:table-cell>
          <table:table-cell office:value-type="float" office:value="0.0565571" calcext:value-type="float">
            <text:p>0.0565571</text:p>
          </table:table-cell>
          <table:table-cell office:value-type="float" office:value="0.0692547" calcext:value-type="float">
            <text:p>0.0692547</text:p>
          </table:table-cell>
          <table:table-cell office:value-type="float" office:value="0.667322" calcext:value-type="float">
            <text:p>0.667322</text:p>
          </table:table-cell>
          <table:table-cell office:value-type="float" office:value="0.576045" calcext:value-type="float">
            <text:p>0.576045</text:p>
          </table:table-cell>
          <table:table-cell office:value-type="float" office:value="0.378957" calcext:value-type="float">
            <text:p>0.3789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7168" calcext:value-type="float">
            <text:p>-17.7168</text:p>
          </table:table-cell>
          <table:table-cell office:value-type="float" office:value="16.3613" calcext:value-type="float">
            <text:p>16.3613</text:p>
          </table:table-cell>
          <table:table-cell office:value-type="float" office:value="-5.1881" calcext:value-type="float">
            <text:p>-5.1881</text:p>
          </table:table-cell>
          <table:table-cell office:value-type="float" office:value="-1.91075" calcext:value-type="float">
            <text:p>-1.91075</text:p>
          </table:table-cell>
          <table:table-cell office:value-type="float" office:value="-0.430353" calcext:value-type="float">
            <text:p>-0.430353</text:p>
          </table:table-cell>
          <table:table-cell office:value-type="float" office:value="0.0570428" calcext:value-type="float">
            <text:p>0.0570428</text:p>
          </table:table-cell>
          <table:table-cell office:value-type="float" office:value="0.069016" calcext:value-type="float">
            <text:p>0.069016</text:p>
          </table:table-cell>
          <table:table-cell office:value-type="float" office:value="0.665248" calcext:value-type="float">
            <text:p>0.665248</text:p>
          </table:table-cell>
          <table:table-cell office:value-type="float" office:value="0.573701" calcext:value-type="float">
            <text:p>0.573701</text:p>
          </table:table-cell>
          <table:table-cell office:value-type="float" office:value="7.39906" calcext:value-type="float">
            <text:p>7.399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556" calcext:value-type="float">
            <text:p>-17.556</text:p>
          </table:table-cell>
          <table:table-cell office:value-type="float" office:value="16.6159" calcext:value-type="float">
            <text:p>16.6159</text:p>
          </table:table-cell>
          <table:table-cell office:value-type="float" office:value="-5.2529" calcext:value-type="float">
            <text:p>-5.2529</text:p>
          </table:table-cell>
          <table:table-cell office:value-type="float" office:value="-1.95654" calcext:value-type="float">
            <text:p>-1.95654</text:p>
          </table:table-cell>
          <table:table-cell office:value-type="float" office:value="-0.456004" calcext:value-type="float">
            <text:p>-0.456004</text:p>
          </table:table-cell>
          <table:table-cell office:value-type="float" office:value="0.0569495" calcext:value-type="float">
            <text:p>0.0569495</text:p>
          </table:table-cell>
          <table:table-cell office:value-type="float" office:value="0.0688678" calcext:value-type="float">
            <text:p>0.0688678</text:p>
          </table:table-cell>
          <table:table-cell office:value-type="float" office:value="0.66277" calcext:value-type="float">
            <text:p>0.66277</text:p>
          </table:table-cell>
          <table:table-cell office:value-type="float" office:value="0.57146" calcext:value-type="float">
            <text:p>0.57146</text:p>
          </table:table-cell>
          <table:table-cell office:value-type="float" office:value="3.77369" calcext:value-type="float">
            <text:p>3.773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4086" calcext:value-type="float">
            <text:p>-17.4086</text:p>
          </table:table-cell>
          <table:table-cell office:value-type="float" office:value="16.8233" calcext:value-type="float">
            <text:p>16.8233</text:p>
          </table:table-cell>
          <table:table-cell office:value-type="float" office:value="-5.18233" calcext:value-type="float">
            <text:p>-5.18233</text:p>
          </table:table-cell>
          <table:table-cell office:value-type="float" office:value="-2.01485" calcext:value-type="float">
            <text:p>-2.01485</text:p>
          </table:table-cell>
          <table:table-cell office:value-type="float" office:value="-0.519161" calcext:value-type="float">
            <text:p>-0.519161</text:p>
          </table:table-cell>
          <table:table-cell office:value-type="float" office:value="0.0567184" calcext:value-type="float">
            <text:p>0.0567184</text:p>
          </table:table-cell>
          <table:table-cell office:value-type="float" office:value="0.068608" calcext:value-type="float">
            <text:p>0.068608</text:p>
          </table:table-cell>
          <table:table-cell office:value-type="float" office:value="0.660058" calcext:value-type="float">
            <text:p>0.660058</text:p>
          </table:table-cell>
          <table:table-cell office:value-type="float" office:value="0.569063" calcext:value-type="float">
            <text:p>0.569063</text:p>
          </table:table-cell>
          <table:table-cell office:value-type="float" office:value="5.38753" calcext:value-type="float">
            <text:p>5.387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3032" calcext:value-type="float">
            <text:p>-17.3032</text:p>
          </table:table-cell>
          <table:table-cell office:value-type="float" office:value="17.0582" calcext:value-type="float">
            <text:p>17.0582</text:p>
          </table:table-cell>
          <table:table-cell office:value-type="float" office:value="-5.18022" calcext:value-type="float">
            <text:p>-5.18022</text:p>
          </table:table-cell>
          <table:table-cell office:value-type="float" office:value="-2.03753" calcext:value-type="float">
            <text:p>-2.03753</text:p>
          </table:table-cell>
          <table:table-cell office:value-type="float" office:value="-0.51569" calcext:value-type="float">
            <text:p>-0.51569</text:p>
          </table:table-cell>
          <table:table-cell office:value-type="float" office:value="0.0565301" calcext:value-type="float">
            <text:p>0.0565301</text:p>
          </table:table-cell>
          <table:table-cell office:value-type="float" office:value="0.0683646" calcext:value-type="float">
            <text:p>0.0683646</text:p>
          </table:table-cell>
          <table:table-cell office:value-type="float" office:value="0.657415" calcext:value-type="float">
            <text:p>0.657415</text:p>
          </table:table-cell>
          <table:table-cell office:value-type="float" office:value="0.566705" calcext:value-type="float">
            <text:p>0.566705</text:p>
          </table:table-cell>
          <table:table-cell office:value-type="float" office:value="0.108288" calcext:value-type="float">
            <text:p>0.1082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7.1483" calcext:value-type="float">
            <text:p>-17.1483</text:p>
          </table:table-cell>
          <table:table-cell office:value-type="float" office:value="17.269" calcext:value-type="float">
            <text:p>17.269</text:p>
          </table:table-cell>
          <table:table-cell office:value-type="float" office:value="-5.13741" calcext:value-type="float">
            <text:p>-5.13741</text:p>
          </table:table-cell>
          <table:table-cell office:value-type="float" office:value="-2.09752" calcext:value-type="float">
            <text:p>-2.09752</text:p>
          </table:table-cell>
          <table:table-cell office:value-type="float" office:value="-0.58206" calcext:value-type="float">
            <text:p>-0.58206</text:p>
          </table:table-cell>
          <table:table-cell office:value-type="float" office:value="0.0562966" calcext:value-type="float">
            <text:p>0.0562966</text:p>
          </table:table-cell>
          <table:table-cell office:value-type="float" office:value="0.0680878" calcext:value-type="float">
            <text:p>0.0680878</text:p>
          </table:table-cell>
          <table:table-cell office:value-type="float" office:value="0.654693" calcext:value-type="float">
            <text:p>0.654693</text:p>
          </table:table-cell>
          <table:table-cell office:value-type="float" office:value="0.564391" calcext:value-type="float">
            <text:p>0.564391</text:p>
          </table:table-cell>
          <table:table-cell office:value-type="float" office:value="4.38187" calcext:value-type="float">
            <text:p>4.381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7.0071" calcext:value-type="float">
            <text:p>-17.0071</text:p>
          </table:table-cell>
          <table:table-cell office:value-type="float" office:value="17.534" calcext:value-type="float">
            <text:p>17.534</text:p>
          </table:table-cell>
          <table:table-cell office:value-type="float" office:value="-5.21987" calcext:value-type="float">
            <text:p>-5.21987</text:p>
          </table:table-cell>
          <table:table-cell office:value-type="float" office:value="-2.12555" calcext:value-type="float">
            <text:p>-2.12555</text:p>
          </table:table-cell>
          <table:table-cell office:value-type="float" office:value="-0.580729" calcext:value-type="float">
            <text:p>-0.580729</text:p>
          </table:table-cell>
          <table:table-cell office:value-type="float" office:value="0.0560752" calcext:value-type="float">
            <text:p>0.0560752</text:p>
          </table:table-cell>
          <table:table-cell office:value-type="float" office:value="0.0679686" calcext:value-type="float">
            <text:p>0.0679686</text:p>
          </table:table-cell>
          <table:table-cell office:value-type="float" office:value="0.652013" calcext:value-type="float">
            <text:p>0.652013</text:p>
          </table:table-cell>
          <table:table-cell office:value-type="float" office:value="0.562074" calcext:value-type="float">
            <text:p>0.562074</text:p>
          </table:table-cell>
          <table:table-cell office:value-type="float" office:value="1.60343" calcext:value-type="float">
            <text:p>1.603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8476" calcext:value-type="float">
            <text:p>-16.8476</text:p>
          </table:table-cell>
          <table:table-cell office:value-type="float" office:value="17.7372" calcext:value-type="float">
            <text:p>17.7372</text:p>
          </table:table-cell>
          <table:table-cell office:value-type="float" office:value="-5.20239" calcext:value-type="float">
            <text:p>-5.20239</text:p>
          </table:table-cell>
          <table:table-cell office:value-type="float" office:value="-2.16759" calcext:value-type="float">
            <text:p>-2.16759</text:p>
          </table:table-cell>
          <table:table-cell office:value-type="float" office:value="-0.60193" calcext:value-type="float">
            <text:p>-0.60193</text:p>
          </table:table-cell>
          <table:table-cell office:value-type="float" office:value="0.0559231" calcext:value-type="float">
            <text:p>0.0559231</text:p>
          </table:table-cell>
          <table:table-cell office:value-type="float" office:value="0.0677647" calcext:value-type="float">
            <text:p>0.0677647</text:p>
          </table:table-cell>
          <table:table-cell office:value-type="float" office:value="0.649408" calcext:value-type="float">
            <text:p>0.649408</text:p>
          </table:table-cell>
          <table:table-cell office:value-type="float" office:value="0.559808" calcext:value-type="float">
            <text:p>0.559808</text:p>
          </table:table-cell>
          <table:table-cell office:value-type="float" office:value="1.53118" calcext:value-type="float">
            <text:p>1.531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7245" calcext:value-type="float">
            <text:p>-16.7245</text:p>
          </table:table-cell>
          <table:table-cell office:value-type="float" office:value="17.9438" calcext:value-type="float">
            <text:p>17.9438</text:p>
          </table:table-cell>
          <table:table-cell office:value-type="float" office:value="-5.16833" calcext:value-type="float">
            <text:p>-5.16833</text:p>
          </table:table-cell>
          <table:table-cell office:value-type="float" office:value="-2.18989" calcext:value-type="float">
            <text:p>-2.18989</text:p>
          </table:table-cell>
          <table:table-cell office:value-type="float" office:value="-0.593908" calcext:value-type="float">
            <text:p>-0.593908</text:p>
          </table:table-cell>
          <table:table-cell office:value-type="float" office:value="0.0557057" calcext:value-type="float">
            <text:p>0.0557057</text:p>
          </table:table-cell>
          <table:table-cell office:value-type="float" office:value="0.0675296" calcext:value-type="float">
            <text:p>0.0675296</text:p>
          </table:table-cell>
          <table:table-cell office:value-type="float" office:value="0.646798" calcext:value-type="float">
            <text:p>0.646798</text:p>
          </table:table-cell>
          <table:table-cell office:value-type="float" office:value="0.557583" calcext:value-type="float">
            <text:p>0.557583</text:p>
          </table:table-cell>
          <table:table-cell office:value-type="float" office:value="0.425665" calcext:value-type="float">
            <text:p>0.4256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5683" calcext:value-type="float">
            <text:p>-16.5683</text:p>
          </table:table-cell>
          <table:table-cell office:value-type="float" office:value="18.15" calcext:value-type="float">
            <text:p>18.15</text:p>
          </table:table-cell>
          <table:table-cell office:value-type="float" office:value="-5.17145" calcext:value-type="float">
            <text:p>-5.17145</text:p>
          </table:table-cell>
          <table:table-cell office:value-type="float" office:value="-2.21791" calcext:value-type="float">
            <text:p>-2.21791</text:p>
          </table:table-cell>
          <table:table-cell office:value-type="float" office:value="-0.587847" calcext:value-type="float">
            <text:p>-0.587847</text:p>
          </table:table-cell>
          <table:table-cell office:value-type="float" office:value="0.055502" calcext:value-type="float">
            <text:p>0.055502</text:p>
          </table:table-cell>
          <table:table-cell office:value-type="float" office:value="0.0672819" calcext:value-type="float">
            <text:p>0.0672819</text:p>
          </table:table-cell>
          <table:table-cell office:value-type="float" office:value="0.64422" calcext:value-type="float">
            <text:p>0.64422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678946" calcext:value-type="float">
            <text:p>0.6789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4091" calcext:value-type="float">
            <text:p>-16.4091</text:p>
          </table:table-cell>
          <table:table-cell office:value-type="float" office:value="18.2932" calcext:value-type="float">
            <text:p>18.2932</text:p>
          </table:table-cell>
          <table:table-cell office:value-type="float" office:value="-5.07544" calcext:value-type="float">
            <text:p>-5.07544</text:p>
          </table:table-cell>
          <table:table-cell office:value-type="float" office:value="-2.2557" calcext:value-type="float">
            <text:p>-2.2557</text:p>
          </table:table-cell>
          <table:table-cell office:value-type="float" office:value="-0.597318" calcext:value-type="float">
            <text:p>-0.597318</text:p>
          </table:table-cell>
          <table:table-cell office:value-type="float" office:value="0.0553085" calcext:value-type="float">
            <text:p>0.0553085</text:p>
          </table:table-cell>
          <table:table-cell office:value-type="float" office:value="0.0671337" calcext:value-type="float">
            <text:p>0.0671337</text:p>
          </table:table-cell>
          <table:table-cell office:value-type="float" office:value="0.641663" calcext:value-type="float">
            <text:p>0.641663</text:p>
          </table:table-cell>
          <table:table-cell office:value-type="float" office:value="0.553411" calcext:value-type="float">
            <text:p>0.553411</text:p>
          </table:table-cell>
          <table:table-cell office:value-type="float" office:value="3.82856" calcext:value-type="float">
            <text:p>3.828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6.2704" calcext:value-type="float">
            <text:p>-16.2704</text:p>
          </table:table-cell>
          <table:table-cell office:value-type="float" office:value="18.4945" calcext:value-type="float">
            <text:p>18.4945</text:p>
          </table:table-cell>
          <table:table-cell office:value-type="float" office:value="-5.06873" calcext:value-type="float">
            <text:p>-5.06873</text:p>
          </table:table-cell>
          <table:table-cell office:value-type="float" office:value="-2.2666" calcext:value-type="float">
            <text:p>-2.2666</text:p>
          </table:table-cell>
          <table:table-cell office:value-type="float" office:value="-0.56232" calcext:value-type="float">
            <text:p>-0.56232</text:p>
          </table:table-cell>
          <table:table-cell office:value-type="float" office:value="0.0550914" calcext:value-type="float">
            <text:p>0.0550914</text:p>
          </table:table-cell>
          <table:table-cell office:value-type="float" office:value="0.0669987" calcext:value-type="float">
            <text:p>0.0669987</text:p>
          </table:table-cell>
          <table:table-cell office:value-type="float" office:value="0.639145" calcext:value-type="float">
            <text:p>0.639145</text:p>
          </table:table-cell>
          <table:table-cell office:value-type="float" office:value="0.551352" calcext:value-type="float">
            <text:p>0.551352</text:p>
          </table:table-cell>
          <table:table-cell office:value-type="float" office:value="1.41883" calcext:value-type="float">
            <text:p>1.418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6.0946" calcext:value-type="float">
            <text:p>-16.0946</text:p>
          </table:table-cell>
          <table:table-cell office:value-type="float" office:value="18.6968" calcext:value-type="float">
            <text:p>18.6968</text:p>
          </table:table-cell>
          <table:table-cell office:value-type="float" office:value="-5.09622" calcext:value-type="float">
            <text:p>-5.09622</text:p>
          </table:table-cell>
          <table:table-cell office:value-type="float" office:value="-2.29625" calcext:value-type="float">
            <text:p>-2.29625</text:p>
          </table:table-cell>
          <table:table-cell office:value-type="float" office:value="-0.56371" calcext:value-type="float">
            <text:p>-0.56371</text:p>
          </table:table-cell>
          <table:table-cell office:value-type="float" office:value="0.0548772" calcext:value-type="float">
            <text:p>0.0548772</text:p>
          </table:table-cell>
          <table:table-cell office:value-type="float" office:value="0.066847" calcext:value-type="float">
            <text:p>0.066847</text:p>
          </table:table-cell>
          <table:table-cell office:value-type="float" office:value="0.636647" calcext:value-type="float">
            <text:p>0.636647</text:p>
          </table:table-cell>
          <table:table-cell office:value-type="float" office:value="0.549291" calcext:value-type="float">
            <text:p>0.549291</text:p>
          </table:table-cell>
          <table:table-cell office:value-type="float" office:value="0.0738283" calcext:value-type="float">
            <text:p>0.07382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9133" calcext:value-type="float">
            <text:p>-15.9133</text:p>
          </table:table-cell>
          <table:table-cell office:value-type="float" office:value="18.8862" calcext:value-type="float">
            <text:p>18.8862</text:p>
          </table:table-cell>
          <table:table-cell office:value-type="float" office:value="-5.10781" calcext:value-type="float">
            <text:p>-5.10781</text:p>
          </table:table-cell>
          <table:table-cell office:value-type="float" office:value="-2.32899" calcext:value-type="float">
            <text:p>-2.32899</text:p>
          </table:table-cell>
          <table:table-cell office:value-type="float" office:value="-0.571279" calcext:value-type="float">
            <text:p>-0.571279</text:p>
          </table:table-cell>
          <table:table-cell office:value-type="float" office:value="0.0546759" calcext:value-type="float">
            <text:p>0.0546759</text:p>
          </table:table-cell>
          <table:table-cell office:value-type="float" office:value="0.0667224" calcext:value-type="float">
            <text:p>0.0667224</text:p>
          </table:table-cell>
          <table:table-cell office:value-type="float" office:value="0.634174" calcext:value-type="float">
            <text:p>0.634174</text:p>
          </table:table-cell>
          <table:table-cell office:value-type="float" office:value="0.54727" calcext:value-type="float">
            <text:p>0.54727</text:p>
          </table:table-cell>
          <table:table-cell office:value-type="float" office:value="0.45983" calcext:value-type="float">
            <text:p>0.459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7147" calcext:value-type="float">
            <text:p>-15.7147</text:p>
          </table:table-cell>
          <table:table-cell office:value-type="float" office:value="19.1159" calcext:value-type="float">
            <text:p>19.1159</text:p>
          </table:table-cell>
          <table:table-cell office:value-type="float" office:value="-5.20191" calcext:value-type="float">
            <text:p>-5.20191</text:p>
          </table:table-cell>
          <table:table-cell office:value-type="float" office:value="-2.355" calcext:value-type="float">
            <text:p>-2.355</text:p>
          </table:table-cell>
          <table:table-cell office:value-type="float" office:value="-0.567876" calcext:value-type="float">
            <text:p>-0.567876</text:p>
          </table:table-cell>
          <table:table-cell office:value-type="float" office:value="0.0545441" calcext:value-type="float">
            <text:p>0.0545441</text:p>
          </table:table-cell>
          <table:table-cell office:value-type="float" office:value="0.0664688" calcext:value-type="float">
            <text:p>0.0664688</text:p>
          </table:table-cell>
          <table:table-cell office:value-type="float" office:value="0.631753" calcext:value-type="float">
            <text:p>0.631753</text:p>
          </table:table-cell>
          <table:table-cell office:value-type="float" office:value="0.545182" calcext:value-type="float">
            <text:p>0.545182</text:p>
          </table:table-cell>
          <table:table-cell office:value-type="float" office:value="1.57101" calcext:value-type="float">
            <text:p>1.571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5269" calcext:value-type="float">
            <text:p>-15.5269</text:p>
          </table:table-cell>
          <table:table-cell office:value-type="float" office:value="19.2914" calcext:value-type="float">
            <text:p>19.2914</text:p>
          </table:table-cell>
          <table:table-cell office:value-type="float" office:value="-5.19324" calcext:value-type="float">
            <text:p>-5.19324</text:p>
          </table:table-cell>
          <table:table-cell office:value-type="float" office:value="-2.38956" calcext:value-type="float">
            <text:p>-2.38956</text:p>
          </table:table-cell>
          <table:table-cell office:value-type="float" office:value="-0.581247" calcext:value-type="float">
            <text:p>-0.581247</text:p>
          </table:table-cell>
          <table:table-cell office:value-type="float" office:value="0.054437" calcext:value-type="float">
            <text:p>0.054437</text:p>
          </table:table-cell>
          <table:table-cell office:value-type="float" office:value="0.0662305" calcext:value-type="float">
            <text:p>0.0662305</text:p>
          </table:table-cell>
          <table:table-cell office:value-type="float" office:value="0.629374" calcext:value-type="float">
            <text:p>0.629374</text:p>
          </table:table-cell>
          <table:table-cell office:value-type="float" office:value="0.543151" calcext:value-type="float">
            <text:p>0.543151</text:p>
          </table:table-cell>
          <table:table-cell office:value-type="float" office:value="0.448344" calcext:value-type="float">
            <text:p>0.4483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5.3448" calcext:value-type="float">
            <text:p>-15.3448</text:p>
          </table:table-cell>
          <table:table-cell office:value-type="float" office:value="19.4918" calcext:value-type="float">
            <text:p>19.4918</text:p>
          </table:table-cell>
          <table:table-cell office:value-type="float" office:value="-5.21792" calcext:value-type="float">
            <text:p>-5.21792</text:p>
          </table:table-cell>
          <table:table-cell office:value-type="float" office:value="-2.4108" calcext:value-type="float">
            <text:p>-2.4108</text:p>
          </table:table-cell>
          <table:table-cell office:value-type="float" office:value="-0.572942" calcext:value-type="float">
            <text:p>-0.572942</text:p>
          </table:table-cell>
          <table:table-cell office:value-type="float" office:value="0.0543014" calcext:value-type="float">
            <text:p>0.0543014</text:p>
          </table:table-cell>
          <table:table-cell office:value-type="float" office:value="0.0659804" calcext:value-type="float">
            <text:p>0.0659804</text:p>
          </table:table-cell>
          <table:table-cell office:value-type="float" office:value="0.627019" calcext:value-type="float">
            <text:p>0.627019</text:p>
          </table:table-cell>
          <table:table-cell office:value-type="float" office:value="0.541106" calcext:value-type="float">
            <text:p>0.541106</text:p>
          </table:table-cell>
          <table:table-cell office:value-type="float" office:value="1.1039" calcext:value-type="float">
            <text:p>1.10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5.1366" calcext:value-type="float">
            <text:p>-15.1366</text:p>
          </table:table-cell>
          <table:table-cell office:value-type="float" office:value="19.6528" calcext:value-type="float">
            <text:p>19.6528</text:p>
          </table:table-cell>
          <table:table-cell office:value-type="float" office:value="-5.21692" calcext:value-type="float">
            <text:p>-5.21692</text:p>
          </table:table-cell>
          <table:table-cell office:value-type="float" office:value="-2.4524" calcext:value-type="float">
            <text:p>-2.4524</text:p>
          </table:table-cell>
          <table:table-cell office:value-type="float" office:value="-0.598153" calcext:value-type="float">
            <text:p>-0.598153</text:p>
          </table:table-cell>
          <table:table-cell office:value-type="float" office:value="0.0542517" calcext:value-type="float">
            <text:p>0.0542517</text:p>
          </table:table-cell>
          <table:table-cell office:value-type="float" office:value="0.0657359" calcext:value-type="float">
            <text:p>0.0657359</text:p>
          </table:table-cell>
          <table:table-cell office:value-type="float" office:value="0.624744" calcext:value-type="float">
            <text:p>0.624744</text:p>
          </table:table-cell>
          <table:table-cell office:value-type="float" office:value="0.539149" calcext:value-type="float">
            <text:p>0.539149</text:p>
          </table:table-cell>
          <table:table-cell office:value-type="float" office:value="0.560235" calcext:value-type="float">
            <text:p>0.56023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9154" calcext:value-type="float">
            <text:p>-14.9154</text:p>
          </table:table-cell>
          <table:table-cell office:value-type="float" office:value="19.8565" calcext:value-type="float">
            <text:p>19.8565</text:p>
          </table:table-cell>
          <table:table-cell office:value-type="float" office:value="-5.2961" calcext:value-type="float">
            <text:p>-5.2961</text:p>
          </table:table-cell>
          <table:table-cell office:value-type="float" office:value="-2.47805" calcext:value-type="float">
            <text:p>-2.47805</text:p>
          </table:table-cell>
          <table:table-cell office:value-type="float" office:value="-0.593125" calcext:value-type="float">
            <text:p>-0.593125</text:p>
          </table:table-cell>
          <table:table-cell office:value-type="float" office:value="0.0543941" calcext:value-type="float">
            <text:p>0.0543941</text:p>
          </table:table-cell>
          <table:table-cell office:value-type="float" office:value="0.0655309" calcext:value-type="float">
            <text:p>0.0655309</text:p>
          </table:table-cell>
          <table:table-cell office:value-type="float" office:value="0.622593" calcext:value-type="float">
            <text:p>0.622593</text:p>
          </table:table-cell>
          <table:table-cell office:value-type="float" office:value="0.537154" calcext:value-type="float">
            <text:p>0.537154</text:p>
          </table:table-cell>
          <table:table-cell office:value-type="float" office:value="1.27738" calcext:value-type="float">
            <text:p>1.277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7323" calcext:value-type="float">
            <text:p>-14.7323</text:p>
          </table:table-cell>
          <table:table-cell office:value-type="float" office:value="20.0117" calcext:value-type="float">
            <text:p>20.0117</text:p>
          </table:table-cell>
          <table:table-cell office:value-type="float" office:value="-5.25196" calcext:value-type="float">
            <text:p>-5.25196</text:p>
          </table:table-cell>
          <table:table-cell office:value-type="float" office:value="-2.50271" calcext:value-type="float">
            <text:p>-2.50271</text:p>
          </table:table-cell>
          <table:table-cell office:value-type="float" office:value="-0.589683" calcext:value-type="float">
            <text:p>-0.589683</text:p>
          </table:table-cell>
          <table:table-cell office:value-type="float" office:value="0.0543752" calcext:value-type="float">
            <text:p>0.0543752</text:p>
          </table:table-cell>
          <table:table-cell office:value-type="float" office:value="0.065308" calcext:value-type="float">
            <text:p>0.065308</text:p>
          </table:table-cell>
          <table:table-cell office:value-type="float" office:value="0.620386" calcext:value-type="float">
            <text:p>0.620386</text:p>
          </table:table-cell>
          <table:table-cell office:value-type="float" office:value="0.535198" calcext:value-type="float">
            <text:p>0.535198</text:p>
          </table:table-cell>
          <table:table-cell office:value-type="float" office:value="6.49999" calcext:value-type="float">
            <text:p>6.4999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5892" calcext:value-type="float">
            <text:p>-14.5892</text:p>
          </table:table-cell>
          <table:table-cell office:value-type="float" office:value="20.1347" calcext:value-type="float">
            <text:p>20.1347</text:p>
          </table:table-cell>
          <table:table-cell office:value-type="float" office:value="-5.11551" calcext:value-type="float">
            <text:p>-5.11551</text:p>
          </table:table-cell>
          <table:table-cell office:value-type="float" office:value="-2.52256" calcext:value-type="float">
            <text:p>-2.52256</text:p>
          </table:table-cell>
          <table:table-cell office:value-type="float" office:value="-0.580967" calcext:value-type="float">
            <text:p>-0.580967</text:p>
          </table:table-cell>
          <table:table-cell office:value-type="float" office:value="0.0541839" calcext:value-type="float">
            <text:p>0.0541839</text:p>
          </table:table-cell>
          <table:table-cell office:value-type="float" office:value="0.0650813" calcext:value-type="float">
            <text:p>0.0650813</text:p>
          </table:table-cell>
          <table:table-cell office:value-type="float" office:value="0.618101" calcext:value-type="float">
            <text:p>0.618101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2.2095" calcext:value-type="float">
            <text:p>2.20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4.3954" calcext:value-type="float">
            <text:p>-14.3954</text:p>
          </table:table-cell>
          <table:table-cell office:value-type="float" office:value="20.2784" calcext:value-type="float">
            <text:p>20.2784</text:p>
          </table:table-cell>
          <table:table-cell office:value-type="float" office:value="-5.08739" calcext:value-type="float">
            <text:p>-5.08739</text:p>
          </table:table-cell>
          <table:table-cell office:value-type="float" office:value="-2.53882" calcext:value-type="float">
            <text:p>-2.53882</text:p>
          </table:table-cell>
          <table:table-cell office:value-type="float" office:value="-0.553608" calcext:value-type="float">
            <text:p>-0.553608</text:p>
          </table:table-cell>
          <table:table-cell office:value-type="float" office:value="0.0540398" calcext:value-type="float">
            <text:p>0.0540398</text:p>
          </table:table-cell>
          <table:table-cell office:value-type="float" office:value="0.0648746" calcext:value-type="float">
            <text:p>0.0648746</text:p>
          </table:table-cell>
          <table:table-cell office:value-type="float" office:value="0.615862" calcext:value-type="float">
            <text:p>0.615862</text:p>
          </table:table-cell>
          <table:table-cell office:value-type="float" office:value="0.531441" calcext:value-type="float">
            <text:p>0.531441</text:p>
          </table:table-cell>
          <table:table-cell office:value-type="float" office:value="2.73178" calcext:value-type="float">
            <text:p>2.731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4.1482" calcext:value-type="float">
            <text:p>-14.1482</text:p>
          </table:table-cell>
          <table:table-cell office:value-type="float" office:value="20.4447" calcext:value-type="float">
            <text:p>20.4447</text:p>
          </table:table-cell>
          <table:table-cell office:value-type="float" office:value="-5.17005" calcext:value-type="float">
            <text:p>-5.17005</text:p>
          </table:table-cell>
          <table:table-cell office:value-type="float" office:value="-2.5684" calcext:value-type="float">
            <text:p>-2.5684</text:p>
          </table:table-cell>
          <table:table-cell office:value-type="float" office:value="-0.554854" calcext:value-type="float">
            <text:p>-0.554854</text:p>
          </table:table-cell>
          <table:table-cell office:value-type="float" office:value="0.053845" calcext:value-type="float">
            <text:p>0.053845</text:p>
          </table:table-cell>
          <table:table-cell office:value-type="float" office:value="0.0646397" calcext:value-type="float">
            <text:p>0.0646397</text:p>
          </table:table-cell>
          <table:table-cell office:value-type="float" office:value="0.613628" calcext:value-type="float">
            <text:p>0.613628</text:p>
          </table:table-cell>
          <table:table-cell office:value-type="float" office:value="0.529533" calcext:value-type="float">
            <text:p>0.529533</text:p>
          </table:table-cell>
          <table:table-cell office:value-type="float" office:value="0.637922" calcext:value-type="float">
            <text:p>0.6379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9219" calcext:value-type="float">
            <text:p>-13.9219</text:p>
          </table:table-cell>
          <table:table-cell office:value-type="float" office:value="20.5718" calcext:value-type="float">
            <text:p>20.5718</text:p>
          </table:table-cell>
          <table:table-cell office:value-type="float" office:value="-5.16979" calcext:value-type="float">
            <text:p>-5.16979</text:p>
          </table:table-cell>
          <table:table-cell office:value-type="float" office:value="-2.60275" calcext:value-type="float">
            <text:p>-2.60275</text:p>
          </table:table-cell>
          <table:table-cell office:value-type="float" office:value="-0.565595" calcext:value-type="float">
            <text:p>-0.565595</text:p>
          </table:table-cell>
          <table:table-cell office:value-type="float" office:value="0.0536612" calcext:value-type="float">
            <text:p>0.0536612</text:p>
          </table:table-cell>
          <table:table-cell office:value-type="float" office:value="0.0644214" calcext:value-type="float">
            <text:p>0.0644214</text:p>
          </table:table-cell>
          <table:table-cell office:value-type="float" office:value="0.611424" calcext:value-type="float">
            <text:p>0.611424</text:p>
          </table:table-cell>
          <table:table-cell office:value-type="float" office:value="0.527677" calcext:value-type="float">
            <text:p>0.527677</text:p>
          </table:table-cell>
          <table:table-cell office:value-type="float" office:value="0.34787" calcext:value-type="float">
            <text:p>0.347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7301" calcext:value-type="float">
            <text:p>-13.7301</text:p>
          </table:table-cell>
          <table:table-cell office:value-type="float" office:value="20.7072" calcext:value-type="float">
            <text:p>20.7072</text:p>
          </table:table-cell>
          <table:table-cell office:value-type="float" office:value="-5.12917" calcext:value-type="float">
            <text:p>-5.12917</text:p>
          </table:table-cell>
          <table:table-cell office:value-type="float" office:value="-2.6229" calcext:value-type="float">
            <text:p>-2.6229</text:p>
          </table:table-cell>
          <table:table-cell office:value-type="float" office:value="-0.557594" calcext:value-type="float">
            <text:p>-0.557594</text:p>
          </table:table-cell>
          <table:table-cell office:value-type="float" office:value="0.0534904" calcext:value-type="float">
            <text:p>0.0534904</text:p>
          </table:table-cell>
          <table:table-cell office:value-type="float" office:value="0.0642031" calcext:value-type="float">
            <text:p>0.0642031</text:p>
          </table:table-cell>
          <table:table-cell office:value-type="float" office:value="0.609238" calcext:value-type="float">
            <text:p>0.609238</text:p>
          </table:table-cell>
          <table:table-cell office:value-type="float" office:value="0.525829" calcext:value-type="float">
            <text:p>0.525829</text:p>
          </table:table-cell>
          <table:table-cell office:value-type="float" office:value="0.942081" calcext:value-type="float">
            <text:p>0.9420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5027" calcext:value-type="float">
            <text:p>-13.5027</text:p>
          </table:table-cell>
          <table:table-cell office:value-type="float" office:value="20.8243" calcext:value-type="float">
            <text:p>20.8243</text:p>
          </table:table-cell>
          <table:table-cell office:value-type="float" office:value="-5.12825" calcext:value-type="float">
            <text:p>-5.12825</text:p>
          </table:table-cell>
          <table:table-cell office:value-type="float" office:value="-2.65655" calcext:value-type="float">
            <text:p>-2.65655</text:p>
          </table:table-cell>
          <table:table-cell office:value-type="float" office:value="-0.568735" calcext:value-type="float">
            <text:p>-0.568735</text:p>
          </table:table-cell>
          <table:table-cell office:value-type="float" office:value="0.0533171" calcext:value-type="float">
            <text:p>0.0533171</text:p>
          </table:table-cell>
          <table:table-cell office:value-type="float" office:value="0.0640114" calcext:value-type="float">
            <text:p>0.0640114</text:p>
          </table:table-cell>
          <table:table-cell office:value-type="float" office:value="0.607074" calcext:value-type="float">
            <text:p>0.607074</text:p>
          </table:table-cell>
          <table:table-cell office:value-type="float" office:value="0.524037" calcext:value-type="float">
            <text:p>0.524037</text:p>
          </table:table-cell>
          <table:table-cell office:value-type="float" office:value="0.136479" calcext:value-type="float">
            <text:p>0.1364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3.2563" calcext:value-type="float">
            <text:p>-13.2563</text:p>
          </table:table-cell>
          <table:table-cell office:value-type="float" office:value="20.9511" calcext:value-type="float">
            <text:p>20.9511</text:p>
          </table:table-cell>
          <table:table-cell office:value-type="float" office:value="-5.16769" calcext:value-type="float">
            <text:p>-5.16769</text:p>
          </table:table-cell>
          <table:table-cell office:value-type="float" office:value="-2.68558" calcext:value-type="float">
            <text:p>-2.68558</text:p>
          </table:table-cell>
          <table:table-cell office:value-type="float" office:value="-0.569001" calcext:value-type="float">
            <text:p>-0.569001</text:p>
          </table:table-cell>
          <table:table-cell office:value-type="float" office:value="0.0531293" calcext:value-type="float">
            <text:p>0.0531293</text:p>
          </table:table-cell>
          <table:table-cell office:value-type="float" office:value="0.063809" calcext:value-type="float">
            <text:p>0.063809</text:p>
          </table:table-cell>
          <table:table-cell office:value-type="float" office:value="0.60494" calcext:value-type="float">
            <text:p>0.60494</text:p>
          </table:table-cell>
          <table:table-cell office:value-type="float" office:value="0.522252" calcext:value-type="float">
            <text:p>0.522252</text:p>
          </table:table-cell>
          <table:table-cell office:value-type="float" office:value="0.145734" calcext:value-type="float">
            <text:p>0.1457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3.0102" calcext:value-type="float">
            <text:p>-13.0102</text:p>
          </table:table-cell>
          <table:table-cell office:value-type="float" office:value="21.0667" calcext:value-type="float">
            <text:p>21.0667</text:p>
          </table:table-cell>
          <table:table-cell office:value-type="float" office:value="-5.19016" calcext:value-type="float">
            <text:p>-5.19016</text:p>
          </table:table-cell>
          <table:table-cell office:value-type="float" office:value="-2.71152" calcext:value-type="float">
            <text:p>-2.71152</text:p>
          </table:table-cell>
          <table:table-cell office:value-type="float" office:value="-0.560906" calcext:value-type="float">
            <text:p>-0.560906</text:p>
          </table:table-cell>
          <table:table-cell office:value-type="float" office:value="0.0529605" calcext:value-type="float">
            <text:p>0.0529605</text:p>
          </table:table-cell>
          <table:table-cell office:value-type="float" office:value="0.0636085" calcext:value-type="float">
            <text:p>0.0636085</text:p>
          </table:table-cell>
          <table:table-cell office:value-type="float" office:value="0.602838" calcext:value-type="float">
            <text:p>0.602838</text:p>
          </table:table-cell>
          <table:table-cell office:value-type="float" office:value="0.52047" calcext:value-type="float">
            <text:p>0.52047</text:p>
          </table:table-cell>
          <table:table-cell office:value-type="float" office:value="2.30617" calcext:value-type="float">
            <text:p>2.306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7457" calcext:value-type="float">
            <text:p>-12.7457</text:p>
          </table:table-cell>
          <table:table-cell office:value-type="float" office:value="21.2093" calcext:value-type="float">
            <text:p>21.2093</text:p>
          </table:table-cell>
          <table:table-cell office:value-type="float" office:value="-5.27254" calcext:value-type="float">
            <text:p>-5.27254</text:p>
          </table:table-cell>
          <table:table-cell office:value-type="float" office:value="-2.73367" calcext:value-type="float">
            <text:p>-2.73367</text:p>
          </table:table-cell>
          <table:table-cell office:value-type="float" office:value="-0.554056" calcext:value-type="float">
            <text:p>-0.554056</text:p>
          </table:table-cell>
          <table:table-cell office:value-type="float" office:value="0.0529155" calcext:value-type="float">
            <text:p>0.0529155</text:p>
          </table:table-cell>
          <table:table-cell office:value-type="float" office:value="0.0633963" calcext:value-type="float">
            <text:p>0.0633963</text:p>
          </table:table-cell>
          <table:table-cell office:value-type="float" office:value="0.600823" calcext:value-type="float">
            <text:p>0.600823</text:p>
          </table:table-cell>
          <table:table-cell office:value-type="float" office:value="0.518665" calcext:value-type="float">
            <text:p>0.518665</text:p>
          </table:table-cell>
          <table:table-cell office:value-type="float" office:value="1.11335" calcext:value-type="float">
            <text:p>1.113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2.5177" calcext:value-type="float">
            <text:p>-12.5177</text:p>
          </table:table-cell>
          <table:table-cell office:value-type="float" office:value="21.3277" calcext:value-type="float">
            <text:p>21.3277</text:p>
          </table:table-cell>
          <table:table-cell office:value-type="float" office:value="-5.25398" calcext:value-type="float">
            <text:p>-5.25398</text:p>
          </table:table-cell>
          <table:table-cell office:value-type="float" office:value="-2.74367" calcext:value-type="float">
            <text:p>-2.74367</text:p>
          </table:table-cell>
          <table:table-cell office:value-type="float" office:value="-0.519989" calcext:value-type="float">
            <text:p>-0.519989</text:p>
          </table:table-cell>
          <table:table-cell office:value-type="float" office:value="0.0528203" calcext:value-type="float">
            <text:p>0.0528203</text:p>
          </table:table-cell>
          <table:table-cell office:value-type="float" office:value="0.0632211" calcext:value-type="float">
            <text:p>0.0632211</text:p>
          </table:table-cell>
          <table:table-cell office:value-type="float" office:value="0.598776" calcext:value-type="float">
            <text:p>0.598776</text:p>
          </table:table-cell>
          <table:table-cell office:value-type="float" office:value="0.516886" calcext:value-type="float">
            <text:p>0.516886</text:p>
          </table:table-cell>
          <table:table-cell office:value-type="float" office:value="1.05092" calcext:value-type="float">
            <text:p>1.050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2.239" calcext:value-type="float">
            <text:p>-12.239</text:p>
          </table:table-cell>
          <table:table-cell office:value-type="float" office:value="21.4543" calcext:value-type="float">
            <text:p>21.4543</text:p>
          </table:table-cell>
          <table:table-cell office:value-type="float" office:value="-5.33855" calcext:value-type="float">
            <text:p>-5.33855</text:p>
          </table:table-cell>
          <table:table-cell office:value-type="float" office:value="-2.76706" calcext:value-type="float">
            <text:p>-2.76706</text:p>
          </table:table-cell>
          <table:table-cell office:value-type="float" office:value="-0.516477" calcext:value-type="float">
            <text:p>-0.516477</text:p>
          </table:table-cell>
          <table:table-cell office:value-type="float" office:value="0.0530063" calcext:value-type="float">
            <text:p>0.0530063</text:p>
          </table:table-cell>
          <table:table-cell office:value-type="float" office:value="0.0631892" calcext:value-type="float">
            <text:p>0.0631892</text:p>
          </table:table-cell>
          <table:table-cell office:value-type="float" office:value="0.596845" calcext:value-type="float">
            <text:p>0.596845</text:p>
          </table:table-cell>
          <table:table-cell office:value-type="float" office:value="0.515163" calcext:value-type="float">
            <text:p>0.515163</text:p>
          </table:table-cell>
          <table:table-cell office:value-type="float" office:value="0.725508" calcext:value-type="float">
            <text:p>0.7255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9713" calcext:value-type="float">
            <text:p>-11.9713</text:p>
          </table:table-cell>
          <table:table-cell office:value-type="float" office:value="21.5368" calcext:value-type="float">
            <text:p>21.5368</text:p>
          </table:table-cell>
          <table:table-cell office:value-type="float" office:value="-5.36138" calcext:value-type="float">
            <text:p>-5.36138</text:p>
          </table:table-cell>
          <table:table-cell office:value-type="float" office:value="-2.80249" calcext:value-type="float">
            <text:p>-2.80249</text:p>
          </table:table-cell>
          <table:table-cell office:value-type="float" office:value="-0.531454" calcext:value-type="float">
            <text:p>-0.531454</text:p>
          </table:table-cell>
          <table:table-cell office:value-type="float" office:value="0.053474" calcext:value-type="float">
            <text:p>0.053474</text:p>
          </table:table-cell>
          <table:table-cell office:value-type="float" office:value="0.0631129" calcext:value-type="float">
            <text:p>0.0631129</text:p>
          </table:table-cell>
          <table:table-cell office:value-type="float" office:value="0.595016" calcext:value-type="float">
            <text:p>0.595016</text:p>
          </table:table-cell>
          <table:table-cell office:value-type="float" office:value="0.513423" calcext:value-type="float">
            <text:p>0.513423</text:p>
          </table:table-cell>
          <table:table-cell office:value-type="float" office:value="1.79178" calcext:value-type="float">
            <text:p>1.791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7796" calcext:value-type="float">
            <text:p>-11.7796</text:p>
          </table:table-cell>
          <table:table-cell office:value-type="float" office:value="21.6322" calcext:value-type="float">
            <text:p>21.6322</text:p>
          </table:table-cell>
          <table:table-cell office:value-type="float" office:value="-5.26597" calcext:value-type="float">
            <text:p>-5.26597</text:p>
          </table:table-cell>
          <table:table-cell office:value-type="float" office:value="-2.8176" calcext:value-type="float">
            <text:p>-2.8176</text:p>
          </table:table-cell>
          <table:table-cell office:value-type="float" office:value="-0.520698" calcext:value-type="float">
            <text:p>-0.520698</text:p>
          </table:table-cell>
          <table:table-cell office:value-type="float" office:value="0.0534388" calcext:value-type="float">
            <text:p>0.0534388</text:p>
          </table:table-cell>
          <table:table-cell office:value-type="float" office:value="0.0631096" calcext:value-type="float">
            <text:p>0.0631096</text:p>
          </table:table-cell>
          <table:table-cell office:value-type="float" office:value="0.593042" calcext:value-type="float">
            <text:p>0.593042</text:p>
          </table:table-cell>
          <table:table-cell office:value-type="float" office:value="0.511717" calcext:value-type="float">
            <text:p>0.511717</text:p>
          </table:table-cell>
          <table:table-cell office:value-type="float" office:value="3.05119" calcext:value-type="float">
            <text:p>3.051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5268" calcext:value-type="float">
            <text:p>-11.5268</text:p>
          </table:table-cell>
          <table:table-cell office:value-type="float" office:value="21.7159" calcext:value-type="float">
            <text:p>21.7159</text:p>
          </table:table-cell>
          <table:table-cell office:value-type="float" office:value="-5.27044" calcext:value-type="float">
            <text:p>-5.27044</text:p>
          </table:table-cell>
          <table:table-cell office:value-type="float" office:value="-2.84143" calcext:value-type="float">
            <text:p>-2.84143</text:p>
          </table:table-cell>
          <table:table-cell office:value-type="float" office:value="-0.515916" calcext:value-type="float">
            <text:p>-0.515916</text:p>
          </table:table-cell>
          <table:table-cell office:value-type="float" office:value="0.0534444" calcext:value-type="float">
            <text:p>0.0534444</text:p>
          </table:table-cell>
          <table:table-cell office:value-type="float" office:value="0.0631526" calcext:value-type="float">
            <text:p>0.0631526</text:p>
          </table:table-cell>
          <table:table-cell office:value-type="float" office:value="0.591094" calcext:value-type="float">
            <text:p>0.591094</text:p>
          </table:table-cell>
          <table:table-cell office:value-type="float" office:value="0.510041" calcext:value-type="float">
            <text:p>0.510041</text:p>
          </table:table-cell>
          <table:table-cell office:value-type="float" office:value="0.14064" calcext:value-type="float">
            <text:p>0.140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1.2557" calcext:value-type="float">
            <text:p>-11.2557</text:p>
          </table:table-cell>
          <table:table-cell office:value-type="float" office:value="21.7558" calcext:value-type="float">
            <text:p>21.7558</text:p>
          </table:table-cell>
          <table:table-cell office:value-type="float" office:value="-5.27382" calcext:value-type="float">
            <text:p>-5.27382</text:p>
          </table:table-cell>
          <table:table-cell office:value-type="float" office:value="-2.88002" calcext:value-type="float">
            <text:p>-2.88002</text:p>
          </table:table-cell>
          <table:table-cell office:value-type="float" office:value="-0.528901" calcext:value-type="float">
            <text:p>-0.528901</text:p>
          </table:table-cell>
          <table:table-cell office:value-type="float" office:value="0.053638" calcext:value-type="float">
            <text:p>0.053638</text:p>
          </table:table-cell>
          <table:table-cell office:value-type="float" office:value="0.0630203" calcext:value-type="float">
            <text:p>0.0630203</text:p>
          </table:table-cell>
          <table:table-cell office:value-type="float" office:value="0.589194" calcext:value-type="float">
            <text:p>0.589194</text:p>
          </table:table-cell>
          <table:table-cell office:value-type="float" office:value="0.50834" calcext:value-type="float">
            <text:p>0.50834</text:p>
          </table:table-cell>
          <table:table-cell office:value-type="float" office:value="2.32441" calcext:value-type="float">
            <text:p>2.324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1.0161" calcext:value-type="float">
            <text:p>-11.0161</text:p>
          </table:table-cell>
          <table:table-cell office:value-type="float" office:value="21.8306" calcext:value-type="float">
            <text:p>21.8306</text:p>
          </table:table-cell>
          <table:table-cell office:value-type="float" office:value="-5.24559" calcext:value-type="float">
            <text:p>-5.24559</text:p>
          </table:table-cell>
          <table:table-cell office:value-type="float" office:value="-2.89657" calcext:value-type="float">
            <text:p>-2.89657</text:p>
          </table:table-cell>
          <table:table-cell office:value-type="float" office:value="-0.510986" calcext:value-type="float">
            <text:p>-0.510986</text:p>
          </table:table-cell>
          <table:table-cell office:value-type="float" office:value="0.0537363" calcext:value-type="float">
            <text:p>0.0537363</text:p>
          </table:table-cell>
          <table:table-cell office:value-type="float" office:value="0.0629392" calcext:value-type="float">
            <text:p>0.0629392</text:p>
          </table:table-cell>
          <table:table-cell office:value-type="float" office:value="0.587274" calcext:value-type="float">
            <text:p>0.587274</text:p>
          </table:table-cell>
          <table:table-cell office:value-type="float" office:value="0.506676" calcext:value-type="float">
            <text:p>0.506676</text:p>
          </table:table-cell>
          <table:table-cell office:value-type="float" office:value="1.12472" calcext:value-type="float">
            <text:p>1.124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7928" calcext:value-type="float">
            <text:p>-10.7928</text:p>
          </table:table-cell>
          <table:table-cell office:value-type="float" office:value="21.8412" calcext:value-type="float">
            <text:p>21.8412</text:p>
          </table:table-cell>
          <table:table-cell office:value-type="float" office:value="-5.15352" calcext:value-type="float">
            <text:p>-5.15352</text:p>
          </table:table-cell>
          <table:table-cell office:value-type="float" office:value="-2.93426" calcext:value-type="float">
            <text:p>-2.93426</text:p>
          </table:table-cell>
          <table:table-cell office:value-type="float" office:value="-0.524328" calcext:value-type="float">
            <text:p>-0.524328</text:p>
          </table:table-cell>
          <table:table-cell office:value-type="float" office:value="0.0536521" calcext:value-type="float">
            <text:p>0.0536521</text:p>
          </table:table-cell>
          <table:table-cell office:value-type="float" office:value="0.0627321" calcext:value-type="float">
            <text:p>0.0627321</text:p>
          </table:table-cell>
          <table:table-cell office:value-type="float" office:value="0.585339" calcext:value-type="float">
            <text:p>0.585339</text:p>
          </table:table-cell>
          <table:table-cell office:value-type="float" office:value="0.50501" calcext:value-type="float">
            <text:p>0.50501</text:p>
          </table:table-cell>
          <table:table-cell office:value-type="float" office:value="2.20774" calcext:value-type="float">
            <text:p>2.207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0.5275" calcext:value-type="float">
            <text:p>-10.5275</text:p>
          </table:table-cell>
          <table:table-cell office:value-type="float" office:value="21.8866" calcext:value-type="float">
            <text:p>21.8866</text:p>
          </table:table-cell>
          <table:table-cell office:value-type="float" office:value="-5.18532" calcext:value-type="float">
            <text:p>-5.18532</text:p>
          </table:table-cell>
          <table:table-cell office:value-type="float" office:value="-2.96945" calcext:value-type="float">
            <text:p>-2.96945</text:p>
          </table:table-cell>
          <table:table-cell office:value-type="float" office:value="-0.54357" calcext:value-type="float">
            <text:p>-0.54357</text:p>
          </table:table-cell>
          <table:table-cell office:value-type="float" office:value="0.0536394" calcext:value-type="float">
            <text:p>0.0536394</text:p>
          </table:table-cell>
          <table:table-cell office:value-type="float" office:value="0.0625273" calcext:value-type="float">
            <text:p>0.0625273</text:p>
          </table:table-cell>
          <table:table-cell office:value-type="float" office:value="0.583437" calcext:value-type="float">
            <text:p>0.583437</text:p>
          </table:table-cell>
          <table:table-cell office:value-type="float" office:value="0.503384" calcext:value-type="float">
            <text:p>0.503384</text:p>
          </table:table-cell>
          <table:table-cell office:value-type="float" office:value="1.19448" calcext:value-type="float">
            <text:p>1.194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0.2543" calcext:value-type="float">
            <text:p>-10.2543</text:p>
          </table:table-cell>
          <table:table-cell office:value-type="float" office:value="21.9254" calcext:value-type="float">
            <text:p>21.9254</text:p>
          </table:table-cell>
          <table:table-cell office:value-type="float" office:value="-5.2146" calcext:value-type="float">
            <text:p>-5.2146</text:p>
          </table:table-cell>
          <table:table-cell office:value-type="float" office:value="-2.9988" calcext:value-type="float">
            <text:p>-2.9988</text:p>
          </table:table-cell>
          <table:table-cell office:value-type="float" office:value="-0.545437" calcext:value-type="float">
            <text:p>-0.545437</text:p>
          </table:table-cell>
          <table:table-cell office:value-type="float" office:value="0.053773" calcext:value-type="float">
            <text:p>0.053773</text:p>
          </table:table-cell>
          <table:table-cell office:value-type="float" office:value="0.0623279" calcext:value-type="float">
            <text:p>0.0623279</text:p>
          </table:table-cell>
          <table:table-cell office:value-type="float" office:value="0.581577" calcext:value-type="float">
            <text:p>0.581577</text:p>
          </table:table-cell>
          <table:table-cell office:value-type="float" office:value="0.501789" calcext:value-type="float">
            <text:p>0.501789</text:p>
          </table:table-cell>
          <table:table-cell office:value-type="float" office:value="0.210324" calcext:value-type="float">
            <text:p>0.2103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98855" calcext:value-type="float">
            <text:p>-9.98855</text:p>
          </table:table-cell>
          <table:table-cell office:value-type="float" office:value="21.9397" calcext:value-type="float">
            <text:p>21.9397</text:p>
          </table:table-cell>
          <table:table-cell office:value-type="float" office:value="-5.2187" calcext:value-type="float">
            <text:p>-5.2187</text:p>
          </table:table-cell>
          <table:table-cell office:value-type="float" office:value="-3.03414" calcext:value-type="float">
            <text:p>-3.03414</text:p>
          </table:table-cell>
          <table:table-cell office:value-type="float" office:value="-0.555729" calcext:value-type="float">
            <text:p>-0.555729</text:p>
          </table:table-cell>
          <table:table-cell office:value-type="float" office:value="0.0540079" calcext:value-type="float">
            <text:p>0.0540079</text:p>
          </table:table-cell>
          <table:table-cell office:value-type="float" office:value="0.0621806" calcext:value-type="float">
            <text:p>0.0621806</text:p>
          </table:table-cell>
          <table:table-cell office:value-type="float" office:value="0.579746" calcext:value-type="float">
            <text:p>0.579746</text:p>
          </table:table-cell>
          <table:table-cell office:value-type="float" office:value="0.500279" calcext:value-type="float">
            <text:p>0.500279</text:p>
          </table:table-cell>
          <table:table-cell office:value-type="float" office:value="1.90022" calcext:value-type="float">
            <text:p>1.900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74001" calcext:value-type="float">
            <text:p>-9.74001</text:p>
          </table:table-cell>
          <table:table-cell office:value-type="float" office:value="21.9633" calcext:value-type="float">
            <text:p>21.9633</text:p>
          </table:table-cell>
          <table:table-cell office:value-type="float" office:value="-5.19833" calcext:value-type="float">
            <text:p>-5.19833</text:p>
          </table:table-cell>
          <table:table-cell office:value-type="float" office:value="-3.06152" calcext:value-type="float">
            <text:p>-3.06152</text:p>
          </table:table-cell>
          <table:table-cell office:value-type="float" office:value="-0.555597" calcext:value-type="float">
            <text:p>-0.555597</text:p>
          </table:table-cell>
          <table:table-cell office:value-type="float" office:value="0.0541765" calcext:value-type="float">
            <text:p>0.0541765</text:p>
          </table:table-cell>
          <table:table-cell office:value-type="float" office:value="0.0620636" calcext:value-type="float">
            <text:p>0.0620636</text:p>
          </table:table-cell>
          <table:table-cell office:value-type="float" office:value="0.577915" calcext:value-type="float">
            <text:p>0.577915</text:p>
          </table:table-cell>
          <table:table-cell office:value-type="float" office:value="0.498809" calcext:value-type="float">
            <text:p>0.498809</text:p>
          </table:table-cell>
          <table:table-cell office:value-type="float" office:value="0.0590897" calcext:value-type="float">
            <text:p>0.05908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47666" calcext:value-type="float">
            <text:p>-9.47666</text:p>
          </table:table-cell>
          <table:table-cell office:value-type="float" office:value="21.9698" calcext:value-type="float">
            <text:p>21.9698</text:p>
          </table:table-cell>
          <table:table-cell office:value-type="float" office:value="-5.20987" calcext:value-type="float">
            <text:p>-5.20987</text:p>
          </table:table-cell>
          <table:table-cell office:value-type="float" office:value="-3.09684" calcext:value-type="float">
            <text:p>-3.09684</text:p>
          </table:table-cell>
          <table:table-cell office:value-type="float" office:value="-0.569286" calcext:value-type="float">
            <text:p>-0.569286</text:p>
          </table:table-cell>
          <table:table-cell office:value-type="float" office:value="0.0544136" calcext:value-type="float">
            <text:p>0.0544136</text:p>
          </table:table-cell>
          <table:table-cell office:value-type="float" office:value="0.0620413" calcext:value-type="float">
            <text:p>0.0620413</text:p>
          </table:table-cell>
          <table:table-cell office:value-type="float" office:value="0.576114" calcext:value-type="float">
            <text:p>0.576114</text:p>
          </table:table-cell>
          <table:table-cell office:value-type="float" office:value="0.49747" calcext:value-type="float">
            <text:p>0.49747</text:p>
          </table:table-cell>
          <table:table-cell office:value-type="float" office:value="0.213607" calcext:value-type="float">
            <text:p>0.2136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9.26054" calcext:value-type="float">
            <text:p>-9.26054</text:p>
          </table:table-cell>
          <table:table-cell office:value-type="float" office:value="22.0012" calcext:value-type="float">
            <text:p>22.0012</text:p>
          </table:table-cell>
          <table:table-cell office:value-type="float" office:value="-5.14092" calcext:value-type="float">
            <text:p>-5.14092</text:p>
          </table:table-cell>
          <table:table-cell office:value-type="float" office:value="-3.11575" calcext:value-type="float">
            <text:p>-3.11575</text:p>
          </table:table-cell>
          <table:table-cell office:value-type="float" office:value="-0.560549" calcext:value-type="float">
            <text:p>-0.560549</text:p>
          </table:table-cell>
          <table:table-cell office:value-type="float" office:value="0.0543517" calcext:value-type="float">
            <text:p>0.0543517</text:p>
          </table:table-cell>
          <table:table-cell office:value-type="float" office:value="0.0619497" calcext:value-type="float">
            <text:p>0.0619497</text:p>
          </table:table-cell>
          <table:table-cell office:value-type="float" office:value="0.574289" calcext:value-type="float">
            <text:p>0.574289</text:p>
          </table:table-cell>
          <table:table-cell office:value-type="float" office:value="0.496077" calcext:value-type="float">
            <text:p>0.496077</text:p>
          </table:table-cell>
          <table:table-cell office:value-type="float" office:value="2.64868" calcext:value-type="float">
            <text:p>2.648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9.00062" calcext:value-type="float">
            <text:p>-9.00062</text:p>
          </table:table-cell>
          <table:table-cell office:value-type="float" office:value="21.9924" calcext:value-type="float">
            <text:p>21.9924</text:p>
          </table:table-cell>
          <table:table-cell office:value-type="float" office:value="-5.15121" calcext:value-type="float">
            <text:p>-5.15121</text:p>
          </table:table-cell>
          <table:table-cell office:value-type="float" office:value="-3.15129" calcext:value-type="float">
            <text:p>-3.15129</text:p>
          </table:table-cell>
          <table:table-cell office:value-type="float" office:value="-0.573707" calcext:value-type="float">
            <text:p>-0.573707</text:p>
          </table:table-cell>
          <table:table-cell office:value-type="float" office:value="0.0543097" calcext:value-type="float">
            <text:p>0.0543097</text:p>
          </table:table-cell>
          <table:table-cell office:value-type="float" office:value="0.0619758" calcext:value-type="float">
            <text:p>0.0619758</text:p>
          </table:table-cell>
          <table:table-cell office:value-type="float" office:value="0.572484" calcext:value-type="float">
            <text:p>0.572484</text:p>
          </table:table-cell>
          <table:table-cell office:value-type="float" office:value="0.494833" calcext:value-type="float">
            <text:p>0.494833</text:p>
          </table:table-cell>
          <table:table-cell office:value-type="float" office:value="0.264281" calcext:value-type="float">
            <text:p>0.2642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71229" calcext:value-type="float">
            <text:p>-8.71229</text:p>
          </table:table-cell>
          <table:table-cell office:value-type="float" office:value="22.013" calcext:value-type="float">
            <text:p>22.013</text:p>
          </table:table-cell>
          <table:table-cell office:value-type="float" office:value="-5.21769" calcext:value-type="float">
            <text:p>-5.21769</text:p>
          </table:table-cell>
          <table:table-cell office:value-type="float" office:value="-3.17147" calcext:value-type="float">
            <text:p>-3.17147</text:p>
          </table:table-cell>
          <table:table-cell office:value-type="float" office:value="-0.563757" calcext:value-type="float">
            <text:p>-0.563757</text:p>
          </table:table-cell>
          <table:table-cell office:value-type="float" office:value="0.0545007" calcext:value-type="float">
            <text:p>0.0545007</text:p>
          </table:table-cell>
          <table:table-cell office:value-type="float" office:value="0.061913" calcext:value-type="float">
            <text:p>0.061913</text:p>
          </table:table-cell>
          <table:table-cell office:value-type="float" office:value="0.570739" calcext:value-type="float">
            <text:p>0.570739</text:p>
          </table:table-cell>
          <table:table-cell office:value-type="float" office:value="0.493543" calcext:value-type="float">
            <text:p>0.493543</text:p>
          </table:table-cell>
          <table:table-cell office:value-type="float" office:value="0.730373" calcext:value-type="float">
            <text:p>0.7303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8.44885" calcext:value-type="float">
            <text:p>-8.44885</text:p>
          </table:table-cell>
          <table:table-cell office:value-type="float" office:value="21.9934" calcext:value-type="float">
            <text:p>21.9934</text:p>
          </table:table-cell>
          <table:table-cell office:value-type="float" office:value="-5.25916" calcext:value-type="float">
            <text:p>-5.25916</text:p>
          </table:table-cell>
          <table:table-cell office:value-type="float" office:value="-3.21518" calcext:value-type="float">
            <text:p>-3.21518</text:p>
          </table:table-cell>
          <table:table-cell office:value-type="float" office:value="-0.599812" calcext:value-type="float">
            <text:p>-0.599812</text:p>
          </table:table-cell>
          <table:table-cell office:value-type="float" office:value="0.0547571" calcext:value-type="float">
            <text:p>0.0547571</text:p>
          </table:table-cell>
          <table:table-cell office:value-type="float" office:value="0.0619647" calcext:value-type="float">
            <text:p>0.0619647</text:p>
          </table:table-cell>
          <table:table-cell office:value-type="float" office:value="0.56905" calcext:value-type="float">
            <text:p>0.56905</text:p>
          </table:table-cell>
          <table:table-cell office:value-type="float" office:value="0.4926" calcext:value-type="float">
            <text:p>0.4926</text:p>
          </table:table-cell>
          <table:table-cell office:value-type="float" office:value="4.2158" calcext:value-type="float">
            <text:p>4.215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8.15617" calcext:value-type="float">
            <text:p>-8.15617</text:p>
          </table:table-cell>
          <table:table-cell office:value-type="float" office:value="22.0029" calcext:value-type="float">
            <text:p>22.0029</text:p>
          </table:table-cell>
          <table:table-cell office:value-type="float" office:value="-5.32494" calcext:value-type="float">
            <text:p>-5.32494</text:p>
          </table:table-cell>
          <table:table-cell office:value-type="float" office:value="-3.23377" calcext:value-type="float">
            <text:p>-3.23377</text:p>
          </table:table-cell>
          <table:table-cell office:value-type="float" office:value="-0.586809" calcext:value-type="float">
            <text:p>-0.586809</text:p>
          </table:table-cell>
          <table:table-cell office:value-type="float" office:value="0.0554407" calcext:value-type="float">
            <text:p>0.0554407</text:p>
          </table:table-cell>
          <table:table-cell office:value-type="float" office:value="0.0619131" calcext:value-type="float">
            <text:p>0.0619131</text:p>
          </table:table-cell>
          <table:table-cell office:value-type="float" office:value="0.56749" calcext:value-type="float">
            <text:p>0.56749</text:p>
          </table:table-cell>
          <table:table-cell office:value-type="float" office:value="0.491585" calcext:value-type="float">
            <text:p>0.491585</text:p>
          </table:table-cell>
          <table:table-cell office:value-type="float" office:value="1.07659" calcext:value-type="float">
            <text:p>1.076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88184" calcext:value-type="float">
            <text:p>-7.88184</text:p>
          </table:table-cell>
          <table:table-cell office:value-type="float" office:value="21.9978" calcext:value-type="float">
            <text:p>21.9978</text:p>
          </table:table-cell>
          <table:table-cell office:value-type="float" office:value="-5.34248" calcext:value-type="float">
            <text:p>-5.34248</text:p>
          </table:table-cell>
          <table:table-cell office:value-type="float" office:value="-3.25317" calcext:value-type="float">
            <text:p>-3.25317</text:p>
          </table:table-cell>
          <table:table-cell office:value-type="float" office:value="-0.573209" calcext:value-type="float">
            <text:p>-0.573209</text:p>
          </table:table-cell>
          <table:table-cell office:value-type="float" office:value="0.0563816" calcext:value-type="float">
            <text:p>0.0563816</text:p>
          </table:table-cell>
          <table:table-cell office:value-type="float" office:value="0.0618223" calcext:value-type="float">
            <text:p>0.0618223</text:p>
          </table:table-cell>
          <table:table-cell office:value-type="float" office:value="0.565982" calcext:value-type="float">
            <text:p>0.565982</text:p>
          </table:table-cell>
          <table:table-cell office:value-type="float" office:value="0.490512" calcext:value-type="float">
            <text:p>0.490512</text:p>
          </table:table-cell>
          <table:table-cell office:value-type="float" office:value="3.05582" calcext:value-type="float">
            <text:p>3.055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64971" calcext:value-type="float">
            <text:p>-7.64971</text:p>
          </table:table-cell>
          <table:table-cell office:value-type="float" office:value="21.9863" calcext:value-type="float">
            <text:p>21.9863</text:p>
          </table:table-cell>
          <table:table-cell office:value-type="float" office:value="-5.28658" calcext:value-type="float">
            <text:p>-5.28658</text:p>
          </table:table-cell>
          <table:table-cell office:value-type="float" office:value="-3.27522" calcext:value-type="float">
            <text:p>-3.27522</text:p>
          </table:table-cell>
          <table:table-cell office:value-type="float" office:value="-0.567416" calcext:value-type="float">
            <text:p>-0.567416</text:p>
          </table:table-cell>
          <table:table-cell office:value-type="float" office:value="0.0569791" calcext:value-type="float">
            <text:p>0.0569791</text:p>
          </table:table-cell>
          <table:table-cell office:value-type="float" office:value="0.0616997" calcext:value-type="float">
            <text:p>0.0616997</text:p>
          </table:table-cell>
          <table:table-cell office:value-type="float" office:value="0.564379" calcext:value-type="float">
            <text:p>0.564379</text:p>
          </table:table-cell>
          <table:table-cell office:value-type="float" office:value="0.489406" calcext:value-type="float">
            <text:p>0.489406</text:p>
          </table:table-cell>
          <table:table-cell office:value-type="float" office:value="1.74782" calcext:value-type="float">
            <text:p>1.747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7.38992" calcext:value-type="float">
            <text:p>-7.38992</text:p>
          </table:table-cell>
          <table:table-cell office:value-type="float" office:value="21.9341" calcext:value-type="float">
            <text:p>21.9341</text:p>
          </table:table-cell>
          <table:table-cell office:value-type="float" office:value="-5.31481" calcext:value-type="float">
            <text:p>-5.31481</text:p>
          </table:table-cell>
          <table:table-cell office:value-type="float" office:value="-3.31759" calcext:value-type="float">
            <text:p>-3.31759</text:p>
          </table:table-cell>
          <table:table-cell office:value-type="float" office:value="-0.596831" calcext:value-type="float">
            <text:p>-0.596831</text:p>
          </table:table-cell>
          <table:table-cell office:value-type="float" office:value="0.0576373" calcext:value-type="float">
            <text:p>0.0576373</text:p>
          </table:table-cell>
          <table:table-cell office:value-type="float" office:value="0.0617077" calcext:value-type="float">
            <text:p>0.0617077</text:p>
          </table:table-cell>
          <table:table-cell office:value-type="float" office:value="0.562808" calcext:value-type="float">
            <text:p>0.562808</text:p>
          </table:table-cell>
          <table:table-cell office:value-type="float" office:value="0.488702" calcext:value-type="float">
            <text:p>0.488702</text:p>
          </table:table-cell>
          <table:table-cell office:value-type="float" office:value="1.71744" calcext:value-type="float">
            <text:p>1.717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7.16512" calcext:value-type="float">
            <text:p>-7.16512</text:p>
          </table:table-cell>
          <table:table-cell office:value-type="float" office:value="21.8967" calcext:value-type="float">
            <text:p>21.8967</text:p>
          </table:table-cell>
          <table:table-cell office:value-type="float" office:value="-5.25" calcext:value-type="float">
            <text:p>-5.25</text:p>
          </table:table-cell>
          <table:table-cell office:value-type="float" office:value="-3.3448" calcext:value-type="float">
            <text:p>-3.3448</text:p>
          </table:table-cell>
          <table:table-cell office:value-type="float" office:value="-0.595326" calcext:value-type="float">
            <text:p>-0.595326</text:p>
          </table:table-cell>
          <table:table-cell office:value-type="float" office:value="0.0579537" calcext:value-type="float">
            <text:p>0.0579537</text:p>
          </table:table-cell>
          <table:table-cell office:value-type="float" office:value="0.0617515" calcext:value-type="float">
            <text:p>0.0617515</text:p>
          </table:table-cell>
          <table:table-cell office:value-type="float" office:value="0.561155" calcext:value-type="float">
            <text:p>0.561155</text:p>
          </table:table-cell>
          <table:table-cell office:value-type="float" office:value="0.488043" calcext:value-type="float">
            <text:p>0.488043</text:p>
          </table:table-cell>
          <table:table-cell office:value-type="float" office:value="1.19017" calcext:value-type="float">
            <text:p>1.1901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90213" calcext:value-type="float">
            <text:p>-6.90213</text:p>
          </table:table-cell>
          <table:table-cell office:value-type="float" office:value="21.849" calcext:value-type="float">
            <text:p>21.849</text:p>
          </table:table-cell>
          <table:table-cell office:value-type="float" office:value="-5.25397" calcext:value-type="float">
            <text:p>-5.25397</text:p>
          </table:table-cell>
          <table:table-cell office:value-type="float" office:value="-3.36886" calcext:value-type="float">
            <text:p>-3.36886</text:p>
          </table:table-cell>
          <table:table-cell office:value-type="float" office:value="-0.585562" calcext:value-type="float">
            <text:p>-0.585562</text:p>
          </table:table-cell>
          <table:table-cell office:value-type="float" office:value="0.0583791" calcext:value-type="float">
            <text:p>0.0583791</text:p>
          </table:table-cell>
          <table:table-cell office:value-type="float" office:value="0.0618656" calcext:value-type="float">
            <text:p>0.0618656</text:p>
          </table:table-cell>
          <table:table-cell office:value-type="float" office:value="0.559516" calcext:value-type="float">
            <text:p>0.559516</text:p>
          </table:table-cell>
          <table:table-cell office:value-type="float" office:value="0.487414" calcext:value-type="float">
            <text:p>0.487414</text:p>
          </table:table-cell>
          <table:table-cell office:value-type="float" office:value="0.594284" calcext:value-type="float">
            <text:p>0.5942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7371" calcext:value-type="float">
            <text:p>-6.7371</text:p>
          </table:table-cell>
          <table:table-cell office:value-type="float" office:value="21.7777" calcext:value-type="float">
            <text:p>21.7777</text:p>
          </table:table-cell>
          <table:table-cell office:value-type="float" office:value="-5.08967" calcext:value-type="float">
            <text:p>-5.08967</text:p>
          </table:table-cell>
          <table:table-cell office:value-type="float" office:value="-3.40746" calcext:value-type="float">
            <text:p>-3.40746</text:p>
          </table:table-cell>
          <table:table-cell office:value-type="float" office:value="-0.598498" calcext:value-type="float">
            <text:p>-0.598498</text:p>
          </table:table-cell>
          <table:table-cell office:value-type="float" office:value="0.0582297" calcext:value-type="float">
            <text:p>0.0582297</text:p>
          </table:table-cell>
          <table:table-cell office:value-type="float" office:value="0.0622216" calcext:value-type="float">
            <text:p>0.0622216</text:p>
          </table:table-cell>
          <table:table-cell office:value-type="float" office:value="0.557895" calcext:value-type="float">
            <text:p>0.557895</text:p>
          </table:table-cell>
          <table:table-cell office:value-type="float" office:value="0.486962" calcext:value-type="float">
            <text:p>0.486962</text:p>
          </table:table-cell>
          <table:table-cell office:value-type="float" office:value="3.18229" calcext:value-type="float">
            <text:p>3.182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52218" calcext:value-type="float">
            <text:p>-6.52218</text:p>
          </table:table-cell>
          <table:table-cell office:value-type="float" office:value="21.74" calcext:value-type="float">
            <text:p>21.74</text:p>
          </table:table-cell>
          <table:table-cell office:value-type="float" office:value="-4.97207" calcext:value-type="float">
            <text:p>-4.97207</text:p>
          </table:table-cell>
          <table:table-cell office:value-type="float" office:value="-3.41547" calcext:value-type="float">
            <text:p>-3.41547</text:p>
          </table:table-cell>
          <table:table-cell office:value-type="float" office:value="-0.555581" calcext:value-type="float">
            <text:p>-0.555581</text:p>
          </table:table-cell>
          <table:table-cell office:value-type="float" office:value="0.0580654" calcext:value-type="float">
            <text:p>0.0580654</text:p>
          </table:table-cell>
          <table:table-cell office:value-type="float" office:value="0.0624589" calcext:value-type="float">
            <text:p>0.0624589</text:p>
          </table:table-cell>
          <table:table-cell office:value-type="float" office:value="0.556432" calcext:value-type="float">
            <text:p>0.556432</text:p>
          </table:table-cell>
          <table:table-cell office:value-type="float" office:value="0.486053" calcext:value-type="float">
            <text:p>0.486053</text:p>
          </table:table-cell>
          <table:table-cell office:value-type="float" office:value="5.46402" calcext:value-type="float">
            <text:p>5.464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6.35383" calcext:value-type="float">
            <text:p>-6.35383</text:p>
          </table:table-cell>
          <table:table-cell office:value-type="float" office:value="21.6759" calcext:value-type="float">
            <text:p>21.6759</text:p>
          </table:table-cell>
          <table:table-cell office:value-type="float" office:value="-4.84515" calcext:value-type="float">
            <text:p>-4.84515</text:p>
          </table:table-cell>
          <table:table-cell office:value-type="float" office:value="-3.44769" calcext:value-type="float">
            <text:p>-3.44769</text:p>
          </table:table-cell>
          <table:table-cell office:value-type="float" office:value="-0.562887" calcext:value-type="float">
            <text:p>-0.562887</text:p>
          </table:table-cell>
          <table:table-cell office:value-type="float" office:value="0.0583281" calcext:value-type="float">
            <text:p>0.0583281</text:p>
          </table:table-cell>
          <table:table-cell office:value-type="float" office:value="0.0627735" calcext:value-type="float">
            <text:p>0.0627735</text:p>
          </table:table-cell>
          <table:table-cell office:value-type="float" office:value="0.555355" calcext:value-type="float">
            <text:p>0.555355</text:p>
          </table:table-cell>
          <table:table-cell office:value-type="float" office:value="0.485157" calcext:value-type="float">
            <text:p>0.485157</text:p>
          </table:table-cell>
          <table:table-cell office:value-type="float" office:value="2.53562" calcext:value-type="float">
            <text:p>2.535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6.12061" calcext:value-type="float">
            <text:p>-6.12061</text:p>
          </table:table-cell>
          <table:table-cell office:value-type="float" office:value="21.613" calcext:value-type="float">
            <text:p>21.613</text:p>
          </table:table-cell>
          <table:table-cell office:value-type="float" office:value="-4.78113" calcext:value-type="float">
            <text:p>-4.78113</text:p>
          </table:table-cell>
          <table:table-cell office:value-type="float" office:value="-3.45747" calcext:value-type="float">
            <text:p>-3.45747</text:p>
          </table:table-cell>
          <table:table-cell office:value-type="float" office:value="-0.522125" calcext:value-type="float">
            <text:p>-0.522125</text:p>
          </table:table-cell>
          <table:table-cell office:value-type="float" office:value="0.058719" calcext:value-type="float">
            <text:p>0.058719</text:p>
          </table:table-cell>
          <table:table-cell office:value-type="float" office:value="0.0631019" calcext:value-type="float">
            <text:p>0.0631019</text:p>
          </table:table-cell>
          <table:table-cell office:value-type="float" office:value="0.554445" calcext:value-type="float">
            <text:p>0.554445</text:p>
          </table:table-cell>
          <table:table-cell office:value-type="float" office:value="0.484002" calcext:value-type="float">
            <text:p>0.484002</text:p>
          </table:table-cell>
          <table:table-cell office:value-type="float" office:value="6.06748" calcext:value-type="float">
            <text:p>6.067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87761" calcext:value-type="float">
            <text:p>-5.87761</text:p>
          </table:table-cell>
          <table:table-cell office:value-type="float" office:value="21.565" calcext:value-type="float">
            <text:p>21.565</text:p>
          </table:table-cell>
          <table:table-cell office:value-type="float" office:value="-4.80638" calcext:value-type="float">
            <text:p>-4.80638</text:p>
          </table:table-cell>
          <table:table-cell office:value-type="float" office:value="-3.47154" calcext:value-type="float">
            <text:p>-3.47154</text:p>
          </table:table-cell>
          <table:table-cell office:value-type="float" office:value="-0.508908" calcext:value-type="float">
            <text:p>-0.508908</text:p>
          </table:table-cell>
          <table:table-cell office:value-type="float" office:value="0.0591227" calcext:value-type="float">
            <text:p>0.0591227</text:p>
          </table:table-cell>
          <table:table-cell office:value-type="float" office:value="0.0632616" calcext:value-type="float">
            <text:p>0.0632616</text:p>
          </table:table-cell>
          <table:table-cell office:value-type="float" office:value="0.553408" calcext:value-type="float">
            <text:p>0.553408</text:p>
          </table:table-cell>
          <table:table-cell office:value-type="float" office:value="0.48277" calcext:value-type="float">
            <text:p>0.48277</text:p>
          </table:table-cell>
          <table:table-cell office:value-type="float" office:value="0.986201" calcext:value-type="float">
            <text:p>0.9862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65562" calcext:value-type="float">
            <text:p>-5.65562</text:p>
          </table:table-cell>
          <table:table-cell office:value-type="float" office:value="21.4847" calcext:value-type="float">
            <text:p>21.4847</text:p>
          </table:table-cell>
          <table:table-cell office:value-type="float" office:value="-4.83192" calcext:value-type="float">
            <text:p>-4.83192</text:p>
          </table:table-cell>
          <table:table-cell office:value-type="float" office:value="-3.50423" calcext:value-type="float">
            <text:p>-3.50423</text:p>
          </table:table-cell>
          <table:table-cell office:value-type="float" office:value="-0.527186" calcext:value-type="float">
            <text:p>-0.527186</text:p>
          </table:table-cell>
          <table:table-cell office:value-type="float" office:value="0.0597615" calcext:value-type="float">
            <text:p>0.0597615</text:p>
          </table:table-cell>
          <table:table-cell office:value-type="float" office:value="0.063487" calcext:value-type="float">
            <text:p>0.063487</text:p>
          </table:table-cell>
          <table:table-cell office:value-type="float" office:value="0.552353" calcext:value-type="float">
            <text:p>0.552353</text:p>
          </table:table-cell>
          <table:table-cell office:value-type="float" office:value="0.481661" calcext:value-type="float">
            <text:p>0.481661</text:p>
          </table:table-cell>
          <table:table-cell office:value-type="float" office:value="2.71056" calcext:value-type="float">
            <text:p>2.710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5.36649" calcext:value-type="float">
            <text:p>-5.36649</text:p>
          </table:table-cell>
          <table:table-cell office:value-type="float" office:value="21.4368" calcext:value-type="float">
            <text:p>21.4368</text:p>
          </table:table-cell>
          <table:table-cell office:value-type="float" office:value="-4.93619" calcext:value-type="float">
            <text:p>-4.93619</text:p>
          </table:table-cell>
          <table:table-cell office:value-type="float" office:value="-3.50768" calcext:value-type="float">
            <text:p>-3.50768</text:p>
          </table:table-cell>
          <table:table-cell office:value-type="float" office:value="-0.50085" calcext:value-type="float">
            <text:p>-0.50085</text:p>
          </table:table-cell>
          <table:table-cell office:value-type="float" office:value="0.0599053" calcext:value-type="float">
            <text:p>0.0599053</text:p>
          </table:table-cell>
          <table:table-cell office:value-type="float" office:value="0.0634956" calcext:value-type="float">
            <text:p>0.0634956</text:p>
          </table:table-cell>
          <table:table-cell office:value-type="float" office:value="0.550957" calcext:value-type="float">
            <text:p>0.550957</text:p>
          </table:table-cell>
          <table:table-cell office:value-type="float" office:value="0.480439" calcext:value-type="float">
            <text:p>0.480439</text:p>
          </table:table-cell>
          <table:table-cell office:value-type="float" office:value="2.37193" calcext:value-type="float">
            <text:p>2.371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5.10347" calcext:value-type="float">
            <text:p>-5.10347</text:p>
          </table:table-cell>
          <table:table-cell office:value-type="float" office:value="21.3615" calcext:value-type="float">
            <text:p>21.3615</text:p>
          </table:table-cell>
          <table:table-cell office:value-type="float" office:value="-4.97705" calcext:value-type="float">
            <text:p>-4.97705</text:p>
          </table:table-cell>
          <table:table-cell office:value-type="float" office:value="-3.51916" calcext:value-type="float">
            <text:p>-3.51916</text:p>
          </table:table-cell>
          <table:table-cell office:value-type="float" office:value="-0.480644" calcext:value-type="float">
            <text:p>-0.480644</text:p>
          </table:table-cell>
          <table:table-cell office:value-type="float" office:value="0.0598901" calcext:value-type="float">
            <text:p>0.0598901</text:p>
          </table:table-cell>
          <table:table-cell office:value-type="float" office:value="0.0634635" calcext:value-type="float">
            <text:p>0.0634635</text:p>
          </table:table-cell>
          <table:table-cell office:value-type="float" office:value="0.549474" calcext:value-type="float">
            <text:p>0.549474</text:p>
          </table:table-cell>
          <table:table-cell office:value-type="float" office:value="0.479163" calcext:value-type="float">
            <text:p>0.479163</text:p>
          </table:table-cell>
          <table:table-cell office:value-type="float" office:value="7.74553" calcext:value-type="float">
            <text:p>7.745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86628" calcext:value-type="float">
            <text:p>-4.86628</text:p>
          </table:table-cell>
          <table:table-cell office:value-type="float" office:value="21.309" calcext:value-type="float">
            <text:p>21.309</text:p>
          </table:table-cell>
          <table:table-cell office:value-type="float" office:value="-4.97664" calcext:value-type="float">
            <text:p>-4.97664</text:p>
          </table:table-cell>
          <table:table-cell office:value-type="float" office:value="-3.52762" calcext:value-type="float">
            <text:p>-3.52762</text:p>
          </table:table-cell>
          <table:table-cell office:value-type="float" office:value="-0.46418" calcext:value-type="float">
            <text:p>-0.46418</text:p>
          </table:table-cell>
          <table:table-cell office:value-type="float" office:value="0.0598744" calcext:value-type="float">
            <text:p>0.0598744</text:p>
          </table:table-cell>
          <table:table-cell office:value-type="float" office:value="0.0633051" calcext:value-type="float">
            <text:p>0.0633051</text:p>
          </table:table-cell>
          <table:table-cell office:value-type="float" office:value="0.54797" calcext:value-type="float">
            <text:p>0.54797</text:p>
          </table:table-cell>
          <table:table-cell office:value-type="float" office:value="0.477825" calcext:value-type="float">
            <text:p>0.477825</text:p>
          </table:table-cell>
          <table:table-cell office:value-type="float" office:value="2.37671" calcext:value-type="float">
            <text:p>2.376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64864" calcext:value-type="float">
            <text:p>-4.64864</text:p>
          </table:table-cell>
          <table:table-cell office:value-type="float" office:value="21.2284" calcext:value-type="float">
            <text:p>21.2284</text:p>
          </table:table-cell>
          <table:table-cell office:value-type="float" office:value="-4.89068" calcext:value-type="float">
            <text:p>-4.89068</text:p>
          </table:table-cell>
          <table:table-cell office:value-type="float" office:value="-3.53429" calcext:value-type="float">
            <text:p>-3.53429</text:p>
          </table:table-cell>
          <table:table-cell office:value-type="float" office:value="-0.427868" calcext:value-type="float">
            <text:p>-0.427868</text:p>
          </table:table-cell>
          <table:table-cell office:value-type="float" office:value="0.0599656" calcext:value-type="float">
            <text:p>0.0599656</text:p>
          </table:table-cell>
          <table:table-cell office:value-type="float" office:value="0.0631303" calcext:value-type="float">
            <text:p>0.0631303</text:p>
          </table:table-cell>
          <table:table-cell office:value-type="float" office:value="0.546542" calcext:value-type="float">
            <text:p>0.546542</text:p>
          </table:table-cell>
          <table:table-cell office:value-type="float" office:value="0.476482" calcext:value-type="float">
            <text:p>0.476482</text:p>
          </table:table-cell>
          <table:table-cell office:value-type="float" office:value="4.64073" calcext:value-type="float">
            <text:p>4.6407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4.33771" calcext:value-type="float">
            <text:p>-4.33771</text:p>
          </table:table-cell>
          <table:table-cell office:value-type="float" office:value="21.2313" calcext:value-type="float">
            <text:p>21.2313</text:p>
          </table:table-cell>
          <table:table-cell office:value-type="float" office:value="-5.00636" calcext:value-type="float">
            <text:p>-5.00636</text:p>
          </table:table-cell>
          <table:table-cell office:value-type="float" office:value="-3.50775" calcext:value-type="float">
            <text:p>-3.50775</text:p>
          </table:table-cell>
          <table:table-cell office:value-type="float" office:value="-0.375644" calcext:value-type="float">
            <text:p>-0.375644</text:p>
          </table:table-cell>
          <table:table-cell office:value-type="float" office:value="0.0597977" calcext:value-type="float">
            <text:p>0.0597977</text:p>
          </table:table-cell>
          <table:table-cell office:value-type="float" office:value="0.0633227" calcext:value-type="float">
            <text:p>0.0633227</text:p>
          </table:table-cell>
          <table:table-cell office:value-type="float" office:value="0.545017" calcext:value-type="float">
            <text:p>0.545017</text:p>
          </table:table-cell>
          <table:table-cell office:value-type="float" office:value="0.475417" calcext:value-type="float">
            <text:p>0.475417</text:p>
          </table:table-cell>
          <table:table-cell office:value-type="float" office:value="12.0677" calcext:value-type="float">
            <text:p>12.06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4.08517" calcext:value-type="float">
            <text:p>-4.08517</text:p>
          </table:table-cell>
          <table:table-cell office:value-type="float" office:value="21.1573" calcext:value-type="float">
            <text:p>21.1573</text:p>
          </table:table-cell>
          <table:table-cell office:value-type="float" office:value="-5.02244" calcext:value-type="float">
            <text:p>-5.02244</text:p>
          </table:table-cell>
          <table:table-cell office:value-type="float" office:value="-3.51409" calcext:value-type="float">
            <text:p>-3.51409</text:p>
          </table:table-cell>
          <table:table-cell office:value-type="float" office:value="-0.357665" calcext:value-type="float">
            <text:p>-0.357665</text:p>
          </table:table-cell>
          <table:table-cell office:value-type="float" office:value="0.0596632" calcext:value-type="float">
            <text:p>0.0596632</text:p>
          </table:table-cell>
          <table:table-cell office:value-type="float" office:value="0.0637798" calcext:value-type="float">
            <text:p>0.0637798</text:p>
          </table:table-cell>
          <table:table-cell office:value-type="float" office:value="0.543546" calcext:value-type="float">
            <text:p>0.543546</text:p>
          </table:table-cell>
          <table:table-cell office:value-type="float" office:value="0.474539" calcext:value-type="float">
            <text:p>0.474539</text:p>
          </table:table-cell>
          <table:table-cell office:value-type="float" office:value="2.55974" calcext:value-type="float">
            <text:p>2.559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94113" calcext:value-type="float">
            <text:p>-3.94113</text:p>
          </table:table-cell>
          <table:table-cell office:value-type="float" office:value="21.0289" calcext:value-type="float">
            <text:p>21.0289</text:p>
          </table:table-cell>
          <table:table-cell office:value-type="float" office:value="-4.87953" calcext:value-type="float">
            <text:p>-4.87953</text:p>
          </table:table-cell>
          <table:table-cell office:value-type="float" office:value="-3.55867" calcext:value-type="float">
            <text:p>-3.55867</text:p>
          </table:table-cell>
          <table:table-cell office:value-type="float" office:value="-0.387215" calcext:value-type="float">
            <text:p>-0.387215</text:p>
          </table:table-cell>
          <table:table-cell office:value-type="float" office:value="0.0596497" calcext:value-type="float">
            <text:p>0.0596497</text:p>
          </table:table-cell>
          <table:table-cell office:value-type="float" office:value="0.0640315" calcext:value-type="float">
            <text:p>0.0640315</text:p>
          </table:table-cell>
          <table:table-cell office:value-type="float" office:value="0.542055" calcext:value-type="float">
            <text:p>0.542055</text:p>
          </table:table-cell>
          <table:table-cell office:value-type="float" office:value="0.47351" calcext:value-type="float">
            <text:p>0.47351</text:p>
          </table:table-cell>
          <table:table-cell office:value-type="float" office:value="3.07766" calcext:value-type="float">
            <text:p>3.077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71857" calcext:value-type="float">
            <text:p>-3.71857</text:p>
          </table:table-cell>
          <table:table-cell office:value-type="float" office:value="20.8879" calcext:value-type="float">
            <text:p>20.8879</text:p>
          </table:table-cell>
          <table:table-cell office:value-type="float" office:value="-4.96842" calcext:value-type="float">
            <text:p>-4.96842</text:p>
          </table:table-cell>
          <table:table-cell office:value-type="float" office:value="-3.60686" calcext:value-type="float">
            <text:p>-3.60686</text:p>
          </table:table-cell>
          <table:table-cell office:value-type="float" office:value="-0.439742" calcext:value-type="float">
            <text:p>-0.439742</text:p>
          </table:table-cell>
          <table:table-cell office:value-type="float" office:value="0.0596504" calcext:value-type="float">
            <text:p>0.0596504</text:p>
          </table:table-cell>
          <table:table-cell office:value-type="float" office:value="0.0640697" calcext:value-type="float">
            <text:p>0.0640697</text:p>
          </table:table-cell>
          <table:table-cell office:value-type="float" office:value="0.540562" calcext:value-type="float">
            <text:p>0.540562</text:p>
          </table:table-cell>
          <table:table-cell office:value-type="float" office:value="0.472223" calcext:value-type="float">
            <text:p>0.472223</text:p>
          </table:table-cell>
          <table:table-cell office:value-type="float" office:value="3.28292" calcext:value-type="float">
            <text:p>3.282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3.46375" calcext:value-type="float">
            <text:p>-3.46375</text:p>
          </table:table-cell>
          <table:table-cell office:value-type="float" office:value="20.7396" calcext:value-type="float">
            <text:p>20.7396</text:p>
          </table:table-cell>
          <table:table-cell office:value-type="float" office:value="-5.0434" calcext:value-type="float">
            <text:p>-5.0434</text:p>
          </table:table-cell>
          <table:table-cell office:value-type="float" office:value="-3.63439" calcext:value-type="float">
            <text:p>-3.63439</text:p>
          </table:table-cell>
          <table:table-cell office:value-type="float" office:value="-0.444477" calcext:value-type="float">
            <text:p>-0.444477</text:p>
          </table:table-cell>
          <table:table-cell office:value-type="float" office:value="0.0595213" calcext:value-type="float">
            <text:p>0.0595213</text:p>
          </table:table-cell>
          <table:table-cell office:value-type="float" office:value="0.0639596" calcext:value-type="float">
            <text:p>0.0639596</text:p>
          </table:table-cell>
          <table:table-cell office:value-type="float" office:value="0.539077" calcext:value-type="float">
            <text:p>0.539077</text:p>
          </table:table-cell>
          <table:table-cell office:value-type="float" office:value="0.470924" calcext:value-type="float">
            <text:p>0.470924</text:p>
          </table:table-cell>
          <table:table-cell office:value-type="float" office:value="2.81032" calcext:value-type="float">
            <text:p>2.810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3.25719" calcext:value-type="float">
            <text:p>-3.25719</text:p>
          </table:table-cell>
          <table:table-cell office:value-type="float" office:value="20.6255" calcext:value-type="float">
            <text:p>20.6255</text:p>
          </table:table-cell>
          <table:table-cell office:value-type="float" office:value="-4.99934" calcext:value-type="float">
            <text:p>-4.99934</text:p>
          </table:table-cell>
          <table:table-cell office:value-type="float" office:value="-3.65373" calcext:value-type="float">
            <text:p>-3.65373</text:p>
          </table:table-cell>
          <table:table-cell office:value-type="float" office:value="-0.437306" calcext:value-type="float">
            <text:p>-0.437306</text:p>
          </table:table-cell>
          <table:table-cell office:value-type="float" office:value="0.0594351" calcext:value-type="float">
            <text:p>0.0594351</text:p>
          </table:table-cell>
          <table:table-cell office:value-type="float" office:value="0.063877" calcext:value-type="float">
            <text:p>0.063877</text:p>
          </table:table-cell>
          <table:table-cell office:value-type="float" office:value="0.537603" calcext:value-type="float">
            <text:p>0.537603</text:p>
          </table:table-cell>
          <table:table-cell office:value-type="float" office:value="0.469637" calcext:value-type="float">
            <text:p>0.469637</text:p>
          </table:table-cell>
          <table:table-cell office:value-type="float" office:value="1.27881" calcext:value-type="float">
            <text:p>1.278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98263" calcext:value-type="float">
            <text:p>-2.98263</text:p>
          </table:table-cell>
          <table:table-cell office:value-type="float" office:value="20.5099" calcext:value-type="float">
            <text:p>20.5099</text:p>
          </table:table-cell>
          <table:table-cell office:value-type="float" office:value="-5.09439" calcext:value-type="float">
            <text:p>-5.09439</text:p>
          </table:table-cell>
          <table:table-cell office:value-type="float" office:value="-3.66148" calcext:value-type="float">
            <text:p>-3.66148</text:p>
          </table:table-cell>
          <table:table-cell office:value-type="float" office:value="-0.421171" calcext:value-type="float">
            <text:p>-0.421171</text:p>
          </table:table-cell>
          <table:table-cell office:value-type="float" office:value="0.059286" calcext:value-type="float">
            <text:p>0.059286</text:p>
          </table:table-cell>
          <table:table-cell office:value-type="float" office:value="0.0638394" calcext:value-type="float">
            <text:p>0.0638394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468363" calcext:value-type="float">
            <text:p>0.468363</text:p>
          </table:table-cell>
          <table:table-cell office:value-type="float" office:value="1.07314" calcext:value-type="float">
            <text:p>1.073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72815" calcext:value-type="float">
            <text:p>-2.72815</text:p>
          </table:table-cell>
          <table:table-cell office:value-type="float" office:value="20.3987" calcext:value-type="float">
            <text:p>20.3987</text:p>
          </table:table-cell>
          <table:table-cell office:value-type="float" office:value="-5.10234" calcext:value-type="float">
            <text:p>-5.10234</text:p>
          </table:table-cell>
          <table:table-cell office:value-type="float" office:value="-3.6616" calcext:value-type="float">
            <text:p>-3.6616</text:p>
          </table:table-cell>
          <table:table-cell office:value-type="float" office:value="-0.385951" calcext:value-type="float">
            <text:p>-0.385951</text:p>
          </table:table-cell>
          <table:table-cell office:value-type="float" office:value="0.0592725" calcext:value-type="float">
            <text:p>0.0592725</text:p>
          </table:table-cell>
          <table:table-cell office:value-type="float" office:value="0.0639064" calcext:value-type="float">
            <text:p>0.0639064</text:p>
          </table:table-cell>
          <table:table-cell office:value-type="float" office:value="0.534897" calcext:value-type="float">
            <text:p>0.534897</text:p>
          </table:table-cell>
          <table:table-cell office:value-type="float" office:value="0.467156" calcext:value-type="float">
            <text:p>0.467156</text:p>
          </table:table-cell>
          <table:table-cell office:value-type="float" office:value="6.97532" calcext:value-type="float">
            <text:p>6.975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547" calcext:value-type="float">
            <text:p>-2.547</text:p>
          </table:table-cell>
          <table:table-cell office:value-type="float" office:value="20.2519" calcext:value-type="float">
            <text:p>20.2519</text:p>
          </table:table-cell>
          <table:table-cell office:value-type="float" office:value="-5.0466" calcext:value-type="float">
            <text:p>-5.0466</text:p>
          </table:table-cell>
          <table:table-cell office:value-type="float" office:value="-3.69466" calcext:value-type="float">
            <text:p>-3.69466</text:p>
          </table:table-cell>
          <table:table-cell office:value-type="float" office:value="-0.401148" calcext:value-type="float">
            <text:p>-0.401148</text:p>
          </table:table-cell>
          <table:table-cell office:value-type="float" office:value="0.0591446" calcext:value-type="float">
            <text:p>0.0591446</text:p>
          </table:table-cell>
          <table:table-cell office:value-type="float" office:value="0.0638985" calcext:value-type="float">
            <text:p>0.0638985</text:p>
          </table:table-cell>
          <table:table-cell office:value-type="float" office:value="0.533503" calcext:value-type="float">
            <text:p>0.533503</text:p>
          </table:table-cell>
          <table:table-cell office:value-type="float" office:value="0.465925" calcext:value-type="float">
            <text:p>0.465925</text:p>
          </table:table-cell>
          <table:table-cell office:value-type="float" office:value="0.711077" calcext:value-type="float">
            <text:p>0.7110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32723" calcext:value-type="float">
            <text:p>-2.32723</text:p>
          </table:table-cell>
          <table:table-cell office:value-type="float" office:value="20.1089" calcext:value-type="float">
            <text:p>20.1089</text:p>
          </table:table-cell>
          <table:table-cell office:value-type="float" office:value="-5.09133" calcext:value-type="float">
            <text:p>-5.09133</text:p>
          </table:table-cell>
          <table:table-cell office:value-type="float" office:value="-3.72145" calcext:value-type="float">
            <text:p>-3.72145</text:p>
          </table:table-cell>
          <table:table-cell office:value-type="float" office:value="-0.416102" calcext:value-type="float">
            <text:p>-0.416102</text:p>
          </table:table-cell>
          <table:table-cell office:value-type="float" office:value="0.0590501" calcext:value-type="float">
            <text:p>0.0590501</text:p>
          </table:table-cell>
          <table:table-cell office:value-type="float" office:value="0.0638656" calcext:value-type="float">
            <text:p>0.0638656</text:p>
          </table:table-cell>
          <table:table-cell office:value-type="float" office:value="0.532145" calcext:value-type="float">
            <text:p>0.532145</text:p>
          </table:table-cell>
          <table:table-cell office:value-type="float" office:value="0.464678" calcext:value-type="float">
            <text:p>0.464678</text:p>
          </table:table-cell>
          <table:table-cell office:value-type="float" office:value="0.905331" calcext:value-type="float">
            <text:p>0.9053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2.13043" calcext:value-type="float">
            <text:p>-2.13043</text:p>
          </table:table-cell>
          <table:table-cell office:value-type="float" office:value="19.919" calcext:value-type="float">
            <text:p>19.919</text:p>
          </table:table-cell>
          <table:table-cell office:value-type="float" office:value="-5.09686" calcext:value-type="float">
            <text:p>-5.09686</text:p>
          </table:table-cell>
          <table:table-cell office:value-type="float" office:value="-3.76059" calcext:value-type="float">
            <text:p>-3.76059</text:p>
          </table:table-cell>
          <table:table-cell office:value-type="float" office:value="-0.435072" calcext:value-type="float">
            <text:p>-0.435072</text:p>
          </table:table-cell>
          <table:table-cell office:value-type="float" office:value="0.05893" calcext:value-type="float">
            <text:p>0.05893</text:p>
          </table:table-cell>
          <table:table-cell office:value-type="float" office:value="0.0636991" calcext:value-type="float">
            <text:p>0.0636991</text:p>
          </table:table-cell>
          <table:table-cell office:value-type="float" office:value="0.530752" calcext:value-type="float">
            <text:p>0.530752</text:p>
          </table:table-cell>
          <table:table-cell office:value-type="float" office:value="0.46348" calcext:value-type="float">
            <text:p>0.46348</text:p>
          </table:table-cell>
          <table:table-cell office:value-type="float" office:value="3.3424" calcext:value-type="float">
            <text:p>3.34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92873" calcext:value-type="float">
            <text:p>-1.92873</text:p>
          </table:table-cell>
          <table:table-cell office:value-type="float" office:value="19.7464" calcext:value-type="float">
            <text:p>19.7464</text:p>
          </table:table-cell>
          <table:table-cell office:value-type="float" office:value="-5.12362" calcext:value-type="float">
            <text:p>-5.12362</text:p>
          </table:table-cell>
          <table:table-cell office:value-type="float" office:value="-3.7935" calcext:value-type="float">
            <text:p>-3.7935</text:p>
          </table:table-cell>
          <table:table-cell office:value-type="float" office:value="-0.451451" calcext:value-type="float">
            <text:p>-0.451451</text:p>
          </table:table-cell>
          <table:table-cell office:value-type="float" office:value="0.0588083" calcext:value-type="float">
            <text:p>0.0588083</text:p>
          </table:table-cell>
          <table:table-cell office:value-type="float" office:value="0.0635433" calcext:value-type="float">
            <text:p>0.0635433</text:p>
          </table:table-cell>
          <table:table-cell office:value-type="float" office:value="0.529358" calcext:value-type="float">
            <text:p>0.529358</text:p>
          </table:table-cell>
          <table:table-cell office:value-type="float" office:value="0.462398" calcext:value-type="float">
            <text:p>0.462398</text:p>
          </table:table-cell>
          <table:table-cell office:value-type="float" office:value="1.37872" calcext:value-type="float">
            <text:p>1.378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70457" calcext:value-type="float">
            <text:p>-1.70457</text:p>
          </table:table-cell>
          <table:table-cell office:value-type="float" office:value="19.5828" calcext:value-type="float">
            <text:p>19.5828</text:p>
          </table:table-cell>
          <table:table-cell office:value-type="float" office:value="-5.16413" calcext:value-type="float">
            <text:p>-5.16413</text:p>
          </table:table-cell>
          <table:table-cell office:value-type="float" office:value="-3.81273" calcext:value-type="float">
            <text:p>-3.81273</text:p>
          </table:table-cell>
          <table:table-cell office:value-type="float" office:value="-0.447164" calcext:value-type="float">
            <text:p>-0.447164</text:p>
          </table:table-cell>
          <table:table-cell office:value-type="float" office:value="0.0587749" calcext:value-type="float">
            <text:p>0.0587749</text:p>
          </table:table-cell>
          <table:table-cell office:value-type="float" office:value="0.0634183" calcext:value-type="float">
            <text:p>0.0634183</text:p>
          </table:table-cell>
          <table:table-cell office:value-type="float" office:value="0.527997" calcext:value-type="float">
            <text:p>0.527997</text:p>
          </table:table-cell>
          <table:table-cell office:value-type="float" office:value="0.461387" calcext:value-type="float">
            <text:p>0.461387</text:p>
          </table:table-cell>
          <table:table-cell office:value-type="float" office:value="0.268325" calcext:value-type="float">
            <text:p>0.2683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48687" calcext:value-type="float">
            <text:p>-1.48687</text:p>
          </table:table-cell>
          <table:table-cell office:value-type="float" office:value="19.4" calcext:value-type="float">
            <text:p>19.4</text:p>
          </table:table-cell>
          <table:table-cell office:value-type="float" office:value="-5.23834" calcext:value-type="float">
            <text:p>-5.23834</text:p>
          </table:table-cell>
          <table:table-cell office:value-type="float" office:value="-3.84193" calcext:value-type="float">
            <text:p>-3.84193</text:p>
          </table:table-cell>
          <table:table-cell office:value-type="float" office:value="-0.46126" calcext:value-type="float">
            <text:p>-0.46126</text:p>
          </table:table-cell>
          <table:table-cell office:value-type="float" office:value="0.058859" calcext:value-type="float">
            <text:p>0.058859</text:p>
          </table:table-cell>
          <table:table-cell office:value-type="float" office:value="0.0634098" calcext:value-type="float">
            <text:p>0.0634098</text:p>
          </table:table-cell>
          <table:table-cell office:value-type="float" office:value="0.526667" calcext:value-type="float">
            <text:p>0.526667</text:p>
          </table:table-cell>
          <table:table-cell office:value-type="float" office:value="0.46064" calcext:value-type="float">
            <text:p>0.46064</text:p>
          </table:table-cell>
          <table:table-cell office:value-type="float" office:value="2.50437" calcext:value-type="float">
            <text:p>2.504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30835" calcext:value-type="float">
            <text:p>-1.30835</text:p>
          </table:table-cell>
          <table:table-cell office:value-type="float" office:value="19.2464" calcext:value-type="float">
            <text:p>19.2464</text:p>
          </table:table-cell>
          <table:table-cell office:value-type="float" office:value="-5.19413" calcext:value-type="float">
            <text:p>-5.19413</text:p>
          </table:table-cell>
          <table:table-cell office:value-type="float" office:value="-3.8649" calcext:value-type="float">
            <text:p>-3.8649</text:p>
          </table:table-cell>
          <table:table-cell office:value-type="float" office:value="-0.4621" calcext:value-type="float">
            <text:p>-0.4621</text:p>
          </table:table-cell>
          <table:table-cell office:value-type="float" office:value="0.0588544" calcext:value-type="float">
            <text:p>0.0588544</text:p>
          </table:table-cell>
          <table:table-cell office:value-type="float" office:value="0.063388" calcext:value-type="float">
            <text:p>0.063388</text:p>
          </table:table-cell>
          <table:table-cell office:value-type="float" office:value="0.525307" calcext:value-type="float">
            <text:p>0.525307</text:p>
          </table:table-cell>
          <table:table-cell office:value-type="float" office:value="0.45988" calcext:value-type="float">
            <text:p>0.45988</text:p>
          </table:table-cell>
          <table:table-cell office:value-type="float" office:value="0.679299" calcext:value-type="float">
            <text:p>0.6792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1.11343" calcext:value-type="float">
            <text:p>-1.11343</text:p>
          </table:table-cell>
          <table:table-cell office:value-type="float" office:value="19.0643" calcext:value-type="float">
            <text:p>19.0643</text:p>
          </table:table-cell>
          <table:table-cell office:value-type="float" office:value="-5.20194" calcext:value-type="float">
            <text:p>-5.20194</text:p>
          </table:table-cell>
          <table:table-cell office:value-type="float" office:value="-3.88944" calcext:value-type="float">
            <text:p>-3.88944</text:p>
          </table:table-cell>
          <table:table-cell office:value-type="float" office:value="-0.462835" calcext:value-type="float">
            <text:p>-0.462835</text:p>
          </table:table-cell>
          <table:table-cell office:value-type="float" office:value="0.0588728" calcext:value-type="float">
            <text:p>0.0588728</text:p>
          </table:table-cell>
          <table:table-cell office:value-type="float" office:value="0.0634954" calcext:value-type="float">
            <text:p>0.0634954</text:p>
          </table:table-cell>
          <table:table-cell office:value-type="float" office:value="0.523951" calcext:value-type="float">
            <text:p>0.523951</text:p>
          </table:table-cell>
          <table:table-cell office:value-type="float" office:value="0.459242" calcext:value-type="float">
            <text:p>0.459242</text:p>
          </table:table-cell>
          <table:table-cell office:value-type="float" office:value="0.573917" calcext:value-type="float">
            <text:p>0.5739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975596" calcext:value-type="float">
            <text:p>-0.975596</text:p>
          </table:table-cell>
          <table:table-cell office:value-type="float" office:value="18.8846" calcext:value-type="float">
            <text:p>18.8846</text:p>
          </table:table-cell>
          <table:table-cell office:value-type="float" office:value="-5.12508" calcext:value-type="float">
            <text:p>-5.12508</text:p>
          </table:table-cell>
          <table:table-cell office:value-type="float" office:value="-3.92635" calcext:value-type="float">
            <text:p>-3.92635</text:p>
          </table:table-cell>
          <table:table-cell office:value-type="float" office:value="-0.479121" calcext:value-type="float">
            <text:p>-0.479121</text:p>
          </table:table-cell>
          <table:table-cell office:value-type="float" office:value="0.0587279" calcext:value-type="float">
            <text:p>0.0587279</text:p>
          </table:table-cell>
          <table:table-cell office:value-type="float" office:value="0.0637239" calcext:value-type="float">
            <text:p>0.0637239</text:p>
          </table:table-cell>
          <table:table-cell office:value-type="float" office:value="0.522639" calcext:value-type="float">
            <text:p>0.522639</text:p>
          </table:table-cell>
          <table:table-cell office:value-type="float" office:value="0.458684" calcext:value-type="float">
            <text:p>0.458684</text:p>
          </table:table-cell>
          <table:table-cell office:value-type="float" office:value="0.786808" calcext:value-type="float">
            <text:p>0.7868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780431" calcext:value-type="float">
            <text:p>-0.780431</text:p>
          </table:table-cell>
          <table:table-cell office:value-type="float" office:value="18.7278" calcext:value-type="float">
            <text:p>18.7278</text:p>
          </table:table-cell>
          <table:table-cell office:value-type="float" office:value="-5.05589" calcext:value-type="float">
            <text:p>-5.05589</text:p>
          </table:table-cell>
          <table:table-cell office:value-type="float" office:value="-3.92932" calcext:value-type="float">
            <text:p>-3.92932</text:p>
          </table:table-cell>
          <table:table-cell office:value-type="float" office:value="-0.442061" calcext:value-type="float">
            <text:p>-0.442061</text:p>
          </table:table-cell>
          <table:table-cell office:value-type="float" office:value="0.058601" calcext:value-type="float">
            <text:p>0.058601</text:p>
          </table:table-cell>
          <table:table-cell office:value-type="float" office:value="0.0638795" calcext:value-type="float">
            <text:p>0.0638795</text:p>
          </table:table-cell>
          <table:table-cell office:value-type="float" office:value="0.521336" calcext:value-type="float">
            <text:p>0.521336</text:p>
          </table:table-cell>
          <table:table-cell office:value-type="float" office:value="0.457814" calcext:value-type="float">
            <text:p>0.457814</text:p>
          </table:table-cell>
          <table:table-cell office:value-type="float" office:value="2.6196" calcext:value-type="float">
            <text:p>2.619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61701" calcext:value-type="float">
            <text:p>-0.61701</text:p>
          </table:table-cell>
          <table:table-cell office:value-type="float" office:value="18.5863" calcext:value-type="float">
            <text:p>18.5863</text:p>
          </table:table-cell>
          <table:table-cell office:value-type="float" office:value="-5.00197" calcext:value-type="float">
            <text:p>-5.00197</text:p>
          </table:table-cell>
          <table:table-cell office:value-type="float" office:value="-3.94446" calcext:value-type="float">
            <text:p>-3.94446</text:p>
          </table:table-cell>
          <table:table-cell office:value-type="float" office:value="-0.435906" calcext:value-type="float">
            <text:p>-0.435906</text:p>
          </table:table-cell>
          <table:table-cell office:value-type="float" office:value="0.0584527" calcext:value-type="float">
            <text:p>0.0584527</text:p>
          </table:table-cell>
          <table:table-cell office:value-type="float" office:value="0.0638679" calcext:value-type="float">
            <text:p>0.0638679</text:p>
          </table:table-cell>
          <table:table-cell office:value-type="float" office:value="0.520074" calcext:value-type="float">
            <text:p>0.520074</text:p>
          </table:table-cell>
          <table:table-cell office:value-type="float" office:value="0.456846" calcext:value-type="float">
            <text:p>0.456846</text:p>
          </table:table-cell>
          <table:table-cell office:value-type="float" office:value="2.55436" calcext:value-type="float">
            <text:p>2.554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446942" calcext:value-type="float">
            <text:p>-0.446942</text:p>
          </table:table-cell>
          <table:table-cell office:value-type="float" office:value="18.4016" calcext:value-type="float">
            <text:p>18.4016</text:p>
          </table:table-cell>
          <table:table-cell office:value-type="float" office:value="-4.99517" calcext:value-type="float">
            <text:p>-4.99517</text:p>
          </table:table-cell>
          <table:table-cell office:value-type="float" office:value="-3.96661" calcext:value-type="float">
            <text:p>-3.96661</text:p>
          </table:table-cell>
          <table:table-cell office:value-type="float" office:value="-0.434764" calcext:value-type="float">
            <text:p>-0.434764</text:p>
          </table:table-cell>
          <table:table-cell office:value-type="float" office:value="0.0583044" calcext:value-type="float">
            <text:p>0.0583044</text:p>
          </table:table-cell>
          <table:table-cell office:value-type="float" office:value="0.0639255" calcext:value-type="float">
            <text:p>0.0639255</text:p>
          </table:table-cell>
          <table:table-cell office:value-type="float" office:value="0.518851" calcext:value-type="float">
            <text:p>0.518851</text:p>
          </table:table-cell>
          <table:table-cell office:value-type="float" office:value="0.455917" calcext:value-type="float">
            <text:p>0.455917</text:p>
          </table:table-cell>
          <table:table-cell office:value-type="float" office:value="0.249653" calcext:value-type="float">
            <text:p>0.2496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340773" calcext:value-type="float">
            <text:p>-0.340773</text:p>
          </table:table-cell>
          <table:table-cell office:value-type="float" office:value="18.2183" calcext:value-type="float">
            <text:p>18.2183</text:p>
          </table:table-cell>
          <table:table-cell office:value-type="float" office:value="-4.90625" calcext:value-type="float">
            <text:p>-4.90625</text:p>
          </table:table-cell>
          <table:table-cell office:value-type="float" office:value="-4.00621" calcext:value-type="float">
            <text:p>-4.00621</text:p>
          </table:table-cell>
          <table:table-cell office:value-type="float" office:value="-0.455916" calcext:value-type="float">
            <text:p>-0.455916</text:p>
          </table:table-cell>
          <table:table-cell office:value-type="float" office:value="0.0583792" calcext:value-type="float">
            <text:p>0.0583792</text:p>
          </table:table-cell>
          <table:table-cell office:value-type="float" office:value="0.064036" calcext:value-type="float">
            <text:p>0.064036</text:p>
          </table:table-cell>
          <table:table-cell office:value-type="float" office:value="0.517938" calcext:value-type="float">
            <text:p>0.517938</text:p>
          </table:table-cell>
          <table:table-cell office:value-type="float" office:value="0.455015" calcext:value-type="float">
            <text:p>0.455015</text:p>
          </table:table-cell>
          <table:table-cell office:value-type="float" office:value="1.15671" calcext:value-type="float">
            <text:p>1.156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190447" calcext:value-type="float">
            <text:p>-0.190447</text:p>
          </table:table-cell>
          <table:table-cell office:value-type="float" office:value="18.0296" calcext:value-type="float">
            <text:p>18.0296</text:p>
          </table:table-cell>
          <table:table-cell office:value-type="float" office:value="-4.91873" calcext:value-type="float">
            <text:p>-4.91873</text:p>
          </table:table-cell>
          <table:table-cell office:value-type="float" office:value="-4.03372" calcext:value-type="float">
            <text:p>-4.03372</text:p>
          </table:table-cell>
          <table:table-cell office:value-type="float" office:value="-0.465066" calcext:value-type="float">
            <text:p>-0.465066</text:p>
          </table:table-cell>
          <table:table-cell office:value-type="float" office:value="0.0586069" calcext:value-type="float">
            <text:p>0.0586069</text:p>
          </table:table-cell>
          <table:table-cell office:value-type="float" office:value="0.064223" calcext:value-type="float">
            <text:p>0.064223</text:p>
          </table:table-cell>
          <table:table-cell office:value-type="float" office:value="0.517134" calcext:value-type="float">
            <text:p>0.517134</text:p>
          </table:table-cell>
          <table:table-cell office:value-type="float" office:value="0.454231" calcext:value-type="float">
            <text:p>0.454231</text:p>
          </table:table-cell>
          <table:table-cell office:value-type="float" office:value="0.639225" calcext:value-type="float">
            <text:p>0.6392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0369832" calcext:value-type="float">
            <text:p>0.00369832</text:p>
          </table:table-cell>
          <table:table-cell office:value-type="float" office:value="17.8556" calcext:value-type="float">
            <text:p>17.8556</text:p>
          </table:table-cell>
          <table:table-cell office:value-type="float" office:value="-4.9568" calcext:value-type="float">
            <text:p>-4.9568</text:p>
          </table:table-cell>
          <table:table-cell office:value-type="float" office:value="-4.03896" calcext:value-type="float">
            <text:p>-4.03896</text:p>
          </table:table-cell>
          <table:table-cell office:value-type="float" office:value="-0.444761" calcext:value-type="float">
            <text:p>-0.444761</text:p>
          </table:table-cell>
          <table:table-cell office:value-type="float" office:value="0.0586584" calcext:value-type="float">
            <text:p>0.0586584</text:p>
          </table:table-cell>
          <table:table-cell office:value-type="float" office:value="0.0643655" calcext:value-type="float">
            <text:p>0.0643655</text:p>
          </table:table-cell>
          <table:table-cell office:value-type="float" office:value="0.516155" calcext:value-type="float">
            <text:p>0.516155</text:p>
          </table:table-cell>
          <table:table-cell office:value-type="float" office:value="0.453438" calcext:value-type="float">
            <text:p>0.453438</text:p>
          </table:table-cell>
          <table:table-cell office:value-type="float" office:value="0.983567" calcext:value-type="float">
            <text:p>0.9835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180387" calcext:value-type="float">
            <text:p>0.180387</text:p>
          </table:table-cell>
          <table:table-cell office:value-type="float" office:value="17.6858" calcext:value-type="float">
            <text:p>17.6858</text:p>
          </table:table-cell>
          <table:table-cell office:value-type="float" office:value="-4.87128" calcext:value-type="float">
            <text:p>-4.87128</text:p>
          </table:table-cell>
          <table:table-cell office:value-type="float" office:value="-4.03609" calcext:value-type="float">
            <text:p>-4.03609</text:p>
          </table:table-cell>
          <table:table-cell office:value-type="float" office:value="-0.400841" calcext:value-type="float">
            <text:p>-0.400841</text:p>
          </table:table-cell>
          <table:table-cell office:value-type="float" office:value="0.0586518" calcext:value-type="float">
            <text:p>0.0586518</text:p>
          </table:table-cell>
          <table:table-cell office:value-type="float" office:value="0.0644248" calcext:value-type="float">
            <text:p>0.0644248</text:p>
          </table:table-cell>
          <table:table-cell office:value-type="float" office:value="0.51514" calcext:value-type="float">
            <text:p>0.51514</text:p>
          </table:table-cell>
          <table:table-cell office:value-type="float" office:value="0.452395" calcext:value-type="float">
            <text:p>0.452395</text:p>
          </table:table-cell>
          <table:table-cell office:value-type="float" office:value="4.44647" calcext:value-type="float">
            <text:p>4.446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380564" calcext:value-type="float">
            <text:p>0.380564</text:p>
          </table:table-cell>
          <table:table-cell office:value-type="float" office:value="17.509" calcext:value-type="float">
            <text:p>17.509</text:p>
          </table:table-cell>
          <table:table-cell office:value-type="float" office:value="-4.92149" calcext:value-type="float">
            <text:p>-4.92149</text:p>
          </table:table-cell>
          <table:table-cell office:value-type="float" office:value="-4.03627" calcext:value-type="float">
            <text:p>-4.03627</text:p>
          </table:table-cell>
          <table:table-cell office:value-type="float" office:value="-0.378248" calcext:value-type="float">
            <text:p>-0.378248</text:p>
          </table:table-cell>
          <table:table-cell office:value-type="float" office:value="0.0585233" calcext:value-type="float">
            <text:p>0.0585233</text:p>
          </table:table-cell>
          <table:table-cell office:value-type="float" office:value="0.064439" calcext:value-type="float">
            <text:p>0.064439</text:p>
          </table:table-cell>
          <table:table-cell office:value-type="float" office:value="0.513965" calcext:value-type="float">
            <text:p>0.513965</text:p>
          </table:table-cell>
          <table:table-cell office:value-type="float" office:value="0.45135" calcext:value-type="float">
            <text:p>0.45135</text:p>
          </table:table-cell>
          <table:table-cell office:value-type="float" office:value="0.990918" calcext:value-type="float">
            <text:p>0.9909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583264" calcext:value-type="float">
            <text:p>0.583264</text:p>
          </table:table-cell>
          <table:table-cell office:value-type="float" office:value="17.3649" calcext:value-type="float">
            <text:p>17.3649</text:p>
          </table:table-cell>
          <table:table-cell office:value-type="float" office:value="-4.86882" calcext:value-type="float">
            <text:p>-4.86882</text:p>
          </table:table-cell>
          <table:table-cell office:value-type="float" office:value="-4.01779" calcext:value-type="float">
            <text:p>-4.01779</text:p>
          </table:table-cell>
          <table:table-cell office:value-type="float" office:value="-0.324744" calcext:value-type="float">
            <text:p>-0.324744</text:p>
          </table:table-cell>
          <table:table-cell office:value-type="float" office:value="0.0584012" calcext:value-type="float">
            <text:p>0.0584012</text:p>
          </table:table-cell>
          <table:table-cell office:value-type="float" office:value="0.0643024" calcext:value-type="float">
            <text:p>0.0643024</text:p>
          </table:table-cell>
          <table:table-cell office:value-type="float" office:value="0.512708" calcext:value-type="float">
            <text:p>0.512708</text:p>
          </table:table-cell>
          <table:table-cell office:value-type="float" office:value="0.45024" calcext:value-type="float">
            <text:p>0.45024</text:p>
          </table:table-cell>
          <table:table-cell office:value-type="float" office:value="10.7219" calcext:value-type="float">
            <text:p>10.72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680262" calcext:value-type="float">
            <text:p>0.680262</text:p>
          </table:table-cell>
          <table:table-cell office:value-type="float" office:value="17.1657" calcext:value-type="float">
            <text:p>17.1657</text:p>
          </table:table-cell>
          <table:table-cell office:value-type="float" office:value="-4.80655" calcext:value-type="float">
            <text:p>-4.80655</text:p>
          </table:table-cell>
          <table:table-cell office:value-type="float" office:value="-4.05604" calcext:value-type="float">
            <text:p>-4.05604</text:p>
          </table:table-cell>
          <table:table-cell office:value-type="float" office:value="-0.349714" calcext:value-type="float">
            <text:p>-0.349714</text:p>
          </table:table-cell>
          <table:table-cell office:value-type="float" office:value="0.0583151" calcext:value-type="float">
            <text:p>0.0583151</text:p>
          </table:table-cell>
          <table:table-cell office:value-type="float" office:value="0.0641879" calcext:value-type="float">
            <text:p>0.0641879</text:p>
          </table:table-cell>
          <table:table-cell office:value-type="float" office:value="0.511591" calcext:value-type="float">
            <text:p>0.511591</text:p>
          </table:table-cell>
          <table:table-cell office:value-type="float" office:value="0.449135" calcext:value-type="float">
            <text:p>0.449135</text:p>
          </table:table-cell>
          <table:table-cell office:value-type="float" office:value="1.14385" calcext:value-type="float">
            <text:p>1.143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823123" calcext:value-type="float">
            <text:p>0.823123</text:p>
          </table:table-cell>
          <table:table-cell office:value-type="float" office:value="16.9765" calcext:value-type="float">
            <text:p>16.9765</text:p>
          </table:table-cell>
          <table:table-cell office:value-type="float" office:value="-4.80277" calcext:value-type="float">
            <text:p>-4.80277</text:p>
          </table:table-cell>
          <table:table-cell office:value-type="float" office:value="-4.07392" calcext:value-type="float">
            <text:p>-4.07392</text:p>
          </table:table-cell>
          <table:table-cell office:value-type="float" office:value="-0.35047" calcext:value-type="float">
            <text:p>-0.35047</text:p>
          </table:table-cell>
          <table:table-cell office:value-type="float" office:value="0.0582686" calcext:value-type="float">
            <text:p>0.0582686</text:p>
          </table:table-cell>
          <table:table-cell office:value-type="float" office:value="0.0640685" calcext:value-type="float">
            <text:p>0.0640685</text:p>
          </table:table-cell>
          <table:table-cell office:value-type="float" office:value="0.510502" calcext:value-type="float">
            <text:p>0.510502</text:p>
          </table:table-cell>
          <table:table-cell office:value-type="float" office:value="0.448039" calcext:value-type="float">
            <text:p>0.448039</text:p>
          </table:table-cell>
          <table:table-cell office:value-type="float" office:value="0.0585658" calcext:value-type="float">
            <text:p>0.058565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925456" calcext:value-type="float">
            <text:p>0.925456</text:p>
          </table:table-cell>
          <table:table-cell office:value-type="float" office:value="16.796" calcext:value-type="float">
            <text:p>16.796</text:p>
          </table:table-cell>
          <table:table-cell office:value-type="float" office:value="-4.73823" calcext:value-type="float">
            <text:p>-4.73823</text:p>
          </table:table-cell>
          <table:table-cell office:value-type="float" office:value="-4.10198" calcext:value-type="float">
            <text:p>-4.10198</text:p>
          </table:table-cell>
          <table:table-cell office:value-type="float" office:value="-0.362995" calcext:value-type="float">
            <text:p>-0.362995</text:p>
          </table:table-cell>
          <table:table-cell office:value-type="float" office:value="0.0585138" calcext:value-type="float">
            <text:p>0.0585138</text:p>
          </table:table-cell>
          <table:table-cell office:value-type="float" office:value="0.0639252" calcext:value-type="float">
            <text:p>0.0639252</text:p>
          </table:table-cell>
          <table:table-cell office:value-type="float" office:value="0.50961" calcext:value-type="float">
            <text:p>0.50961</text:p>
          </table:table-cell>
          <table:table-cell office:value-type="float" office:value="0.44695" calcext:value-type="float">
            <text:p>0.44695</text:p>
          </table:table-cell>
          <table:table-cell office:value-type="float" office:value="0.732346" calcext:value-type="float">
            <text:p>0.7323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06569" calcext:value-type="float">
            <text:p>1.06569</text:p>
          </table:table-cell>
          <table:table-cell office:value-type="float" office:value="16.593" calcext:value-type="float">
            <text:p>16.593</text:p>
          </table:table-cell>
          <table:table-cell office:value-type="float" office:value="-4.80967" calcext:value-type="float">
            <text:p>-4.80967</text:p>
          </table:table-cell>
          <table:table-cell office:value-type="float" office:value="-4.12607" calcext:value-type="float">
            <text:p>-4.12607</text:p>
          </table:table-cell>
          <table:table-cell office:value-type="float" office:value="-0.378283" calcext:value-type="float">
            <text:p>-0.378283</text:p>
          </table:table-cell>
          <table:table-cell office:value-type="float" office:value="0.0588191" calcext:value-type="float">
            <text:p>0.0588191</text:p>
          </table:table-cell>
          <table:table-cell office:value-type="float" office:value="0.0637953" calcext:value-type="float">
            <text:p>0.0637953</text:p>
          </table:table-cell>
          <table:table-cell office:value-type="float" office:value="0.508718" calcext:value-type="float">
            <text:p>0.508718</text:p>
          </table:table-cell>
          <table:table-cell office:value-type="float" office:value="0.445901" calcext:value-type="float">
            <text:p>0.445901</text:p>
          </table:table-cell>
          <table:table-cell office:value-type="float" office:value="2.13334" calcext:value-type="float">
            <text:p>2.133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16772" calcext:value-type="float">
            <text:p>1.16772</text:p>
          </table:table-cell>
          <table:table-cell office:value-type="float" office:value="16.3765" calcext:value-type="float">
            <text:p>16.3765</text:p>
          </table:table-cell>
          <table:table-cell office:value-type="float" office:value="-4.79167" calcext:value-type="float">
            <text:p>-4.79167</text:p>
          </table:table-cell>
          <table:table-cell office:value-type="float" office:value="-4.15877" calcext:value-type="float">
            <text:p>-4.15877</text:p>
          </table:table-cell>
          <table:table-cell office:value-type="float" office:value="-0.393456" calcext:value-type="float">
            <text:p>-0.393456</text:p>
          </table:table-cell>
          <table:table-cell office:value-type="float" office:value="0.059558" calcext:value-type="float">
            <text:p>0.059558</text:p>
          </table:table-cell>
          <table:table-cell office:value-type="float" office:value="0.0637161" calcext:value-type="float">
            <text:p>0.0637161</text:p>
          </table:table-cell>
          <table:table-cell office:value-type="float" office:value="0.50808" calcext:value-type="float">
            <text:p>0.50808</text:p>
          </table:table-cell>
          <table:table-cell office:value-type="float" office:value="0.444892" calcext:value-type="float">
            <text:p>0.444892</text:p>
          </table:table-cell>
          <table:table-cell office:value-type="float" office:value="0.646363" calcext:value-type="float">
            <text:p>0.6463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2953" calcext:value-type="float">
            <text:p>1.2953</text:p>
          </table:table-cell>
          <table:table-cell office:value-type="float" office:value="16.1749" calcext:value-type="float">
            <text:p>16.1749</text:p>
          </table:table-cell>
          <table:table-cell office:value-type="float" office:value="-4.79119" calcext:value-type="float">
            <text:p>-4.79119</text:p>
          </table:table-cell>
          <table:table-cell office:value-type="float" office:value="-4.17632" calcext:value-type="float">
            <text:p>-4.17632</text:p>
          </table:table-cell>
          <table:table-cell office:value-type="float" office:value="-0.390972" calcext:value-type="float">
            <text:p>-0.390972</text:p>
          </table:table-cell>
          <table:table-cell office:value-type="float" office:value="0.0604602" calcext:value-type="float">
            <text:p>0.0604602</text:p>
          </table:table-cell>
          <table:table-cell office:value-type="float" office:value="0.0636454" calcext:value-type="float">
            <text:p>0.0636454</text:p>
          </table:table-cell>
          <table:table-cell office:value-type="float" office:value="0.507502" calcext:value-type="float">
            <text:p>0.507502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0848103" calcext:value-type="float">
            <text:p>0.08481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53927" calcext:value-type="float">
            <text:p>1.53927</text:p>
          </table:table-cell>
          <table:table-cell office:value-type="float" office:value="15.9586" calcext:value-type="float">
            <text:p>15.9586</text:p>
          </table:table-cell>
          <table:table-cell office:value-type="float" office:value="-4.94659" calcext:value-type="float">
            <text:p>-4.94659</text:p>
          </table:table-cell>
          <table:table-cell office:value-type="float" office:value="-4.15201" calcext:value-type="float">
            <text:p>-4.15201</text:p>
          </table:table-cell>
          <table:table-cell office:value-type="float" office:value="-0.340542" calcext:value-type="float">
            <text:p>-0.340542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636375" calcext:value-type="float">
            <text:p>0.0636375</text:p>
          </table:table-cell>
          <table:table-cell office:value-type="float" office:value="0.506371" calcext:value-type="float">
            <text:p>0.506371</text:p>
          </table:table-cell>
          <table:table-cell office:value-type="float" office:value="0.44297" calcext:value-type="float">
            <text:p>0.44297</text:p>
          </table:table-cell>
          <table:table-cell office:value-type="float" office:value="4.62585" calcext:value-type="float">
            <text:p>4.625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64211" calcext:value-type="float">
            <text:p>1.64211</text:p>
          </table:table-cell>
          <table:table-cell office:value-type="float" office:value="15.7604" calcext:value-type="float">
            <text:p>15.7604</text:p>
          </table:table-cell>
          <table:table-cell office:value-type="float" office:value="-4.87152" calcext:value-type="float">
            <text:p>-4.87152</text:p>
          </table:table-cell>
          <table:table-cell office:value-type="float" office:value="-4.17299" calcext:value-type="float">
            <text:p>-4.17299</text:p>
          </table:table-cell>
          <table:table-cell office:value-type="float" office:value="-0.340516" calcext:value-type="float">
            <text:p>-0.340516</text:p>
          </table:table-cell>
          <table:table-cell office:value-type="float" office:value="0.0606268" calcext:value-type="float">
            <text:p>0.0606268</text:p>
          </table:table-cell>
          <table:table-cell office:value-type="float" office:value="0.06361" calcext:value-type="float">
            <text:p>0.06361</text:p>
          </table:table-cell>
          <table:table-cell office:value-type="float" office:value="0.505362" calcext:value-type="float">
            <text:p>0.505362</text:p>
          </table:table-cell>
          <table:table-cell office:value-type="float" office:value="0.441987" calcext:value-type="float">
            <text:p>0.441987</text:p>
          </table:table-cell>
          <table:table-cell office:value-type="float" office:value="3.33504" calcext:value-type="float">
            <text:p>3.335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65985" calcext:value-type="float">
            <text:p>1.65985</text:p>
          </table:table-cell>
          <table:table-cell office:value-type="float" office:value="15.5581" calcext:value-type="float">
            <text:p>15.5581</text:p>
          </table:table-cell>
          <table:table-cell office:value-type="float" office:value="-4.74134" calcext:value-type="float">
            <text:p>-4.74134</text:p>
          </table:table-cell>
          <table:table-cell office:value-type="float" office:value="-4.22819" calcext:value-type="float">
            <text:p>-4.22819</text:p>
          </table:table-cell>
          <table:table-cell office:value-type="float" office:value="-0.38395" calcext:value-type="float">
            <text:p>-0.38395</text:p>
          </table:table-cell>
          <table:table-cell office:value-type="float" office:value="0.0621362" calcext:value-type="float">
            <text:p>0.0621362</text:p>
          </table:table-cell>
          <table:table-cell office:value-type="float" office:value="0.0635746" calcext:value-type="float">
            <text:p>0.0635746</text:p>
          </table:table-cell>
          <table:table-cell office:value-type="float" office:value="0.505089" calcext:value-type="float">
            <text:p>0.505089</text:p>
          </table:table-cell>
          <table:table-cell office:value-type="float" office:value="0.440996" calcext:value-type="float">
            <text:p>0.440996</text:p>
          </table:table-cell>
          <table:table-cell office:value-type="float" office:value="3.34577" calcext:value-type="float">
            <text:p>3.345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.80053" calcext:value-type="float">
            <text:p>1.80053</text:p>
          </table:table-cell>
          <table:table-cell office:value-type="float" office:value="15.3756" calcext:value-type="float">
            <text:p>15.3756</text:p>
          </table:table-cell>
          <table:table-cell office:value-type="float" office:value="-4.71073" calcext:value-type="float">
            <text:p>-4.71073</text:p>
          </table:table-cell>
          <table:table-cell office:value-type="float" office:value="-4.22655" calcext:value-type="float">
            <text:p>-4.22655</text:p>
          </table:table-cell>
          <table:table-cell office:value-type="float" office:value="-0.356953" calcext:value-type="float">
            <text:p>-0.356953</text:p>
          </table:table-cell>
          <table:table-cell office:value-type="float" office:value="0.0634552" calcext:value-type="float">
            <text:p>0.0634552</text:p>
          </table:table-cell>
          <table:table-cell office:value-type="float" office:value="0.0634639" calcext:value-type="float">
            <text:p>0.0634639</text:p>
          </table:table-cell>
          <table:table-cell office:value-type="float" office:value="0.50464" calcext:value-type="float">
            <text:p>0.50464</text:p>
          </table:table-cell>
          <table:table-cell office:value-type="float" office:value="0.439967" calcext:value-type="float">
            <text:p>0.439967</text:p>
          </table:table-cell>
          <table:table-cell office:value-type="float" office:value="4.86885" calcext:value-type="float">
            <text:p>4.868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94204" calcext:value-type="float">
            <text:p>1.94204</text:p>
          </table:table-cell>
          <table:table-cell office:value-type="float" office:value="15.1624" calcext:value-type="float">
            <text:p>15.1624</text:p>
          </table:table-cell>
          <table:table-cell office:value-type="float" office:value="-4.75221" calcext:value-type="float">
            <text:p>-4.75221</text:p>
          </table:table-cell>
          <table:table-cell office:value-type="float" office:value="-4.23229" calcext:value-type="float">
            <text:p>-4.23229</text:p>
          </table:table-cell>
          <table:table-cell office:value-type="float" office:value="-0.343074" calcext:value-type="float">
            <text:p>-0.343074</text:p>
          </table:table-cell>
          <table:table-cell office:value-type="float" office:value="0.0645574" calcext:value-type="float">
            <text:p>0.0645574</text:p>
          </table:table-cell>
          <table:table-cell office:value-type="float" office:value="0.0633701" calcext:value-type="float">
            <text:p>0.0633701</text:p>
          </table:table-cell>
          <table:table-cell office:value-type="float" office:value="0.504031" calcext:value-type="float">
            <text:p>0.504031</text:p>
          </table:table-cell>
          <table:table-cell office:value-type="float" office:value="0.438957" calcext:value-type="float">
            <text:p>0.438957</text:p>
          </table:table-cell>
          <table:table-cell office:value-type="float" office:value="0.34283" calcext:value-type="float">
            <text:p>0.342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05805" calcext:value-type="float">
            <text:p>2.05805</text:p>
          </table:table-cell>
          <table:table-cell office:value-type="float" office:value="14.9438" calcext:value-type="float">
            <text:p>14.9438</text:p>
          </table:table-cell>
          <table:table-cell office:value-type="float" office:value="-4.81473" calcext:value-type="float">
            <text:p>-4.81473</text:p>
          </table:table-cell>
          <table:table-cell office:value-type="float" office:value="-4.25234" calcext:value-type="float">
            <text:p>-4.25234</text:p>
          </table:table-cell>
          <table:table-cell office:value-type="float" office:value="-0.352715" calcext:value-type="float">
            <text:p>-0.352715</text:p>
          </table:table-cell>
          <table:table-cell office:value-type="float" office:value="0.0657666" calcext:value-type="float">
            <text:p>0.0657666</text:p>
          </table:table-cell>
          <table:table-cell office:value-type="float" office:value="0.0633095" calcext:value-type="float">
            <text:p>0.0633095</text:p>
          </table:table-cell>
          <table:table-cell office:value-type="float" office:value="0.503448" calcext:value-type="float">
            <text:p>0.503448</text:p>
          </table:table-cell>
          <table:table-cell office:value-type="float" office:value="0.43803" calcext:value-type="float">
            <text:p>0.43803</text:p>
          </table:table-cell>
          <table:table-cell office:value-type="float" office:value="1.52627" calcext:value-type="float">
            <text:p>1.526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2382" calcext:value-type="float">
            <text:p>2.2382</text:p>
          </table:table-cell>
          <table:table-cell office:value-type="float" office:value="14.7058" calcext:value-type="float">
            <text:p>14.7058</text:p>
          </table:table-cell>
          <table:table-cell office:value-type="float" office:value="-4.92095" calcext:value-type="float">
            <text:p>-4.92095</text:p>
          </table:table-cell>
          <table:table-cell office:value-type="float" office:value="-4.24412" calcext:value-type="float">
            <text:p>-4.24412</text:p>
          </table:table-cell>
          <table:table-cell office:value-type="float" office:value="-0.322737" calcext:value-type="float">
            <text:p>-0.322737</text:p>
          </table:table-cell>
          <table:table-cell office:value-type="float" office:value="0.0662873" calcext:value-type="float">
            <text:p>0.0662873</text:p>
          </table:table-cell>
          <table:table-cell office:value-type="float" office:value="0.0633788" calcext:value-type="float">
            <text:p>0.0633788</text:p>
          </table:table-cell>
          <table:table-cell office:value-type="float" office:value="0.502514" calcext:value-type="float">
            <text:p>0.502514</text:p>
          </table:table-cell>
          <table:table-cell office:value-type="float" office:value="0.437197" calcext:value-type="float">
            <text:p>0.437197</text:p>
          </table:table-cell>
          <table:table-cell office:value-type="float" office:value="2.10255" calcext:value-type="float">
            <text:p>2.102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33808" calcext:value-type="float">
            <text:p>2.33808</text:p>
          </table:table-cell>
          <table:table-cell office:value-type="float" office:value="14.4771" calcext:value-type="float">
            <text:p>14.4771</text:p>
          </table:table-cell>
          <table:table-cell office:value-type="float" office:value="-4.91863" calcext:value-type="float">
            <text:p>-4.91863</text:p>
          </table:table-cell>
          <table:table-cell office:value-type="float" office:value="-4.26504" calcext:value-type="float">
            <text:p>-4.26504</text:p>
          </table:table-cell>
          <table:table-cell office:value-type="float" office:value="-0.327222" calcext:value-type="float">
            <text:p>-0.327222</text:p>
          </table:table-cell>
          <table:table-cell office:value-type="float" office:value="0.0670171" calcext:value-type="float">
            <text:p>0.0670171</text:p>
          </table:table-cell>
          <table:table-cell office:value-type="float" office:value="0.0635589" calcext:value-type="float">
            <text:p>0.0635589</text:p>
          </table:table-cell>
          <table:table-cell office:value-type="float" office:value="0.501688" calcext:value-type="float">
            <text:p>0.501688</text:p>
          </table:table-cell>
          <table:table-cell office:value-type="float" office:value="0.436412" calcext:value-type="float">
            <text:p>0.436412</text:p>
          </table:table-cell>
          <table:table-cell office:value-type="float" office:value="0.932785" calcext:value-type="float">
            <text:p>0.9327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5275" calcext:value-type="float">
            <text:p>2.5275</text:p>
          </table:table-cell>
          <table:table-cell office:value-type="float" office:value="14.2832" calcext:value-type="float">
            <text:p>14.2832</text:p>
          </table:table-cell>
          <table:table-cell office:value-type="float" office:value="-4.96748" calcext:value-type="float">
            <text:p>-4.96748</text:p>
          </table:table-cell>
          <table:table-cell office:value-type="float" office:value="-4.24298" calcext:value-type="float">
            <text:p>-4.24298</text:p>
          </table:table-cell>
          <table:table-cell office:value-type="float" office:value="-0.285035" calcext:value-type="float">
            <text:p>-0.285035</text:p>
          </table:table-cell>
          <table:table-cell office:value-type="float" office:value="0.0671344" calcext:value-type="float">
            <text:p>0.0671344</text:p>
          </table:table-cell>
          <table:table-cell office:value-type="float" office:value="0.063624" calcext:value-type="float">
            <text:p>0.063624</text:p>
          </table:table-cell>
          <table:table-cell office:value-type="float" office:value="0.500584" calcext:value-type="float">
            <text:p>0.500584</text:p>
          </table:table-cell>
          <table:table-cell office:value-type="float" office:value="0.435577" calcext:value-type="float">
            <text:p>0.435577</text:p>
          </table:table-cell>
          <table:table-cell office:value-type="float" office:value="4.2405" calcext:value-type="float">
            <text:p>4.24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6546" calcext:value-type="float">
            <text:p>2.6546</text:p>
          </table:table-cell>
          <table:table-cell office:value-type="float" office:value="14.0532" calcext:value-type="float">
            <text:p>14.0532</text:p>
          </table:table-cell>
          <table:table-cell office:value-type="float" office:value="-5.03058" calcext:value-type="float">
            <text:p>-5.03058</text:p>
          </table:table-cell>
          <table:table-cell office:value-type="float" office:value="-4.25648" calcext:value-type="float">
            <text:p>-4.25648</text:p>
          </table:table-cell>
          <table:table-cell office:value-type="float" office:value="-0.29" calcext:value-type="float">
            <text:p>-0.29</text:p>
          </table:table-cell>
          <table:table-cell office:value-type="float" office:value="0.0671895" calcext:value-type="float">
            <text:p>0.0671895</text:p>
          </table:table-cell>
          <table:table-cell office:value-type="float" office:value="0.063791" calcext:value-type="float">
            <text:p>0.063791</text:p>
          </table:table-cell>
          <table:table-cell office:value-type="float" office:value="0.499476" calcext:value-type="float">
            <text:p>0.499476</text:p>
          </table:table-cell>
          <table:table-cell office:value-type="float" office:value="0.434894" calcext:value-type="float">
            <text:p>0.434894</text:p>
          </table:table-cell>
          <table:table-cell office:value-type="float" office:value="2.06182" calcext:value-type="float">
            <text:p>2.061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77866" calcext:value-type="float">
            <text:p>2.77866</text:p>
          </table:table-cell>
          <table:table-cell office:value-type="float" office:value="13.826" calcext:value-type="float">
            <text:p>13.826</text:p>
          </table:table-cell>
          <table:table-cell office:value-type="float" office:value="-5.04689" calcext:value-type="float">
            <text:p>-5.04689</text:p>
          </table:table-cell>
          <table:table-cell office:value-type="float" office:value="-4.26521" calcext:value-type="float">
            <text:p>-4.26521</text:p>
          </table:table-cell>
          <table:table-cell office:value-type="float" office:value="-0.283558" calcext:value-type="float">
            <text:p>-0.283558</text:p>
          </table:table-cell>
          <table:table-cell office:value-type="float" office:value="0.0671945" calcext:value-type="float">
            <text:p>0.0671945</text:p>
          </table:table-cell>
          <table:table-cell office:value-type="float" office:value="0.064047" calcext:value-type="float">
            <text:p>0.064047</text:p>
          </table:table-cell>
          <table:table-cell office:value-type="float" office:value="0.498366" calcext:value-type="float">
            <text:p>0.498366</text:p>
          </table:table-cell>
          <table:table-cell office:value-type="float" office:value="0.434252" calcext:value-type="float">
            <text:p>0.434252</text:p>
          </table:table-cell>
          <table:table-cell office:value-type="float" office:value="0.0683182" calcext:value-type="float">
            <text:p>0.06831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87933" calcext:value-type="float">
            <text:p>2.87933</text:p>
          </table:table-cell>
          <table:table-cell office:value-type="float" office:value="13.5886" calcext:value-type="float">
            <text:p>13.5886</text:p>
          </table:table-cell>
          <table:table-cell office:value-type="float" office:value="-5.04085" calcext:value-type="float">
            <text:p>-5.04085</text:p>
          </table:table-cell>
          <table:table-cell office:value-type="float" office:value="-4.28209" calcext:value-type="float">
            <text:p>-4.28209</text:p>
          </table:table-cell>
          <table:table-cell office:value-type="float" office:value="-0.284244" calcext:value-type="float">
            <text:p>-0.284244</text:p>
          </table:table-cell>
          <table:table-cell office:value-type="float" office:value="0.0672552" calcext:value-type="float">
            <text:p>0.0672552</text:p>
          </table:table-cell>
          <table:table-cell office:value-type="float" office:value="0.0644826" calcext:value-type="float">
            <text:p>0.0644826</text:p>
          </table:table-cell>
          <table:table-cell office:value-type="float" office:value="0.497294" calcext:value-type="float">
            <text:p>0.497294</text:p>
          </table:table-cell>
          <table:table-cell office:value-type="float" office:value="0.433647" calcext:value-type="float">
            <text:p>0.433647</text:p>
          </table:table-cell>
          <table:table-cell office:value-type="float" office:value="1.47347" calcext:value-type="float">
            <text:p>1.473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.92575" calcext:value-type="float">
            <text:p>2.92575</text:p>
          </table:table-cell>
          <table:table-cell office:value-type="float" office:value="13.3749" calcext:value-type="float">
            <text:p>13.3749</text:p>
          </table:table-cell>
          <table:table-cell office:value-type="float" office:value="-4.9621" calcext:value-type="float">
            <text:p>-4.9621</text:p>
          </table:table-cell>
          <table:table-cell office:value-type="float" office:value="-4.31652" calcext:value-type="float">
            <text:p>-4.31652</text:p>
          </table:table-cell>
          <table:table-cell office:value-type="float" office:value="-0.307102" calcext:value-type="float">
            <text:p>-0.307102</text:p>
          </table:table-cell>
          <table:table-cell office:value-type="float" office:value="0.0677845" calcext:value-type="float">
            <text:p>0.0677845</text:p>
          </table:table-cell>
          <table:table-cell office:value-type="float" office:value="0.0648908" calcext:value-type="float">
            <text:p>0.0648908</text:p>
          </table:table-cell>
          <table:table-cell office:value-type="float" office:value="0.496477" calcext:value-type="float">
            <text:p>0.496477</text:p>
          </table:table-cell>
          <table:table-cell office:value-type="float" office:value="0.432991" calcext:value-type="float">
            <text:p>0.432991</text:p>
          </table:table-cell>
          <table:table-cell office:value-type="float" office:value="1.10644" calcext:value-type="float">
            <text:p>1.106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0115" calcext:value-type="float">
            <text:p>3.0115</text:p>
          </table:table-cell>
          <table:table-cell office:value-type="float" office:value="13.1821" calcext:value-type="float">
            <text:p>13.1821</text:p>
          </table:table-cell>
          <table:table-cell office:value-type="float" office:value="-4.82851" calcext:value-type="float">
            <text:p>-4.82851</text:p>
          </table:table-cell>
          <table:table-cell office:value-type="float" office:value="-4.32173" calcext:value-type="float">
            <text:p>-4.32173</text:p>
          </table:table-cell>
          <table:table-cell office:value-type="float" office:value="-0.285349" calcext:value-type="float">
            <text:p>-0.285349</text:p>
          </table:table-cell>
          <table:table-cell office:value-type="float" office:value="0.0685254" calcext:value-type="float">
            <text:p>0.0685254</text:p>
          </table:table-cell>
          <table:table-cell office:value-type="float" office:value="0.0651029" calcext:value-type="float">
            <text:p>0.0651029</text:p>
          </table:table-cell>
          <table:table-cell office:value-type="float" office:value="0.49575" calcext:value-type="float">
            <text:p>0.49575</text:p>
          </table:table-cell>
          <table:table-cell office:value-type="float" office:value="0.432091" calcext:value-type="float">
            <text:p>0.432091</text:p>
          </table:table-cell>
          <table:table-cell office:value-type="float" office:value="3.50657" calcext:value-type="float">
            <text:p>3.506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16291" calcext:value-type="float">
            <text:p>3.16291</text:p>
          </table:table-cell>
          <table:table-cell office:value-type="float" office:value="12.9767" calcext:value-type="float">
            <text:p>12.9767</text:p>
          </table:table-cell>
          <table:table-cell office:value-type="float" office:value="-4.8621" calcext:value-type="float">
            <text:p>-4.8621</text:p>
          </table:table-cell>
          <table:table-cell office:value-type="float" office:value="-4.30917" calcext:value-type="float">
            <text:p>-4.30917</text:p>
          </table:table-cell>
          <table:table-cell office:value-type="float" office:value="-0.256097" calcext:value-type="float">
            <text:p>-0.256097</text:p>
          </table:table-cell>
          <table:table-cell office:value-type="float" office:value="0.068832" calcext:value-type="float">
            <text:p>0.068832</text:p>
          </table:table-cell>
          <table:table-cell office:value-type="float" office:value="0.0652315" calcext:value-type="float">
            <text:p>0.0652315</text:p>
          </table:table-cell>
          <table:table-cell office:value-type="float" office:value="0.494794" calcext:value-type="float">
            <text:p>0.494794</text:p>
          </table:table-cell>
          <table:table-cell office:value-type="float" office:value="0.431187" calcext:value-type="float">
            <text:p>0.431187</text:p>
          </table:table-cell>
          <table:table-cell office:value-type="float" office:value="2.30482" calcext:value-type="float">
            <text:p>2.304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2885" calcext:value-type="float">
            <text:p>3.2885</text:p>
          </table:table-cell>
          <table:table-cell office:value-type="float" office:value="12.7559" calcext:value-type="float">
            <text:p>12.7559</text:p>
          </table:table-cell>
          <table:table-cell office:value-type="float" office:value="-4.80866" calcext:value-type="float">
            <text:p>-4.80866</text:p>
          </table:table-cell>
          <table:table-cell office:value-type="float" office:value="-4.29939" calcext:value-type="float">
            <text:p>-4.29939</text:p>
          </table:table-cell>
          <table:table-cell office:value-type="float" office:value="-0.217818" calcext:value-type="float">
            <text:p>-0.217818</text:p>
          </table:table-cell>
          <table:table-cell office:value-type="float" office:value="0.0689822" calcext:value-type="float">
            <text:p>0.0689822</text:p>
          </table:table-cell>
          <table:table-cell office:value-type="float" office:value="0.0653721" calcext:value-type="float">
            <text:p>0.0653721</text:p>
          </table:table-cell>
          <table:table-cell office:value-type="float" office:value="0.493762" calcext:value-type="float">
            <text:p>0.493762</text:p>
          </table:table-cell>
          <table:table-cell office:value-type="float" office:value="0.430232" calcext:value-type="float">
            <text:p>0.430232</text:p>
          </table:table-cell>
          <table:table-cell office:value-type="float" office:value="5.02951" calcext:value-type="float">
            <text:p>5.029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34259" calcext:value-type="float">
            <text:p>3.34259</text:p>
          </table:table-cell>
          <table:table-cell office:value-type="float" office:value="12.6075" calcext:value-type="float">
            <text:p>12.6075</text:p>
          </table:table-cell>
          <table:table-cell office:value-type="float" office:value="-4.66902" calcext:value-type="float">
            <text:p>-4.66902</text:p>
          </table:table-cell>
          <table:table-cell office:value-type="float" office:value="-4.31728" calcext:value-type="float">
            <text:p>-4.31728</text:p>
          </table:table-cell>
          <table:table-cell office:value-type="float" office:value="-0.227567" calcext:value-type="float">
            <text:p>-0.227567</text:p>
          </table:table-cell>
          <table:table-cell office:value-type="float" office:value="0.0694981" calcext:value-type="float">
            <text:p>0.0694981</text:p>
          </table:table-cell>
          <table:table-cell office:value-type="float" office:value="0.0652419" calcext:value-type="float">
            <text:p>0.0652419</text:p>
          </table:table-cell>
          <table:table-cell office:value-type="float" office:value="0.492884" calcext:value-type="float">
            <text:p>0.492884</text:p>
          </table:table-cell>
          <table:table-cell office:value-type="float" office:value="0.429314" calcext:value-type="float">
            <text:p>0.429314</text:p>
          </table:table-cell>
          <table:table-cell office:value-type="float" office:value="6.98373" calcext:value-type="float">
            <text:p>6.983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4578" calcext:value-type="float">
            <text:p>3.4578</text:p>
          </table:table-cell>
          <table:table-cell office:value-type="float" office:value="12.3974" calcext:value-type="float">
            <text:p>12.3974</text:p>
          </table:table-cell>
          <table:table-cell office:value-type="float" office:value="-4.67736" calcext:value-type="float">
            <text:p>-4.67736</text:p>
          </table:table-cell>
          <table:table-cell office:value-type="float" office:value="-4.31611" calcext:value-type="float">
            <text:p>-4.31611</text:p>
          </table:table-cell>
          <table:table-cell office:value-type="float" office:value="-0.212335" calcext:value-type="float">
            <text:p>-0.212335</text:p>
          </table:table-cell>
          <table:table-cell office:value-type="float" office:value="0.0698741" calcext:value-type="float">
            <text:p>0.0698741</text:p>
          </table:table-cell>
          <table:table-cell office:value-type="float" office:value="0.065102" calcext:value-type="float">
            <text:p>0.065102</text:p>
          </table:table-cell>
          <table:table-cell office:value-type="float" office:value="0.491934" calcext:value-type="float">
            <text:p>0.491934</text:p>
          </table:table-cell>
          <table:table-cell office:value-type="float" office:value="0.428409" calcext:value-type="float">
            <text:p>0.428409</text:p>
          </table:table-cell>
          <table:table-cell office:value-type="float" office:value="1.56785" calcext:value-type="float">
            <text:p>1.567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59044" calcext:value-type="float">
            <text:p>3.59044</text:p>
          </table:table-cell>
          <table:table-cell office:value-type="float" office:value="12.1756" calcext:value-type="float">
            <text:p>12.1756</text:p>
          </table:table-cell>
          <table:table-cell office:value-type="float" office:value="-4.72623" calcext:value-type="float">
            <text:p>-4.72623</text:p>
          </table:table-cell>
          <table:table-cell office:value-type="float" office:value="-4.30987" calcext:value-type="float">
            <text:p>-4.30987</text:p>
          </table:table-cell>
          <table:table-cell office:value-type="float" office:value="-0.193504" calcext:value-type="float">
            <text:p>-0.193504</text:p>
          </table:table-cell>
          <table:table-cell office:value-type="float" office:value="0.0700034" calcext:value-type="float">
            <text:p>0.0700034</text:p>
          </table:table-cell>
          <table:table-cell office:value-type="float" office:value="0.064964" calcext:value-type="float">
            <text:p>0.064964</text:p>
          </table:table-cell>
          <table:table-cell office:value-type="float" office:value="0.490894" calcext:value-type="float">
            <text:p>0.490894</text:p>
          </table:table-cell>
          <table:table-cell office:value-type="float" office:value="0.427493" calcext:value-type="float">
            <text:p>0.427493</text:p>
          </table:table-cell>
          <table:table-cell office:value-type="float" office:value="0.640867" calcext:value-type="float">
            <text:p>0.6408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67122" calcext:value-type="float">
            <text:p>3.67122</text:p>
          </table:table-cell>
          <table:table-cell office:value-type="float" office:value="11.9667" calcext:value-type="float">
            <text:p>11.9667</text:p>
          </table:table-cell>
          <table:table-cell office:value-type="float" office:value="-4.67874" calcext:value-type="float">
            <text:p>-4.67874</text:p>
          </table:table-cell>
          <table:table-cell office:value-type="float" office:value="-4.31945" calcext:value-type="float">
            <text:p>-4.31945</text:p>
          </table:table-cell>
          <table:table-cell office:value-type="float" office:value="-0.189077" calcext:value-type="float">
            <text:p>-0.189077</text:p>
          </table:table-cell>
          <table:table-cell office:value-type="float" office:value="0.070232" calcext:value-type="float">
            <text:p>0.070232</text:p>
          </table:table-cell>
          <table:table-cell office:value-type="float" office:value="0.064822" calcext:value-type="float">
            <text:p>0.064822</text:p>
          </table:table-cell>
          <table:table-cell office:value-type="float" office:value="0.489888" calcext:value-type="float">
            <text:p>0.489888</text:p>
          </table:table-cell>
          <table:table-cell office:value-type="float" office:value="0.426617" calcext:value-type="float">
            <text:p>0.426617</text:p>
          </table:table-cell>
          <table:table-cell office:value-type="float" office:value="0.892889" calcext:value-type="float">
            <text:p>0.8928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.81602" calcext:value-type="float">
            <text:p>3.81602</text:p>
          </table:table-cell>
          <table:table-cell office:value-type="float" office:value="11.7437" calcext:value-type="float">
            <text:p>11.7437</text:p>
          </table:table-cell>
          <table:table-cell office:value-type="float" office:value="-4.74088" calcext:value-type="float">
            <text:p>-4.74088</text:p>
          </table:table-cell>
          <table:table-cell office:value-type="float" office:value="-4.30689" calcext:value-type="float">
            <text:p>-4.30689</text:p>
          </table:table-cell>
          <table:table-cell office:value-type="float" office:value="-0.164663" calcext:value-type="float">
            <text:p>-0.164663</text:p>
          </table:table-cell>
          <table:table-cell office:value-type="float" office:value="0.0701936" calcext:value-type="float">
            <text:p>0.0701936</text:p>
          </table:table-cell>
          <table:table-cell office:value-type="float" office:value="0.0646809" calcext:value-type="float">
            <text:p>0.0646809</text:p>
          </table:table-cell>
          <table:table-cell office:value-type="float" office:value="0.488823" calcext:value-type="float">
            <text:p>0.488823</text:p>
          </table:table-cell>
          <table:table-cell office:value-type="float" office:value="0.425724" calcext:value-type="float">
            <text:p>0.425724</text:p>
          </table:table-cell>
          <table:table-cell office:value-type="float" office:value="1.13753" calcext:value-type="float">
            <text:p>1.137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89412" calcext:value-type="float">
            <text:p>3.89412</text:p>
          </table:table-cell>
          <table:table-cell office:value-type="float" office:value="11.5311" calcext:value-type="float">
            <text:p>11.5311</text:p>
          </table:table-cell>
          <table:table-cell office:value-type="float" office:value="-4.75413" calcext:value-type="float">
            <text:p>-4.75413</text:p>
          </table:table-cell>
          <table:table-cell office:value-type="float" office:value="-4.32555" calcext:value-type="float">
            <text:p>-4.32555</text:p>
          </table:table-cell>
          <table:table-cell office:value-type="float" office:value="-0.183101" calcext:value-type="float">
            <text:p>-0.183101</text:p>
          </table:table-cell>
          <table:table-cell office:value-type="float" office:value="0.07022" calcext:value-type="float">
            <text:p>0.07022</text:p>
          </table:table-cell>
          <table:table-cell office:value-type="float" office:value="0.0645434" calcext:value-type="float">
            <text:p>0.0645434</text:p>
          </table:table-cell>
          <table:table-cell office:value-type="float" office:value="0.487779" calcext:value-type="float">
            <text:p>0.487779</text:p>
          </table:table-cell>
          <table:table-cell office:value-type="float" office:value="0.424813" calcext:value-type="float">
            <text:p>0.424813</text:p>
          </table:table-cell>
          <table:table-cell office:value-type="float" office:value="1.91801" calcext:value-type="float">
            <text:p>1.918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01156" calcext:value-type="float">
            <text:p>4.01156</text:p>
          </table:table-cell>
          <table:table-cell office:value-type="float" office:value="11.2677" calcext:value-type="float">
            <text:p>11.2677</text:p>
          </table:table-cell>
          <table:table-cell office:value-type="float" office:value="-4.84374" calcext:value-type="float">
            <text:p>-4.84374</text:p>
          </table:table-cell>
          <table:table-cell office:value-type="float" office:value="-4.32834" calcext:value-type="float">
            <text:p>-4.32834</text:p>
          </table:table-cell>
          <table:table-cell office:value-type="float" office:value="-0.175154" calcext:value-type="float">
            <text:p>-0.175154</text:p>
          </table:table-cell>
          <table:table-cell office:value-type="float" office:value="0.0701471" calcext:value-type="float">
            <text:p>0.0701471</text:p>
          </table:table-cell>
          <table:table-cell office:value-type="float" office:value="0.0644382" calcext:value-type="float">
            <text:p>0.0644382</text:p>
          </table:table-cell>
          <table:table-cell office:value-type="float" office:value="0.486727" calcext:value-type="float">
            <text:p>0.486727</text:p>
          </table:table-cell>
          <table:table-cell office:value-type="float" office:value="0.423901" calcext:value-type="float">
            <text:p>0.423901</text:p>
          </table:table-cell>
          <table:table-cell office:value-type="float" office:value="2.26339" calcext:value-type="float">
            <text:p>2.263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13902" calcext:value-type="float">
            <text:p>4.13902</text:p>
          </table:table-cell>
          <table:table-cell office:value-type="float" office:value="11.0644" calcext:value-type="float">
            <text:p>11.0644</text:p>
          </table:table-cell>
          <table:table-cell office:value-type="float" office:value="-4.81907" calcext:value-type="float">
            <text:p>-4.81907</text:p>
          </table:table-cell>
          <table:table-cell office:value-type="float" office:value="-4.31472" calcext:value-type="float">
            <text:p>-4.31472</text:p>
          </table:table-cell>
          <table:table-cell office:value-type="float" office:value="-0.145249" calcext:value-type="float">
            <text:p>-0.145249</text:p>
          </table:table-cell>
          <table:table-cell office:value-type="float" office:value="0.0700022" calcext:value-type="float">
            <text:p>0.0700022</text:p>
          </table:table-cell>
          <table:table-cell office:value-type="float" office:value="0.0643045" calcext:value-type="float">
            <text:p>0.0643045</text:p>
          </table:table-cell>
          <table:table-cell office:value-type="float" office:value="0.485702" calcext:value-type="float">
            <text:p>0.485702</text:p>
          </table:table-cell>
          <table:table-cell office:value-type="float" office:value="0.422994" calcext:value-type="float">
            <text:p>0.422994</text:p>
          </table:table-cell>
          <table:table-cell office:value-type="float" office:value="3.84333" calcext:value-type="float">
            <text:p>3.843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19692" calcext:value-type="float">
            <text:p>4.19692</text:p>
          </table:table-cell>
          <table:table-cell office:value-type="float" office:value="10.8888" calcext:value-type="float">
            <text:p>10.8888</text:p>
          </table:table-cell>
          <table:table-cell office:value-type="float" office:value="-4.71819" calcext:value-type="float">
            <text:p>-4.71819</text:p>
          </table:table-cell>
          <table:table-cell office:value-type="float" office:value="-4.33046" calcext:value-type="float">
            <text:p>-4.33046</text:p>
          </table:table-cell>
          <table:table-cell office:value-type="float" office:value="-0.155485" calcext:value-type="float">
            <text:p>-0.155485</text:p>
          </table:table-cell>
          <table:table-cell office:value-type="float" office:value="0.0699145" calcext:value-type="float">
            <text:p>0.0699145</text:p>
          </table:table-cell>
          <table:table-cell office:value-type="float" office:value="0.0642104" calcext:value-type="float">
            <text:p>0.0642104</text:p>
          </table:table-cell>
          <table:table-cell office:value-type="float" office:value="0.484664" calcext:value-type="float">
            <text:p>0.484664</text:p>
          </table:table-cell>
          <table:table-cell office:value-type="float" office:value="0.422137" calcext:value-type="float">
            <text:p>0.422137</text:p>
          </table:table-cell>
          <table:table-cell office:value-type="float" office:value="2.5163" calcext:value-type="float">
            <text:p>2.51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26946" calcext:value-type="float">
            <text:p>4.26946</text:p>
          </table:table-cell>
          <table:table-cell office:value-type="float" office:value="10.6747" calcext:value-type="float">
            <text:p>10.6747</text:p>
          </table:table-cell>
          <table:table-cell office:value-type="float" office:value="-4.70967" calcext:value-type="float">
            <text:p>-4.70967</text:p>
          </table:table-cell>
          <table:table-cell office:value-type="float" office:value="-4.34554" calcext:value-type="float">
            <text:p>-4.34554</text:p>
          </table:table-cell>
          <table:table-cell office:value-type="float" office:value="-0.166156" calcext:value-type="float">
            <text:p>-0.166156</text:p>
          </table:table-cell>
          <table:table-cell office:value-type="float" office:value="0.0698773" calcext:value-type="float">
            <text:p>0.0698773</text:p>
          </table:table-cell>
          <table:table-cell office:value-type="float" office:value="0.0641439" calcext:value-type="float">
            <text:p>0.0641439</text:p>
          </table:table-cell>
          <table:table-cell office:value-type="float" office:value="0.483647" calcext:value-type="float">
            <text:p>0.483647</text:p>
          </table:table-cell>
          <table:table-cell office:value-type="float" office:value="0.421276" calcext:value-type="float">
            <text:p>0.421276</text:p>
          </table:table-cell>
          <table:table-cell office:value-type="float" office:value="0.509787" calcext:value-type="float">
            <text:p>0.5097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37045" calcext:value-type="float">
            <text:p>4.37045</text:p>
          </table:table-cell>
          <table:table-cell office:value-type="float" office:value="10.4584" calcext:value-type="float">
            <text:p>10.4584</text:p>
          </table:table-cell>
          <table:table-cell office:value-type="float" office:value="-4.72082" calcext:value-type="float">
            <text:p>-4.72082</text:p>
          </table:table-cell>
          <table:table-cell office:value-type="float" office:value="-4.34641" calcext:value-type="float">
            <text:p>-4.34641</text:p>
          </table:table-cell>
          <table:table-cell office:value-type="float" office:value="-0.158152" calcext:value-type="float">
            <text:p>-0.158152</text:p>
          </table:table-cell>
          <table:table-cell office:value-type="float" office:value="0.0697945" calcext:value-type="float">
            <text:p>0.0697945</text:p>
          </table:table-cell>
          <table:table-cell office:value-type="float" office:value="0.0641046" calcext:value-type="float">
            <text:p>0.0641046</text:p>
          </table:table-cell>
          <table:table-cell office:value-type="float" office:value="0.482627" calcext:value-type="float">
            <text:p>0.482627</text:p>
          </table:table-cell>
          <table:table-cell office:value-type="float" office:value="0.420417" calcext:value-type="float">
            <text:p>0.420417</text:p>
          </table:table-cell>
          <table:table-cell office:value-type="float" office:value="0.214085" calcext:value-type="float">
            <text:p>0.2140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47477" calcext:value-type="float">
            <text:p>4.47477</text:p>
          </table:table-cell>
          <table:table-cell office:value-type="float" office:value="10.2341" calcext:value-type="float">
            <text:p>10.2341</text:p>
          </table:table-cell>
          <table:table-cell office:value-type="float" office:value="-4.74427" calcext:value-type="float">
            <text:p>-4.74427</text:p>
          </table:table-cell>
          <table:table-cell office:value-type="float" office:value="-4.34605" calcext:value-type="float">
            <text:p>-4.34605</text:p>
          </table:table-cell>
          <table:table-cell office:value-type="float" office:value="-0.148709" calcext:value-type="float">
            <text:p>-0.148709</text:p>
          </table:table-cell>
          <table:table-cell office:value-type="float" office:value="0.0696708" calcext:value-type="float">
            <text:p>0.0696708</text:p>
          </table:table-cell>
          <table:table-cell office:value-type="float" office:value="0.0640673" calcext:value-type="float">
            <text:p>0.0640673</text:p>
          </table:table-cell>
          <table:table-cell office:value-type="float" office:value="0.481608" calcext:value-type="float">
            <text:p>0.481608</text:p>
          </table:table-cell>
          <table:table-cell office:value-type="float" office:value="0.419551" calcext:value-type="float">
            <text:p>0.419551</text:p>
          </table:table-cell>
          <table:table-cell office:value-type="float" office:value="0.783557" calcext:value-type="float">
            <text:p>0.7835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53915" calcext:value-type="float">
            <text:p>4.53915</text:p>
          </table:table-cell>
          <table:table-cell office:value-type="float" office:value="10.0128" calcext:value-type="float">
            <text:p>10.0128</text:p>
          </table:table-cell>
          <table:table-cell office:value-type="float" office:value="-4.72544" calcext:value-type="float">
            <text:p>-4.72544</text:p>
          </table:table-cell>
          <table:table-cell office:value-type="float" office:value="-4.36154" calcext:value-type="float">
            <text:p>-4.36154</text:p>
          </table:table-cell>
          <table:table-cell office:value-type="float" office:value="-0.157436" calcext:value-type="float">
            <text:p>-0.157436</text:p>
          </table:table-cell>
          <table:table-cell office:value-type="float" office:value="0.069595" calcext:value-type="float">
            <text:p>0.069595</text:p>
          </table:table-cell>
          <table:table-cell office:value-type="float" office:value="0.0640437" calcext:value-type="float">
            <text:p>0.0640437</text:p>
          </table:table-cell>
          <table:table-cell office:value-type="float" office:value="0.480613" calcext:value-type="float">
            <text:p>0.480613</text:p>
          </table:table-cell>
          <table:table-cell office:value-type="float" office:value="0.41869" calcext:value-type="float">
            <text:p>0.41869</text:p>
          </table:table-cell>
          <table:table-cell office:value-type="float" office:value="0.204291" calcext:value-type="float">
            <text:p>0.2042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62903" calcext:value-type="float">
            <text:p>4.62903</text:p>
          </table:table-cell>
          <table:table-cell office:value-type="float" office:value="9.79562" calcext:value-type="float">
            <text:p>9.79562</text:p>
          </table:table-cell>
          <table:table-cell office:value-type="float" office:value="-4.75492" calcext:value-type="float">
            <text:p>-4.75492</text:p>
          </table:table-cell>
          <table:table-cell office:value-type="float" office:value="-4.36957" calcext:value-type="float">
            <text:p>-4.36957</text:p>
          </table:table-cell>
          <table:table-cell office:value-type="float" office:value="-0.163831" calcext:value-type="float">
            <text:p>-0.163831</text:p>
          </table:table-cell>
          <table:table-cell office:value-type="float" office:value="0.0695034" calcext:value-type="float">
            <text:p>0.0695034</text:p>
          </table:table-cell>
          <table:table-cell office:value-type="float" office:value="0.0640532" calcext:value-type="float">
            <text:p>0.0640532</text:p>
          </table:table-cell>
          <table:table-cell office:value-type="float" office:value="0.479628" calcext:value-type="float">
            <text:p>0.479628</text:p>
          </table:table-cell>
          <table:table-cell office:value-type="float" office:value="0.417817" calcext:value-type="float">
            <text:p>0.417817</text:p>
          </table:table-cell>
          <table:table-cell office:value-type="float" office:value="2.9419" calcext:value-type="float">
            <text:p>2.94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68706" calcext:value-type="float">
            <text:p>4.68706</text:p>
          </table:table-cell>
          <table:table-cell office:value-type="float" office:value="9.60111" calcext:value-type="float">
            <text:p>9.60111</text:p>
          </table:table-cell>
          <table:table-cell office:value-type="float" office:value="-4.69084" calcext:value-type="float">
            <text:p>-4.69084</text:p>
          </table:table-cell>
          <table:table-cell office:value-type="float" office:value="-4.38315" calcext:value-type="float">
            <text:p>-4.38315</text:p>
          </table:table-cell>
          <table:table-cell office:value-type="float" office:value="-0.17031" calcext:value-type="float">
            <text:p>-0.17031</text:p>
          </table:table-cell>
          <table:table-cell office:value-type="float" office:value="0.0694949" calcext:value-type="float">
            <text:p>0.0694949</text:p>
          </table:table-cell>
          <table:table-cell office:value-type="float" office:value="0.0642272" calcext:value-type="float">
            <text:p>0.0642272</text:p>
          </table:table-cell>
          <table:table-cell office:value-type="float" office:value="0.478709" calcext:value-type="float">
            <text:p>0.478709</text:p>
          </table:table-cell>
          <table:table-cell office:value-type="float" office:value="0.416972" calcext:value-type="float">
            <text:p>0.416972</text:p>
          </table:table-cell>
          <table:table-cell office:value-type="float" office:value="0.885325" calcext:value-type="float">
            <text:p>0.8853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74323" calcext:value-type="float">
            <text:p>4.74323</text:p>
          </table:table-cell>
          <table:table-cell office:value-type="float" office:value="9.43663" calcext:value-type="float">
            <text:p>9.43663</text:p>
          </table:table-cell>
          <table:table-cell office:value-type="float" office:value="-4.55699" calcext:value-type="float">
            <text:p>-4.55699</text:p>
          </table:table-cell>
          <table:table-cell office:value-type="float" office:value="-4.38866" calcext:value-type="float">
            <text:p>-4.38866</text:p>
          </table:table-cell>
          <table:table-cell office:value-type="float" office:value="-0.162097" calcext:value-type="float">
            <text:p>-0.162097</text:p>
          </table:table-cell>
          <table:table-cell office:value-type="float" office:value="0.0696121" calcext:value-type="float">
            <text:p>0.0696121</text:p>
          </table:table-cell>
          <table:table-cell office:value-type="float" office:value="0.0649018" calcext:value-type="float">
            <text:p>0.0649018</text:p>
          </table:table-cell>
          <table:table-cell office:value-type="float" office:value="0.47787" calcext:value-type="float">
            <text:p>0.47787</text:p>
          </table:table-cell>
          <table:table-cell office:value-type="float" office:value="0.416297" calcext:value-type="float">
            <text:p>0.416297</text:p>
          </table:table-cell>
          <table:table-cell office:value-type="float" office:value="10.4914" calcext:value-type="float">
            <text:p>10.49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77924" calcext:value-type="float">
            <text:p>4.77924</text:p>
          </table:table-cell>
          <table:table-cell office:value-type="float" office:value="9.18691" calcext:value-type="float">
            <text:p>9.18691</text:p>
          </table:table-cell>
          <table:table-cell office:value-type="float" office:value="-4.57613" calcext:value-type="float">
            <text:p>-4.57613</text:p>
          </table:table-cell>
          <table:table-cell office:value-type="float" office:value="-4.41473" calcext:value-type="float">
            <text:p>-4.41473</text:p>
          </table:table-cell>
          <table:table-cell office:value-type="float" office:value="-0.180688" calcext:value-type="float">
            <text:p>-0.180688</text:p>
          </table:table-cell>
          <table:table-cell office:value-type="float" office:value="0.070042" calcext:value-type="float">
            <text:p>0.070042</text:p>
          </table:table-cell>
          <table:table-cell office:value-type="float" office:value="0.0653436" calcext:value-type="float">
            <text:p>0.0653436</text:p>
          </table:table-cell>
          <table:table-cell office:value-type="float" office:value="0.477231" calcext:value-type="float">
            <text:p>0.477231</text:p>
          </table:table-cell>
          <table:table-cell office:value-type="float" office:value="0.41554" calcext:value-type="float">
            <text:p>0.41554</text:p>
          </table:table-cell>
          <table:table-cell office:value-type="float" office:value="3.40295" calcext:value-type="float">
            <text:p>3.402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.86777" calcext:value-type="float">
            <text:p>4.86777</text:p>
          </table:table-cell>
          <table:table-cell office:value-type="float" office:value="8.94214" calcext:value-type="float">
            <text:p>8.94214</text:p>
          </table:table-cell>
          <table:table-cell office:value-type="float" office:value="-4.63976" calcext:value-type="float">
            <text:p>-4.63976</text:p>
          </table:table-cell>
          <table:table-cell office:value-type="float" office:value="-4.4176" calcext:value-type="float">
            <text:p>-4.4176</text:p>
          </table:table-cell>
          <table:table-cell office:value-type="float" office:value="-0.174033" calcext:value-type="float">
            <text:p>-0.174033</text:p>
          </table:table-cell>
          <table:table-cell office:value-type="float" office:value="0.0704064" calcext:value-type="float">
            <text:p>0.0704064</text:p>
          </table:table-cell>
          <table:table-cell office:value-type="float" office:value="0.0656321" calcext:value-type="float">
            <text:p>0.0656321</text:p>
          </table:table-cell>
          <table:table-cell office:value-type="float" office:value="0.476555" calcext:value-type="float">
            <text:p>0.476555</text:p>
          </table:table-cell>
          <table:table-cell office:value-type="float" office:value="0.414718" calcext:value-type="float">
            <text:p>0.414718</text:p>
          </table:table-cell>
          <table:table-cell office:value-type="float" office:value="2.50814" calcext:value-type="float">
            <text:p>2.508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.97511" calcext:value-type="float">
            <text:p>4.97511</text:p>
          </table:table-cell>
          <table:table-cell office:value-type="float" office:value="8.68517" calcext:value-type="float">
            <text:p>8.68517</text:p>
          </table:table-cell>
          <table:table-cell office:value-type="float" office:value="-4.7299" calcext:value-type="float">
            <text:p>-4.7299</text:p>
          </table:table-cell>
          <table:table-cell office:value-type="float" office:value="-4.41275" calcext:value-type="float">
            <text:p>-4.41275</text:p>
          </table:table-cell>
          <table:table-cell office:value-type="float" office:value="-0.158495" calcext:value-type="float">
            <text:p>-0.158495</text:p>
          </table:table-cell>
          <table:table-cell office:value-type="float" office:value="0.0705819" calcext:value-type="float">
            <text:p>0.0705819</text:p>
          </table:table-cell>
          <table:table-cell office:value-type="float" office:value="0.0657243" calcext:value-type="float">
            <text:p>0.0657243</text:p>
          </table:table-cell>
          <table:table-cell office:value-type="float" office:value="0.475766" calcext:value-type="float">
            <text:p>0.475766</text:p>
          </table:table-cell>
          <table:table-cell office:value-type="float" office:value="0.413868" calcext:value-type="float">
            <text:p>0.413868</text:p>
          </table:table-cell>
          <table:table-cell office:value-type="float" office:value="1.27675" calcext:value-type="float">
            <text:p>1.276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09698" calcext:value-type="float">
            <text:p>5.09698</text:p>
          </table:table-cell>
          <table:table-cell office:value-type="float" office:value="8.4591" calcext:value-type="float">
            <text:p>8.4591</text:p>
          </table:table-cell>
          <table:table-cell office:value-type="float" office:value="-4.71644" calcext:value-type="float">
            <text:p>-4.71644</text:p>
          </table:table-cell>
          <table:table-cell office:value-type="float" office:value="-4.38769" calcext:value-type="float">
            <text:p>-4.38769</text:p>
          </table:table-cell>
          <table:table-cell office:value-type="float" office:value="-0.107839" calcext:value-type="float">
            <text:p>-0.107839</text:p>
          </table:table-cell>
          <table:table-cell office:value-type="float" office:value="0.0705528" calcext:value-type="float">
            <text:p>0.0705528</text:p>
          </table:table-cell>
          <table:table-cell office:value-type="float" office:value="0.065817" calcext:value-type="float">
            <text:p>0.065817</text:p>
          </table:table-cell>
          <table:table-cell office:value-type="float" office:value="0.474831" calcext:value-type="float">
            <text:p>0.474831</text:p>
          </table:table-cell>
          <table:table-cell office:value-type="float" office:value="0.413039" calcext:value-type="float">
            <text:p>0.413039</text:p>
          </table:table-cell>
          <table:table-cell office:value-type="float" office:value="3.28385" calcext:value-type="float">
            <text:p>3.283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18716" calcext:value-type="float">
            <text:p>5.18716</text:p>
          </table:table-cell>
          <table:table-cell office:value-type="float" office:value="8.19601" calcext:value-type="float">
            <text:p>8.19601</text:p>
          </table:table-cell>
          <table:table-cell office:value-type="float" office:value="-4.79231" calcext:value-type="float">
            <text:p>-4.79231</text:p>
          </table:table-cell>
          <table:table-cell office:value-type="float" office:value="-4.39033" calcext:value-type="float">
            <text:p>-4.39033</text:p>
          </table:table-cell>
          <table:table-cell office:value-type="float" office:value="-0.104006" calcext:value-type="float">
            <text:p>-0.104006</text:p>
          </table:table-cell>
          <table:table-cell office:value-type="float" office:value="0.070489" calcext:value-type="float">
            <text:p>0.070489</text:p>
          </table:table-cell>
          <table:table-cell office:value-type="float" office:value="0.0657569" calcext:value-type="float">
            <text:p>0.0657569</text:p>
          </table:table-cell>
          <table:table-cell office:value-type="float" office:value="0.473888" calcext:value-type="float">
            <text:p>0.473888</text:p>
          </table:table-cell>
          <table:table-cell office:value-type="float" office:value="0.4122" calcext:value-type="float">
            <text:p>0.4122</text:p>
          </table:table-cell>
          <table:table-cell office:value-type="float" office:value="1.56299" calcext:value-type="float">
            <text:p>1.562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30639" calcext:value-type="float">
            <text:p>5.30639</text:p>
          </table:table-cell>
          <table:table-cell office:value-type="float" office:value="7.9557" calcext:value-type="float">
            <text:p>7.9557</text:p>
          </table:table-cell>
          <table:table-cell office:value-type="float" office:value="-4.81592" calcext:value-type="float">
            <text:p>-4.81592</text:p>
          </table:table-cell>
          <table:table-cell office:value-type="float" office:value="-4.37074" calcext:value-type="float">
            <text:p>-4.37074</text:p>
          </table:table-cell>
          <table:table-cell office:value-type="float" office:value="-0.0664361" calcext:value-type="float">
            <text:p>-0.0664361</text:p>
          </table:table-cell>
          <table:table-cell office:value-type="float" office:value="0.0703509" calcext:value-type="float">
            <text:p>0.0703509</text:p>
          </table:table-cell>
          <table:table-cell office:value-type="float" office:value="0.0656615" calcext:value-type="float">
            <text:p>0.0656615</text:p>
          </table:table-cell>
          <table:table-cell office:value-type="float" office:value="0.472931" calcext:value-type="float">
            <text:p>0.472931</text:p>
          </table:table-cell>
          <table:table-cell office:value-type="float" office:value="0.411365" calcext:value-type="float">
            <text:p>0.411365</text:p>
          </table:table-cell>
          <table:table-cell office:value-type="float" office:value="2.61841" calcext:value-type="float">
            <text:p>2.618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37534" calcext:value-type="float">
            <text:p>5.37534</text:p>
          </table:table-cell>
          <table:table-cell office:value-type="float" office:value="7.71934" calcext:value-type="float">
            <text:p>7.71934</text:p>
          </table:table-cell>
          <table:table-cell office:value-type="float" office:value="-4.8209" calcext:value-type="float">
            <text:p>-4.8209</text:p>
          </table:table-cell>
          <table:table-cell office:value-type="float" office:value="-4.37955" calcext:value-type="float">
            <text:p>-4.37955</text:p>
          </table:table-cell>
          <table:table-cell office:value-type="float" office:value="-0.0720699" calcext:value-type="float">
            <text:p>-0.0720699</text:p>
          </table:table-cell>
          <table:table-cell office:value-type="float" office:value="0.0702241" calcext:value-type="float">
            <text:p>0.0702241</text:p>
          </table:table-cell>
          <table:table-cell office:value-type="float" office:value="0.0655486" calcext:value-type="float">
            <text:p>0.0655486</text:p>
          </table:table-cell>
          <table:table-cell office:value-type="float" office:value="0.471977" calcext:value-type="float">
            <text:p>0.471977</text:p>
          </table:table-cell>
          <table:table-cell office:value-type="float" office:value="0.410538" calcext:value-type="float">
            <text:p>0.410538</text:p>
          </table:table-cell>
          <table:table-cell office:value-type="float" office:value="0.319037" calcext:value-type="float">
            <text:p>0.3190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49532" calcext:value-type="float">
            <text:p>5.49532</text:p>
          </table:table-cell>
          <table:table-cell office:value-type="float" office:value="7.48105" calcext:value-type="float">
            <text:p>7.48105</text:p>
          </table:table-cell>
          <table:table-cell office:value-type="float" office:value="-4.85113" calcext:value-type="float">
            <text:p>-4.85113</text:p>
          </table:table-cell>
          <table:table-cell office:value-type="float" office:value="-4.36135" calcext:value-type="float">
            <text:p>-4.36135</text:p>
          </table:table-cell>
          <table:table-cell office:value-type="float" office:value="-0.0405583" calcext:value-type="float">
            <text:p>-0.0405583</text:p>
          </table:table-cell>
          <table:table-cell office:value-type="float" office:value="0.0700921" calcext:value-type="float">
            <text:p>0.0700921</text:p>
          </table:table-cell>
          <table:table-cell office:value-type="float" office:value="0.0654225" calcext:value-type="float">
            <text:p>0.0654225</text:p>
          </table:table-cell>
          <table:table-cell office:value-type="float" office:value="0.47106" calcext:value-type="float">
            <text:p>0.47106</text:p>
          </table:table-cell>
          <table:table-cell office:value-type="float" office:value="0.409715" calcext:value-type="float">
            <text:p>0.409715</text:p>
          </table:table-cell>
          <table:table-cell office:value-type="float" office:value="1.81336" calcext:value-type="float">
            <text:p>1.813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52646" calcext:value-type="float">
            <text:p>5.52646</text:p>
          </table:table-cell>
          <table:table-cell office:value-type="float" office:value="7.25139" calcext:value-type="float">
            <text:p>7.25139</text:p>
          </table:table-cell>
          <table:table-cell office:value-type="float" office:value="-4.8062" calcext:value-type="float">
            <text:p>-4.8062</text:p>
          </table:table-cell>
          <table:table-cell office:value-type="float" office:value="-4.38401" calcext:value-type="float">
            <text:p>-4.38401</text:p>
          </table:table-cell>
          <table:table-cell office:value-type="float" office:value="-0.0619595" calcext:value-type="float">
            <text:p>-0.0619595</text:p>
          </table:table-cell>
          <table:table-cell office:value-type="float" office:value="0.0699777" calcext:value-type="float">
            <text:p>0.0699777</text:p>
          </table:table-cell>
          <table:table-cell office:value-type="float" office:value="0.0652949" calcext:value-type="float">
            <text:p>0.0652949</text:p>
          </table:table-cell>
          <table:table-cell office:value-type="float" office:value="0.470121" calcext:value-type="float">
            <text:p>0.470121</text:p>
          </table:table-cell>
          <table:table-cell office:value-type="float" office:value="0.408896" calcext:value-type="float">
            <text:p>0.408896</text:p>
          </table:table-cell>
          <table:table-cell office:value-type="float" office:value="2.21075" calcext:value-type="float">
            <text:p>2.210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64341" calcext:value-type="float">
            <text:p>5.64341</text:p>
          </table:table-cell>
          <table:table-cell office:value-type="float" office:value="7.03755" calcext:value-type="float">
            <text:p>7.03755</text:p>
          </table:table-cell>
          <table:table-cell office:value-type="float" office:value="-4.75169" calcext:value-type="float">
            <text:p>-4.75169</text:p>
          </table:table-cell>
          <table:table-cell office:value-type="float" office:value="-4.35203" calcext:value-type="float">
            <text:p>-4.35203</text:p>
          </table:table-cell>
          <table:table-cell office:value-type="float" office:value="-0.000178999" calcext:value-type="float">
            <text:p>-0.000178999</text:p>
          </table:table-cell>
          <table:table-cell office:value-type="float" office:value="0.0698398" calcext:value-type="float">
            <text:p>0.0698398</text:p>
          </table:table-cell>
          <table:table-cell office:value-type="float" office:value="0.0651812" calcext:value-type="float">
            <text:p>0.0651812</text:p>
          </table:table-cell>
          <table:table-cell office:value-type="float" office:value="0.46922" calcext:value-type="float">
            <text:p>0.46922</text:p>
          </table:table-cell>
          <table:table-cell office:value-type="float" office:value="0.408116" calcext:value-type="float">
            <text:p>0.408116</text:p>
          </table:table-cell>
          <table:table-cell office:value-type="float" office:value="3.97168" calcext:value-type="float">
            <text:p>3.971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75743" calcext:value-type="float">
            <text:p>5.75743</text:p>
          </table:table-cell>
          <table:table-cell office:value-type="float" office:value="6.80232" calcext:value-type="float">
            <text:p>6.80232</text:p>
          </table:table-cell>
          <table:table-cell office:value-type="float" office:value="-4.80172" calcext:value-type="float">
            <text:p>-4.80172</text:p>
          </table:table-cell>
          <table:table-cell office:value-type="float" office:value="-4.34173" calcext:value-type="float">
            <text:p>-4.34173</text:p>
          </table:table-cell>
          <table:table-cell office:value-type="float" office:value="0.0104973" calcext:value-type="float">
            <text:p>0.0104973</text:p>
          </table:table-cell>
          <table:table-cell office:value-type="float" office:value="0.0697527" calcext:value-type="float">
            <text:p>0.0697527</text:p>
          </table:table-cell>
          <table:table-cell office:value-type="float" office:value="0.0650582" calcext:value-type="float">
            <text:p>0.0650582</text:p>
          </table:table-cell>
          <table:table-cell office:value-type="float" office:value="0.468388" calcext:value-type="float">
            <text:p>0.468388</text:p>
          </table:table-cell>
          <table:table-cell office:value-type="float" office:value="0.407321" calcext:value-type="float">
            <text:p>0.407321</text:p>
          </table:table-cell>
          <table:table-cell office:value-type="float" office:value="0.541496" calcext:value-type="float">
            <text:p>0.54149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79681" calcext:value-type="float">
            <text:p>5.79681</text:p>
          </table:table-cell>
          <table:table-cell office:value-type="float" office:value="6.5912" calcext:value-type="float">
            <text:p>6.5912</text:p>
          </table:table-cell>
          <table:table-cell office:value-type="float" office:value="-4.7606" calcext:value-type="float">
            <text:p>-4.7606</text:p>
          </table:table-cell>
          <table:table-cell office:value-type="float" office:value="-4.36674" calcext:value-type="float">
            <text:p>-4.36674</text:p>
          </table:table-cell>
          <table:table-cell office:value-type="float" office:value="-0.0278099" calcext:value-type="float">
            <text:p>-0.0278099</text:p>
          </table:table-cell>
          <table:table-cell office:value-type="float" office:value="0.0696149" calcext:value-type="float">
            <text:p>0.0696149</text:p>
          </table:table-cell>
          <table:table-cell office:value-type="float" office:value="0.0649568" calcext:value-type="float">
            <text:p>0.0649568</text:p>
          </table:table-cell>
          <table:table-cell office:value-type="float" office:value="0.467463" calcext:value-type="float">
            <text:p>0.467463</text:p>
          </table:table-cell>
          <table:table-cell office:value-type="float" office:value="0.406527" calcext:value-type="float">
            <text:p>0.406527</text:p>
          </table:table-cell>
          <table:table-cell office:value-type="float" office:value="2.19114" calcext:value-type="float">
            <text:p>2.191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84165" calcext:value-type="float">
            <text:p>5.84165</text:p>
          </table:table-cell>
          <table:table-cell office:value-type="float" office:value="6.37052" calcext:value-type="float">
            <text:p>6.37052</text:p>
          </table:table-cell>
          <table:table-cell office:value-type="float" office:value="-4.72131" calcext:value-type="float">
            <text:p>-4.72131</text:p>
          </table:table-cell>
          <table:table-cell office:value-type="float" office:value="-4.38108" calcext:value-type="float">
            <text:p>-4.38108</text:p>
          </table:table-cell>
          <table:table-cell office:value-type="float" office:value="-0.0407775" calcext:value-type="float">
            <text:p>-0.0407775</text:p>
          </table:table-cell>
          <table:table-cell office:value-type="float" office:value="0.0695073" calcext:value-type="float">
            <text:p>0.0695073</text:p>
          </table:table-cell>
          <table:table-cell office:value-type="float" office:value="0.0648675" calcext:value-type="float">
            <text:p>0.0648675</text:p>
          </table:table-cell>
          <table:table-cell office:value-type="float" office:value="0.466558" calcext:value-type="float">
            <text:p>0.466558</text:p>
          </table:table-cell>
          <table:table-cell office:value-type="float" office:value="0.405746" calcext:value-type="float">
            <text:p>0.405746</text:p>
          </table:table-cell>
          <table:table-cell office:value-type="float" office:value="1.06834" calcext:value-type="float">
            <text:p>1.068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91196" calcext:value-type="float">
            <text:p>5.91196</text:p>
          </table:table-cell>
          <table:table-cell office:value-type="float" office:value="6.11402" calcext:value-type="float">
            <text:p>6.11402</text:p>
          </table:table-cell>
          <table:table-cell office:value-type="float" office:value="-4.77692" calcext:value-type="float">
            <text:p>-4.77692</text:p>
          </table:table-cell>
          <table:table-cell office:value-type="float" office:value="-4.39035" calcext:value-type="float">
            <text:p>-4.39035</text:p>
          </table:table-cell>
          <table:table-cell office:value-type="float" office:value="-0.0501484" calcext:value-type="float">
            <text:p>-0.0501484</text:p>
          </table:table-cell>
          <table:table-cell office:value-type="float" office:value="0.069421" calcext:value-type="float">
            <text:p>0.069421</text:p>
          </table:table-cell>
          <table:table-cell office:value-type="float" office:value="0.0647411" calcext:value-type="float">
            <text:p>0.0647411</text:p>
          </table:table-cell>
          <table:table-cell office:value-type="float" office:value="0.465679" calcext:value-type="float">
            <text:p>0.465679</text:p>
          </table:table-cell>
          <table:table-cell office:value-type="float" office:value="0.40495" calcext:value-type="float">
            <text:p>0.40495</text:p>
          </table:table-cell>
          <table:table-cell office:value-type="float" office:value="4.46138" calcext:value-type="float">
            <text:p>4.461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.97702" calcext:value-type="float">
            <text:p>5.97702</text:p>
          </table:table-cell>
          <table:table-cell office:value-type="float" office:value="5.89983" calcext:value-type="float">
            <text:p>5.89983</text:p>
          </table:table-cell>
          <table:table-cell office:value-type="float" office:value="-4.7462" calcext:value-type="float">
            <text:p>-4.7462</text:p>
          </table:table-cell>
          <table:table-cell office:value-type="float" office:value="-4.39542" calcext:value-type="float">
            <text:p>-4.39542</text:p>
          </table:table-cell>
          <table:table-cell office:value-type="float" office:value="-0.0527497" calcext:value-type="float">
            <text:p>-0.0527497</text:p>
          </table:table-cell>
          <table:table-cell office:value-type="float" office:value="0.0693785" calcext:value-type="float">
            <text:p>0.0693785</text:p>
          </table:table-cell>
          <table:table-cell office:value-type="float" office:value="0.0646239" calcext:value-type="float">
            <text:p>0.0646239</text:p>
          </table:table-cell>
          <table:table-cell office:value-type="float" office:value="0.464846" calcext:value-type="float">
            <text:p>0.464846</text:p>
          </table:table-cell>
          <table:table-cell office:value-type="float" office:value="0.404159" calcext:value-type="float">
            <text:p>0.404159</text:p>
          </table:table-cell>
          <table:table-cell office:value-type="float" office:value="0.124637" calcext:value-type="float">
            <text:p>0.1246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01929" calcext:value-type="float">
            <text:p>6.01929</text:p>
          </table:table-cell>
          <table:table-cell office:value-type="float" office:value="5.66661" calcext:value-type="float">
            <text:p>5.66661</text:p>
          </table:table-cell>
          <table:table-cell office:value-type="float" office:value="-4.76262" calcext:value-type="float">
            <text:p>-4.76262</text:p>
          </table:table-cell>
          <table:table-cell office:value-type="float" office:value="-4.42219" calcext:value-type="float">
            <text:p>-4.42219</text:p>
          </table:table-cell>
          <table:table-cell office:value-type="float" office:value="-0.0940866" calcext:value-type="float">
            <text:p>-0.0940866</text:p>
          </table:table-cell>
          <table:table-cell office:value-type="float" office:value="0.0695034" calcext:value-type="float">
            <text:p>0.0695034</text:p>
          </table:table-cell>
          <table:table-cell office:value-type="float" office:value="0.0645013" calcext:value-type="float">
            <text:p>0.0645013</text:p>
          </table:table-cell>
          <table:table-cell office:value-type="float" office:value="0.464232" calcext:value-type="float">
            <text:p>0.464232</text:p>
          </table:table-cell>
          <table:table-cell office:value-type="float" office:value="0.403381" calcext:value-type="float">
            <text:p>0.403381</text:p>
          </table:table-cell>
          <table:table-cell office:value-type="float" office:value="1.45712" calcext:value-type="float">
            <text:p>1.457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07375" calcext:value-type="float">
            <text:p>6.07375</text:p>
          </table:table-cell>
          <table:table-cell office:value-type="float" office:value="5.45818" calcext:value-type="float">
            <text:p>5.45818</text:p>
          </table:table-cell>
          <table:table-cell office:value-type="float" office:value="-4.71608" calcext:value-type="float">
            <text:p>-4.71608</text:p>
          </table:table-cell>
          <table:table-cell office:value-type="float" office:value="-4.42978" calcext:value-type="float">
            <text:p>-4.42978</text:p>
          </table:table-cell>
          <table:table-cell office:value-type="float" office:value="-0.0970228" calcext:value-type="float">
            <text:p>-0.0970228</text:p>
          </table:table-cell>
          <table:table-cell office:value-type="float" office:value="0.0697931" calcext:value-type="float">
            <text:p>0.0697931</text:p>
          </table:table-cell>
          <table:table-cell office:value-type="float" office:value="0.0643996" calcext:value-type="float">
            <text:p>0.0643996</text:p>
          </table:table-cell>
          <table:table-cell office:value-type="float" office:value="0.463771" calcext:value-type="float">
            <text:p>0.463771</text:p>
          </table:table-cell>
          <table:table-cell office:value-type="float" office:value="0.402599" calcext:value-type="float">
            <text:p>0.402599</text:p>
          </table:table-cell>
          <table:table-cell office:value-type="float" office:value="0.286439" calcext:value-type="float">
            <text:p>0.2864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15048" calcext:value-type="float">
            <text:p>6.15048</text:p>
          </table:table-cell>
          <table:table-cell office:value-type="float" office:value="5.2263" calcext:value-type="float">
            <text:p>5.2263</text:p>
          </table:table-cell>
          <table:table-cell office:value-type="float" office:value="-4.73014" calcext:value-type="float">
            <text:p>-4.73014</text:p>
          </table:table-cell>
          <table:table-cell office:value-type="float" office:value="-4.42872" calcext:value-type="float">
            <text:p>-4.42872</text:p>
          </table:table-cell>
          <table:table-cell office:value-type="float" office:value="-0.0877859" calcext:value-type="float">
            <text:p>-0.0877859</text:p>
          </table:table-cell>
          <table:table-cell office:value-type="float" office:value="0.0701182" calcext:value-type="float">
            <text:p>0.0701182</text:p>
          </table:table-cell>
          <table:table-cell office:value-type="float" office:value="0.0642893" calcext:value-type="float">
            <text:p>0.0642893</text:p>
          </table:table-cell>
          <table:table-cell office:value-type="float" office:value="0.463327" calcext:value-type="float">
            <text:p>0.463327</text:p>
          </table:table-cell>
          <table:table-cell office:value-type="float" office:value="0.401825" calcext:value-type="float">
            <text:p>0.401825</text:p>
          </table:table-cell>
          <table:table-cell office:value-type="float" office:value="0.16717" calcext:value-type="float">
            <text:p>0.1671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23797" calcext:value-type="float">
            <text:p>6.23797</text:p>
          </table:table-cell>
          <table:table-cell office:value-type="float" office:value="4.97972" calcext:value-type="float">
            <text:p>4.97972</text:p>
          </table:table-cell>
          <table:table-cell office:value-type="float" office:value="-4.78432" calcext:value-type="float">
            <text:p>-4.78432</text:p>
          </table:table-cell>
          <table:table-cell office:value-type="float" office:value="-4.42704" calcext:value-type="float">
            <text:p>-4.42704</text:p>
          </table:table-cell>
          <table:table-cell office:value-type="float" office:value="-0.0816124" calcext:value-type="float">
            <text:p>-0.0816124</text:p>
          </table:table-cell>
          <table:table-cell office:value-type="float" office:value="0.0704086" calcext:value-type="float">
            <text:p>0.0704086</text:p>
          </table:table-cell>
          <table:table-cell office:value-type="float" office:value="0.0641656" calcext:value-type="float">
            <text:p>0.0641656</text:p>
          </table:table-cell>
          <table:table-cell office:value-type="float" office:value="0.462869" calcext:value-type="float">
            <text:p>0.462869</text:p>
          </table:table-cell>
          <table:table-cell office:value-type="float" office:value="0.401084" calcext:value-type="float">
            <text:p>0.401084</text:p>
          </table:table-cell>
          <table:table-cell office:value-type="float" office:value="0.449873" calcext:value-type="float">
            <text:p>0.4498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29688" calcext:value-type="float">
            <text:p>6.29688</text:p>
          </table:table-cell>
          <table:table-cell office:value-type="float" office:value="4.79331" calcext:value-type="float">
            <text:p>4.79331</text:p>
          </table:table-cell>
          <table:table-cell office:value-type="float" office:value="-4.70226" calcext:value-type="float">
            <text:p>-4.70226</text:p>
          </table:table-cell>
          <table:table-cell office:value-type="float" office:value="-4.43108" calcext:value-type="float">
            <text:p>-4.43108</text:p>
          </table:table-cell>
          <table:table-cell office:value-type="float" office:value="-0.0832876" calcext:value-type="float">
            <text:p>-0.0832876</text:p>
          </table:table-cell>
          <table:table-cell office:value-type="float" office:value="0.0708811" calcext:value-type="float">
            <text:p>0.0708811</text:p>
          </table:table-cell>
          <table:table-cell office:value-type="float" office:value="0.0640892" calcext:value-type="float">
            <text:p>0.0640892</text:p>
          </table:table-cell>
          <table:table-cell office:value-type="float" office:value="0.462585" calcext:value-type="float">
            <text:p>0.462585</text:p>
          </table:table-cell>
          <table:table-cell office:value-type="float" office:value="0.400316" calcext:value-type="float">
            <text:p>0.400316</text:p>
          </table:table-cell>
          <table:table-cell office:value-type="float" office:value="4.70182" calcext:value-type="float">
            <text:p>4.701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42819" calcext:value-type="float">
            <text:p>6.42819</text:p>
          </table:table-cell>
          <table:table-cell office:value-type="float" office:value="4.49177" calcext:value-type="float">
            <text:p>4.49177</text:p>
          </table:table-cell>
          <table:table-cell office:value-type="float" office:value="-4.89696" calcext:value-type="float">
            <text:p>-4.89696</text:p>
          </table:table-cell>
          <table:table-cell office:value-type="float" office:value="-4.41844" calcext:value-type="float">
            <text:p>-4.41844</text:p>
          </table:table-cell>
          <table:table-cell office:value-type="float" office:value="-0.066631" calcext:value-type="float">
            <text:p>-0.066631</text:p>
          </table:table-cell>
          <table:table-cell office:value-type="float" office:value="0.0710319" calcext:value-type="float">
            <text:p>0.0710319</text:p>
          </table:table-cell>
          <table:table-cell office:value-type="float" office:value="0.0640077" calcext:value-type="float">
            <text:p>0.0640077</text:p>
          </table:table-cell>
          <table:table-cell office:value-type="float" office:value="0.462043" calcext:value-type="float">
            <text:p>0.462043</text:p>
          </table:table-cell>
          <table:table-cell office:value-type="float" office:value="0.399722" calcext:value-type="float">
            <text:p>0.399722</text:p>
          </table:table-cell>
          <table:table-cell office:value-type="float" office:value="5.3545" calcext:value-type="float">
            <text:p>5.35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53198" calcext:value-type="float">
            <text:p>6.53198</text:p>
          </table:table-cell>
          <table:table-cell office:value-type="float" office:value="4.24859" calcext:value-type="float">
            <text:p>4.24859</text:p>
          </table:table-cell>
          <table:table-cell office:value-type="float" office:value="-4.91993" calcext:value-type="float">
            <text:p>-4.91993</text:p>
          </table:table-cell>
          <table:table-cell office:value-type="float" office:value="-4.39614" calcext:value-type="float">
            <text:p>-4.39614</text:p>
          </table:table-cell>
          <table:table-cell office:value-type="float" office:value="-0.0198278" calcext:value-type="float">
            <text:p>-0.0198278</text:p>
          </table:table-cell>
          <table:table-cell office:value-type="float" office:value="0.0710909" calcext:value-type="float">
            <text:p>0.0710909</text:p>
          </table:table-cell>
          <table:table-cell office:value-type="float" office:value="0.0639776" calcext:value-type="float">
            <text:p>0.0639776</text:p>
          </table:table-cell>
          <table:table-cell office:value-type="float" office:value="0.461323" calcext:value-type="float">
            <text:p>0.461323</text:p>
          </table:table-cell>
          <table:table-cell office:value-type="float" office:value="0.399123" calcext:value-type="float">
            <text:p>0.399123</text:p>
          </table:table-cell>
          <table:table-cell office:value-type="float" office:value="2.19786" calcext:value-type="float">
            <text:p>2.197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64694" calcext:value-type="float">
            <text:p>6.64694</text:p>
          </table:table-cell>
          <table:table-cell office:value-type="float" office:value="3.97093" calcext:value-type="float">
            <text:p>3.97093</text:p>
          </table:table-cell>
          <table:table-cell office:value-type="float" office:value="-5.03385" calcext:value-type="float">
            <text:p>-5.03385</text:p>
          </table:table-cell>
          <table:table-cell office:value-type="float" office:value="-4.38799" calcext:value-type="float">
            <text:p>-4.38799</text:p>
          </table:table-cell>
          <table:table-cell office:value-type="float" office:value="-0.0113865" calcext:value-type="float">
            <text:p>-0.0113865</text:p>
          </table:table-cell>
          <table:table-cell office:value-type="float" office:value="0.071043" calcext:value-type="float">
            <text:p>0.071043</text:p>
          </table:table-cell>
          <table:table-cell office:value-type="float" office:value="0.0642065" calcext:value-type="float">
            <text:p>0.0642065</text:p>
          </table:table-cell>
          <table:table-cell office:value-type="float" office:value="0.460535" calcext:value-type="float">
            <text:p>0.460535</text:p>
          </table:table-cell>
          <table:table-cell office:value-type="float" office:value="0.398756" calcext:value-type="float">
            <text:p>0.398756</text:p>
          </table:table-cell>
          <table:table-cell office:value-type="float" office:value="1.93101" calcext:value-type="float">
            <text:p>1.931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77063" calcext:value-type="float">
            <text:p>6.77063</text:p>
          </table:table-cell>
          <table:table-cell office:value-type="float" office:value="3.72581" calcext:value-type="float">
            <text:p>3.72581</text:p>
          </table:table-cell>
          <table:table-cell office:value-type="float" office:value="-5.0724" calcext:value-type="float">
            <text:p>-5.0724</text:p>
          </table:table-cell>
          <table:table-cell office:value-type="float" office:value="-4.35945" calcext:value-type="float">
            <text:p>-4.35945</text:p>
          </table:table-cell>
          <table:table-cell office:value-type="float" office:value="0.0387888" calcext:value-type="float">
            <text:p>0.0387888</text:p>
          </table:table-cell>
          <table:table-cell office:value-type="float" office:value="0.070921" calcext:value-type="float">
            <text:p>0.070921</text:p>
          </table:table-cell>
          <table:table-cell office:value-type="float" office:value="0.0645801" calcext:value-type="float">
            <text:p>0.0645801</text:p>
          </table:table-cell>
          <table:table-cell office:value-type="float" office:value="0.459667" calcext:value-type="float">
            <text:p>0.459667</text:p>
          </table:table-cell>
          <table:table-cell office:value-type="float" office:value="0.39838" calcext:value-type="float">
            <text:p>0.39838</text:p>
          </table:table-cell>
          <table:table-cell office:value-type="float" office:value="1.97605" calcext:value-type="float">
            <text:p>1.976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.80811" calcext:value-type="float">
            <text:p>6.80811</text:p>
          </table:table-cell>
          <table:table-cell office:value-type="float" office:value="3.53658" calcext:value-type="float">
            <text:p>3.53658</text:p>
          </table:table-cell>
          <table:table-cell office:value-type="float" office:value="-4.93898" calcext:value-type="float">
            <text:p>-4.93898</text:p>
          </table:table-cell>
          <table:table-cell office:value-type="float" office:value="-4.36901" calcext:value-type="float">
            <text:p>-4.36901</text:p>
          </table:table-cell>
          <table:table-cell office:value-type="float" office:value="0.0292412" calcext:value-type="float">
            <text:p>0.0292412</text:p>
          </table:table-cell>
          <table:table-cell office:value-type="float" office:value="0.0709298" calcext:value-type="float">
            <text:p>0.0709298</text:p>
          </table:table-cell>
          <table:table-cell office:value-type="float" office:value="0.064724" calcext:value-type="float">
            <text:p>0.064724</text:p>
          </table:table-cell>
          <table:table-cell office:value-type="float" office:value="0.458877" calcext:value-type="float">
            <text:p>0.458877</text:p>
          </table:table-cell>
          <table:table-cell office:value-type="float" office:value="0.397785" calcext:value-type="float">
            <text:p>0.397785</text:p>
          </table:table-cell>
          <table:table-cell office:value-type="float" office:value="3.2579" calcext:value-type="float">
            <text:p>3.25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.89198" calcext:value-type="float">
            <text:p>6.89198</text:p>
          </table:table-cell>
          <table:table-cell office:value-type="float" office:value="3.3144" calcext:value-type="float">
            <text:p>3.3144</text:p>
          </table:table-cell>
          <table:table-cell office:value-type="float" office:value="-4.919" calcext:value-type="float">
            <text:p>-4.919</text:p>
          </table:table-cell>
          <table:table-cell office:value-type="float" office:value="-4.36102" calcext:value-type="float">
            <text:p>-4.36102</text:p>
          </table:table-cell>
          <table:table-cell office:value-type="float" office:value="0.0437094" calcext:value-type="float">
            <text:p>0.0437094</text:p>
          </table:table-cell>
          <table:table-cell office:value-type="float" office:value="0.0709655" calcext:value-type="float">
            <text:p>0.0709655</text:p>
          </table:table-cell>
          <table:table-cell office:value-type="float" office:value="0.0648608" calcext:value-type="float">
            <text:p>0.0648608</text:p>
          </table:table-cell>
          <table:table-cell office:value-type="float" office:value="0.458089" calcext:value-type="float">
            <text:p>0.458089</text:p>
          </table:table-cell>
          <table:table-cell office:value-type="float" office:value="0.397156" calcext:value-type="float">
            <text:p>0.397156</text:p>
          </table:table-cell>
          <table:table-cell office:value-type="float" office:value="0.71014" calcext:value-type="float">
            <text:p>0.710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00082" calcext:value-type="float">
            <text:p>7.00082</text:p>
          </table:table-cell>
          <table:table-cell office:value-type="float" office:value="3.15917" calcext:value-type="float">
            <text:p>3.15917</text:p>
          </table:table-cell>
          <table:table-cell office:value-type="float" office:value="-4.79893" calcext:value-type="float">
            <text:p>-4.79893</text:p>
          </table:table-cell>
          <table:table-cell office:value-type="float" office:value="-4.34164" calcext:value-type="float">
            <text:p>-4.34164</text:p>
          </table:table-cell>
          <table:table-cell office:value-type="float" office:value="0.0627898" calcext:value-type="float">
            <text:p>0.0627898</text:p>
          </table:table-cell>
          <table:table-cell office:value-type="float" office:value="0.0709375" calcext:value-type="float">
            <text:p>0.0709375</text:p>
          </table:table-cell>
          <table:table-cell office:value-type="float" office:value="0.0647605" calcext:value-type="float">
            <text:p>0.0647605</text:p>
          </table:table-cell>
          <table:table-cell office:value-type="float" office:value="0.457287" calcext:value-type="float">
            <text:p>0.457287</text:p>
          </table:table-cell>
          <table:table-cell office:value-type="float" office:value="0.396416" calcext:value-type="float">
            <text:p>0.396416</text:p>
          </table:table-cell>
          <table:table-cell office:value-type="float" office:value="5.82755" calcext:value-type="float">
            <text:p>5.827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11087" calcext:value-type="float">
            <text:p>7.11087</text:p>
          </table:table-cell>
          <table:table-cell office:value-type="float" office:value="2.9854" calcext:value-type="float">
            <text:p>2.9854</text:p>
          </table:table-cell>
          <table:table-cell office:value-type="float" office:value="-4.72862" calcext:value-type="float">
            <text:p>-4.72862</text:p>
          </table:table-cell>
          <table:table-cell office:value-type="float" office:value="-4.3099" calcext:value-type="float">
            <text:p>-4.3099</text:p>
          </table:table-cell>
          <table:table-cell office:value-type="float" office:value="0.114709" calcext:value-type="float">
            <text:p>0.114709</text:p>
          </table:table-cell>
          <table:table-cell office:value-type="float" office:value="0.0708619" calcext:value-type="float">
            <text:p>0.0708619</text:p>
          </table:table-cell>
          <table:table-cell office:value-type="float" office:value="0.0646534" calcext:value-type="float">
            <text:p>0.064653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395718" calcext:value-type="float">
            <text:p>0.395718</text:p>
          </table:table-cell>
          <table:table-cell office:value-type="float" office:value="6.10197" calcext:value-type="float">
            <text:p>6.1019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20846" calcext:value-type="float">
            <text:p>7.20846</text:p>
          </table:table-cell>
          <table:table-cell office:value-type="float" office:value="2.77417" calcext:value-type="float">
            <text:p>2.77417</text:p>
          </table:table-cell>
          <table:table-cell office:value-type="float" office:value="-4.72138" calcext:value-type="float">
            <text:p>-4.72138</text:p>
          </table:table-cell>
          <table:table-cell office:value-type="float" office:value="-4.30193" calcext:value-type="float">
            <text:p>-4.30193</text:p>
          </table:table-cell>
          <table:table-cell office:value-type="float" office:value="0.117085" calcext:value-type="float">
            <text:p>0.117085</text:p>
          </table:table-cell>
          <table:table-cell office:value-type="float" office:value="0.0707805" calcext:value-type="float">
            <text:p>0.0707805</text:p>
          </table:table-cell>
          <table:table-cell office:value-type="float" office:value="0.0645633" calcext:value-type="float">
            <text:p>0.0645633</text:p>
          </table:table-cell>
          <table:table-cell office:value-type="float" office:value="0.455598" calcext:value-type="float">
            <text:p>0.455598</text:p>
          </table:table-cell>
          <table:table-cell office:value-type="float" office:value="0.395033" calcext:value-type="float">
            <text:p>0.395033</text:p>
          </table:table-cell>
          <table:table-cell office:value-type="float" office:value="0.064401" calcext:value-type="float">
            <text:p>0.0644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30702" calcext:value-type="float">
            <text:p>7.30702</text:p>
          </table:table-cell>
          <table:table-cell office:value-type="float" office:value="2.56709" calcext:value-type="float">
            <text:p>2.56709</text:p>
          </table:table-cell>
          <table:table-cell office:value-type="float" office:value="-4.7005" calcext:value-type="float">
            <text:p>-4.7005</text:p>
          </table:table-cell>
          <table:table-cell office:value-type="float" office:value="-4.30164" calcext:value-type="float">
            <text:p>-4.30164</text:p>
          </table:table-cell>
          <table:table-cell office:value-type="float" office:value="0.0996678" calcext:value-type="float">
            <text:p>0.0996678</text:p>
          </table:table-cell>
          <table:table-cell office:value-type="float" office:value="0.0706951" calcext:value-type="float">
            <text:p>0.0706951</text:p>
          </table:table-cell>
          <table:table-cell office:value-type="float" office:value="0.0645054" calcext:value-type="float">
            <text:p>0.0645054</text:p>
          </table:table-cell>
          <table:table-cell office:value-type="float" office:value="0.454777" calcext:value-type="float">
            <text:p>0.454777</text:p>
          </table:table-cell>
          <table:table-cell office:value-type="float" office:value="0.394361" calcext:value-type="float">
            <text:p>0.394361</text:p>
          </table:table-cell>
          <table:table-cell office:value-type="float" office:value="3.7213" calcext:value-type="float">
            <text:p>3.72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38994" calcext:value-type="float">
            <text:p>7.38994</text:p>
          </table:table-cell>
          <table:table-cell office:value-type="float" office:value="2.35507" calcext:value-type="float">
            <text:p>2.35507</text:p>
          </table:table-cell>
          <table:table-cell office:value-type="float" office:value="-4.68492" calcext:value-type="float">
            <text:p>-4.68492</text:p>
          </table:table-cell>
          <table:table-cell office:value-type="float" office:value="-4.29971" calcext:value-type="float">
            <text:p>-4.29971</text:p>
          </table:table-cell>
          <table:table-cell office:value-type="float" office:value="0.0970675" calcext:value-type="float">
            <text:p>0.0970675</text:p>
          </table:table-cell>
          <table:table-cell office:value-type="float" office:value="0.0706494" calcext:value-type="float">
            <text:p>0.0706494</text:p>
          </table:table-cell>
          <table:table-cell office:value-type="float" office:value="0.0644728" calcext:value-type="float">
            <text:p>0.0644728</text:p>
          </table:table-cell>
          <table:table-cell office:value-type="float" office:value="0.453983" calcext:value-type="float">
            <text:p>0.453983</text:p>
          </table:table-cell>
          <table:table-cell office:value-type="float" office:value="0.393698" calcext:value-type="float">
            <text:p>0.393698</text:p>
          </table:table-cell>
          <table:table-cell office:value-type="float" office:value="0.183903" calcext:value-type="float">
            <text:p>0.1839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46071" calcext:value-type="float">
            <text:p>7.46071</text:p>
          </table:table-cell>
          <table:table-cell office:value-type="float" office:value="2.10388" calcext:value-type="float">
            <text:p>2.10388</text:p>
          </table:table-cell>
          <table:table-cell office:value-type="float" office:value="-4.72092" calcext:value-type="float">
            <text:p>-4.72092</text:p>
          </table:table-cell>
          <table:table-cell office:value-type="float" office:value="-4.31864" calcext:value-type="float">
            <text:p>-4.31864</text:p>
          </table:table-cell>
          <table:table-cell office:value-type="float" office:value="0.0565405" calcext:value-type="float">
            <text:p>0.0565405</text:p>
          </table:table-cell>
          <table:table-cell office:value-type="float" office:value="0.0707123" calcext:value-type="float">
            <text:p>0.0707123</text:p>
          </table:table-cell>
          <table:table-cell office:value-type="float" office:value="0.0643706" calcext:value-type="float">
            <text:p>0.0643706</text:p>
          </table:table-cell>
          <table:table-cell office:value-type="float" office:value="0.453322" calcext:value-type="float">
            <text:p>0.453322</text:p>
          </table:table-cell>
          <table:table-cell office:value-type="float" office:value="0.392982" calcext:value-type="float">
            <text:p>0.392982</text:p>
          </table:table-cell>
          <table:table-cell office:value-type="float" office:value="3.68219" calcext:value-type="float">
            <text:p>3.682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55854" calcext:value-type="float">
            <text:p>7.55854</text:p>
          </table:table-cell>
          <table:table-cell office:value-type="float" office:value="1.85642" calcext:value-type="float">
            <text:p>1.85642</text:p>
          </table:table-cell>
          <table:table-cell office:value-type="float" office:value="-4.78215" calcext:value-type="float">
            <text:p>-4.78215</text:p>
          </table:table-cell>
          <table:table-cell office:value-type="float" office:value="-4.31883" calcext:value-type="float">
            <text:p>-4.31883</text:p>
          </table:table-cell>
          <table:table-cell office:value-type="float" office:value="0.0516373" calcext:value-type="float">
            <text:p>0.0516373</text:p>
          </table:table-cell>
          <table:table-cell office:value-type="float" office:value="0.0707925" calcext:value-type="float">
            <text:p>0.0707925</text:p>
          </table:table-cell>
          <table:table-cell office:value-type="float" office:value="0.0642536" calcext:value-type="float">
            <text:p>0.0642536</text:p>
          </table:table-cell>
          <table:table-cell office:value-type="float" office:value="0.45269" calcext:value-type="float">
            <text:p>0.45269</text:p>
          </table:table-cell>
          <table:table-cell office:value-type="float" office:value="0.39227" calcext:value-type="float">
            <text:p>0.39227</text:p>
          </table:table-cell>
          <table:table-cell office:value-type="float" office:value="0.528889" calcext:value-type="float">
            <text:p>0.5288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6881" calcext:value-type="float">
            <text:p>7.6881</text:p>
          </table:table-cell>
          <table:table-cell office:value-type="float" office:value="1.63792" calcext:value-type="float">
            <text:p>1.63792</text:p>
          </table:table-cell>
          <table:table-cell office:value-type="float" office:value="-4.82681" calcext:value-type="float">
            <text:p>-4.82681</text:p>
          </table:table-cell>
          <table:table-cell office:value-type="float" office:value="-4.29277" calcext:value-type="float">
            <text:p>-4.29277</text:p>
          </table:table-cell>
          <table:table-cell office:value-type="float" office:value="0.091465" calcext:value-type="float">
            <text:p>0.091465</text:p>
          </table:table-cell>
          <table:table-cell office:value-type="float" office:value="0.0707694" calcext:value-type="float">
            <text:p>0.0707694</text:p>
          </table:table-cell>
          <table:table-cell office:value-type="float" office:value="0.0641372" calcext:value-type="float">
            <text:p>0.0641372</text:p>
          </table:table-cell>
          <table:table-cell office:value-type="float" office:value="0.451931" calcext:value-type="float">
            <text:p>0.451931</text:p>
          </table:table-cell>
          <table:table-cell office:value-type="float" office:value="0.391564" calcext:value-type="float">
            <text:p>0.391564</text:p>
          </table:table-cell>
          <table:table-cell office:value-type="float" office:value="2.39684" calcext:value-type="float">
            <text:p>2.396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81945" calcext:value-type="float">
            <text:p>7.81945</text:p>
          </table:table-cell>
          <table:table-cell office:value-type="float" office:value="1.31744" calcext:value-type="float">
            <text:p>1.31744</text:p>
          </table:table-cell>
          <table:table-cell office:value-type="float" office:value="-5.04023" calcext:value-type="float">
            <text:p>-5.04023</text:p>
          </table:table-cell>
          <table:table-cell office:value-type="float" office:value="-4.29693" calcext:value-type="float">
            <text:p>-4.29693</text:p>
          </table:table-cell>
          <table:table-cell office:value-type="float" office:value="0.0758705" calcext:value-type="float">
            <text:p>0.0758705</text:p>
          </table:table-cell>
          <table:table-cell office:value-type="float" office:value="0.0706789" calcext:value-type="float">
            <text:p>0.0706789</text:p>
          </table:table-cell>
          <table:table-cell office:value-type="float" office:value="0.0643443" calcext:value-type="float">
            <text:p>0.0643443</text:p>
          </table:table-cell>
          <table:table-cell office:value-type="float" office:value="0.45115" calcext:value-type="float">
            <text:p>0.45115</text:p>
          </table:table-cell>
          <table:table-cell office:value-type="float" office:value="0.391172" calcext:value-type="float">
            <text:p>0.391172</text:p>
          </table:table-cell>
          <table:table-cell office:value-type="float" office:value="6.68135" calcext:value-type="float">
            <text:p>6.681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.93919" calcext:value-type="float">
            <text:p>7.93919</text:p>
          </table:table-cell>
          <table:table-cell office:value-type="float" office:value="1.12548" calcext:value-type="float">
            <text:p>1.12548</text:p>
          </table:table-cell>
          <table:table-cell office:value-type="float" office:value="-4.99365" calcext:value-type="float">
            <text:p>-4.99365</text:p>
          </table:table-cell>
          <table:table-cell office:value-type="float" office:value="-4.27555" calcext:value-type="float">
            <text:p>-4.27555</text:p>
          </table:table-cell>
          <table:table-cell office:value-type="float" office:value="0.102776" calcext:value-type="float">
            <text:p>0.102776</text:p>
          </table:table-cell>
          <table:table-cell office:value-type="float" office:value="0.0705688" calcext:value-type="float">
            <text:p>0.0705688</text:p>
          </table:table-cell>
          <table:table-cell office:value-type="float" office:value="0.0644169" calcext:value-type="float">
            <text:p>0.0644169</text:p>
          </table:table-cell>
          <table:table-cell office:value-type="float" office:value="0.45035" calcext:value-type="float">
            <text:p>0.45035</text:p>
          </table:table-cell>
          <table:table-cell office:value-type="float" office:value="0.390636" calcext:value-type="float">
            <text:p>0.390636</text:p>
          </table:table-cell>
          <table:table-cell office:value-type="float" office:value="3.02224" calcext:value-type="float">
            <text:p>3.022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.99862" calcext:value-type="float">
            <text:p>7.99862</text:p>
          </table:table-cell>
          <table:table-cell office:value-type="float" office:value="0.889081" calcext:value-type="float">
            <text:p>0.889081</text:p>
          </table:table-cell>
          <table:table-cell office:value-type="float" office:value="-4.97598" calcext:value-type="float">
            <text:p>-4.97598</text:p>
          </table:table-cell>
          <table:table-cell office:value-type="float" office:value="-4.28656" calcext:value-type="float">
            <text:p>-4.28656</text:p>
          </table:table-cell>
          <table:table-cell office:value-type="float" office:value="0.0868741" calcext:value-type="float">
            <text:p>0.0868741</text:p>
          </table:table-cell>
          <table:table-cell office:value-type="float" office:value="0.0705914" calcext:value-type="float">
            <text:p>0.0705914</text:p>
          </table:table-cell>
          <table:table-cell office:value-type="float" office:value="0.0645929" calcext:value-type="float">
            <text:p>0.0645929</text:p>
          </table:table-cell>
          <table:table-cell office:value-type="float" office:value="0.449643" calcext:value-type="float">
            <text:p>0.449643</text:p>
          </table:table-cell>
          <table:table-cell office:value-type="float" office:value="0.390149" calcext:value-type="float">
            <text:p>0.390149</text:p>
          </table:table-cell>
          <table:table-cell office:value-type="float" office:value="3.42875" calcext:value-type="float">
            <text:p>3.428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11428" calcext:value-type="float">
            <text:p>8.11428</text:p>
          </table:table-cell>
          <table:table-cell office:value-type="float" office:value="0.665193" calcext:value-type="float">
            <text:p>0.665193</text:p>
          </table:table-cell>
          <table:table-cell office:value-type="float" office:value="-5.00314" calcext:value-type="float">
            <text:p>-5.00314</text:p>
          </table:table-cell>
          <table:table-cell office:value-type="float" office:value="-4.2701" calcext:value-type="float">
            <text:p>-4.2701</text:p>
          </table:table-cell>
          <table:table-cell office:value-type="float" office:value="0.110863" calcext:value-type="float">
            <text:p>0.110863</text:p>
          </table:table-cell>
          <table:table-cell office:value-type="float" office:value="0.0705993" calcext:value-type="float">
            <text:p>0.0705993</text:p>
          </table:table-cell>
          <table:table-cell office:value-type="float" office:value="0.0648185" calcext:value-type="float">
            <text:p>0.0648185</text:p>
          </table:table-cell>
          <table:table-cell office:value-type="float" office:value="0.448892" calcext:value-type="float">
            <text:p>0.448892</text:p>
          </table:table-cell>
          <table:table-cell office:value-type="float" office:value="0.389684" calcext:value-type="float">
            <text:p>0.389684</text:p>
          </table:table-cell>
          <table:table-cell office:value-type="float" office:value="0.821476" calcext:value-type="float">
            <text:p>0.8214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24148" calcext:value-type="float">
            <text:p>8.24148</text:p>
          </table:table-cell>
          <table:table-cell office:value-type="float" office:value="0.471398" calcext:value-type="float">
            <text:p>0.471398</text:p>
          </table:table-cell>
          <table:table-cell office:value-type="float" office:value="-4.96017" calcext:value-type="float">
            <text:p>-4.96017</text:p>
          </table:table-cell>
          <table:table-cell office:value-type="float" office:value="-4.25199" calcext:value-type="float">
            <text:p>-4.25199</text:p>
          </table:table-cell>
          <table:table-cell office:value-type="float" office:value="0.125368" calcext:value-type="float">
            <text:p>0.125368</text:p>
          </table:table-cell>
          <table:table-cell office:value-type="float" office:value="0.0705633" calcext:value-type="float">
            <text:p>0.0705633</text:p>
          </table:table-cell>
          <table:table-cell office:value-type="float" office:value="0.0649286" calcext:value-type="float">
            <text:p>0.0649286</text:p>
          </table:table-cell>
          <table:table-cell office:value-type="float" office:value="0.448131" calcext:value-type="float">
            <text:p>0.448131</text:p>
          </table:table-cell>
          <table:table-cell office:value-type="float" office:value="0.389116" calcext:value-type="float">
            <text:p>0.389116</text:p>
          </table:table-cell>
          <table:table-cell office:value-type="float" office:value="1.0568" calcext:value-type="float">
            <text:p>1.05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37501" calcext:value-type="float">
            <text:p>8.37501</text:p>
          </table:table-cell>
          <table:table-cell office:value-type="float" office:value="0.273306" calcext:value-type="float">
            <text:p>0.273306</text:p>
          </table:table-cell>
          <table:table-cell office:value-type="float" office:value="-4.93089" calcext:value-type="float">
            <text:p>-4.93089</text:p>
          </table:table-cell>
          <table:table-cell office:value-type="float" office:value="-4.23486" calcext:value-type="float">
            <text:p>-4.23486</text:p>
          </table:table-cell>
          <table:table-cell office:value-type="float" office:value="0.136038" calcext:value-type="float">
            <text:p>0.136038</text:p>
          </table:table-cell>
          <table:table-cell office:value-type="float" office:value="0.0704833" calcext:value-type="float">
            <text:p>0.0704833</text:p>
          </table:table-cell>
          <table:table-cell office:value-type="float" office:value="0.0649691" calcext:value-type="float">
            <text:p>0.0649691</text:p>
          </table:table-cell>
          <table:table-cell office:value-type="float" office:value="0.447362" calcext:value-type="float">
            <text:p>0.447362</text:p>
          </table:table-cell>
          <table:table-cell office:value-type="float" office:value="0.388494" calcext:value-type="float">
            <text:p>0.388494</text:p>
          </table:table-cell>
          <table:table-cell office:value-type="float" office:value="4.33385" calcext:value-type="float">
            <text:p>4.333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49018" calcext:value-type="float">
            <text:p>8.49018</text:p>
          </table:table-cell>
          <table:table-cell office:value-type="float" office:value="0.115576" calcext:value-type="float">
            <text:p>0.115576</text:p>
          </table:table-cell>
          <table:table-cell office:value-type="float" office:value="-4.82313" calcext:value-type="float">
            <text:p>-4.82313</text:p>
          </table:table-cell>
          <table:table-cell office:value-type="float" office:value="-4.21413" calcext:value-type="float">
            <text:p>-4.21413</text:p>
          </table:table-cell>
          <table:table-cell office:value-type="float" office:value="0.154637" calcext:value-type="float">
            <text:p>0.154637</text:p>
          </table:table-cell>
          <table:table-cell office:value-type="float" office:value="0.0704116" calcext:value-type="float">
            <text:p>0.0704116</text:p>
          </table:table-cell>
          <table:table-cell office:value-type="float" office:value="0.064866" calcext:value-type="float">
            <text:p>0.064866</text:p>
          </table:table-cell>
          <table:table-cell office:value-type="float" office:value="0.446603" calcext:value-type="float">
            <text:p>0.446603</text:p>
          </table:table-cell>
          <table:table-cell office:value-type="float" office:value="0.387805" calcext:value-type="float">
            <text:p>0.387805</text:p>
          </table:table-cell>
          <table:table-cell office:value-type="float" office:value="1.86232" calcext:value-type="float">
            <text:p>1.862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67163" calcext:value-type="float">
            <text:p>8.67163</text:p>
          </table:table-cell>
          <table:table-cell office:value-type="float" office:value="-0.100833" calcext:value-type="float">
            <text:p>-0.100833</text:p>
          </table:table-cell>
          <table:table-cell office:value-type="float" office:value="-4.97323" calcext:value-type="float">
            <text:p>-4.97323</text:p>
          </table:table-cell>
          <table:table-cell office:value-type="float" office:value="-4.16734" calcext:value-type="float">
            <text:p>-4.16734</text:p>
          </table:table-cell>
          <table:table-cell office:value-type="float" office:value="0.224507" calcext:value-type="float">
            <text:p>0.224507</text:p>
          </table:table-cell>
          <table:table-cell office:value-type="float" office:value="0.0702922" calcext:value-type="float">
            <text:p>0.0702922</text:p>
          </table:table-cell>
          <table:table-cell office:value-type="float" office:value="0.0647705" calcext:value-type="float">
            <text:p>0.0647705</text:p>
          </table:table-cell>
          <table:table-cell office:value-type="float" office:value="0.445881" calcext:value-type="float">
            <text:p>0.445881</text:p>
          </table:table-cell>
          <table:table-cell office:value-type="float" office:value="0.387128" calcext:value-type="float">
            <text:p>0.387128</text:p>
          </table:table-cell>
          <table:table-cell office:value-type="float" office:value="7.48809" calcext:value-type="float">
            <text:p>7.488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.83026" calcext:value-type="float">
            <text:p>8.83026</text:p>
          </table:table-cell>
          <table:table-cell office:value-type="float" office:value="-0.26519" calcext:value-type="float">
            <text:p>-0.26519</text:p>
          </table:table-cell>
          <table:table-cell office:value-type="float" office:value="-4.91314" calcext:value-type="float">
            <text:p>-4.91314</text:p>
          </table:table-cell>
          <table:table-cell office:value-type="float" office:value="-4.13635" calcext:value-type="float">
            <text:p>-4.13635</text:p>
          </table:table-cell>
          <table:table-cell office:value-type="float" office:value="0.247875" calcext:value-type="float">
            <text:p>0.247875</text:p>
          </table:table-cell>
          <table:table-cell office:value-type="float" office:value="0.0702295" calcext:value-type="float">
            <text:p>0.0702295</text:p>
          </table:table-cell>
          <table:table-cell office:value-type="float" office:value="0.064666" calcext:value-type="float">
            <text:p>0.064666</text:p>
          </table:table-cell>
          <table:table-cell office:value-type="float" office:value="0.445222" calcext:value-type="float">
            <text:p>0.445222</text:p>
          </table:table-cell>
          <table:table-cell office:value-type="float" office:value="0.386464" calcext:value-type="float">
            <text:p>0.386464</text:p>
          </table:table-cell>
          <table:table-cell office:value-type="float" office:value="1.97855" calcext:value-type="float">
            <text:p>1.978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98327" calcext:value-type="float">
            <text:p>8.98327</text:p>
          </table:table-cell>
          <table:table-cell office:value-type="float" office:value="-0.410993" calcext:value-type="float">
            <text:p>-0.410993</text:p>
          </table:table-cell>
          <table:table-cell office:value-type="float" office:value="-4.8618" calcext:value-type="float">
            <text:p>-4.8618</text:p>
          </table:table-cell>
          <table:table-cell office:value-type="float" office:value="-4.09747" calcext:value-type="float">
            <text:p>-4.09747</text:p>
          </table:table-cell>
          <table:table-cell office:value-type="float" office:value="0.289422" calcext:value-type="float">
            <text:p>0.289422</text:p>
          </table:table-cell>
          <table:table-cell office:value-type="float" office:value="0.0702516" calcext:value-type="float">
            <text:p>0.0702516</text:p>
          </table:table-cell>
          <table:table-cell office:value-type="float" office:value="0.0647327" calcext:value-type="float">
            <text:p>0.0647327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385944" calcext:value-type="float">
            <text:p>0.385944</text:p>
          </table:table-cell>
          <table:table-cell office:value-type="float" office:value="7.43926" calcext:value-type="float">
            <text:p>7.439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1318" calcext:value-type="float">
            <text:p>9.1318</text:p>
          </table:table-cell>
          <table:table-cell office:value-type="float" office:value="-0.606102" calcext:value-type="float">
            <text:p>-0.606102</text:p>
          </table:table-cell>
          <table:table-cell office:value-type="float" office:value="-4.86365" calcext:value-type="float">
            <text:p>-4.86365</text:p>
          </table:table-cell>
          <table:table-cell office:value-type="float" office:value="-4.08035" calcext:value-type="float">
            <text:p>-4.08035</text:p>
          </table:table-cell>
          <table:table-cell office:value-type="float" office:value="0.29221" calcext:value-type="float">
            <text:p>0.29221</text:p>
          </table:table-cell>
          <table:table-cell office:value-type="float" office:value="0.0703588" calcext:value-type="float">
            <text:p>0.0703588</text:p>
          </table:table-cell>
          <table:table-cell office:value-type="float" office:value="0.0648556" calcext:value-type="float">
            <text:p>0.0648556</text:p>
          </table:table-cell>
          <table:table-cell office:value-type="float" office:value="0.444216" calcext:value-type="float">
            <text:p>0.444216</text:p>
          </table:table-cell>
          <table:table-cell office:value-type="float" office:value="0.385461" calcext:value-type="float">
            <text:p>0.385461</text:p>
          </table:table-cell>
          <table:table-cell office:value-type="float" office:value="0.0735477" calcext:value-type="float">
            <text:p>0.07354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27443" calcext:value-type="float">
            <text:p>9.27443</text:p>
          </table:table-cell>
          <table:table-cell office:value-type="float" office:value="-0.828234" calcext:value-type="float">
            <text:p>-0.828234</text:p>
          </table:table-cell>
          <table:table-cell office:value-type="float" office:value="-4.90265" calcext:value-type="float">
            <text:p>-4.90265</text:p>
          </table:table-cell>
          <table:table-cell office:value-type="float" office:value="-4.07423" calcext:value-type="float">
            <text:p>-4.07423</text:p>
          </table:table-cell>
          <table:table-cell office:value-type="float" office:value="0.280343" calcext:value-type="float">
            <text:p>0.280343</text:p>
          </table:table-cell>
          <table:table-cell office:value-type="float" office:value="0.0705223" calcext:value-type="float">
            <text:p>0.0705223</text:p>
          </table:table-cell>
          <table:table-cell office:value-type="float" office:value="0.0649022" calcext:value-type="float">
            <text:p>0.0649022</text:p>
          </table:table-cell>
          <table:table-cell office:value-type="float" office:value="0.443723" calcext:value-type="float">
            <text:p>0.443723</text:p>
          </table:table-cell>
          <table:table-cell office:value-type="float" office:value="0.38491" calcext:value-type="float">
            <text:p>0.38491</text:p>
          </table:table-cell>
          <table:table-cell office:value-type="float" office:value="1.28437" calcext:value-type="float">
            <text:p>1.284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36999" calcext:value-type="float">
            <text:p>9.36999</text:p>
          </table:table-cell>
          <table:table-cell office:value-type="float" office:value="-1.10491" calcext:value-type="float">
            <text:p>-1.10491</text:p>
          </table:table-cell>
          <table:table-cell office:value-type="float" office:value="-4.98817" calcext:value-type="float">
            <text:p>-4.98817</text:p>
          </table:table-cell>
          <table:table-cell office:value-type="float" office:value="-4.09752" calcext:value-type="float">
            <text:p>-4.09752</text:p>
          </table:table-cell>
          <table:table-cell office:value-type="float" office:value="0.23569" calcext:value-type="float">
            <text:p>0.23569</text:p>
          </table:table-cell>
          <table:table-cell office:value-type="float" office:value="0.0705175" calcext:value-type="float">
            <text:p>0.0705175</text:p>
          </table:table-cell>
          <table:table-cell office:value-type="float" office:value="0.0647899" calcext:value-type="float">
            <text:p>0.0647899</text:p>
          </table:table-cell>
          <table:table-cell office:value-type="float" office:value="0.443066" calcext:value-type="float">
            <text:p>0.443066</text:p>
          </table:table-cell>
          <table:table-cell office:value-type="float" office:value="0.384241" calcext:value-type="float">
            <text:p>0.384241</text:p>
          </table:table-cell>
          <table:table-cell office:value-type="float" office:value="5.34885" calcext:value-type="float">
            <text:p>5.348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52602" calcext:value-type="float">
            <text:p>9.52602</text:p>
          </table:table-cell>
          <table:table-cell office:value-type="float" office:value="-1.34716" calcext:value-type="float">
            <text:p>-1.34716</text:p>
          </table:table-cell>
          <table:table-cell office:value-type="float" office:value="-5.12194" calcext:value-type="float">
            <text:p>-5.12194</text:p>
          </table:table-cell>
          <table:table-cell office:value-type="float" office:value="-4.08471" calcext:value-type="float">
            <text:p>-4.08471</text:p>
          </table:table-cell>
          <table:table-cell office:value-type="float" office:value="0.247234" calcext:value-type="float">
            <text:p>0.247234</text:p>
          </table:table-cell>
          <table:table-cell office:value-type="float" office:value="0.0705878" calcext:value-type="float">
            <text:p>0.0705878</text:p>
          </table:table-cell>
          <table:table-cell office:value-type="float" office:value="0.0647105" calcext:value-type="float">
            <text:p>0.0647105</text:p>
          </table:table-cell>
          <table:table-cell office:value-type="float" office:value="0.442536" calcext:value-type="float">
            <text:p>0.442536</text:p>
          </table:table-cell>
          <table:table-cell office:value-type="float" office:value="0.383627" calcext:value-type="float">
            <text:p>0.383627</text:p>
          </table:table-cell>
          <table:table-cell office:value-type="float" office:value="3.51776" calcext:value-type="float">
            <text:p>3.517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7043" calcext:value-type="float">
            <text:p>9.7043</text:p>
          </table:table-cell>
          <table:table-cell office:value-type="float" office:value="-1.55466" calcext:value-type="float">
            <text:p>-1.55466</text:p>
          </table:table-cell>
          <table:table-cell office:value-type="float" office:value="-5.14674" calcext:value-type="float">
            <text:p>-5.14674</text:p>
          </table:table-cell>
          <table:table-cell office:value-type="float" office:value="-4.0651" calcext:value-type="float">
            <text:p>-4.0651</text:p>
          </table:table-cell>
          <table:table-cell office:value-type="float" office:value="0.254306" calcext:value-type="float">
            <text:p>0.254306</text:p>
          </table:table-cell>
          <table:table-cell office:value-type="float" office:value="0.0708618" calcext:value-type="float">
            <text:p>0.0708618</text:p>
          </table:table-cell>
          <table:table-cell office:value-type="float" office:value="0.0646446" calcext:value-type="float">
            <text:p>0.0646446</text:p>
          </table:table-cell>
          <table:table-cell office:value-type="float" office:value="0.442092" calcext:value-type="float">
            <text:p>0.442092</text:p>
          </table:table-cell>
          <table:table-cell office:value-type="float" office:value="0.38301" calcext:value-type="float">
            <text:p>0.38301</text:p>
          </table:table-cell>
          <table:table-cell office:value-type="float" office:value="1.11107" calcext:value-type="float">
            <text:p>1.111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.83557" calcext:value-type="float">
            <text:p>9.83557</text:p>
          </table:table-cell>
          <table:table-cell office:value-type="float" office:value="-1.71892" calcext:value-type="float">
            <text:p>-1.71892</text:p>
          </table:table-cell>
          <table:table-cell office:value-type="float" office:value="-4.98668" calcext:value-type="float">
            <text:p>-4.98668</text:p>
          </table:table-cell>
          <table:table-cell office:value-type="float" office:value="-4.05763" calcext:value-type="float">
            <text:p>-4.05763</text:p>
          </table:table-cell>
          <table:table-cell office:value-type="float" office:value="0.237007" calcext:value-type="float">
            <text:p>0.237007</text:p>
          </table:table-cell>
          <table:table-cell office:value-type="float" office:value="0.0710685" calcext:value-type="float">
            <text:p>0.0710685</text:p>
          </table:table-cell>
          <table:table-cell office:value-type="float" office:value="0.0645345" calcext:value-type="float">
            <text:p>0.0645345</text:p>
          </table:table-cell>
          <table:table-cell office:value-type="float" office:value="0.441435" calcext:value-type="float">
            <text:p>0.441435</text:p>
          </table:table-cell>
          <table:table-cell office:value-type="float" office:value="0.382353" calcext:value-type="float">
            <text:p>0.382353</text:p>
          </table:table-cell>
          <table:table-cell office:value-type="float" office:value="3.75824" calcext:value-type="float">
            <text:p>3.758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.94804" calcext:value-type="float">
            <text:p>9.94804</text:p>
          </table:table-cell>
          <table:table-cell office:value-type="float" office:value="-1.90078" calcext:value-type="float">
            <text:p>-1.90078</text:p>
          </table:table-cell>
          <table:table-cell office:value-type="float" office:value="-4.92946" calcext:value-type="float">
            <text:p>-4.92946</text:p>
          </table:table-cell>
          <table:table-cell office:value-type="float" office:value="-4.05258" calcext:value-type="float">
            <text:p>-4.05258</text:p>
          </table:table-cell>
          <table:table-cell office:value-type="float" office:value="0.231569" calcext:value-type="float">
            <text:p>0.231569</text:p>
          </table:table-cell>
          <table:table-cell office:value-type="float" office:value="0.0711161" calcext:value-type="float">
            <text:p>0.0711161</text:p>
          </table:table-cell>
          <table:table-cell office:value-type="float" office:value="0.0644262" calcext:value-type="float">
            <text:p>0.0644262</text:p>
          </table:table-cell>
          <table:table-cell office:value-type="float" office:value="0.44071" calcext:value-type="float">
            <text:p>0.44071</text:p>
          </table:table-cell>
          <table:table-cell office:value-type="float" office:value="0.381704" calcext:value-type="float">
            <text:p>0.381704</text:p>
          </table:table-cell>
          <table:table-cell office:value-type="float" office:value="2.92514" calcext:value-type="float">
            <text:p>2.925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1163" calcext:value-type="float">
            <text:p>10.1163</text:p>
          </table:table-cell>
          <table:table-cell office:value-type="float" office:value="-2.10441" calcext:value-type="float">
            <text:p>-2.10441</text:p>
          </table:table-cell>
          <table:table-cell office:value-type="float" office:value="-5.03106" calcext:value-type="float">
            <text:p>-5.03106</text:p>
          </table:table-cell>
          <table:table-cell office:value-type="float" office:value="-4.03109" calcext:value-type="float">
            <text:p>-4.03109</text:p>
          </table:table-cell>
          <table:table-cell office:value-type="float" office:value="0.253833" calcext:value-type="float">
            <text:p>0.253833</text:p>
          </table:table-cell>
          <table:table-cell office:value-type="float" office:value="0.0712545" calcext:value-type="float">
            <text:p>0.0712545</text:p>
          </table:table-cell>
          <table:table-cell office:value-type="float" office:value="0.0643162" calcext:value-type="float">
            <text:p>0.0643162</text:p>
          </table:table-cell>
          <table:table-cell office:value-type="float" office:value="0.440082" calcext:value-type="float">
            <text:p>0.440082</text:p>
          </table:table-cell>
          <table:table-cell office:value-type="float" office:value="0.381053" calcext:value-type="float">
            <text:p>0.381053</text:p>
          </table:table-cell>
          <table:table-cell office:value-type="float" office:value="2.10343" calcext:value-type="float">
            <text:p>2.103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2637" calcext:value-type="float">
            <text:p>10.2637</text:p>
          </table:table-cell>
          <table:table-cell office:value-type="float" office:value="-2.30489" calcext:value-type="float">
            <text:p>-2.30489</text:p>
          </table:table-cell>
          <table:table-cell office:value-type="float" office:value="-5.02966" calcext:value-type="float">
            <text:p>-5.02966</text:p>
          </table:table-cell>
          <table:table-cell office:value-type="float" office:value="-4.02364" calcext:value-type="float">
            <text:p>-4.02364</text:p>
          </table:table-cell>
          <table:table-cell office:value-type="float" office:value="0.24797" calcext:value-type="float">
            <text:p>0.24797</text:p>
          </table:table-cell>
          <table:table-cell office:value-type="float" office:value="0.0713752" calcext:value-type="float">
            <text:p>0.0713752</text:p>
          </table:table-cell>
          <table:table-cell office:value-type="float" office:value="0.0642075" calcext:value-type="float">
            <text:p>0.0642075</text:p>
          </table:table-cell>
          <table:table-cell office:value-type="float" office:value="0.439418" calcext:value-type="float">
            <text:p>0.439418</text:p>
          </table:table-cell>
          <table:table-cell office:value-type="float" office:value="0.380408" calcext:value-type="float">
            <text:p>0.380408</text:p>
          </table:table-cell>
          <table:table-cell office:value-type="float" office:value="0.179393" calcext:value-type="float">
            <text:p>0.1793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3782" calcext:value-type="float">
            <text:p>10.3782</text:p>
          </table:table-cell>
          <table:table-cell office:value-type="float" office:value="-2.46128" calcext:value-type="float">
            <text:p>-2.46128</text:p>
          </table:table-cell>
          <table:table-cell office:value-type="float" office:value="-4.84231" calcext:value-type="float">
            <text:p>-4.84231</text:p>
          </table:table-cell>
          <table:table-cell office:value-type="float" office:value="-4.02237" calcext:value-type="float">
            <text:p>-4.02237</text:p>
          </table:table-cell>
          <table:table-cell office:value-type="float" office:value="0.224562" calcext:value-type="float">
            <text:p>0.224562</text:p>
          </table:table-cell>
          <table:table-cell office:value-type="float" office:value="0.0713436" calcext:value-type="float">
            <text:p>0.0713436</text:p>
          </table:table-cell>
          <table:table-cell office:value-type="float" office:value="0.064122" calcext:value-type="float">
            <text:p>0.064122</text:p>
          </table:table-cell>
          <table:table-cell office:value-type="float" office:value="0.438675" calcext:value-type="float">
            <text:p>0.438675</text:p>
          </table:table-cell>
          <table:table-cell office:value-type="float" office:value="0.379791" calcext:value-type="float">
            <text:p>0.379791</text:p>
          </table:table-cell>
          <table:table-cell office:value-type="float" office:value="6.76674" calcext:value-type="float">
            <text:p>6.766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5297" calcext:value-type="float">
            <text:p>10.5297</text:p>
          </table:table-cell>
          <table:table-cell office:value-type="float" office:value="-2.70539" calcext:value-type="float">
            <text:p>-2.70539</text:p>
          </table:table-cell>
          <table:table-cell office:value-type="float" office:value="-4.92255" calcext:value-type="float">
            <text:p>-4.92255</text:p>
          </table:table-cell>
          <table:table-cell office:value-type="float" office:value="-4.03053" calcext:value-type="float">
            <text:p>-4.03053</text:p>
          </table:table-cell>
          <table:table-cell office:value-type="float" office:value="0.200025" calcext:value-type="float">
            <text:p>0.200025</text:p>
          </table:table-cell>
          <table:table-cell office:value-type="float" office:value="0.0712972" calcext:value-type="float">
            <text:p>0.0712972</text:p>
          </table:table-cell>
          <table:table-cell office:value-type="float" office:value="0.0640299" calcext:value-type="float">
            <text:p>0.0640299</text:p>
          </table:table-cell>
          <table:table-cell office:value-type="float" office:value="0.43795" calcext:value-type="float">
            <text:p>0.43795</text:p>
          </table:table-cell>
          <table:table-cell office:value-type="float" office:value="0.37916" calcext:value-type="float">
            <text:p>0.37916</text:p>
          </table:table-cell>
          <table:table-cell office:value-type="float" office:value="1.52374" calcext:value-type="float">
            <text:p>1.523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6647" calcext:value-type="float">
            <text:p>10.6647</text:p>
          </table:table-cell>
          <table:table-cell office:value-type="float" office:value="-2.88158" calcext:value-type="float">
            <text:p>-2.88158</text:p>
          </table:table-cell>
          <table:table-cell office:value-type="float" office:value="-4.81653" calcext:value-type="float">
            <text:p>-4.81653</text:p>
          </table:table-cell>
          <table:table-cell office:value-type="float" office:value="-4.02864" calcext:value-type="float">
            <text:p>-4.02864</text:p>
          </table:table-cell>
          <table:table-cell office:value-type="float" office:value="0.18243" calcext:value-type="float">
            <text:p>0.18243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63927" calcext:value-type="float">
            <text:p>0.063927</text:p>
          </table:table-cell>
          <table:table-cell office:value-type="float" office:value="0.437344" calcext:value-type="float">
            <text:p>0.437344</text:p>
          </table:table-cell>
          <table:table-cell office:value-type="float" office:value="0.378522" calcext:value-type="float">
            <text:p>0.378522</text:p>
          </table:table-cell>
          <table:table-cell office:value-type="float" office:value="1.43547" calcext:value-type="float">
            <text:p>1.435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787" calcext:value-type="float">
            <text:p>10.787</text:p>
          </table:table-cell>
          <table:table-cell office:value-type="float" office:value="-3.06546" calcext:value-type="float">
            <text:p>-3.06546</text:p>
          </table:table-cell>
          <table:table-cell office:value-type="float" office:value="-4.78643" calcext:value-type="float">
            <text:p>-4.78643</text:p>
          </table:table-cell>
          <table:table-cell office:value-type="float" office:value="-4.02739" calcext:value-type="float">
            <text:p>-4.02739</text:p>
          </table:table-cell>
          <table:table-cell office:value-type="float" office:value="0.174355" calcext:value-type="float">
            <text:p>0.174355</text:p>
          </table:table-cell>
          <table:table-cell office:value-type="float" office:value="0.0710825" calcext:value-type="float">
            <text:p>0.0710825</text:p>
          </table:table-cell>
          <table:table-cell office:value-type="float" office:value="0.0638239" calcext:value-type="float">
            <text:p>0.0638239</text:p>
          </table:table-cell>
          <table:table-cell office:value-type="float" office:value="0.436871" calcext:value-type="float">
            <text:p>0.436871</text:p>
          </table:table-cell>
          <table:table-cell office:value-type="float" office:value="0.37789" calcext:value-type="float">
            <text:p>0.37789</text:p>
          </table:table-cell>
          <table:table-cell office:value-type="float" office:value="1.39987" calcext:value-type="float">
            <text:p>1.399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9804" calcext:value-type="float">
            <text:p>10.9804</text:p>
          </table:table-cell>
          <table:table-cell office:value-type="float" office:value="-3.25005" calcext:value-type="float">
            <text:p>-3.25005</text:p>
          </table:table-cell>
          <table:table-cell office:value-type="float" office:value="-4.9487" calcext:value-type="float">
            <text:p>-4.9487</text:p>
          </table:table-cell>
          <table:table-cell office:value-type="float" office:value="-3.99522" calcext:value-type="float">
            <text:p>-3.99522</text:p>
          </table:table-cell>
          <table:table-cell office:value-type="float" office:value="0.216298" calcext:value-type="float">
            <text:p>0.216298</text:p>
          </table:table-cell>
          <table:table-cell office:value-type="float" office:value="0.0709713" calcext:value-type="float">
            <text:p>0.0709713</text:p>
          </table:table-cell>
          <table:table-cell office:value-type="float" office:value="0.0637227" calcext:value-type="float">
            <text:p>0.0637227</text:p>
          </table:table-cell>
          <table:table-cell office:value-type="float" office:value="0.436176" calcext:value-type="float">
            <text:p>0.436176</text:p>
          </table:table-cell>
          <table:table-cell office:value-type="float" office:value="0.377303" calcext:value-type="float">
            <text:p>0.377303</text:p>
          </table:table-cell>
          <table:table-cell office:value-type="float" office:value="4.82322" calcext:value-type="float">
            <text:p>4.823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1445" calcext:value-type="float">
            <text:p>11.1445</text:p>
          </table:table-cell>
          <table:table-cell office:value-type="float" office:value="-3.4282" calcext:value-type="float">
            <text:p>-3.4282</text:p>
          </table:table-cell>
          <table:table-cell office:value-type="float" office:value="-4.93935" calcext:value-type="float">
            <text:p>-4.93935</text:p>
          </table:table-cell>
          <table:table-cell office:value-type="float" office:value="-3.98178" calcext:value-type="float">
            <text:p>-3.98178</text:p>
          </table:table-cell>
          <table:table-cell office:value-type="float" office:value="0.219531" calcext:value-type="float">
            <text:p>0.219531</text:p>
          </table:table-cell>
          <table:table-cell office:value-type="float" office:value="0.0708571" calcext:value-type="float">
            <text:p>0.0708571</text:p>
          </table:table-cell>
          <table:table-cell office:value-type="float" office:value="0.0636207" calcext:value-type="float">
            <text:p>0.0636207</text:p>
          </table:table-cell>
          <table:table-cell office:value-type="float" office:value="0.435499" calcext:value-type="float">
            <text:p>0.435499</text:p>
          </table:table-cell>
          <table:table-cell office:value-type="float" office:value="0.37672" calcext:value-type="float">
            <text:p>0.37672</text:p>
          </table:table-cell>
          <table:table-cell office:value-type="float" office:value="0.022856" calcext:value-type="float">
            <text:p>0.0228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323" calcext:value-type="float">
            <text:p>11.323</text:p>
          </table:table-cell>
          <table:table-cell office:value-type="float" office:value="-3.60235" calcext:value-type="float">
            <text:p>-3.60235</text:p>
          </table:table-cell>
          <table:table-cell office:value-type="float" office:value="-4.99567" calcext:value-type="float">
            <text:p>-4.99567</text:p>
          </table:table-cell>
          <table:table-cell office:value-type="float" office:value="-3.9596" calcext:value-type="float">
            <text:p>-3.9596</text:p>
          </table:table-cell>
          <table:table-cell office:value-type="float" office:value="0.23878" calcext:value-type="float">
            <text:p>0.23878</text:p>
          </table:table-cell>
          <table:table-cell office:value-type="float" office:value="0.0707486" calcext:value-type="float">
            <text:p>0.0707486</text:p>
          </table:table-cell>
          <table:table-cell office:value-type="float" office:value="0.0635173" calcext:value-type="float">
            <text:p>0.0635173</text:p>
          </table:table-cell>
          <table:table-cell office:value-type="float" office:value="0.434788" calcext:value-type="float">
            <text:p>0.434788</text:p>
          </table:table-cell>
          <table:table-cell office:value-type="float" office:value="0.376159" calcext:value-type="float">
            <text:p>0.376159</text:p>
          </table:table-cell>
          <table:table-cell office:value-type="float" office:value="1.65728" calcext:value-type="float">
            <text:p>1.657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5058" calcext:value-type="float">
            <text:p>11.5058</text:p>
          </table:table-cell>
          <table:table-cell office:value-type="float" office:value="-3.80916" calcext:value-type="float">
            <text:p>-3.80916</text:p>
          </table:table-cell>
          <table:table-cell office:value-type="float" office:value="-5.04036" calcext:value-type="float">
            <text:p>-5.04036</text:p>
          </table:table-cell>
          <table:table-cell office:value-type="float" office:value="-3.953" calcext:value-type="float">
            <text:p>-3.953</text:p>
          </table:table-cell>
          <table:table-cell office:value-type="float" office:value="0.231567" calcext:value-type="float">
            <text:p>0.231567</text:p>
          </table:table-cell>
          <table:table-cell office:value-type="float" office:value="0.070649" calcext:value-type="float">
            <text:p>0.070649</text:p>
          </table:table-cell>
          <table:table-cell office:value-type="float" office:value="0.0634572" calcext:value-type="float">
            <text:p>0.0634572</text:p>
          </table:table-cell>
          <table:table-cell office:value-type="float" office:value="0.434083" calcext:value-type="float">
            <text:p>0.434083</text:p>
          </table:table-cell>
          <table:table-cell office:value-type="float" office:value="0.375689" calcext:value-type="float">
            <text:p>0.375689</text:p>
          </table:table-cell>
          <table:table-cell office:value-type="float" office:value="0.75886" calcext:value-type="float">
            <text:p>0.758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6859" calcext:value-type="float">
            <text:p>11.6859</text:p>
          </table:table-cell>
          <table:table-cell office:value-type="float" office:value="-4.0025" calcext:value-type="float">
            <text:p>-4.0025</text:p>
          </table:table-cell>
          <table:table-cell office:value-type="float" office:value="-5.06533" calcext:value-type="float">
            <text:p>-5.06533</text:p>
          </table:table-cell>
          <table:table-cell office:value-type="float" office:value="-3.94338" calcext:value-type="float">
            <text:p>-3.94338</text:p>
          </table:table-cell>
          <table:table-cell office:value-type="float" office:value="0.229223" calcext:value-type="float">
            <text:p>0.229223</text:p>
          </table:table-cell>
          <table:table-cell office:value-type="float" office:value="0.0705526" calcext:value-type="float">
            <text:p>0.0705526</text:p>
          </table:table-cell>
          <table:table-cell office:value-type="float" office:value="0.0634557" calcext:value-type="float">
            <text:p>0.0634557</text:p>
          </table:table-cell>
          <table:table-cell office:value-type="float" office:value="0.433388" calcext:value-type="float">
            <text:p>0.433388</text:p>
          </table:table-cell>
          <table:table-cell office:value-type="float" office:value="0.375298" calcext:value-type="float">
            <text:p>0.375298</text:p>
          </table:table-cell>
          <table:table-cell office:value-type="float" office:value="0.631716" calcext:value-type="float">
            <text:p>0.6317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8653" calcext:value-type="float">
            <text:p>11.8653</text:p>
          </table:table-cell>
          <table:table-cell office:value-type="float" office:value="-4.19727" calcext:value-type="float">
            <text:p>-4.19727</text:p>
          </table:table-cell>
          <table:table-cell office:value-type="float" office:value="-5.08572" calcext:value-type="float">
            <text:p>-5.08572</text:p>
          </table:table-cell>
          <table:table-cell office:value-type="float" office:value="-3.93588" calcext:value-type="float">
            <text:p>-3.93588</text:p>
          </table:table-cell>
          <table:table-cell office:value-type="float" office:value="0.224205" calcext:value-type="float">
            <text:p>0.224205</text:p>
          </table:table-cell>
          <table:table-cell office:value-type="float" office:value="0.0704541" calcext:value-type="float">
            <text:p>0.0704541</text:p>
          </table:table-cell>
          <table:table-cell office:value-type="float" office:value="0.0635554" calcext:value-type="float">
            <text:p>0.0635554</text:p>
          </table:table-cell>
          <table:table-cell office:value-type="float" office:value="0.432709" calcext:value-type="float">
            <text:p>0.432709</text:p>
          </table:table-cell>
          <table:table-cell office:value-type="float" office:value="0.375014" calcext:value-type="float">
            <text:p>0.375014</text:p>
          </table:table-cell>
          <table:table-cell office:value-type="float" office:value="0.138339" calcext:value-type="float">
            <text:p>0.1383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0674" calcext:value-type="float">
            <text:p>12.0674</text:p>
          </table:table-cell>
          <table:table-cell office:value-type="float" office:value="-4.3843" calcext:value-type="float">
            <text:p>-4.3843</text:p>
          </table:table-cell>
          <table:table-cell office:value-type="float" office:value="-5.14039" calcext:value-type="float">
            <text:p>-5.14039</text:p>
          </table:table-cell>
          <table:table-cell office:value-type="float" office:value="-3.91885" calcext:value-type="float">
            <text:p>-3.91885</text:p>
          </table:table-cell>
          <table:table-cell office:value-type="float" office:value="0.232477" calcext:value-type="float">
            <text:p>0.232477</text:p>
          </table:table-cell>
          <table:table-cell office:value-type="float" office:value="0.0703858" calcext:value-type="float">
            <text:p>0.0703858</text:p>
          </table:table-cell>
          <table:table-cell office:value-type="float" office:value="0.0637616" calcext:value-type="float">
            <text:p>0.0637616</text:p>
          </table:table-cell>
          <table:table-cell office:value-type="float" office:value="0.432011" calcext:value-type="float">
            <text:p>0.432011</text:p>
          </table:table-cell>
          <table:table-cell office:value-type="float" office:value="0.374831" calcext:value-type="float">
            <text:p>0.374831</text:p>
          </table:table-cell>
          <table:table-cell office:value-type="float" office:value="1.94494" calcext:value-type="float">
            <text:p>1.9449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2662" calcext:value-type="float">
            <text:p>12.2662</text:p>
          </table:table-cell>
          <table:table-cell office:value-type="float" office:value="-4.5282" calcext:value-type="float">
            <text:p>-4.5282</text:p>
          </table:table-cell>
          <table:table-cell office:value-type="float" office:value="-5.11093" calcext:value-type="float">
            <text:p>-5.11093</text:p>
          </table:table-cell>
          <table:table-cell office:value-type="float" office:value="-3.89111" calcext:value-type="float">
            <text:p>-3.89111</text:p>
          </table:table-cell>
          <table:table-cell office:value-type="float" office:value="0.251675" calcext:value-type="float">
            <text:p>0.251675</text:p>
          </table:table-cell>
          <table:table-cell office:value-type="float" office:value="0.0703447" calcext:value-type="float">
            <text:p>0.0703447</text:p>
          </table:table-cell>
          <table:table-cell office:value-type="float" office:value="0.0638686" calcext:value-type="float">
            <text:p>0.0638686</text:p>
          </table:table-cell>
          <table:table-cell office:value-type="float" office:value="0.431311" calcext:value-type="float">
            <text:p>0.431311</text:p>
          </table:table-cell>
          <table:table-cell office:value-type="float" office:value="0.374501" calcext:value-type="float">
            <text:p>0.374501</text:p>
          </table:table-cell>
          <table:table-cell office:value-type="float" office:value="0.437415" calcext:value-type="float">
            <text:p>0.4374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4722" calcext:value-type="float">
            <text:p>12.4722</text:p>
          </table:table-cell>
          <table:table-cell office:value-type="float" office:value="-4.69234" calcext:value-type="float">
            <text:p>-4.69234</text:p>
          </table:table-cell>
          <table:table-cell office:value-type="float" office:value="-5.19361" calcext:value-type="float">
            <text:p>-5.19361</text:p>
          </table:table-cell>
          <table:table-cell office:value-type="float" office:value="-3.86633" calcext:value-type="float">
            <text:p>-3.86633</text:p>
          </table:table-cell>
          <table:table-cell office:value-type="float" office:value="0.271739" calcext:value-type="float">
            <text:p>0.271739</text:p>
          </table:table-cell>
          <table:table-cell office:value-type="float" office:value="0.0703497" calcext:value-type="float">
            <text:p>0.0703497</text:p>
          </table:table-cell>
          <table:table-cell office:value-type="float" office:value="0.0639959" calcext:value-type="float">
            <text:p>0.0639959</text:p>
          </table:table-cell>
          <table:table-cell office:value-type="float" office:value="0.430615" calcext:value-type="float">
            <text:p>0.430615</text:p>
          </table:table-cell>
          <table:table-cell office:value-type="float" office:value="0.374235" calcext:value-type="float">
            <text:p>0.374235</text:p>
          </table:table-cell>
          <table:table-cell office:value-type="float" office:value="2.38919" calcext:value-type="float">
            <text:p>2.3891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6787" calcext:value-type="float">
            <text:p>12.6787</text:p>
          </table:table-cell>
          <table:table-cell office:value-type="float" office:value="-4.79584" calcext:value-type="float">
            <text:p>-4.79584</text:p>
          </table:table-cell>
          <table:table-cell office:value-type="float" office:value="-5.12433" calcext:value-type="float">
            <text:p>-5.12433</text:p>
          </table:table-cell>
          <table:table-cell office:value-type="float" office:value="-3.82644" calcext:value-type="float">
            <text:p>-3.82644</text:p>
          </table:table-cell>
          <table:table-cell office:value-type="float" office:value="0.303595" calcext:value-type="float">
            <text:p>0.303595</text:p>
          </table:table-cell>
          <table:table-cell office:value-type="float" office:value="0.0704011" calcext:value-type="float">
            <text:p>0.0704011</text:p>
          </table:table-cell>
          <table:table-cell office:value-type="float" office:value="0.0639377" calcext:value-type="float">
            <text:p>0.0639377</text:p>
          </table:table-cell>
          <table:table-cell office:value-type="float" office:value="0.429931" calcext:value-type="float">
            <text:p>0.429931</text:p>
          </table:table-cell>
          <table:table-cell office:value-type="float" office:value="0.373721" calcext:value-type="float">
            <text:p>0.373721</text:p>
          </table:table-cell>
          <table:table-cell office:value-type="float" office:value="1.70677" calcext:value-type="float">
            <text:p>1.706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877" calcext:value-type="float">
            <text:p>12.877</text:p>
          </table:table-cell>
          <table:table-cell office:value-type="float" office:value="-4.94582" calcext:value-type="float">
            <text:p>-4.94582</text:p>
          </table:table-cell>
          <table:table-cell office:value-type="float" office:value="-5.07051" calcext:value-type="float">
            <text:p>-5.07051</text:p>
          </table:table-cell>
          <table:table-cell office:value-type="float" office:value="-3.80954" calcext:value-type="float">
            <text:p>-3.80954</text:p>
          </table:table-cell>
          <table:table-cell office:value-type="float" office:value="0.303266" calcext:value-type="float">
            <text:p>0.303266</text:p>
          </table:table-cell>
          <table:table-cell office:value-type="float" office:value="0.0704584" calcext:value-type="float">
            <text:p>0.0704584</text:p>
          </table:table-cell>
          <table:table-cell office:value-type="float" office:value="0.0638738" calcext:value-type="float">
            <text:p>0.0638738</text:p>
          </table:table-cell>
          <table:table-cell office:value-type="float" office:value="0.429235" calcext:value-type="float">
            <text:p>0.429235</text:p>
          </table:table-cell>
          <table:table-cell office:value-type="float" office:value="0.373175" calcext:value-type="float">
            <text:p>0.373175</text:p>
          </table:table-cell>
          <table:table-cell office:value-type="float" office:value="0.733753" calcext:value-type="float">
            <text:p>0.7337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0812" calcext:value-type="float">
            <text:p>13.0812</text:p>
          </table:table-cell>
          <table:table-cell office:value-type="float" office:value="-5.11317" calcext:value-type="float">
            <text:p>-5.11317</text:p>
          </table:table-cell>
          <table:table-cell office:value-type="float" office:value="-5.08856" calcext:value-type="float">
            <text:p>-5.08856</text:p>
          </table:table-cell>
          <table:table-cell office:value-type="float" office:value="-3.79748" calcext:value-type="float">
            <text:p>-3.79748</text:p>
          </table:table-cell>
          <table:table-cell office:value-type="float" office:value="0.299285" calcext:value-type="float">
            <text:p>0.299285</text:p>
          </table:table-cell>
          <table:table-cell office:value-type="float" office:value="0.0705334" calcext:value-type="float">
            <text:p>0.0705334</text:p>
          </table:table-cell>
          <table:table-cell office:value-type="float" office:value="0.0638546" calcext:value-type="float">
            <text:p>0.0638546</text:p>
          </table:table-cell>
          <table:table-cell office:value-type="float" office:value="0.428543" calcext:value-type="float">
            <text:p>0.428543</text:p>
          </table:table-cell>
          <table:table-cell office:value-type="float" office:value="0.372672" calcext:value-type="float">
            <text:p>0.372672</text:p>
          </table:table-cell>
          <table:table-cell office:value-type="float" office:value="0.148176" calcext:value-type="float">
            <text:p>0.1481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2508" calcext:value-type="float">
            <text:p>13.2508</text:p>
          </table:table-cell>
          <table:table-cell office:value-type="float" office:value="-5.2626" calcext:value-type="float">
            <text:p>-5.2626</text:p>
          </table:table-cell>
          <table:table-cell office:value-type="float" office:value="-5.02995" calcext:value-type="float">
            <text:p>-5.02995</text:p>
          </table:table-cell>
          <table:table-cell office:value-type="float" office:value="-3.79028" calcext:value-type="float">
            <text:p>-3.79028</text:p>
          </table:table-cell>
          <table:table-cell office:value-type="float" office:value="0.290021" calcext:value-type="float">
            <text:p>0.290021</text:p>
          </table:table-cell>
          <table:table-cell office:value-type="float" office:value="0.0704959" calcext:value-type="float">
            <text:p>0.0704959</text:p>
          </table:table-cell>
          <table:table-cell office:value-type="float" office:value="0.0638467" calcext:value-type="float">
            <text:p>0.0638467</text:p>
          </table:table-cell>
          <table:table-cell office:value-type="float" office:value="0.427876" calcext:value-type="float">
            <text:p>0.427876</text:p>
          </table:table-cell>
          <table:table-cell office:value-type="float" office:value="0.372185" calcext:value-type="float">
            <text:p>0.372185</text:p>
          </table:table-cell>
          <table:table-cell office:value-type="float" office:value="4.74004" calcext:value-type="float">
            <text:p>4.740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4142" calcext:value-type="float">
            <text:p>13.4142</text:p>
          </table:table-cell>
          <table:table-cell office:value-type="float" office:value="-5.45205" calcext:value-type="float">
            <text:p>-5.45205</text:p>
          </table:table-cell>
          <table:table-cell office:value-type="float" office:value="-5.03031" calcext:value-type="float">
            <text:p>-5.03031</text:p>
          </table:table-cell>
          <table:table-cell office:value-type="float" office:value="-3.79963" calcext:value-type="float">
            <text:p>-3.79963</text:p>
          </table:table-cell>
          <table:table-cell office:value-type="float" office:value="0.262357" calcext:value-type="float">
            <text:p>0.262357</text:p>
          </table:table-cell>
          <table:table-cell office:value-type="float" office:value="0.0703883" calcext:value-type="float">
            <text:p>0.0703883</text:p>
          </table:table-cell>
          <table:table-cell office:value-type="float" office:value="0.0640419" calcext:value-type="float">
            <text:p>0.0640419</text:p>
          </table:table-cell>
          <table:table-cell office:value-type="float" office:value="0.427292" calcext:value-type="float">
            <text:p>0.427292</text:p>
          </table:table-cell>
          <table:table-cell office:value-type="float" office:value="0.371916" calcext:value-type="float">
            <text:p>0.371916</text:p>
          </table:table-cell>
          <table:table-cell office:value-type="float" office:value="1.27427" calcext:value-type="float">
            <text:p>1.274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6601" calcext:value-type="float">
            <text:p>13.6601</text:p>
          </table:table-cell>
          <table:table-cell office:value-type="float" office:value="-5.59251" calcext:value-type="float">
            <text:p>-5.59251</text:p>
          </table:table-cell>
          <table:table-cell office:value-type="float" office:value="-5.2091" calcext:value-type="float">
            <text:p>-5.2091</text:p>
          </table:table-cell>
          <table:table-cell office:value-type="float" office:value="-3.76518" calcext:value-type="float">
            <text:p>-3.76518</text:p>
          </table:table-cell>
          <table:table-cell office:value-type="float" office:value="0.294504" calcext:value-type="float">
            <text:p>0.294504</text:p>
          </table:table-cell>
          <table:table-cell office:value-type="float" office:value="0.0703389" calcext:value-type="float">
            <text:p>0.0703389</text:p>
          </table:table-cell>
          <table:table-cell office:value-type="float" office:value="0.0642488" calcext:value-type="float">
            <text:p>0.0642488</text:p>
          </table:table-cell>
          <table:table-cell office:value-type="float" office:value="0.426611" calcext:value-type="float">
            <text:p>0.426611</text:p>
          </table:table-cell>
          <table:table-cell office:value-type="float" office:value="0.371762" calcext:value-type="float">
            <text:p>0.371762</text:p>
          </table:table-cell>
          <table:table-cell office:value-type="float" office:value="6.58549" calcext:value-type="float">
            <text:p>6.585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8449" calcext:value-type="float">
            <text:p>13.8449</text:p>
          </table:table-cell>
          <table:table-cell office:value-type="float" office:value="-5.73536" calcext:value-type="float">
            <text:p>-5.73536</text:p>
          </table:table-cell>
          <table:table-cell office:value-type="float" office:value="-5.17042" calcext:value-type="float">
            <text:p>-5.17042</text:p>
          </table:table-cell>
          <table:table-cell office:value-type="float" office:value="-3.75455" calcext:value-type="float">
            <text:p>-3.75455</text:p>
          </table:table-cell>
          <table:table-cell office:value-type="float" office:value="0.290478" calcext:value-type="float">
            <text:p>0.290478</text:p>
          </table:table-cell>
          <table:table-cell office:value-type="float" office:value="0.0702421" calcext:value-type="float">
            <text:p>0.0702421</text:p>
          </table:table-cell>
          <table:table-cell office:value-type="float" office:value="0.0645045" calcext:value-type="float">
            <text:p>0.0645045</text:p>
          </table:table-cell>
          <table:table-cell office:value-type="float" office:value="0.425935" calcext:value-type="float">
            <text:p>0.425935</text:p>
          </table:table-cell>
          <table:table-cell office:value-type="float" office:value="0.371648" calcext:value-type="float">
            <text:p>0.371648</text:p>
          </table:table-cell>
          <table:table-cell office:value-type="float" office:value="1.28396" calcext:value-type="float">
            <text:p>1.2839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0843" calcext:value-type="float">
            <text:p>14.0843</text:p>
          </table:table-cell>
          <table:table-cell office:value-type="float" office:value="-5.8821" calcext:value-type="float">
            <text:p>-5.8821</text:p>
          </table:table-cell>
          <table:table-cell office:value-type="float" office:value="-5.25667" calcext:value-type="float">
            <text:p>-5.25667</text:p>
          </table:table-cell>
          <table:table-cell office:value-type="float" office:value="-3.73157" calcext:value-type="float">
            <text:p>-3.73157</text:p>
          </table:table-cell>
          <table:table-cell office:value-type="float" office:value="0.302387" calcext:value-type="float">
            <text:p>0.302387</text:p>
          </table:table-cell>
          <table:table-cell office:value-type="float" office:value="0.0701896" calcext:value-type="float">
            <text:p>0.0701896</text:p>
          </table:table-cell>
          <table:table-cell office:value-type="float" office:value="0.0648637" calcext:value-type="float">
            <text:p>0.0648637</text:p>
          </table:table-cell>
          <table:table-cell office:value-type="float" office:value="0.425268" calcext:value-type="float">
            <text:p>0.425268</text:p>
          </table:table-cell>
          <table:table-cell office:value-type="float" office:value="0.371634" calcext:value-type="float">
            <text:p>0.371634</text:p>
          </table:table-cell>
          <table:table-cell office:value-type="float" office:value="1.58812" calcext:value-type="float">
            <text:p>1.588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324" calcext:value-type="float">
            <text:p>14.324</text:p>
          </table:table-cell>
          <table:table-cell office:value-type="float" office:value="-6.00155" calcext:value-type="float">
            <text:p>-6.00155</text:p>
          </table:table-cell>
          <table:table-cell office:value-type="float" office:value="-5.25611" calcext:value-type="float">
            <text:p>-5.25611</text:p>
          </table:table-cell>
          <table:table-cell office:value-type="float" office:value="-3.70212" calcext:value-type="float">
            <text:p>-3.70212</text:p>
          </table:table-cell>
          <table:table-cell office:value-type="float" office:value="0.319089" calcext:value-type="float">
            <text:p>0.319089</text:p>
          </table:table-cell>
          <table:table-cell office:value-type="float" office:value="0.0702008" calcext:value-type="float">
            <text:p>0.0702008</text:p>
          </table:table-cell>
          <table:table-cell office:value-type="float" office:value="0.0651783" calcext:value-type="float">
            <text:p>0.0651783</text:p>
          </table:table-cell>
          <table:table-cell office:value-type="float" office:value="0.424618" calcext:value-type="float">
            <text:p>0.424618</text:p>
          </table:table-cell>
          <table:table-cell office:value-type="float" office:value="0.37149" calcext:value-type="float">
            <text:p>0.37149</text:p>
          </table:table-cell>
          <table:table-cell office:value-type="float" office:value="0.368581" calcext:value-type="float">
            <text:p>0.3685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5486" calcext:value-type="float">
            <text:p>14.5486</text:p>
          </table:table-cell>
          <table:table-cell office:value-type="float" office:value="-6.1431" calcext:value-type="float">
            <text:p>-6.1431</text:p>
          </table:table-cell>
          <table:table-cell office:value-type="float" office:value="-5.26838" calcext:value-type="float">
            <text:p>-5.26838</text:p>
          </table:table-cell>
          <table:table-cell office:value-type="float" office:value="-3.68715" calcext:value-type="float">
            <text:p>-3.68715</text:p>
          </table:table-cell>
          <table:table-cell office:value-type="float" office:value="0.318103" calcext:value-type="float">
            <text:p>0.318103</text:p>
          </table:table-cell>
          <table:table-cell office:value-type="float" office:value="0.0702279" calcext:value-type="float">
            <text:p>0.0702279</text:p>
          </table:table-cell>
          <table:table-cell office:value-type="float" office:value="0.0656267" calcext:value-type="float">
            <text:p>0.0656267</text:p>
          </table:table-cell>
          <table:table-cell office:value-type="float" office:value="0.42397" calcext:value-type="float">
            <text:p>0.42397</text:p>
          </table:table-cell>
          <table:table-cell office:value-type="float" office:value="0.371424" calcext:value-type="float">
            <text:p>0.371424</text:p>
          </table:table-cell>
          <table:table-cell office:value-type="float" office:value="0.0323251" calcext:value-type="float">
            <text:p>0.03232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7896" calcext:value-type="float">
            <text:p>14.7896</text:p>
          </table:table-cell>
          <table:table-cell office:value-type="float" office:value="-6.21399" calcext:value-type="float">
            <text:p>-6.21399</text:p>
          </table:table-cell>
          <table:table-cell office:value-type="float" office:value="-5.22796" calcext:value-type="float">
            <text:p>-5.22796</text:p>
          </table:table-cell>
          <table:table-cell office:value-type="float" office:value="-3.64354" calcext:value-type="float">
            <text:p>-3.64354</text:p>
          </table:table-cell>
          <table:table-cell office:value-type="float" office:value="0.351127" calcext:value-type="float">
            <text:p>0.351127</text:p>
          </table:table-cell>
          <table:table-cell office:value-type="float" office:value="0.0703271" calcext:value-type="float">
            <text:p>0.0703271</text:p>
          </table:table-cell>
          <table:table-cell office:value-type="float" office:value="0.0657881" calcext:value-type="float">
            <text:p>0.0657881</text:p>
          </table:table-cell>
          <table:table-cell office:value-type="float" office:value="0.423343" calcext:value-type="float">
            <text:p>0.423343</text:p>
          </table:table-cell>
          <table:table-cell office:value-type="float" office:value="0.371048" calcext:value-type="float">
            <text:p>0.371048</text:p>
          </table:table-cell>
          <table:table-cell office:value-type="float" office:value="1.31513" calcext:value-type="float">
            <text:p>1.315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0125" calcext:value-type="float">
            <text:p>15.0125</text:p>
          </table:table-cell>
          <table:table-cell office:value-type="float" office:value="-6.33364" calcext:value-type="float">
            <text:p>-6.33364</text:p>
          </table:table-cell>
          <table:table-cell office:value-type="float" office:value="-5.24483" calcext:value-type="float">
            <text:p>-5.24483</text:p>
          </table:table-cell>
          <table:table-cell office:value-type="float" office:value="-3.62583" calcext:value-type="float">
            <text:p>-3.62583</text:p>
          </table:table-cell>
          <table:table-cell office:value-type="float" office:value="0.352166" calcext:value-type="float">
            <text:p>0.352166</text:p>
          </table:table-cell>
          <table:table-cell office:value-type="float" office:value="0.0704159" calcext:value-type="float">
            <text:p>0.0704159</text:p>
          </table:table-cell>
          <table:table-cell office:value-type="float" office:value="0.0659861" calcext:value-type="float">
            <text:p>0.0659861</text:p>
          </table:table-cell>
          <table:table-cell office:value-type="float" office:value="0.422724" calcext:value-type="float">
            <text:p>0.422724</text:p>
          </table:table-cell>
          <table:table-cell office:value-type="float" office:value="0.37071" calcext:value-type="float">
            <text:p>0.37071</text:p>
          </table:table-cell>
          <table:table-cell office:value-type="float" office:value="1.78839" calcext:value-type="float">
            <text:p>1.7883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1896" calcext:value-type="float">
            <text:p>15.1896</text:p>
          </table:table-cell>
          <table:table-cell office:value-type="float" office:value="-6.40768" calcext:value-type="float">
            <text:p>-6.40768</text:p>
          </table:table-cell>
          <table:table-cell office:value-type="float" office:value="-5.13697" calcext:value-type="float">
            <text:p>-5.13697</text:p>
          </table:table-cell>
          <table:table-cell office:value-type="float" office:value="-3.6029" calcext:value-type="float">
            <text:p>-3.6029</text:p>
          </table:table-cell>
          <table:table-cell office:value-type="float" office:value="0.360181" calcext:value-type="float">
            <text:p>0.360181</text:p>
          </table:table-cell>
          <table:table-cell office:value-type="float" office:value="0.0703487" calcext:value-type="float">
            <text:p>0.0703487</text:p>
          </table:table-cell>
          <table:table-cell office:value-type="float" office:value="0.0660301" calcext:value-type="float">
            <text:p>0.0660301</text:p>
          </table:table-cell>
          <table:table-cell office:value-type="float" office:value="0.422064" calcext:value-type="float">
            <text:p>0.422064</text:p>
          </table:table-cell>
          <table:table-cell office:value-type="float" office:value="0.370267" calcext:value-type="float">
            <text:p>0.370267</text:p>
          </table:table-cell>
          <table:table-cell office:value-type="float" office:value="7.9863" calcext:value-type="float">
            <text:p>7.98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43" calcext:value-type="float">
            <text:p>15.43</text:p>
          </table:table-cell>
          <table:table-cell office:value-type="float" office:value="-6.51594" calcext:value-type="float">
            <text:p>-6.51594</text:p>
          </table:table-cell>
          <table:table-cell office:value-type="float" office:value="-5.13315" calcext:value-type="float">
            <text:p>-5.13315</text:p>
          </table:table-cell>
          <table:table-cell office:value-type="float" office:value="-3.5813" calcext:value-type="float">
            <text:p>-3.5813</text:p>
          </table:table-cell>
          <table:table-cell office:value-type="float" office:value="0.364058" calcext:value-type="float">
            <text:p>0.364058</text:p>
          </table:table-cell>
          <table:table-cell office:value-type="float" office:value="0.070304" calcext:value-type="float">
            <text:p>0.070304</text:p>
          </table:table-cell>
          <table:table-cell office:value-type="float" office:value="0.0660945" calcext:value-type="float">
            <text:p>0.0660945</text:p>
          </table:table-cell>
          <table:table-cell office:value-type="float" office:value="0.421407" calcext:value-type="float">
            <text:p>0.421407</text:p>
          </table:table-cell>
          <table:table-cell office:value-type="float" office:value="0.369818" calcext:value-type="float">
            <text:p>0.369818</text:p>
          </table:table-cell>
          <table:table-cell office:value-type="float" office:value="0.876746" calcext:value-type="float">
            <text:p>0.8767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6619" calcext:value-type="float">
            <text:p>15.6619</text:p>
          </table:table-cell>
          <table:table-cell office:value-type="float" office:value="-6.61003" calcext:value-type="float">
            <text:p>-6.61003</text:p>
          </table:table-cell>
          <table:table-cell office:value-type="float" office:value="-5.12215" calcext:value-type="float">
            <text:p>-5.12215</text:p>
          </table:table-cell>
          <table:table-cell office:value-type="float" office:value="-3.5582" calcext:value-type="float">
            <text:p>-3.5582</text:p>
          </table:table-cell>
          <table:table-cell office:value-type="float" office:value="0.369949" calcext:value-type="float">
            <text:p>0.369949</text:p>
          </table:table-cell>
          <table:table-cell office:value-type="float" office:value="0.0702581" calcext:value-type="float">
            <text:p>0.0702581</text:p>
          </table:table-cell>
          <table:table-cell office:value-type="float" office:value="0.0661434" calcext:value-type="float">
            <text:p>0.0661434</text:p>
          </table:table-cell>
          <table:table-cell office:value-type="float" office:value="0.420753" calcext:value-type="float">
            <text:p>0.420753</text:p>
          </table:table-cell>
          <table:table-cell office:value-type="float" office:value="0.369352" calcext:value-type="float">
            <text:p>0.369352</text:p>
          </table:table-cell>
          <table:table-cell office:value-type="float" office:value="0.0928067" calcext:value-type="float">
            <text:p>0.092806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9089" calcext:value-type="float">
            <text:p>15.9089</text:p>
          </table:table-cell>
          <table:table-cell office:value-type="float" office:value="-6.72153" calcext:value-type="float">
            <text:p>-6.72153</text:p>
          </table:table-cell>
          <table:table-cell office:value-type="float" office:value="-5.23423" calcext:value-type="float">
            <text:p>-5.23423</text:p>
          </table:table-cell>
          <table:table-cell office:value-type="float" office:value="-3.54171" calcext:value-type="float">
            <text:p>-3.54171</text:p>
          </table:table-cell>
          <table:table-cell office:value-type="float" office:value="0.367876" calcext:value-type="float">
            <text:p>0.367876</text:p>
          </table:table-cell>
          <table:table-cell office:value-type="float" office:value="0.0702443" calcext:value-type="float">
            <text:p>0.0702443</text:p>
          </table:table-cell>
          <table:table-cell office:value-type="float" office:value="0.0662691" calcext:value-type="float">
            <text:p>0.0662691</text:p>
          </table:table-cell>
          <table:table-cell office:value-type="float" office:value="0.420137" calcext:value-type="float">
            <text:p>0.420137</text:p>
          </table:table-cell>
          <table:table-cell office:value-type="float" office:value="0.368999" calcext:value-type="float">
            <text:p>0.368999</text:p>
          </table:table-cell>
          <table:table-cell office:value-type="float" office:value="2.07141" calcext:value-type="float">
            <text:p>2.0714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1533" calcext:value-type="float">
            <text:p>16.1533</text:p>
          </table:table-cell>
          <table:table-cell office:value-type="float" office:value="-6.86462" calcext:value-type="float">
            <text:p>-6.86462</text:p>
          </table:table-cell>
          <table:table-cell office:value-type="float" office:value="-5.26797" calcext:value-type="float">
            <text:p>-5.26797</text:p>
          </table:table-cell>
          <table:table-cell office:value-type="float" office:value="-3.54016" calcext:value-type="float">
            <text:p>-3.54016</text:p>
          </table:table-cell>
          <table:table-cell office:value-type="float" office:value="0.347667" calcext:value-type="float">
            <text:p>0.347667</text:p>
          </table:table-cell>
          <table:table-cell office:value-type="float" office:value="0.0702531" calcext:value-type="float">
            <text:p>0.0702531</text:p>
          </table:table-cell>
          <table:table-cell office:value-type="float" office:value="0.0667172" calcext:value-type="float">
            <text:p>0.0667172</text:p>
          </table:table-cell>
          <table:table-cell office:value-type="float" office:value="0.419518" calcext:value-type="float">
            <text:p>0.419518</text:p>
          </table:table-cell>
          <table:table-cell office:value-type="float" office:value="0.368903" calcext:value-type="float">
            <text:p>0.368903</text:p>
          </table:table-cell>
          <table:table-cell office:value-type="float" office:value="1.03107" calcext:value-type="float">
            <text:p>1.031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3528" calcext:value-type="float">
            <text:p>16.3528</text:p>
          </table:table-cell>
          <table:table-cell office:value-type="float" office:value="-6.94336" calcext:value-type="float">
            <text:p>-6.94336</text:p>
          </table:table-cell>
          <table:table-cell office:value-type="float" office:value="-5.10102" calcext:value-type="float">
            <text:p>-5.10102</text:p>
          </table:table-cell>
          <table:table-cell office:value-type="float" office:value="-3.52209" calcext:value-type="float">
            <text:p>-3.52209</text:p>
          </table:table-cell>
          <table:table-cell office:value-type="float" office:value="0.349072" calcext:value-type="float">
            <text:p>0.349072</text:p>
          </table:table-cell>
          <table:table-cell office:value-type="float" office:value="0.0701692" calcext:value-type="float">
            <text:p>0.0701692</text:p>
          </table:table-cell>
          <table:table-cell office:value-type="float" office:value="0.0671317" calcext:value-type="float">
            <text:p>0.0671317</text:p>
          </table:table-cell>
          <table:table-cell office:value-type="float" office:value="0.41889" calcext:value-type="float">
            <text:p>0.41889</text:p>
          </table:table-cell>
          <table:table-cell office:value-type="float" office:value="0.36869" calcext:value-type="float">
            <text:p>0.36869</text:p>
          </table:table-cell>
          <table:table-cell office:value-type="float" office:value="5.43953" calcext:value-type="float">
            <text:p>5.439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5906" calcext:value-type="float">
            <text:p>16.5906</text:p>
          </table:table-cell>
          <table:table-cell office:value-type="float" office:value="-7.05122" calcext:value-type="float">
            <text:p>-7.05122</text:p>
          </table:table-cell>
          <table:table-cell office:value-type="float" office:value="-5.11146" calcext:value-type="float">
            <text:p>-5.11146</text:p>
          </table:table-cell>
          <table:table-cell office:value-type="float" office:value="-3.51075" calcext:value-type="float">
            <text:p>-3.51075</text:p>
          </table:table-cell>
          <table:table-cell office:value-type="float" office:value="0.341781" calcext:value-type="float">
            <text:p>0.341781</text:p>
          </table:table-cell>
          <table:table-cell office:value-type="float" office:value="0.070081" calcext:value-type="float">
            <text:p>0.070081</text:p>
          </table:table-cell>
          <table:table-cell office:value-type="float" office:value="0.0677688" calcext:value-type="float">
            <text:p>0.0677688</text:p>
          </table:table-cell>
          <table:table-cell office:value-type="float" office:value="0.41827" calcext:value-type="float">
            <text:p>0.41827</text:p>
          </table:table-cell>
          <table:table-cell office:value-type="float" office:value="0.368629" calcext:value-type="float">
            <text:p>0.368629</text:p>
          </table:table-cell>
          <table:table-cell office:value-type="float" office:value="0.1186" calcext:value-type="float">
            <text:p>0.11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8137" calcext:value-type="float">
            <text:p>16.8137</text:p>
          </table:table-cell>
          <table:table-cell office:value-type="float" office:value="-7.147" calcext:value-type="float">
            <text:p>-7.147</text:p>
          </table:table-cell>
          <table:table-cell office:value-type="float" office:value="-5.09157" calcext:value-type="float">
            <text:p>-5.09157</text:p>
          </table:table-cell>
          <table:table-cell office:value-type="float" office:value="-3.4989" calcext:value-type="float">
            <text:p>-3.4989</text:p>
          </table:table-cell>
          <table:table-cell office:value-type="float" office:value="0.335845" calcext:value-type="float">
            <text:p>0.335845</text:p>
          </table:table-cell>
          <table:table-cell office:value-type="float" office:value="0.0699759" calcext:value-type="float">
            <text:p>0.0699759</text:p>
          </table:table-cell>
          <table:table-cell office:value-type="float" office:value="0.0685997" calcext:value-type="float">
            <text:p>0.0685997</text:p>
          </table:table-cell>
          <table:table-cell office:value-type="float" office:value="0.417676" calcext:value-type="float">
            <text:p>0.417676</text:p>
          </table:table-cell>
          <table:table-cell office:value-type="float" office:value="0.368707" calcext:value-type="float">
            <text:p>0.368707</text:p>
          </table:table-cell>
          <table:table-cell office:value-type="float" office:value="1.30911" calcext:value-type="float">
            <text:p>1.309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0568" calcext:value-type="float">
            <text:p>17.0568</text:p>
          </table:table-cell>
          <table:table-cell office:value-type="float" office:value="-7.20042" calcext:value-type="float">
            <text:p>-7.20042</text:p>
          </table:table-cell>
          <table:table-cell office:value-type="float" office:value="-5.0782" calcext:value-type="float">
            <text:p>-5.0782</text:p>
          </table:table-cell>
          <table:table-cell office:value-type="float" office:value="-3.46759" calcext:value-type="float">
            <text:p>-3.46759</text:p>
          </table:table-cell>
          <table:table-cell office:value-type="float" office:value="0.352947" calcext:value-type="float">
            <text:p>0.352947</text:p>
          </table:table-cell>
          <table:table-cell office:value-type="float" office:value="0.0698706" calcext:value-type="float">
            <text:p>0.0698706</text:p>
          </table:table-cell>
          <table:table-cell office:value-type="float" office:value="0.0693017" calcext:value-type="float">
            <text:p>0.0693017</text:p>
          </table:table-cell>
          <table:table-cell office:value-type="float" office:value="0.417081" calcext:value-type="float">
            <text:p>0.417081</text:p>
          </table:table-cell>
          <table:table-cell office:value-type="float" office:value="0.368651" calcext:value-type="float">
            <text:p>0.368651</text:p>
          </table:table-cell>
          <table:table-cell office:value-type="float" office:value="0.396691" calcext:value-type="float">
            <text:p>0.3966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28" calcext:value-type="float">
            <text:p>17.28</text:p>
          </table:table-cell>
          <table:table-cell office:value-type="float" office:value="-7.25888" calcext:value-type="float">
            <text:p>-7.25888</text:p>
          </table:table-cell>
          <table:table-cell office:value-type="float" office:value="-5.00453" calcext:value-type="float">
            <text:p>-5.00453</text:p>
          </table:table-cell>
          <table:table-cell office:value-type="float" office:value="-3.4438" calcext:value-type="float">
            <text:p>-3.4438</text:p>
          </table:table-cell>
          <table:table-cell office:value-type="float" office:value="0.360939" calcext:value-type="float">
            <text:p>0.360939</text:p>
          </table:table-cell>
          <table:table-cell office:value-type="float" office:value="0.0697694" calcext:value-type="float">
            <text:p>0.0697694</text:p>
          </table:table-cell>
          <table:table-cell office:value-type="float" office:value="0.0699715" calcext:value-type="float">
            <text:p>0.0699715</text:p>
          </table:table-cell>
          <table:table-cell office:value-type="float" office:value="0.416555" calcext:value-type="float">
            <text:p>0.416555</text:p>
          </table:table-cell>
          <table:table-cell office:value-type="float" office:value="0.368528" calcext:value-type="float">
            <text:p>0.368528</text:p>
          </table:table-cell>
          <table:table-cell office:value-type="float" office:value="1.94113" calcext:value-type="float">
            <text:p>1.941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5566" calcext:value-type="float">
            <text:p>17.5566</text:p>
          </table:table-cell>
          <table:table-cell office:value-type="float" office:value="-7.22161" calcext:value-type="float">
            <text:p>-7.22161</text:p>
          </table:table-cell>
          <table:table-cell office:value-type="float" office:value="-5.00119" calcext:value-type="float">
            <text:p>-5.00119</text:p>
          </table:table-cell>
          <table:table-cell office:value-type="float" office:value="-3.37378" calcext:value-type="float">
            <text:p>-3.37378</text:p>
          </table:table-cell>
          <table:table-cell office:value-type="float" office:value="0.421494" calcext:value-type="float">
            <text:p>0.421494</text:p>
          </table:table-cell>
          <table:table-cell office:value-type="float" office:value="0.0696674" calcext:value-type="float">
            <text:p>0.0696674</text:p>
          </table:table-cell>
          <table:table-cell office:value-type="float" office:value="0.0700642" calcext:value-type="float">
            <text:p>0.0700642</text:p>
          </table:table-cell>
          <table:table-cell office:value-type="float" office:value="0.41597" calcext:value-type="float">
            <text:p>0.41597</text:p>
          </table:table-cell>
          <table:table-cell office:value-type="float" office:value="0.368011" calcext:value-type="float">
            <text:p>0.368011</text:p>
          </table:table-cell>
          <table:table-cell office:value-type="float" office:value="3.36449" calcext:value-type="float">
            <text:p>3.364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8366" calcext:value-type="float">
            <text:p>17.8366</text:p>
          </table:table-cell>
          <table:table-cell office:value-type="float" office:value="-7.26357" calcext:value-type="float">
            <text:p>-7.26357</text:p>
          </table:table-cell>
          <table:table-cell office:value-type="float" office:value="-5.15291" calcext:value-type="float">
            <text:p>-5.15291</text:p>
          </table:table-cell>
          <table:table-cell office:value-type="float" office:value="-3.34506" calcext:value-type="float">
            <text:p>-3.34506</text:p>
          </table:table-cell>
          <table:table-cell office:value-type="float" office:value="0.426821" calcext:value-type="float">
            <text:p>0.426821</text:p>
          </table:table-cell>
          <table:table-cell office:value-type="float" office:value="0.0696033" calcext:value-type="float">
            <text:p>0.0696033</text:p>
          </table:table-cell>
          <table:table-cell office:value-type="float" office:value="0.0701261" calcext:value-type="float">
            <text:p>0.0701261</text:p>
          </table:table-cell>
          <table:table-cell office:value-type="float" office:value="0.415347" calcext:value-type="float">
            <text:p>0.415347</text:p>
          </table:table-cell>
          <table:table-cell office:value-type="float" office:value="0.367502" calcext:value-type="float">
            <text:p>0.367502</text:p>
          </table:table-cell>
          <table:table-cell office:value-type="float" office:value="7.27582" calcext:value-type="float">
            <text:p>7.2758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0972" calcext:value-type="float">
            <text:p>18.0972</text:p>
          </table:table-cell>
          <table:table-cell office:value-type="float" office:value="-7.25796" calcext:value-type="float">
            <text:p>-7.25796</text:p>
          </table:table-cell>
          <table:table-cell office:value-type="float" office:value="-5.14252" calcext:value-type="float">
            <text:p>-5.14252</text:p>
          </table:table-cell>
          <table:table-cell office:value-type="float" office:value="-3.29921" calcext:value-type="float">
            <text:p>-3.29921</text:p>
          </table:table-cell>
          <table:table-cell office:value-type="float" office:value="0.45544" calcext:value-type="float">
            <text:p>0.45544</text:p>
          </table:table-cell>
          <table:table-cell office:value-type="float" office:value="0.0695597" calcext:value-type="float">
            <text:p>0.0695597</text:p>
          </table:table-cell>
          <table:table-cell office:value-type="float" office:value="0.0700529" calcext:value-type="float">
            <text:p>0.0700529</text:p>
          </table:table-cell>
          <table:table-cell office:value-type="float" office:value="0.414728" calcext:value-type="float">
            <text:p>0.414728</text:p>
          </table:table-cell>
          <table:table-cell office:value-type="float" office:value="0.366949" calcext:value-type="float">
            <text:p>0.366949</text:p>
          </table:table-cell>
          <table:table-cell office:value-type="float" office:value="0.992547" calcext:value-type="float">
            <text:p>0.9925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3358" calcext:value-type="float">
            <text:p>18.3358</text:p>
          </table:table-cell>
          <table:table-cell office:value-type="float" office:value="-7.25173" calcext:value-type="float">
            <text:p>-7.25173</text:p>
          </table:table-cell>
          <table:table-cell office:value-type="float" office:value="-5.05723" calcext:value-type="float">
            <text:p>-5.05723</text:p>
          </table:table-cell>
          <table:table-cell office:value-type="float" office:value="-3.25757" calcext:value-type="float">
            <text:p>-3.25757</text:p>
          </table:table-cell>
          <table:table-cell office:value-type="float" office:value="0.479971" calcext:value-type="float">
            <text:p>0.479971</text:p>
          </table:table-cell>
          <table:table-cell office:value-type="float" office:value="0.0694893" calcext:value-type="float">
            <text:p>0.0694893</text:p>
          </table:table-cell>
          <table:table-cell office:value-type="float" office:value="0.0699482" calcext:value-type="float">
            <text:p>0.0699482</text:p>
          </table:table-cell>
          <table:table-cell office:value-type="float" office:value="0.414109" calcext:value-type="float">
            <text:p>0.414109</text:p>
          </table:table-cell>
          <table:table-cell office:value-type="float" office:value="0.366448" calcext:value-type="float">
            <text:p>0.366448</text:p>
          </table:table-cell>
          <table:table-cell office:value-type="float" office:value="5.59812" calcext:value-type="float">
            <text:p>5.598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5787" calcext:value-type="float">
            <text:p>18.5787</text:p>
          </table:table-cell>
          <table:table-cell office:value-type="float" office:value="-7.2785" calcext:value-type="float">
            <text:p>-7.2785</text:p>
          </table:table-cell>
          <table:table-cell office:value-type="float" office:value="-5.04508" calcext:value-type="float">
            <text:p>-5.04508</text:p>
          </table:table-cell>
          <table:table-cell office:value-type="float" office:value="-3.23491" calcext:value-type="float">
            <text:p>-3.23491</text:p>
          </table:table-cell>
          <table:table-cell office:value-type="float" office:value="0.478581" calcext:value-type="float">
            <text:p>0.478581</text:p>
          </table:table-cell>
          <table:table-cell office:value-type="float" office:value="0.0694039" calcext:value-type="float">
            <text:p>0.0694039</text:p>
          </table:table-cell>
          <table:table-cell office:value-type="float" office:value="0.0698456" calcext:value-type="float">
            <text:p>0.0698456</text:p>
          </table:table-cell>
          <table:table-cell office:value-type="float" office:value="0.413498" calcext:value-type="float">
            <text:p>0.413498</text:p>
          </table:table-cell>
          <table:table-cell office:value-type="float" office:value="0.365945" calcext:value-type="float">
            <text:p>0.365945</text:p>
          </table:table-cell>
          <table:table-cell office:value-type="float" office:value="0.0947776" calcext:value-type="float">
            <text:p>0.09477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8655" calcext:value-type="float">
            <text:p>18.8655</text:p>
          </table:table-cell>
          <table:table-cell office:value-type="float" office:value="-7.30604" calcext:value-type="float">
            <text:p>-7.30604</text:p>
          </table:table-cell>
          <table:table-cell office:value-type="float" office:value="-5.14364" calcext:value-type="float">
            <text:p>-5.14364</text:p>
          </table:table-cell>
          <table:table-cell office:value-type="float" office:value="-3.2123" calcext:value-type="float">
            <text:p>-3.2123</text:p>
          </table:table-cell>
          <table:table-cell office:value-type="float" office:value="0.47412" calcext:value-type="float">
            <text:p>0.47412</text:p>
          </table:table-cell>
          <table:table-cell office:value-type="float" office:value="0.0693834" calcext:value-type="float">
            <text:p>0.0693834</text:p>
          </table:table-cell>
          <table:table-cell office:value-type="float" office:value="0.0697428" calcext:value-type="float">
            <text:p>0.0697428</text:p>
          </table:table-cell>
          <table:table-cell office:value-type="float" office:value="0.412886" calcext:value-type="float">
            <text:p>0.412886</text:p>
          </table:table-cell>
          <table:table-cell office:value-type="float" office:value="0.365432" calcext:value-type="float">
            <text:p>0.365432</text:p>
          </table:table-cell>
          <table:table-cell office:value-type="float" office:value="4.70029" calcext:value-type="float">
            <text:p>4.700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09" calcext:value-type="float">
            <text:p>19.09</text:p>
          </table:table-cell>
          <table:table-cell office:value-type="float" office:value="-7.32411" calcext:value-type="float">
            <text:p>-7.32411</text:p>
          </table:table-cell>
          <table:table-cell office:value-type="float" office:value="-5.09575" calcext:value-type="float">
            <text:p>-5.09575</text:p>
          </table:table-cell>
          <table:table-cell office:value-type="float" office:value="-3.19331" calcext:value-type="float">
            <text:p>-3.19331</text:p>
          </table:table-cell>
          <table:table-cell office:value-type="float" office:value="0.469277" calcext:value-type="float">
            <text:p>0.469277</text:p>
          </table:table-cell>
          <table:table-cell office:value-type="float" office:value="0.0693019" calcext:value-type="float">
            <text:p>0.0693019</text:p>
          </table:table-cell>
          <table:table-cell office:value-type="float" office:value="0.0696411" calcext:value-type="float">
            <text:p>0.0696411</text:p>
          </table:table-cell>
          <table:table-cell office:value-type="float" office:value="0.412272" calcext:value-type="float">
            <text:p>0.412272</text:p>
          </table:table-cell>
          <table:table-cell office:value-type="float" office:value="0.364907" calcext:value-type="float">
            <text:p>0.364907</text:p>
          </table:table-cell>
          <table:table-cell office:value-type="float" office:value="1.39901" calcext:value-type="float">
            <text:p>1.399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3274" calcext:value-type="float">
            <text:p>19.3274</text:p>
          </table:table-cell>
          <table:table-cell office:value-type="float" office:value="-7.35443" calcext:value-type="float">
            <text:p>-7.35443</text:p>
          </table:table-cell>
          <table:table-cell office:value-type="float" office:value="-5.06025" calcext:value-type="float">
            <text:p>-5.06025</text:p>
          </table:table-cell>
          <table:table-cell office:value-type="float" office:value="-3.17962" calcext:value-type="float">
            <text:p>-3.17962</text:p>
          </table:table-cell>
          <table:table-cell office:value-type="float" office:value="0.458899" calcext:value-type="float">
            <text:p>0.458899</text:p>
          </table:table-cell>
          <table:table-cell office:value-type="float" office:value="0.0692031" calcext:value-type="float">
            <text:p>0.0692031</text:p>
          </table:table-cell>
          <table:table-cell office:value-type="float" office:value="0.0695387" calcext:value-type="float">
            <text:p>0.0695387</text:p>
          </table:table-cell>
          <table:table-cell office:value-type="float" office:value="0.411673" calcext:value-type="float">
            <text:p>0.411673</text:p>
          </table:table-cell>
          <table:table-cell office:value-type="float" office:value="0.364366" calcext:value-type="float">
            <text:p>0.364366</text:p>
          </table:table-cell>
          <table:table-cell office:value-type="float" office:value="3.14448" calcext:value-type="float">
            <text:p>3.1444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6594" calcext:value-type="float">
            <text:p>19.6594</text:p>
          </table:table-cell>
          <table:table-cell office:value-type="float" office:value="-7.2916" calcext:value-type="float">
            <text:p>-7.2916</text:p>
          </table:table-cell>
          <table:table-cell office:value-type="float" office:value="-5.17805" calcext:value-type="float">
            <text:p>-5.17805</text:p>
          </table:table-cell>
          <table:table-cell office:value-type="float" office:value="-3.11933" calcext:value-type="float">
            <text:p>-3.11933</text:p>
          </table:table-cell>
          <table:table-cell office:value-type="float" office:value="0.50067" calcext:value-type="float">
            <text:p>0.50067</text:p>
          </table:table-cell>
          <table:table-cell office:value-type="float" office:value="0.069274" calcext:value-type="float">
            <text:p>0.069274</text:p>
          </table:table-cell>
          <table:table-cell office:value-type="float" office:value="0.0695204" calcext:value-type="float">
            <text:p>0.0695204</text:p>
          </table:table-cell>
          <table:table-cell office:value-type="float" office:value="0.411074" calcext:value-type="float">
            <text:p>0.411074</text:p>
          </table:table-cell>
          <table:table-cell office:value-type="float" office:value="0.363982" calcext:value-type="float">
            <text:p>0.363982</text:p>
          </table:table-cell>
          <table:table-cell office:value-type="float" office:value="6.38018" calcext:value-type="float">
            <text:p>6.380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355" calcext:value-type="float">
            <text:p>19.9355</text:p>
          </table:table-cell>
          <table:table-cell office:value-type="float" office:value="-7.2925" calcext:value-type="float">
            <text:p>-7.2925</text:p>
          </table:table-cell>
          <table:table-cell office:value-type="float" office:value="-5.25581" calcext:value-type="float">
            <text:p>-5.25581</text:p>
          </table:table-cell>
          <table:table-cell office:value-type="float" office:value="-3.10111" calcext:value-type="float">
            <text:p>-3.10111</text:p>
          </table:table-cell>
          <table:table-cell office:value-type="float" office:value="0.488675" calcext:value-type="float">
            <text:p>0.488675</text:p>
          </table:table-cell>
          <table:table-cell office:value-type="float" office:value="0.0694292" calcext:value-type="float">
            <text:p>0.0694292</text:p>
          </table:table-cell>
          <table:table-cell office:value-type="float" office:value="0.0695021" calcext:value-type="float">
            <text:p>0.0695021</text:p>
          </table:table-cell>
          <table:table-cell office:value-type="float" office:value="0.410522" calcext:value-type="float">
            <text:p>0.410522</text:p>
          </table:table-cell>
          <table:table-cell office:value-type="float" office:value="0.363557" calcext:value-type="float">
            <text:p>0.363557</text:p>
          </table:table-cell>
          <table:table-cell office:value-type="float" office:value="0.881722" calcext:value-type="float">
            <text:p>0.8817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2198" calcext:value-type="float">
            <text:p>20.2198</text:p>
          </table:table-cell>
          <table:table-cell office:value-type="float" office:value="-7.26356" calcext:value-type="float">
            <text:p>-7.26356</text:p>
          </table:table-cell>
          <table:table-cell office:value-type="float" office:value="-5.29136" calcext:value-type="float">
            <text:p>-5.29136</text:p>
          </table:table-cell>
          <table:table-cell office:value-type="float" office:value="-3.06868" calcext:value-type="float">
            <text:p>-3.06868</text:p>
          </table:table-cell>
          <table:table-cell office:value-type="float" office:value="0.497505" calcext:value-type="float">
            <text:p>0.497505</text:p>
          </table:table-cell>
          <table:table-cell office:value-type="float" office:value="0.06973" calcext:value-type="float">
            <text:p>0.06973</text:p>
          </table:table-cell>
          <table:table-cell office:value-type="float" office:value="0.069558" calcext:value-type="float">
            <text:p>0.069558</text:p>
          </table:table-cell>
          <table:table-cell office:value-type="float" office:value="0.409998" calcext:value-type="float">
            <text:p>0.409998</text:p>
          </table:table-cell>
          <table:table-cell office:value-type="float" office:value="0.363203" calcext:value-type="float">
            <text:p>0.363203</text:p>
          </table:table-cell>
          <table:table-cell office:value-type="float" office:value="0.544058" calcext:value-type="float">
            <text:p>0.5440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4926" calcext:value-type="float">
            <text:p>20.4926</text:p>
          </table:table-cell>
          <table:table-cell office:value-type="float" office:value="-7.27718" calcext:value-type="float">
            <text:p>-7.27718</text:p>
          </table:table-cell>
          <table:table-cell office:value-type="float" office:value="-5.39686" calcext:value-type="float">
            <text:p>-5.39686</text:p>
          </table:table-cell>
          <table:table-cell office:value-type="float" office:value="-3.06697" calcext:value-type="float">
            <text:p>-3.06697</text:p>
          </table:table-cell>
          <table:table-cell office:value-type="float" office:value="0.462398" calcext:value-type="float">
            <text:p>0.462398</text:p>
          </table:table-cell>
          <table:table-cell office:value-type="float" office:value="0.0701285" calcext:value-type="float">
            <text:p>0.0701285</text:p>
          </table:table-cell>
          <table:table-cell office:value-type="float" office:value="0.0695342" calcext:value-type="float">
            <text:p>0.0695342</text:p>
          </table:table-cell>
          <table:table-cell office:value-type="float" office:value="0.40963" calcext:value-type="float">
            <text:p>0.40963</text:p>
          </table:table-cell>
          <table:table-cell office:value-type="float" office:value="0.36271" calcext:value-type="float">
            <text:p>0.36271</text:p>
          </table:table-cell>
          <table:table-cell office:value-type="float" office:value="3.90578" calcext:value-type="float">
            <text:p>3.9057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696" calcext:value-type="float">
            <text:p>20.696</text:p>
          </table:table-cell>
          <table:table-cell office:value-type="float" office:value="-7.30668" calcext:value-type="float">
            <text:p>-7.30668</text:p>
          </table:table-cell>
          <table:table-cell office:value-type="float" office:value="-5.28673" calcext:value-type="float">
            <text:p>-5.28673</text:p>
          </table:table-cell>
          <table:table-cell office:value-type="float" office:value="-3.06964" calcext:value-type="float">
            <text:p>-3.06964</text:p>
          </table:table-cell>
          <table:table-cell office:value-type="float" office:value="0.433791" calcext:value-type="float">
            <text:p>0.433791</text:p>
          </table:table-cell>
          <table:table-cell office:value-type="float" office:value="0.0702418" calcext:value-type="float">
            <text:p>0.0702418</text:p>
          </table:table-cell>
          <table:table-cell office:value-type="float" office:value="0.0694361" calcext:value-type="float">
            <text:p>0.0694361</text:p>
          </table:table-cell>
          <table:table-cell office:value-type="float" office:value="0.409114" calcext:value-type="float">
            <text:p>0.409114</text:p>
          </table:table-cell>
          <table:table-cell office:value-type="float" office:value="0.36219" calcext:value-type="float">
            <text:p>0.36219</text:p>
          </table:table-cell>
          <table:table-cell office:value-type="float" office:value="4.55399" calcext:value-type="float">
            <text:p>4.553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9449" calcext:value-type="float">
            <text:p>20.9449</text:p>
          </table:table-cell>
          <table:table-cell office:value-type="float" office:value="-7.26533" calcext:value-type="float">
            <text:p>-7.26533</text:p>
          </table:table-cell>
          <table:table-cell office:value-type="float" office:value="-5.20883" calcext:value-type="float">
            <text:p>-5.20883</text:p>
          </table:table-cell>
          <table:table-cell office:value-type="float" office:value="-3.03563" calcext:value-type="float">
            <text:p>-3.03563</text:p>
          </table:table-cell>
          <table:table-cell office:value-type="float" office:value="0.453001" calcext:value-type="float">
            <text:p>0.453001</text:p>
          </table:table-cell>
          <table:table-cell office:value-type="float" office:value="0.0703268" calcext:value-type="float">
            <text:p>0.0703268</text:p>
          </table:table-cell>
          <table:table-cell office:value-type="float" office:value="0.0693532" calcext:value-type="float">
            <text:p>0.0693532</text:p>
          </table:table-cell>
          <table:table-cell office:value-type="float" office:value="0.408534" calcext:value-type="float">
            <text:p>0.408534</text:p>
          </table:table-cell>
          <table:table-cell office:value-type="float" office:value="0.361662" calcext:value-type="float">
            <text:p>0.361662</text:p>
          </table:table-cell>
          <table:table-cell office:value-type="float" office:value="1.13068" calcext:value-type="float">
            <text:p>1.130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1.2078" calcext:value-type="float">
            <text:p>21.2078</text:p>
          </table:table-cell>
          <table:table-cell office:value-type="float" office:value="-7.18313" calcext:value-type="float">
            <text:p>-7.18313</text:p>
          </table:table-cell>
          <table:table-cell office:value-type="float" office:value="-5.22731" calcext:value-type="float">
            <text:p>-5.22731</text:p>
          </table:table-cell>
          <table:table-cell office:value-type="float" office:value="-2.99068" calcext:value-type="float">
            <text:p>-2.99068</text:p>
          </table:table-cell>
          <table:table-cell office:value-type="float" office:value="0.478465" calcext:value-type="float">
            <text:p>0.478465</text:p>
          </table:table-cell>
          <table:table-cell office:value-type="float" office:value="0.0704424" calcext:value-type="float">
            <text:p>0.0704424</text:p>
          </table:table-cell>
          <table:table-cell office:value-type="float" office:value="0.069388" calcext:value-type="float">
            <text:p>0.069388</text:p>
          </table:table-cell>
          <table:table-cell office:value-type="float" office:value="0.407956" calcext:value-type="float">
            <text:p>0.407956</text:p>
          </table:table-cell>
          <table:table-cell office:value-type="float" office:value="0.361172" calcext:value-type="float">
            <text:p>0.361172</text:p>
          </table:table-cell>
          <table:table-cell office:value-type="float" office:value="0.79757" calcext:value-type="float">
            <text:p>0.797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478" calcext:value-type="float">
            <text:p>21.478</text:p>
          </table:table-cell>
          <table:table-cell office:value-type="float" office:value="-7.14467" calcext:value-type="float">
            <text:p>-7.14467</text:p>
          </table:table-cell>
          <table:table-cell office:value-type="float" office:value="-5.27949" calcext:value-type="float">
            <text:p>-5.27949</text:p>
          </table:table-cell>
          <table:table-cell office:value-type="float" office:value="-2.97126" calcext:value-type="float">
            <text:p>-2.97126</text:p>
          </table:table-cell>
          <table:table-cell office:value-type="float" office:value="0.469719" calcext:value-type="float">
            <text:p>0.469719</text:p>
          </table:table-cell>
          <table:table-cell office:value-type="float" office:value="0.0706284" calcext:value-type="float">
            <text:p>0.0706284</text:p>
          </table:table-cell>
          <table:table-cell office:value-type="float" office:value="0.0694247" calcext:value-type="float">
            <text:p>0.0694247</text:p>
          </table:table-cell>
          <table:table-cell office:value-type="float" office:value="0.407416" calcext:value-type="float">
            <text:p>0.407416</text:p>
          </table:table-cell>
          <table:table-cell office:value-type="float" office:value="0.360669" calcext:value-type="float">
            <text:p>0.360669</text:p>
          </table:table-cell>
          <table:table-cell office:value-type="float" office:value="0.491956" calcext:value-type="float">
            <text:p>0.4919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1.6873" calcext:value-type="float">
            <text:p>21.6873</text:p>
          </table:table-cell>
          <table:table-cell office:value-type="float" office:value="-7.24197" calcext:value-type="float">
            <text:p>-7.24197</text:p>
          </table:table-cell>
          <table:table-cell office:value-type="float" office:value="-5.15672" calcext:value-type="float">
            <text:p>-5.15672</text:p>
          </table:table-cell>
          <table:table-cell office:value-type="float" office:value="-3.01014" calcext:value-type="float">
            <text:p>-3.01014</text:p>
          </table:table-cell>
          <table:table-cell office:value-type="float" office:value="0.399163" calcext:value-type="float">
            <text:p>0.399163</text:p>
          </table:table-cell>
          <table:table-cell office:value-type="float" office:value="0.0706388" calcext:value-type="float">
            <text:p>0.0706388</text:p>
          </table:table-cell>
          <table:table-cell office:value-type="float" office:value="0.0694008" calcext:value-type="float">
            <text:p>0.0694008</text:p>
          </table:table-cell>
          <table:table-cell office:value-type="float" office:value="0.406835" calcext:value-type="float">
            <text:p>0.406835</text:p>
          </table:table-cell>
          <table:table-cell office:value-type="float" office:value="0.360456" calcext:value-type="float">
            <text:p>0.360456</text:p>
          </table:table-cell>
          <table:table-cell office:value-type="float" office:value="5.70265" calcext:value-type="float">
            <text:p>5.702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9214" calcext:value-type="float">
            <text:p>21.9214</text:p>
          </table:table-cell>
          <table:table-cell office:value-type="float" office:value="-7.17606" calcext:value-type="float">
            <text:p>-7.17606</text:p>
          </table:table-cell>
          <table:table-cell office:value-type="float" office:value="-5.00444" calcext:value-type="float">
            <text:p>-5.00444</text:p>
          </table:table-cell>
          <table:table-cell office:value-type="float" office:value="-2.96748" calcext:value-type="float">
            <text:p>-2.96748</text:p>
          </table:table-cell>
          <table:table-cell office:value-type="float" office:value="0.437196" calcext:value-type="float">
            <text:p>0.437196</text:p>
          </table:table-cell>
          <table:table-cell office:value-type="float" office:value="0.0706003" calcext:value-type="float">
            <text:p>0.0706003</text:p>
          </table:table-cell>
          <table:table-cell office:value-type="float" office:value="0.0693441" calcext:value-type="float">
            <text:p>0.0693441</text:p>
          </table:table-cell>
          <table:table-cell office:value-type="float" office:value="0.406293" calcext:value-type="float">
            <text:p>0.406293</text:p>
          </table:table-cell>
          <table:table-cell office:value-type="float" office:value="0.360126" calcext:value-type="float">
            <text:p>0.360126</text:p>
          </table:table-cell>
          <table:table-cell office:value-type="float" office:value="5.8533" calcext:value-type="float">
            <text:p>5.853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2.2343" calcext:value-type="float">
            <text:p>22.2343</text:p>
          </table:table-cell>
          <table:table-cell office:value-type="float" office:value="-7.01798" calcext:value-type="float">
            <text:p>-7.01798</text:p>
          </table:table-cell>
          <table:table-cell office:value-type="float" office:value="-5.14827" calcext:value-type="float">
            <text:p>-5.14827</text:p>
          </table:table-cell>
          <table:table-cell office:value-type="float" office:value="-2.89799" calcext:value-type="float">
            <text:p>-2.89799</text:p>
          </table:table-cell>
          <table:table-cell office:value-type="float" office:value="0.491027" calcext:value-type="float">
            <text:p>0.491027</text:p>
          </table:table-cell>
          <table:table-cell office:value-type="float" office:value="0.0707786" calcext:value-type="float">
            <text:p>0.0707786</text:p>
          </table:table-cell>
          <table:table-cell office:value-type="float" office:value="0.069307" calcext:value-type="float">
            <text:p>0.069307</text:p>
          </table:table-cell>
          <table:table-cell office:value-type="float" office:value="0.40571" calcext:value-type="float">
            <text:p>0.40571</text:p>
          </table:table-cell>
          <table:table-cell office:value-type="float" office:value="0.359611" calcext:value-type="float">
            <text:p>0.359611</text:p>
          </table:table-cell>
          <table:table-cell office:value-type="float" office:value="5.75287" calcext:value-type="float">
            <text:p>5.752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4436" calcext:value-type="float">
            <text:p>22.4436</text:p>
          </table:table-cell>
          <table:table-cell office:value-type="float" office:value="-6.93919" calcext:value-type="float">
            <text:p>-6.93919</text:p>
          </table:table-cell>
          <table:table-cell office:value-type="float" office:value="-4.9841" calcext:value-type="float">
            <text:p>-4.9841</text:p>
          </table:table-cell>
          <table:table-cell office:value-type="float" office:value="-2.85546" calcext:value-type="float">
            <text:p>-2.85546</text:p>
          </table:table-cell>
          <table:table-cell office:value-type="float" office:value="0.525686" calcext:value-type="float">
            <text:p>0.525686</text:p>
          </table:table-cell>
          <table:table-cell office:value-type="float" office:value="0.0707965" calcext:value-type="float">
            <text:p>0.0707965</text:p>
          </table:table-cell>
          <table:table-cell office:value-type="float" office:value="0.069308" calcext:value-type="float">
            <text:p>0.069308</text:p>
          </table:table-cell>
          <table:table-cell office:value-type="float" office:value="0.405272" calcext:value-type="float">
            <text:p>0.405272</text:p>
          </table:table-cell>
          <table:table-cell office:value-type="float" office:value="0.35911" calcext:value-type="float">
            <text:p>0.35911</text:p>
          </table:table-cell>
          <table:table-cell office:value-type="float" office:value="5.37468" calcext:value-type="float">
            <text:p>5.374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2.6372" calcext:value-type="float">
            <text:p>22.6372</text:p>
          </table:table-cell>
          <table:table-cell office:value-type="float" office:value="-6.85324" calcext:value-type="float">
            <text:p>-6.85324</text:p>
          </table:table-cell>
          <table:table-cell office:value-type="float" office:value="-4.92149" calcext:value-type="float">
            <text:p>-4.92149</text:p>
          </table:table-cell>
          <table:table-cell office:value-type="float" office:value="-2.823" calcext:value-type="float">
            <text:p>-2.823</text:p>
          </table:table-cell>
          <table:table-cell office:value-type="float" office:value="0.533002" calcext:value-type="float">
            <text:p>0.533002</text:p>
          </table:table-cell>
          <table:table-cell office:value-type="float" office:value="0.0707051" calcext:value-type="float">
            <text:p>0.0707051</text:p>
          </table:table-cell>
          <table:table-cell office:value-type="float" office:value="0.0693581" calcext:value-type="float">
            <text:p>0.0693581</text:p>
          </table:table-cell>
          <table:table-cell office:value-type="float" office:value="0.404959" calcext:value-type="float">
            <text:p>0.404959</text:p>
          </table:table-cell>
          <table:table-cell office:value-type="float" office:value="0.358613" calcext:value-type="float">
            <text:p>0.358613</text:p>
          </table:table-cell>
          <table:table-cell office:value-type="float" office:value="3.40262" calcext:value-type="float">
            <text:p>3.402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8915" calcext:value-type="float">
            <text:p>22.8915</text:p>
          </table:table-cell>
          <table:table-cell office:value-type="float" office:value="-6.8163" calcext:value-type="float">
            <text:p>-6.8163</text:p>
          </table:table-cell>
          <table:table-cell office:value-type="float" office:value="-5.01833" calcext:value-type="float">
            <text:p>-5.01833</text:p>
          </table:table-cell>
          <table:table-cell office:value-type="float" office:value="-2.82571" calcext:value-type="float">
            <text:p>-2.82571</text:p>
          </table:table-cell>
          <table:table-cell office:value-type="float" office:value="0.48752" calcext:value-type="float">
            <text:p>0.48752</text:p>
          </table:table-cell>
          <table:table-cell office:value-type="float" office:value="0.0706223" calcext:value-type="float">
            <text:p>0.0706223</text:p>
          </table:table-cell>
          <table:table-cell office:value-type="float" office:value="0.0693007" calcext:value-type="float">
            <text:p>0.0693007</text:p>
          </table:table-cell>
          <table:table-cell office:value-type="float" office:value="0.404452" calcext:value-type="float">
            <text:p>0.404452</text:p>
          </table:table-cell>
          <table:table-cell office:value-type="float" office:value="0.358111" calcext:value-type="float">
            <text:p>0.358111</text:p>
          </table:table-cell>
          <table:table-cell office:value-type="float" office:value="4.89487" calcext:value-type="float">
            <text:p>4.8948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3.1044" calcext:value-type="float">
            <text:p>23.1044</text:p>
          </table:table-cell>
          <table:table-cell office:value-type="float" office:value="-6.83254" calcext:value-type="float">
            <text:p>-6.83254</text:p>
          </table:table-cell>
          <table:table-cell office:value-type="float" office:value="-4.9272" calcext:value-type="float">
            <text:p>-4.9272</text:p>
          </table:table-cell>
          <table:table-cell office:value-type="float" office:value="-2.84109" calcext:value-type="float">
            <text:p>-2.84109</text:p>
          </table:table-cell>
          <table:table-cell office:value-type="float" office:value="0.443048" calcext:value-type="float">
            <text:p>0.443048</text:p>
          </table:table-cell>
          <table:table-cell office:value-type="float" office:value="0.070522" calcext:value-type="float">
            <text:p>0.070522</text:p>
          </table:table-cell>
          <table:table-cell office:value-type="float" office:value="0.0692641" calcext:value-type="float">
            <text:p>0.0692641</text:p>
          </table:table-cell>
          <table:table-cell office:value-type="float" office:value="0.403971" calcext:value-type="float">
            <text:p>0.403971</text:p>
          </table:table-cell>
          <table:table-cell office:value-type="float" office:value="0.357911" calcext:value-type="float">
            <text:p>0.357911</text:p>
          </table:table-cell>
          <table:table-cell office:value-type="float" office:value="2.58771" calcext:value-type="float">
            <text:p>2.587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3084" calcext:value-type="float">
            <text:p>23.3084</text:p>
          </table:table-cell>
          <table:table-cell office:value-type="float" office:value="-6.75982" calcext:value-type="float">
            <text:p>-6.75982</text:p>
          </table:table-cell>
          <table:table-cell office:value-type="float" office:value="-4.84832" calcext:value-type="float">
            <text:p>-4.84832</text:p>
          </table:table-cell>
          <table:table-cell office:value-type="float" office:value="-2.81534" calcext:value-type="float">
            <text:p>-2.81534</text:p>
          </table:table-cell>
          <table:table-cell office:value-type="float" office:value="0.451169" calcext:value-type="float">
            <text:p>0.451169</text:p>
          </table:table-cell>
          <table:table-cell office:value-type="float" office:value="0.0704541" calcext:value-type="float">
            <text:p>0.0704541</text:p>
          </table:table-cell>
          <table:table-cell office:value-type="float" office:value="0.0692729" calcext:value-type="float">
            <text:p>0.0692729</text:p>
          </table:table-cell>
          <table:table-cell office:value-type="float" office:value="0.403587" calcext:value-type="float">
            <text:p>0.403587</text:p>
          </table:table-cell>
          <table:table-cell office:value-type="float" office:value="0.357791" calcext:value-type="float">
            <text:p>0.357791</text:p>
          </table:table-cell>
          <table:table-cell office:value-type="float" office:value="3.82369" calcext:value-type="float">
            <text:p>3.8236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3.5407" calcext:value-type="float">
            <text:p>23.5407</text:p>
          </table:table-cell>
          <table:table-cell office:value-type="float" office:value="-6.67468" calcext:value-type="float">
            <text:p>-6.67468</text:p>
          </table:table-cell>
          <table:table-cell office:value-type="float" office:value="-4.8573" calcext:value-type="float">
            <text:p>-4.8573</text:p>
          </table:table-cell>
          <table:table-cell office:value-type="float" office:value="-2.791" calcext:value-type="float">
            <text:p>-2.791</text:p>
          </table:table-cell>
          <table:table-cell office:value-type="float" office:value="0.453156" calcext:value-type="float">
            <text:p>0.453156</text:p>
          </table:table-cell>
          <table:table-cell office:value-type="float" office:value="0.0703999" calcext:value-type="float">
            <text:p>0.0703999</text:p>
          </table:table-cell>
          <table:table-cell office:value-type="float" office:value="0.0693179" calcext:value-type="float">
            <text:p>0.0693179</text:p>
          </table:table-cell>
          <table:table-cell office:value-type="float" office:value="0.403176" calcext:value-type="float">
            <text:p>0.403176</text:p>
          </table:table-cell>
          <table:table-cell office:value-type="float" office:value="0.357706" calcext:value-type="float">
            <text:p>0.357706</text:p>
          </table:table-cell>
          <table:table-cell office:value-type="float" office:value="0.0202168" calcext:value-type="float">
            <text:p>0.02021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7984" calcext:value-type="float">
            <text:p>23.7984</text:p>
          </table:table-cell>
          <table:table-cell office:value-type="float" office:value="-6.61444" calcext:value-type="float">
            <text:p>-6.61444</text:p>
          </table:table-cell>
          <table:table-cell office:value-type="float" office:value="-4.95157" calcext:value-type="float">
            <text:p>-4.95157</text:p>
          </table:table-cell>
          <table:table-cell office:value-type="float" office:value="-2.78886" calcext:value-type="float">
            <text:p>-2.78886</text:p>
          </table:table-cell>
          <table:table-cell office:value-type="float" office:value="0.42082" calcext:value-type="float">
            <text:p>0.42082</text:p>
          </table:table-cell>
          <table:table-cell office:value-type="float" office:value="0.0703157" calcext:value-type="float">
            <text:p>0.0703157</text:p>
          </table:table-cell>
          <table:table-cell office:value-type="float" office:value="0.0695443" calcext:value-type="float">
            <text:p>0.0695443</text:p>
          </table:table-cell>
          <table:table-cell office:value-type="float" office:value="0.402628" calcext:value-type="float">
            <text:p>0.402628</text:p>
          </table:table-cell>
          <table:table-cell office:value-type="float" office:value="0.35787" calcext:value-type="float">
            <text:p>0.35787</text:p>
          </table:table-cell>
          <table:table-cell office:value-type="float" office:value="2.97593" calcext:value-type="float">
            <text:p>2.97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.0097" calcext:value-type="float">
            <text:p>24.0097</text:p>
          </table:table-cell>
          <table:table-cell office:value-type="float" office:value="-6.49979" calcext:value-type="float">
            <text:p>-6.49979</text:p>
          </table:table-cell>
          <table:table-cell office:value-type="float" office:value="-4.93954" calcext:value-type="float">
            <text:p>-4.93954</text:p>
          </table:table-cell>
          <table:table-cell office:value-type="float" office:value="-2.75534" calcext:value-type="float">
            <text:p>-2.75534</text:p>
          </table:table-cell>
          <table:table-cell office:value-type="float" office:value="0.434848" calcext:value-type="float">
            <text:p>0.434848</text:p>
          </table:table-cell>
          <table:table-cell office:value-type="float" office:value="0.0702682" calcext:value-type="float">
            <text:p>0.0702682</text:p>
          </table:table-cell>
          <table:table-cell office:value-type="float" office:value="0.0697418" calcext:value-type="float">
            <text:p>0.0697418</text:p>
          </table:table-cell>
          <table:table-cell office:value-type="float" office:value="0.402091" calcext:value-type="float">
            <text:p>0.402091</text:p>
          </table:table-cell>
          <table:table-cell office:value-type="float" office:value="0.357958" calcext:value-type="float">
            <text:p>0.357958</text:p>
          </table:table-cell>
          <table:table-cell office:value-type="float" office:value="1.13865" calcext:value-type="float">
            <text:p>1.138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2282" calcext:value-type="float">
            <text:p>24.2282</text:p>
          </table:table-cell>
          <table:table-cell office:value-type="float" office:value="-6.39253" calcext:value-type="float">
            <text:p>-6.39253</text:p>
          </table:table-cell>
          <table:table-cell office:value-type="float" office:value="-4.89676" calcext:value-type="float">
            <text:p>-4.89676</text:p>
          </table:table-cell>
          <table:table-cell office:value-type="float" office:value="-2.72315" calcext:value-type="float">
            <text:p>-2.72315</text:p>
          </table:table-cell>
          <table:table-cell office:value-type="float" office:value="0.452446" calcext:value-type="float">
            <text:p>0.452446</text:p>
          </table:table-cell>
          <table:table-cell office:value-type="float" office:value="0.0702514" calcext:value-type="float">
            <text:p>0.0702514</text:p>
          </table:table-cell>
          <table:table-cell office:value-type="float" office:value="0.0699793" calcext:value-type="float">
            <text:p>0.0699793</text:p>
          </table:table-cell>
          <table:table-cell office:value-type="float" office:value="0.401588" calcext:value-type="float">
            <text:p>0.401588</text:p>
          </table:table-cell>
          <table:table-cell office:value-type="float" office:value="0.358034" calcext:value-type="float">
            <text:p>0.358034</text:p>
          </table:table-cell>
          <table:table-cell office:value-type="float" office:value="0.61905" calcext:value-type="float">
            <text:p>0.619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.4831" calcext:value-type="float">
            <text:p>24.4831</text:p>
          </table:table-cell>
          <table:table-cell office:value-type="float" office:value="-6.23048" calcext:value-type="float">
            <text:p>-6.23048</text:p>
          </table:table-cell>
          <table:table-cell office:value-type="float" office:value="-4.98958" calcext:value-type="float">
            <text:p>-4.98958</text:p>
          </table:table-cell>
          <table:table-cell office:value-type="float" office:value="-2.67841" calcext:value-type="float">
            <text:p>-2.67841</text:p>
          </table:table-cell>
          <table:table-cell office:value-type="float" office:value="0.477158" calcext:value-type="float">
            <text:p>0.477158</text:p>
          </table:table-cell>
          <table:table-cell office:value-type="float" office:value="0.0701816" calcext:value-type="float">
            <text:p>0.0701816</text:p>
          </table:table-cell>
          <table:table-cell office:value-type="float" office:value="0.0700395" calcext:value-type="float">
            <text:p>0.0700395</text:p>
          </table:table-cell>
          <table:table-cell office:value-type="float" office:value="0.401048" calcext:value-type="float">
            <text:p>0.401048</text:p>
          </table:table-cell>
          <table:table-cell office:value-type="float" office:value="0.357815" calcext:value-type="float">
            <text:p>0.357815</text:p>
          </table:table-cell>
          <table:table-cell office:value-type="float" office:value="1.72178" calcext:value-type="float">
            <text:p>1.721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7333" calcext:value-type="float">
            <text:p>24.7333</text:p>
          </table:table-cell>
          <table:table-cell office:value-type="float" office:value="-6.13579" calcext:value-type="float">
            <text:p>-6.13579</text:p>
          </table:table-cell>
          <table:table-cell office:value-type="float" office:value="-5.09636" calcext:value-type="float">
            <text:p>-5.09636</text:p>
          </table:table-cell>
          <table:table-cell office:value-type="float" office:value="-2.67746" calcext:value-type="float">
            <text:p>-2.67746</text:p>
          </table:table-cell>
          <table:table-cell office:value-type="float" office:value="0.436856" calcext:value-type="float">
            <text:p>0.436856</text:p>
          </table:table-cell>
          <table:table-cell office:value-type="float" office:value="0.0700871" calcext:value-type="float">
            <text:p>0.0700871</text:p>
          </table:table-cell>
          <table:table-cell office:value-type="float" office:value="0.0702387" calcext:value-type="float">
            <text:p>0.0702387</text:p>
          </table:table-cell>
          <table:table-cell office:value-type="float" office:value="0.400513" calcext:value-type="float">
            <text:p>0.400513</text:p>
          </table:table-cell>
          <table:table-cell office:value-type="float" office:value="0.357763" calcext:value-type="float">
            <text:p>0.357763</text:p>
          </table:table-cell>
          <table:table-cell office:value-type="float" office:value="2.56328" calcext:value-type="float">
            <text:p>2.563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.9606" calcext:value-type="float">
            <text:p>24.9606</text:p>
          </table:table-cell>
          <table:table-cell office:value-type="float" office:value="-6.00412" calcext:value-type="float">
            <text:p>-6.00412</text:p>
          </table:table-cell>
          <table:table-cell office:value-type="float" office:value="-5.1103" calcext:value-type="float">
            <text:p>-5.1103</text:p>
          </table:table-cell>
          <table:table-cell office:value-type="float" office:value="-2.6496" calcext:value-type="float">
            <text:p>-2.6496</text:p>
          </table:table-cell>
          <table:table-cell office:value-type="float" office:value="0.443525" calcext:value-type="float">
            <text:p>0.443525</text:p>
          </table:table-cell>
          <table:table-cell office:value-type="float" office:value="0.0699909" calcext:value-type="float">
            <text:p>0.0699909</text:p>
          </table:table-cell>
          <table:table-cell office:value-type="float" office:value="0.0704476" calcext:value-type="float">
            <text:p>0.0704476</text:p>
          </table:table-cell>
          <table:table-cell office:value-type="float" office:value="0.399991" calcext:value-type="float">
            <text:p>0.399991</text:p>
          </table:table-cell>
          <table:table-cell office:value-type="float" office:value="0.357682" calcext:value-type="float">
            <text:p>0.357682</text:p>
          </table:table-cell>
          <table:table-cell office:value-type="float" office:value="0.0649294" calcext:value-type="float">
            <text:p>0.06492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1717" calcext:value-type="float">
            <text:p>25.1717</text:p>
          </table:table-cell>
          <table:table-cell office:value-type="float" office:value="-5.86715" calcext:value-type="float">
            <text:p>-5.86715</text:p>
          </table:table-cell>
          <table:table-cell office:value-type="float" office:value="-5.07026" calcext:value-type="float">
            <text:p>-5.07026</text:p>
          </table:table-cell>
          <table:table-cell office:value-type="float" office:value="-2.61522" calcext:value-type="float">
            <text:p>-2.61522</text:p>
          </table:table-cell>
          <table:table-cell office:value-type="float" office:value="0.463591" calcext:value-type="float">
            <text:p>0.463591</text:p>
          </table:table-cell>
          <table:table-cell office:value-type="float" office:value="0.0698983" calcext:value-type="float">
            <text:p>0.0698983</text:p>
          </table:table-cell>
          <table:table-cell office:value-type="float" office:value="0.0706698" calcext:value-type="float">
            <text:p>0.0706698</text:p>
          </table:table-cell>
          <table:table-cell office:value-type="float" office:value="0.399446" calcext:value-type="float">
            <text:p>0.399446</text:p>
          </table:table-cell>
          <table:table-cell office:value-type="float" office:value="0.357566" calcext:value-type="float">
            <text:p>0.357566</text:p>
          </table:table-cell>
          <table:table-cell office:value-type="float" office:value="0.592401" calcext:value-type="float">
            <text:p>0.5924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5.4112" calcext:value-type="float">
            <text:p>25.4112</text:p>
          </table:table-cell>
          <table:table-cell office:value-type="float" office:value="-5.70743" calcext:value-type="float">
            <text:p>-5.70743</text:p>
          </table:table-cell>
          <table:table-cell office:value-type="float" office:value="-5.12892" calcext:value-type="float">
            <text:p>-5.12892</text:p>
          </table:table-cell>
          <table:table-cell office:value-type="float" office:value="-2.58286" calcext:value-type="float">
            <text:p>-2.58286</text:p>
          </table:table-cell>
          <table:table-cell office:value-type="float" office:value="0.473685" calcext:value-type="float">
            <text:p>0.473685</text:p>
          </table:table-cell>
          <table:table-cell office:value-type="float" office:value="0.0698038" calcext:value-type="float">
            <text:p>0.0698038</text:p>
          </table:table-cell>
          <table:table-cell office:value-type="float" office:value="0.0708253" calcext:value-type="float">
            <text:p>0.0708253</text:p>
          </table:table-cell>
          <table:table-cell office:value-type="float" office:value="0.398927" calcext:value-type="float">
            <text:p>0.398927</text:p>
          </table:table-cell>
          <table:table-cell office:value-type="float" office:value="0.35733" calcext:value-type="float">
            <text:p>0.35733</text:p>
          </table:table-cell>
          <table:table-cell office:value-type="float" office:value="0.727818" calcext:value-type="float">
            <text:p>0.7278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5951" calcext:value-type="float">
            <text:p>25.5951</text:p>
          </table:table-cell>
          <table:table-cell office:value-type="float" office:value="-5.56135" calcext:value-type="float">
            <text:p>-5.56135</text:p>
          </table:table-cell>
          <table:table-cell office:value-type="float" office:value="-5.05005" calcext:value-type="float">
            <text:p>-5.05005</text:p>
          </table:table-cell>
          <table:table-cell office:value-type="float" office:value="-2.54505" calcext:value-type="float">
            <text:p>-2.54505</text:p>
          </table:table-cell>
          <table:table-cell office:value-type="float" office:value="0.498243" calcext:value-type="float">
            <text:p>0.498243</text:p>
          </table:table-cell>
          <table:table-cell office:value-type="float" office:value="0.069713" calcext:value-type="float">
            <text:p>0.069713</text:p>
          </table:table-cell>
          <table:table-cell office:value-type="float" office:value="0.0710052" calcext:value-type="float">
            <text:p>0.0710052</text:p>
          </table:table-cell>
          <table:table-cell office:value-type="float" office:value="0.398377" calcext:value-type="float">
            <text:p>0.398377</text:p>
          </table:table-cell>
          <table:table-cell office:value-type="float" office:value="0.35709" calcext:value-type="float">
            <text:p>0.35709</text:p>
          </table:table-cell>
          <table:table-cell office:value-type="float" office:value="2.81381" calcext:value-type="float">
            <text:p>2.813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5.767" calcext:value-type="float">
            <text:p>25.767</text:p>
          </table:table-cell>
          <table:table-cell office:value-type="float" office:value="-5.29743" calcext:value-type="float">
            <text:p>-5.29743</text:p>
          </table:table-cell>
          <table:table-cell office:value-type="float" office:value="-5.11997" calcext:value-type="float">
            <text:p>-5.11997</text:p>
          </table:table-cell>
          <table:table-cell office:value-type="float" office:value="-2.46965" calcext:value-type="float">
            <text:p>-2.46965</text:p>
          </table:table-cell>
          <table:table-cell office:value-type="float" office:value="0.553562" calcext:value-type="float">
            <text:p>0.553562</text:p>
          </table:table-cell>
          <table:table-cell office:value-type="float" office:value="0.0696686" calcext:value-type="float">
            <text:p>0.0696686</text:p>
          </table:table-cell>
          <table:table-cell office:value-type="float" office:value="0.0709109" calcext:value-type="float">
            <text:p>0.0709109</text:p>
          </table:table-cell>
          <table:table-cell office:value-type="float" office:value="0.397851" calcext:value-type="float">
            <text:p>0.397851</text:p>
          </table:table-cell>
          <table:table-cell office:value-type="float" office:value="0.356601" calcext:value-type="float">
            <text:p>0.356601</text:p>
          </table:table-cell>
          <table:table-cell office:value-type="float" office:value="7.87927" calcext:value-type="float">
            <text:p>7.879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9628" calcext:value-type="float">
            <text:p>25.9628</text:p>
          </table:table-cell>
          <table:table-cell office:value-type="float" office:value="-5.13751" calcext:value-type="float">
            <text:p>-5.13751</text:p>
          </table:table-cell>
          <table:table-cell office:value-type="float" office:value="-5.1171" calcext:value-type="float">
            <text:p>-5.1171</text:p>
          </table:table-cell>
          <table:table-cell office:value-type="float" office:value="-2.44297" calcext:value-type="float">
            <text:p>-2.44297</text:p>
          </table:table-cell>
          <table:table-cell office:value-type="float" office:value="0.551854" calcext:value-type="float">
            <text:p>0.551854</text:p>
          </table:table-cell>
          <table:table-cell office:value-type="float" office:value="0.069638" calcext:value-type="float">
            <text:p>0.069638</text:p>
          </table:table-cell>
          <table:table-cell office:value-type="float" office:value="0.0708188" calcext:value-type="float">
            <text:p>0.0708188</text:p>
          </table:table-cell>
          <table:table-cell office:value-type="float" office:value="0.397327" calcext:value-type="float">
            <text:p>0.397327</text:p>
          </table:table-cell>
          <table:table-cell office:value-type="float" office:value="0.356115" calcext:value-type="float">
            <text:p>0.356115</text:p>
          </table:table-cell>
          <table:table-cell office:value-type="float" office:value="0.0821089" calcext:value-type="float">
            <text:p>0.08210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6.1536" calcext:value-type="float">
            <text:p>26.1536</text:p>
          </table:table-cell>
          <table:table-cell office:value-type="float" office:value="-5.03089" calcext:value-type="float">
            <text:p>-5.03089</text:p>
          </table:table-cell>
          <table:table-cell office:value-type="float" office:value="-5.0469" calcext:value-type="float">
            <text:p>-5.0469</text:p>
          </table:table-cell>
          <table:table-cell office:value-type="float" office:value="-2.43708" calcext:value-type="float">
            <text:p>-2.43708</text:p>
          </table:table-cell>
          <table:table-cell office:value-type="float" office:value="0.528577" calcext:value-type="float">
            <text:p>0.528577</text:p>
          </table:table-cell>
          <table:table-cell office:value-type="float" office:value="0.0696238" calcext:value-type="float">
            <text:p>0.0696238</text:p>
          </table:table-cell>
          <table:table-cell office:value-type="float" office:value="0.0708399" calcext:value-type="float">
            <text:p>0.0708399</text:p>
          </table:table-cell>
          <table:table-cell office:value-type="float" office:value="0.396797" calcext:value-type="float">
            <text:p>0.396797</text:p>
          </table:table-cell>
          <table:table-cell office:value-type="float" office:value="0.355723" calcext:value-type="float">
            <text:p>0.355723</text:p>
          </table:table-cell>
          <table:table-cell office:value-type="float" office:value="1.05832" calcext:value-type="float">
            <text:p>1.058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348" calcext:value-type="float">
            <text:p>26.348</text:p>
          </table:table-cell>
          <table:table-cell office:value-type="float" office:value="-4.8377" calcext:value-type="float">
            <text:p>-4.8377</text:p>
          </table:table-cell>
          <table:table-cell office:value-type="float" office:value="-5.07229" calcext:value-type="float">
            <text:p>-5.07229</text:p>
          </table:table-cell>
          <table:table-cell office:value-type="float" office:value="-2.39903" calcext:value-type="float">
            <text:p>-2.39903</text:p>
          </table:table-cell>
          <table:table-cell office:value-type="float" office:value="0.544439" calcext:value-type="float">
            <text:p>0.544439</text:p>
          </table:table-cell>
          <table:table-cell office:value-type="float" office:value="0.0696058" calcext:value-type="float">
            <text:p>0.0696058</text:p>
          </table:table-cell>
          <table:table-cell office:value-type="float" office:value="0.0708101" calcext:value-type="float">
            <text:p>0.0708101</text:p>
          </table:table-cell>
          <table:table-cell office:value-type="float" office:value="0.396276" calcext:value-type="float">
            <text:p>0.396276</text:p>
          </table:table-cell>
          <table:table-cell office:value-type="float" office:value="0.355278" calcext:value-type="float">
            <text:p>0.355278</text:p>
          </table:table-cell>
          <table:table-cell office:value-type="float" office:value="5.3516" calcext:value-type="float">
            <text:p>5.35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6.5523" calcext:value-type="float">
            <text:p>26.5523</text:p>
          </table:table-cell>
          <table:table-cell office:value-type="float" office:value="-4.58317" calcext:value-type="float">
            <text:p>-4.58317</text:p>
          </table:table-cell>
          <table:table-cell office:value-type="float" office:value="-5.19413" calcext:value-type="float">
            <text:p>-5.19413</text:p>
          </table:table-cell>
          <table:table-cell office:value-type="float" office:value="-2.34726" calcext:value-type="float">
            <text:p>-2.34726</text:p>
          </table:table-cell>
          <table:table-cell office:value-type="float" office:value="0.570461" calcext:value-type="float">
            <text:p>0.570461</text:p>
          </table:table-cell>
          <table:table-cell office:value-type="float" office:value="0.0695537" calcext:value-type="float">
            <text:p>0.0695537</text:p>
          </table:table-cell>
          <table:table-cell office:value-type="float" office:value="0.070719" calcext:value-type="float">
            <text:p>0.070719</text:p>
          </table:table-cell>
          <table:table-cell office:value-type="float" office:value="0.395756" calcext:value-type="float">
            <text:p>0.395756</text:p>
          </table:table-cell>
          <table:table-cell office:value-type="float" office:value="0.354813" calcext:value-type="float">
            <text:p>0.354813</text:p>
          </table:table-cell>
          <table:table-cell office:value-type="float" office:value="2.04781" calcext:value-type="float">
            <text:p>2.0478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7633" calcext:value-type="float">
            <text:p>26.7633</text:p>
          </table:table-cell>
          <table:table-cell office:value-type="float" office:value="-4.417" calcext:value-type="float">
            <text:p>-4.417</text:p>
          </table:table-cell>
          <table:table-cell office:value-type="float" office:value="-5.26151" calcext:value-type="float">
            <text:p>-5.26151</text:p>
          </table:table-cell>
          <table:table-cell office:value-type="float" office:value="-2.34624" calcext:value-type="float">
            <text:p>-2.34624</text:p>
          </table:table-cell>
          <table:table-cell office:value-type="float" office:value="0.522149" calcext:value-type="float">
            <text:p>0.522149</text:p>
          </table:table-cell>
          <table:table-cell office:value-type="float" office:value="0.0694662" calcext:value-type="float">
            <text:p>0.0694662</text:p>
          </table:table-cell>
          <table:table-cell office:value-type="float" office:value="0.0706231" calcext:value-type="float">
            <text:p>0.0706231</text:p>
          </table:table-cell>
          <table:table-cell office:value-type="float" office:value="0.395236" calcext:value-type="float">
            <text:p>0.395236</text:p>
          </table:table-cell>
          <table:table-cell office:value-type="float" office:value="0.354334" calcext:value-type="float">
            <text:p>0.354334</text:p>
          </table:table-cell>
          <table:table-cell office:value-type="float" office:value="2.32904" calcext:value-type="float">
            <text:p>2.329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6.913" calcext:value-type="float">
            <text:p>26.913</text:p>
          </table:table-cell>
          <table:table-cell office:value-type="float" office:value="-4.27877" calcext:value-type="float">
            <text:p>-4.27877</text:p>
          </table:table-cell>
          <table:table-cell office:value-type="float" office:value="-5.1557" calcext:value-type="float">
            <text:p>-5.1557</text:p>
          </table:table-cell>
          <table:table-cell office:value-type="float" office:value="-2.33102" calcext:value-type="float">
            <text:p>-2.33102</text:p>
          </table:table-cell>
          <table:table-cell office:value-type="float" office:value="0.511029" calcext:value-type="float">
            <text:p>0.511029</text:p>
          </table:table-cell>
          <table:table-cell office:value-type="float" office:value="0.0694156" calcext:value-type="float">
            <text:p>0.0694156</text:p>
          </table:table-cell>
          <table:table-cell office:value-type="float" office:value="0.070581" calcext:value-type="float">
            <text:p>0.070581</text:p>
          </table:table-cell>
          <table:table-cell office:value-type="float" office:value="0.394708" calcext:value-type="float">
            <text:p>0.394708</text:p>
          </table:table-cell>
          <table:table-cell office:value-type="float" office:value="0.353892" calcext:value-type="float">
            <text:p>0.353892</text:p>
          </table:table-cell>
          <table:table-cell office:value-type="float" office:value="1.90893" calcext:value-type="float">
            <text:p>1.908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1196" calcext:value-type="float">
            <text:p>27.1196</text:p>
          </table:table-cell>
          <table:table-cell office:value-type="float" office:value="-4.10416" calcext:value-type="float">
            <text:p>-4.10416</text:p>
          </table:table-cell>
          <table:table-cell office:value-type="float" office:value="-5.24581" calcext:value-type="float">
            <text:p>-5.24581</text:p>
          </table:table-cell>
          <table:table-cell office:value-type="float" office:value="-2.33392" calcext:value-type="float">
            <text:p>-2.33392</text:p>
          </table:table-cell>
          <table:table-cell office:value-type="float" office:value="0.457081" calcext:value-type="float">
            <text:p>0.457081</text:p>
          </table:table-cell>
          <table:table-cell office:value-type="float" office:value="0.0693256" calcext:value-type="float">
            <text:p>0.0693256</text:p>
          </table:table-cell>
          <table:table-cell office:value-type="float" office:value="0.0705857" calcext:value-type="float">
            <text:p>0.0705857</text:p>
          </table:table-cell>
          <table:table-cell office:value-type="float" office:value="0.394343" calcext:value-type="float">
            <text:p>0.394343</text:p>
          </table:table-cell>
          <table:table-cell office:value-type="float" office:value="0.353489" calcext:value-type="float">
            <text:p>0.353489</text:p>
          </table:table-cell>
          <table:table-cell office:value-type="float" office:value="4.24622" calcext:value-type="float">
            <text:p>4.2462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.3412" calcext:value-type="float">
            <text:p>27.3412</text:p>
          </table:table-cell>
          <table:table-cell office:value-type="float" office:value="-3.88673" calcext:value-type="float">
            <text:p>-3.88673</text:p>
          </table:table-cell>
          <table:table-cell office:value-type="float" office:value="-5.33142" calcext:value-type="float">
            <text:p>-5.33142</text:p>
          </table:table-cell>
          <table:table-cell office:value-type="float" office:value="-2.31185" calcext:value-type="float">
            <text:p>-2.31185</text:p>
          </table:table-cell>
          <table:table-cell office:value-type="float" office:value="0.45592" calcext:value-type="float">
            <text:p>0.45592</text:p>
          </table:table-cell>
          <table:table-cell office:value-type="float" office:value="0.0692644" calcext:value-type="float">
            <text:p>0.0692644</text:p>
          </table:table-cell>
          <table:table-cell office:value-type="float" office:value="0.0705457" calcext:value-type="float">
            <text:p>0.0705457</text:p>
          </table:table-cell>
          <table:table-cell office:value-type="float" office:value="0.394129" calcext:value-type="float">
            <text:p>0.394129</text:p>
          </table:table-cell>
          <table:table-cell office:value-type="float" office:value="0.353043" calcext:value-type="float">
            <text:p>0.353043</text:p>
          </table:table-cell>
          <table:table-cell office:value-type="float" office:value="2.76423" calcext:value-type="float">
            <text:p>2.764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4989" calcext:value-type="float">
            <text:p>27.4989</text:p>
          </table:table-cell>
          <table:table-cell office:value-type="float" office:value="-3.67248" calcext:value-type="float">
            <text:p>-3.67248</text:p>
          </table:table-cell>
          <table:table-cell office:value-type="float" office:value="-5.26238" calcext:value-type="float">
            <text:p>-5.26238</text:p>
          </table:table-cell>
          <table:table-cell office:value-type="float" office:value="-2.26325" calcext:value-type="float">
            <text:p>-2.26325</text:p>
          </table:table-cell>
          <table:table-cell office:value-type="float" office:value="0.506673" calcext:value-type="float">
            <text:p>0.506673</text:p>
          </table:table-cell>
          <table:table-cell office:value-type="float" office:value="0.0691972" calcext:value-type="float">
            <text:p>0.0691972</text:p>
          </table:table-cell>
          <table:table-cell office:value-type="float" office:value="0.0704859" calcext:value-type="float">
            <text:p>0.0704859</text:p>
          </table:table-cell>
          <table:table-cell office:value-type="float" office:value="0.393706" calcext:value-type="float">
            <text:p>0.393706</text:p>
          </table:table-cell>
          <table:table-cell office:value-type="float" office:value="0.352584" calcext:value-type="float">
            <text:p>0.352584</text:p>
          </table:table-cell>
          <table:table-cell office:value-type="float" office:value="5.11574" calcext:value-type="float">
            <text:p>5.115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.685" calcext:value-type="float">
            <text:p>27.685</text:p>
          </table:table-cell>
          <table:table-cell office:value-type="float" office:value="-3.47555" calcext:value-type="float">
            <text:p>-3.47555</text:p>
          </table:table-cell>
          <table:table-cell office:value-type="float" office:value="-5.2753" calcext:value-type="float">
            <text:p>-5.2753</text:p>
          </table:table-cell>
          <table:table-cell office:value-type="float" office:value="-2.2448" calcext:value-type="float">
            <text:p>-2.2448</text:p>
          </table:table-cell>
          <table:table-cell office:value-type="float" office:value="0.499248" calcext:value-type="float">
            <text:p>0.499248</text:p>
          </table:table-cell>
          <table:table-cell office:value-type="float" office:value="0.0691893" calcext:value-type="float">
            <text:p>0.0691893</text:p>
          </table:table-cell>
          <table:table-cell office:value-type="float" office:value="0.0704462" calcext:value-type="float">
            <text:p>0.0704462</text:p>
          </table:table-cell>
          <table:table-cell office:value-type="float" office:value="0.393349" calcext:value-type="float">
            <text:p>0.393349</text:p>
          </table:table-cell>
          <table:table-cell office:value-type="float" office:value="0.352134" calcext:value-type="float">
            <text:p>0.352134</text:p>
          </table:table-cell>
          <table:table-cell office:value-type="float" office:value="0.729194" calcext:value-type="float">
            <text:p>0.72919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838" calcext:value-type="float">
            <text:p>27.838</text:p>
          </table:table-cell>
          <table:table-cell office:value-type="float" office:value="-3.24838" calcext:value-type="float">
            <text:p>-3.24838</text:p>
          </table:table-cell>
          <table:table-cell office:value-type="float" office:value="-5.26052" calcext:value-type="float">
            <text:p>-5.26052</text:p>
          </table:table-cell>
          <table:table-cell office:value-type="float" office:value="-2.2031" calcext:value-type="float">
            <text:p>-2.2031</text:p>
          </table:table-cell>
          <table:table-cell office:value-type="float" office:value="0.529982" calcext:value-type="float">
            <text:p>0.529982</text:p>
          </table:table-cell>
          <table:table-cell office:value-type="float" office:value="0.0691877" calcext:value-type="float">
            <text:p>0.0691877</text:p>
          </table:table-cell>
          <table:table-cell office:value-type="float" office:value="0.0703802" calcext:value-type="float">
            <text:p>0.0703802</text:p>
          </table:table-cell>
          <table:table-cell office:value-type="float" office:value="0.392907" calcext:value-type="float">
            <text:p>0.392907</text:p>
          </table:table-cell>
          <table:table-cell office:value-type="float" office:value="0.35167" calcext:value-type="float">
            <text:p>0.35167</text:p>
          </table:table-cell>
          <table:table-cell office:value-type="float" office:value="2.46409" calcext:value-type="float">
            <text:p>2.464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.9685" calcext:value-type="float">
            <text:p>27.9685</text:p>
          </table:table-cell>
          <table:table-cell office:value-type="float" office:value="-2.99726" calcext:value-type="float">
            <text:p>-2.99726</text:p>
          </table:table-cell>
          <table:table-cell office:value-type="float" office:value="-5.29128" calcext:value-type="float">
            <text:p>-5.29128</text:p>
          </table:table-cell>
          <table:table-cell office:value-type="float" office:value="-2.1611" calcext:value-type="float">
            <text:p>-2.1611</text:p>
          </table:table-cell>
          <table:table-cell office:value-type="float" office:value="0.546579" calcext:value-type="float">
            <text:p>0.546579</text:p>
          </table:table-cell>
          <table:table-cell office:value-type="float" office:value="0.0691529" calcext:value-type="float">
            <text:p>0.0691529</text:p>
          </table:table-cell>
          <table:table-cell office:value-type="float" office:value="0.0702867" calcext:value-type="float">
            <text:p>0.0702867</text:p>
          </table:table-cell>
          <table:table-cell office:value-type="float" office:value="0.392427" calcext:value-type="float">
            <text:p>0.392427</text:p>
          </table:table-cell>
          <table:table-cell office:value-type="float" office:value="0.351207" calcext:value-type="float">
            <text:p>0.351207</text:p>
          </table:table-cell>
          <table:table-cell office:value-type="float" office:value="1.24128" calcext:value-type="float">
            <text:p>1.241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.1079" calcext:value-type="float">
            <text:p>28.1079</text:p>
          </table:table-cell>
          <table:table-cell office:value-type="float" office:value="-2.77015" calcext:value-type="float">
            <text:p>-2.77015</text:p>
          </table:table-cell>
          <table:table-cell office:value-type="float" office:value="-5.29346" calcext:value-type="float">
            <text:p>-5.29346</text:p>
          </table:table-cell>
          <table:table-cell office:value-type="float" office:value="-2.13075" calcext:value-type="float">
            <text:p>-2.13075</text:p>
          </table:table-cell>
          <table:table-cell office:value-type="float" office:value="0.550406" calcext:value-type="float">
            <text:p>0.550406</text:p>
          </table:table-cell>
          <table:table-cell office:value-type="float" office:value="0.0691197" calcext:value-type="float">
            <text:p>0.0691197</text:p>
          </table:table-cell>
          <table:table-cell office:value-type="float" office:value="0.0701937" calcext:value-type="float">
            <text:p>0.0701937</text:p>
          </table:table-cell>
          <table:table-cell office:value-type="float" office:value="0.391939" calcext:value-type="float">
            <text:p>0.391939</text:p>
          </table:table-cell>
          <table:table-cell office:value-type="float" office:value="0.35075" calcext:value-type="float">
            <text:p>0.35075</text:p>
          </table:table-cell>
          <table:table-cell office:value-type="float" office:value="0.269025" calcext:value-type="float">
            <text:p>0.2690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8.2127" calcext:value-type="float">
            <text:p>28.2127</text:p>
          </table:table-cell>
          <table:table-cell office:value-type="float" office:value="-2.52154" calcext:value-type="float">
            <text:p>-2.52154</text:p>
          </table:table-cell>
          <table:table-cell office:value-type="float" office:value="-5.29575" calcext:value-type="float">
            <text:p>-5.29575</text:p>
          </table:table-cell>
          <table:table-cell office:value-type="float" office:value="-2.08939" calcext:value-type="float">
            <text:p>-2.08939</text:p>
          </table:table-cell>
          <table:table-cell office:value-type="float" office:value="0.565196" calcext:value-type="float">
            <text:p>0.565196</text:p>
          </table:table-cell>
          <table:table-cell office:value-type="float" office:value="0.0690426" calcext:value-type="float">
            <text:p>0.0690426</text:p>
          </table:table-cell>
          <table:table-cell office:value-type="float" office:value="0.0701165" calcext:value-type="float">
            <text:p>0.0701165</text:p>
          </table:table-cell>
          <table:table-cell office:value-type="float" office:value="0.391425" calcext:value-type="float">
            <text:p>0.391425</text:p>
          </table:table-cell>
          <table:table-cell office:value-type="float" office:value="0.350317" calcext:value-type="float">
            <text:p>0.350317</text:p>
          </table:table-cell>
          <table:table-cell office:value-type="float" office:value="1.83896" calcext:value-type="float">
            <text:p>1.8389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.3189" calcext:value-type="float">
            <text:p>28.3189</text:p>
          </table:table-cell>
          <table:table-cell office:value-type="float" office:value="-2.27954" calcext:value-type="float">
            <text:p>-2.27954</text:p>
          </table:table-cell>
          <table:table-cell office:value-type="float" office:value="-5.26416" calcext:value-type="float">
            <text:p>-5.26416</text:p>
          </table:table-cell>
          <table:table-cell office:value-type="float" office:value="-2.04233" calcext:value-type="float">
            <text:p>-2.04233</text:p>
          </table:table-cell>
          <table:table-cell office:value-type="float" office:value="0.600571" calcext:value-type="float">
            <text:p>0.600571</text:p>
          </table:table-cell>
          <table:table-cell office:value-type="float" office:value="0.0689525" calcext:value-type="float">
            <text:p>0.0689525</text:p>
          </table:table-cell>
          <table:table-cell office:value-type="float" office:value="0.0700599" calcext:value-type="float">
            <text:p>0.0700599</text:p>
          </table:table-cell>
          <table:table-cell office:value-type="float" office:value="0.390926" calcext:value-type="float">
            <text:p>0.390926</text:p>
          </table:table-cell>
          <table:table-cell office:value-type="float" office:value="0.349902" calcext:value-type="float">
            <text:p>0.349902</text:p>
          </table:table-cell>
          <table:table-cell office:value-type="float" office:value="1.19688" calcext:value-type="float">
            <text:p>1.1968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8.4596" calcext:value-type="float">
            <text:p>28.4596</text:p>
          </table:table-cell>
          <table:table-cell office:value-type="float" office:value="-2.08874" calcext:value-type="float">
            <text:p>-2.08874</text:p>
          </table:table-cell>
          <table:table-cell office:value-type="float" office:value="-5.21446" calcext:value-type="float">
            <text:p>-5.21446</text:p>
          </table:table-cell>
          <table:table-cell office:value-type="float" office:value="-2.02967" calcext:value-type="float">
            <text:p>-2.02967</text:p>
          </table:table-cell>
          <table:table-cell office:value-type="float" office:value="0.58233" calcext:value-type="float">
            <text:p>0.58233</text:p>
          </table:table-cell>
          <table:table-cell office:value-type="float" office:value="0.0688766" calcext:value-type="float">
            <text:p>0.0688766</text:p>
          </table:table-cell>
          <table:table-cell office:value-type="float" office:value="0.069968" calcext:value-type="float">
            <text:p>0.069968</text:p>
          </table:table-cell>
          <table:table-cell office:value-type="float" office:value="0.390414" calcext:value-type="float">
            <text:p>0.390414</text:p>
          </table:table-cell>
          <table:table-cell office:value-type="float" office:value="0.349445" calcext:value-type="float">
            <text:p>0.349445</text:p>
          </table:table-cell>
          <table:table-cell office:value-type="float" office:value="1.63664" calcext:value-type="float">
            <text:p>1.636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.597" calcext:value-type="float">
            <text:p>28.597</text:p>
          </table:table-cell>
          <table:table-cell office:value-type="float" office:value="-1.8679" calcext:value-type="float">
            <text:p>-1.8679</text:p>
          </table:table-cell>
          <table:table-cell office:value-type="float" office:value="-5.23593" calcext:value-type="float">
            <text:p>-5.23593</text:p>
          </table:table-cell>
          <table:table-cell office:value-type="float" office:value="-2.02072" calcext:value-type="float">
            <text:p>-2.02072</text:p>
          </table:table-cell>
          <table:table-cell office:value-type="float" office:value="0.546541" calcext:value-type="float">
            <text:p>0.546541</text:p>
          </table:table-cell>
          <table:table-cell office:value-type="float" office:value="0.0688372" calcext:value-type="float">
            <text:p>0.0688372</text:p>
          </table:table-cell>
          <table:table-cell office:value-type="float" office:value="0.0698776" calcext:value-type="float">
            <text:p>0.0698776</text:p>
          </table:table-cell>
          <table:table-cell office:value-type="float" office:value="0.389917" calcext:value-type="float">
            <text:p>0.389917</text:p>
          </table:table-cell>
          <table:table-cell office:value-type="float" office:value="0.348987" calcext:value-type="float">
            <text:p>0.348987</text:p>
          </table:table-cell>
          <table:table-cell office:value-type="float" office:value="1.28308" calcext:value-type="float">
            <text:p>1.283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8.7259" calcext:value-type="float">
            <text:p>28.7259</text:p>
          </table:table-cell>
          <table:table-cell office:value-type="float" office:value="-1.64886" calcext:value-type="float">
            <text:p>-1.64886</text:p>
          </table:table-cell>
          <table:table-cell office:value-type="float" office:value="-5.22149" calcext:value-type="float">
            <text:p>-5.22149</text:p>
          </table:table-cell>
          <table:table-cell office:value-type="float" office:value="-2.00238" calcext:value-type="float">
            <text:p>-2.00238</text:p>
          </table:table-cell>
          <table:table-cell office:value-type="float" office:value="0.537079" calcext:value-type="float">
            <text:p>0.537079</text:p>
          </table:table-cell>
          <table:table-cell office:value-type="float" office:value="0.0688492" calcext:value-type="float">
            <text:p>0.0688492</text:p>
          </table:table-cell>
          <table:table-cell office:value-type="float" office:value="0.0697993" calcext:value-type="float">
            <text:p>0.0697993</text:p>
          </table:table-cell>
          <table:table-cell office:value-type="float" office:value="0.389443" calcext:value-type="float">
            <text:p>0.389443</text:p>
          </table:table-cell>
          <table:table-cell office:value-type="float" office:value="0.348531" calcext:value-type="float">
            <text:p>0.348531</text:p>
          </table:table-cell>
          <table:table-cell office:value-type="float" office:value="0.631453" calcext:value-type="float">
            <text:p>0.6314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.8296" calcext:value-type="float">
            <text:p>28.8296</text:p>
          </table:table-cell>
          <table:table-cell office:value-type="float" office:value="-1.41914" calcext:value-type="float">
            <text:p>-1.41914</text:p>
          </table:table-cell>
          <table:table-cell office:value-type="float" office:value="-5.22629" calcext:value-type="float">
            <text:p>-5.22629</text:p>
          </table:table-cell>
          <table:table-cell office:value-type="float" office:value="-1.98608" calcext:value-type="float">
            <text:p>-1.98608</text:p>
          </table:table-cell>
          <table:table-cell office:value-type="float" office:value="0.512594" calcext:value-type="float">
            <text:p>0.512594</text:p>
          </table:table-cell>
          <table:table-cell office:value-type="float" office:value="0.06887" calcext:value-type="float">
            <text:p>0.06887</text:p>
          </table:table-cell>
          <table:table-cell office:value-type="float" office:value="0.0697328" calcext:value-type="float">
            <text:p>0.0697328</text:p>
          </table:table-cell>
          <table:table-cell office:value-type="float" office:value="0.389022" calcext:value-type="float">
            <text:p>0.389022</text:p>
          </table:table-cell>
          <table:table-cell office:value-type="float" office:value="0.34808" calcext:value-type="float">
            <text:p>0.34808</text:p>
          </table:table-cell>
          <table:table-cell office:value-type="float" office:value="3.79585" calcext:value-type="float">
            <text:p>3.7958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8.9385" calcext:value-type="float">
            <text:p>28.9385</text:p>
          </table:table-cell>
          <table:table-cell office:value-type="float" office:value="-1.13459" calcext:value-type="float">
            <text:p>-1.13459</text:p>
          </table:table-cell>
          <table:table-cell office:value-type="float" office:value="-5.30604" calcext:value-type="float">
            <text:p>-5.30604</text:p>
          </table:table-cell>
          <table:table-cell office:value-type="float" office:value="-1.95329" calcext:value-type="float">
            <text:p>-1.95329</text:p>
          </table:table-cell>
          <table:table-cell office:value-type="float" office:value="0.519838" calcext:value-type="float">
            <text:p>0.519838</text:p>
          </table:table-cell>
          <table:table-cell office:value-type="float" office:value="0.0689375" calcext:value-type="float">
            <text:p>0.0689375</text:p>
          </table:table-cell>
          <table:table-cell office:value-type="float" office:value="0.0696426" calcext:value-type="float">
            <text:p>0.0696426</text:p>
          </table:table-cell>
          <table:table-cell office:value-type="float" office:value="0.388607" calcext:value-type="float">
            <text:p>0.388607</text:p>
          </table:table-cell>
          <table:table-cell office:value-type="float" office:value="0.347639" calcext:value-type="float">
            <text:p>0.347639</text:p>
          </table:table-cell>
          <table:table-cell office:value-type="float" office:value="0.669115" calcext:value-type="float">
            <text:p>0.6691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.0179" calcext:value-type="float">
            <text:p>29.0179</text:p>
          </table:table-cell>
          <table:table-cell office:value-type="float" office:value="-0.882126" calcext:value-type="float">
            <text:p>-0.882126</text:p>
          </table:table-cell>
          <table:table-cell office:value-type="float" office:value="-5.31099" calcext:value-type="float">
            <text:p>-5.31099</text:p>
          </table:table-cell>
          <table:table-cell office:value-type="float" office:value="-1.9256" calcext:value-type="float">
            <text:p>-1.9256</text:p>
          </table:table-cell>
          <table:table-cell office:value-type="float" office:value="0.515909" calcext:value-type="float">
            <text:p>0.515909</text:p>
          </table:table-cell>
          <table:table-cell office:value-type="float" office:value="0.0689784" calcext:value-type="float">
            <text:p>0.0689784</text:p>
          </table:table-cell>
          <table:table-cell office:value-type="float" office:value="0.0695558" calcext:value-type="float">
            <text:p>0.0695558</text:p>
          </table:table-cell>
          <table:table-cell office:value-type="float" office:value="0.388192" calcext:value-type="float">
            <text:p>0.388192</text:p>
          </table:table-cell>
          <table:table-cell office:value-type="float" office:value="0.347204" calcext:value-type="float">
            <text:p>0.347204</text:p>
          </table:table-cell>
          <table:table-cell office:value-type="float" office:value="4.19532" calcext:value-type="float">
            <text:p>4.195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.0927" calcext:value-type="float">
            <text:p>29.0927</text:p>
          </table:table-cell>
          <table:table-cell office:value-type="float" office:value="-0.632596" calcext:value-type="float">
            <text:p>-0.632596</text:p>
          </table:table-cell>
          <table:table-cell office:value-type="float" office:value="-5.30032" calcext:value-type="float">
            <text:p>-5.30032</text:p>
          </table:table-cell>
          <table:table-cell office:value-type="float" office:value="-1.89587" calcext:value-type="float">
            <text:p>-1.89587</text:p>
          </table:table-cell>
          <table:table-cell office:value-type="float" office:value="0.520099" calcext:value-type="float">
            <text:p>0.520099</text:p>
          </table:table-cell>
          <table:table-cell office:value-type="float" office:value="0.0690013" calcext:value-type="float">
            <text:p>0.0690013</text:p>
          </table:table-cell>
          <table:table-cell office:value-type="float" office:value="0.0694709" calcext:value-type="float">
            <text:p>0.0694709</text:p>
          </table:table-cell>
          <table:table-cell office:value-type="float" office:value="0.387761" calcext:value-type="float">
            <text:p>0.387761</text:p>
          </table:table-cell>
          <table:table-cell office:value-type="float" office:value="0.346771" calcext:value-type="float">
            <text:p>0.346771</text:p>
          </table:table-cell>
          <table:table-cell office:value-type="float" office:value="0.300072" calcext:value-type="float">
            <text:p>0.3000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.1382" calcext:value-type="float">
            <text:p>29.1382</text:p>
          </table:table-cell>
          <table:table-cell office:value-type="float" office:value="-0.364891" calcext:value-type="float">
            <text:p>-0.364891</text:p>
          </table:table-cell>
          <table:table-cell office:value-type="float" office:value="-5.28201" calcext:value-type="float">
            <text:p>-5.28201</text:p>
          </table:table-cell>
          <table:table-cell office:value-type="float" office:value="-1.84378" calcext:value-type="float">
            <text:p>-1.84378</text:p>
          </table:table-cell>
          <table:table-cell office:value-type="float" office:value="0.566547" calcext:value-type="float">
            <text:p>0.566547</text:p>
          </table:table-cell>
          <table:table-cell office:value-type="float" office:value="0.068957" calcext:value-type="float">
            <text:p>0.068957</text:p>
          </table:table-cell>
          <table:table-cell office:value-type="float" office:value="0.0694049" calcext:value-type="float">
            <text:p>0.0694049</text:p>
          </table:table-cell>
          <table:table-cell office:value-type="float" office:value="0.38726" calcext:value-type="float">
            <text:p>0.38726</text:p>
          </table:table-cell>
          <table:table-cell office:value-type="float" office:value="0.346354" calcext:value-type="float">
            <text:p>0.346354</text:p>
          </table:table-cell>
          <table:table-cell office:value-type="float" office:value="2.38126" calcext:value-type="float">
            <text:p>2.3812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.1885" calcext:value-type="float">
            <text:p>29.1885</text:p>
          </table:table-cell>
          <table:table-cell office:value-type="float" office:value="-0.188581" calcext:value-type="float">
            <text:p>-0.188581</text:p>
          </table:table-cell>
          <table:table-cell office:value-type="float" office:value="-5.13263" calcext:value-type="float">
            <text:p>-5.13263</text:p>
          </table:table-cell>
          <table:table-cell office:value-type="float" office:value="-1.82354" calcext:value-type="float">
            <text:p>-1.82354</text:p>
          </table:table-cell>
          <table:table-cell office:value-type="float" office:value="0.558634" calcext:value-type="float">
            <text:p>0.558634</text:p>
          </table:table-cell>
          <table:table-cell office:value-type="float" office:value="0.0688873" calcext:value-type="float">
            <text:p>0.0688873</text:p>
          </table:table-cell>
          <table:table-cell office:value-type="float" office:value="0.0693431" calcext:value-type="float">
            <text:p>0.0693431</text:p>
          </table:table-cell>
          <table:table-cell office:value-type="float" office:value="0.386761" calcext:value-type="float">
            <text:p>0.386761</text:p>
          </table:table-cell>
          <table:table-cell office:value-type="float" office:value="0.345921" calcext:value-type="float">
            <text:p>0.345921</text:p>
          </table:table-cell>
          <table:table-cell office:value-type="float" office:value="2.51015" calcext:value-type="float">
            <text:p>2.510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.2526" calcext:value-type="float">
            <text:p>29.2526</text:p>
          </table:table-cell>
          <table:table-cell office:value-type="float" office:value="0.077447" calcext:value-type="float">
            <text:p>0.077447</text:p>
          </table:table-cell>
          <table:table-cell office:value-type="float" office:value="-5.15265" calcext:value-type="float">
            <text:p>-5.15265</text:p>
          </table:table-cell>
          <table:table-cell office:value-type="float" office:value="-1.78501" calcext:value-type="float">
            <text:p>-1.78501</text:p>
          </table:table-cell>
          <table:table-cell office:value-type="float" office:value="0.583018" calcext:value-type="float">
            <text:p>0.583018</text:p>
          </table:table-cell>
          <table:table-cell office:value-type="float" office:value="0.0688228" calcext:value-type="float">
            <text:p>0.0688228</text:p>
          </table:table-cell>
          <table:table-cell office:value-type="float" office:value="0.0692653" calcext:value-type="float">
            <text:p>0.0692653</text:p>
          </table:table-cell>
          <table:table-cell office:value-type="float" office:value="0.38627" calcext:value-type="float">
            <text:p>0.38627</text:p>
          </table:table-cell>
          <table:table-cell office:value-type="float" office:value="0.345478" calcext:value-type="float">
            <text:p>0.345478</text:p>
          </table:table-cell>
          <table:table-cell office:value-type="float" office:value="5.34854" calcext:value-type="float">
            <text:p>5.3485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.3002" calcext:value-type="float">
            <text:p>29.3002</text:p>
          </table:table-cell>
          <table:table-cell office:value-type="float" office:value="0.353167" calcext:value-type="float">
            <text:p>0.353167</text:p>
          </table:table-cell>
          <table:table-cell office:value-type="float" office:value="-5.19288" calcext:value-type="float">
            <text:p>-5.19288</text:p>
          </table:table-cell>
          <table:table-cell office:value-type="float" office:value="-1.75145" calcext:value-type="float">
            <text:p>-1.75145</text:p>
          </table:table-cell>
          <table:table-cell office:value-type="float" office:value="0.587445" calcext:value-type="float">
            <text:p>0.587445</text:p>
          </table:table-cell>
          <table:table-cell office:value-type="float" office:value="0.0687514" calcext:value-type="float">
            <text:p>0.0687514</text:p>
          </table:table-cell>
          <table:table-cell office:value-type="float" office:value="0.0691766" calcext:value-type="float">
            <text:p>0.0691766</text:p>
          </table:table-cell>
          <table:table-cell office:value-type="float" office:value="0.385789" calcext:value-type="float">
            <text:p>0.385789</text:p>
          </table:table-cell>
          <table:table-cell office:value-type="float" office:value="0.345037" calcext:value-type="float">
            <text:p>0.345037</text:p>
          </table:table-cell>
          <table:table-cell office:value-type="float" office:value="0.180709" calcext:value-type="float">
            <text:p>0.1807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.3448" calcext:value-type="float">
            <text:p>29.3448</text:p>
          </table:table-cell>
          <table:table-cell office:value-type="float" office:value="0.61233" calcext:value-type="float">
            <text:p>0.61233</text:p>
          </table:table-cell>
          <table:table-cell office:value-type="float" office:value="-5.20358" calcext:value-type="float">
            <text:p>-5.20358</text:p>
          </table:table-cell>
          <table:table-cell office:value-type="float" office:value="-1.72635" calcext:value-type="float">
            <text:p>-1.72635</text:p>
          </table:table-cell>
          <table:table-cell office:value-type="float" office:value="0.576779" calcext:value-type="float">
            <text:p>0.576779</text:p>
          </table:table-cell>
          <table:table-cell office:value-type="float" office:value="0.0686783" calcext:value-type="float">
            <text:p>0.0686783</text:p>
          </table:table-cell>
          <table:table-cell office:value-type="float" office:value="0.0690881" calcext:value-type="float">
            <text:p>0.0690881</text:p>
          </table:table-cell>
          <table:table-cell office:value-type="float" office:value="0.385305" calcext:value-type="float">
            <text:p>0.385305</text:p>
          </table:table-cell>
          <table:table-cell office:value-type="float" office:value="0.344599" calcext:value-type="float">
            <text:p>0.344599</text:p>
          </table:table-cell>
          <table:table-cell office:value-type="float" office:value="0.783525" calcext:value-type="float">
            <text:p>0.78352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.4099" calcext:value-type="float">
            <text:p>29.4099</text:p>
          </table:table-cell>
          <table:table-cell office:value-type="float" office:value="0.786538" calcext:value-type="float">
            <text:p>0.786538</text:p>
          </table:table-cell>
          <table:table-cell office:value-type="float" office:value="-5.06366" calcext:value-type="float">
            <text:p>-5.06366</text:p>
          </table:table-cell>
          <table:table-cell office:value-type="float" office:value="-1.71662" calcext:value-type="float">
            <text:p>-1.71662</text:p>
          </table:table-cell>
          <table:table-cell office:value-type="float" office:value="0.557753" calcext:value-type="float">
            <text:p>0.557753</text:p>
          </table:table-cell>
          <table:table-cell office:value-type="float" office:value="0.068644" calcext:value-type="float">
            <text:p>0.068644</text:p>
          </table:table-cell>
          <table:table-cell office:value-type="float" office:value="0.0691196" calcext:value-type="float">
            <text:p>0.0691196</text:p>
          </table:table-cell>
          <table:table-cell office:value-type="float" office:value="0.384814" calcext:value-type="float">
            <text:p>0.384814</text:p>
          </table:table-cell>
          <table:table-cell office:value-type="float" office:value="0.344211" calcext:value-type="float">
            <text:p>0.344211</text:p>
          </table:table-cell>
          <table:table-cell office:value-type="float" office:value="3.13348" calcext:value-type="float">
            <text:p>3.133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.4286" calcext:value-type="float">
            <text:p>29.4286</text:p>
          </table:table-cell>
          <table:table-cell office:value-type="float" office:value="1.05495" calcext:value-type="float">
            <text:p>1.05495</text:p>
          </table:table-cell>
          <table:table-cell office:value-type="float" office:value="-5.08389" calcext:value-type="float">
            <text:p>-5.08389</text:p>
          </table:table-cell>
          <table:table-cell office:value-type="float" office:value="-1.67481" calcext:value-type="float">
            <text:p>-1.67481</text:p>
          </table:table-cell>
          <table:table-cell office:value-type="float" office:value="0.583032" calcext:value-type="float">
            <text:p>0.583032</text:p>
          </table:table-cell>
          <table:table-cell office:value-type="float" office:value="0.0685857" calcext:value-type="float">
            <text:p>0.0685857</text:p>
          </table:table-cell>
          <table:table-cell office:value-type="float" office:value="0.0691193" calcext:value-type="float">
            <text:p>0.0691193</text:p>
          </table:table-cell>
          <table:table-cell office:value-type="float" office:value="0.384335" calcext:value-type="float">
            <text:p>0.384335</text:p>
          </table:table-cell>
          <table:table-cell office:value-type="float" office:value="0.343802" calcext:value-type="float">
            <text:p>0.343802</text:p>
          </table:table-cell>
          <table:table-cell office:value-type="float" office:value="2.79307" calcext:value-type="float">
            <text:p>2.793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.4712" calcext:value-type="float">
            <text:p>29.4712</text:p>
          </table:table-cell>
          <table:table-cell office:value-type="float" office:value="1.34325" calcext:value-type="float">
            <text:p>1.34325</text:p>
          </table:table-cell>
          <table:table-cell office:value-type="float" office:value="-5.15618" calcext:value-type="float">
            <text:p>-5.15618</text:p>
          </table:table-cell>
          <table:table-cell office:value-type="float" office:value="-1.64851" calcext:value-type="float">
            <text:p>-1.64851</text:p>
          </table:table-cell>
          <table:table-cell office:value-type="float" office:value="0.579499" calcext:value-type="float">
            <text:p>0.579499</text:p>
          </table:table-cell>
          <table:table-cell office:value-type="float" office:value="0.0685573" calcext:value-type="float">
            <text:p>0.0685573</text:p>
          </table:table-cell>
          <table:table-cell office:value-type="float" office:value="0.0690584" calcext:value-type="float">
            <text:p>0.0690584</text:p>
          </table:table-cell>
          <table:table-cell office:value-type="float" office:value="0.383855" calcext:value-type="float">
            <text:p>0.383855</text:p>
          </table:table-cell>
          <table:table-cell office:value-type="float" office:value="0.343366" calcext:value-type="float">
            <text:p>0.343366</text:p>
          </table:table-cell>
          <table:table-cell office:value-type="float" office:value="1.14307" calcext:value-type="float">
            <text:p>1.143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.507" calcext:value-type="float">
            <text:p>29.507</text:p>
          </table:table-cell>
          <table:table-cell office:value-type="float" office:value="1.60443" calcext:value-type="float">
            <text:p>1.60443</text:p>
          </table:table-cell>
          <table:table-cell office:value-type="float" office:value="-5.16978" calcext:value-type="float">
            <text:p>-5.16978</text:p>
          </table:table-cell>
          <table:table-cell office:value-type="float" office:value="-1.6256" calcext:value-type="float">
            <text:p>-1.6256</text:p>
          </table:table-cell>
          <table:table-cell office:value-type="float" office:value="0.572972" calcext:value-type="float">
            <text:p>0.572972</text:p>
          </table:table-cell>
          <table:table-cell office:value-type="float" office:value="0.0685694" calcext:value-type="float">
            <text:p>0.0685694</text:p>
          </table:table-cell>
          <table:table-cell office:value-type="float" office:value="0.0689936" calcext:value-type="float">
            <text:p>0.0689936</text:p>
          </table:table-cell>
          <table:table-cell office:value-type="float" office:value="0.383371" calcext:value-type="float">
            <text:p>0.383371</text:p>
          </table:table-cell>
          <table:table-cell office:value-type="float" office:value="0.342931" calcext:value-type="float">
            <text:p>0.342931</text:p>
          </table:table-cell>
          <table:table-cell office:value-type="float" office:value="2.47231" calcext:value-type="float">
            <text:p>2.4723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.5032" calcext:value-type="float">
            <text:p>29.5032</text:p>
          </table:table-cell>
          <table:table-cell office:value-type="float" office:value="1.86361" calcext:value-type="float">
            <text:p>1.86361</text:p>
          </table:table-cell>
          <table:table-cell office:value-type="float" office:value="-5.16804" calcext:value-type="float">
            <text:p>-5.16804</text:p>
          </table:table-cell>
          <table:table-cell office:value-type="float" office:value="-1.59227" calcext:value-type="float">
            <text:p>-1.59227</text:p>
          </table:table-cell>
          <table:table-cell office:value-type="float" office:value="0.577872" calcext:value-type="float">
            <text:p>0.577872</text:p>
          </table:table-cell>
          <table:table-cell office:value-type="float" office:value="0.0685433" calcext:value-type="float">
            <text:p>0.0685433</text:p>
          </table:table-cell>
          <table:table-cell office:value-type="float" office:value="0.068928" calcext:value-type="float">
            <text:p>0.068928</text:p>
          </table:table-cell>
          <table:table-cell office:value-type="float" office:value="0.382899" calcext:value-type="float">
            <text:p>0.382899</text:p>
          </table:table-cell>
          <table:table-cell office:value-type="float" office:value="0.342498" calcext:value-type="float">
            <text:p>0.342498</text:p>
          </table:table-cell>
          <table:table-cell office:value-type="float" office:value="0.297307" calcext:value-type="float">
            <text:p>0.2973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.4941" calcext:value-type="float">
            <text:p>29.4941</text:p>
          </table:table-cell>
          <table:table-cell office:value-type="float" office:value="2.11801" calcext:value-type="float">
            <text:p>2.11801</text:p>
          </table:table-cell>
          <table:table-cell office:value-type="float" office:value="-5.15589" calcext:value-type="float">
            <text:p>-5.15589</text:p>
          </table:table-cell>
          <table:table-cell office:value-type="float" office:value="-1.55089" calcext:value-type="float">
            <text:p>-1.55089</text:p>
          </table:table-cell>
          <table:table-cell office:value-type="float" office:value="0.604726" calcext:value-type="float">
            <text:p>0.604726</text:p>
          </table:table-cell>
          <table:table-cell office:value-type="float" office:value="0.0684908" calcext:value-type="float">
            <text:p>0.0684908</text:p>
          </table:table-cell>
          <table:table-cell office:value-type="float" office:value="0.068868" calcext:value-type="float">
            <text:p>0.068868</text:p>
          </table:table-cell>
          <table:table-cell office:value-type="float" office:value="0.38248" calcext:value-type="float">
            <text:p>0.38248</text:p>
          </table:table-cell>
          <table:table-cell office:value-type="float" office:value="0.342067" calcext:value-type="float">
            <text:p>0.342067</text:p>
          </table:table-cell>
          <table:table-cell office:value-type="float" office:value="1.77459" calcext:value-type="float">
            <text:p>1.7745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.4733" calcext:value-type="float">
            <text:p>29.4733</text:p>
          </table:table-cell>
          <table:table-cell office:value-type="float" office:value="2.45358" calcext:value-type="float">
            <text:p>2.45358</text:p>
          </table:table-cell>
          <table:table-cell office:value-type="float" office:value="-5.3011" calcext:value-type="float">
            <text:p>-5.3011</text:p>
          </table:table-cell>
          <table:table-cell office:value-type="float" office:value="-1.51247" calcext:value-type="float">
            <text:p>-1.51247</text:p>
          </table:table-cell>
          <table:table-cell office:value-type="float" office:value="0.61192" calcext:value-type="float">
            <text:p>0.61192</text:p>
          </table:table-cell>
          <table:table-cell office:value-type="float" office:value="0.0684151" calcext:value-type="float">
            <text:p>0.0684151</text:p>
          </table:table-cell>
          <table:table-cell office:value-type="float" office:value="0.068809" calcext:value-type="float">
            <text:p>0.068809</text:p>
          </table:table-cell>
          <table:table-cell office:value-type="float" office:value="0.382143" calcext:value-type="float">
            <text:p>0.382143</text:p>
          </table:table-cell>
          <table:table-cell office:value-type="float" office:value="0.341697" calcext:value-type="float">
            <text:p>0.341697</text:p>
          </table:table-cell>
          <table:table-cell office:value-type="float" office:value="2.05102" calcext:value-type="float">
            <text:p>2.051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.4558" calcext:value-type="float">
            <text:p>29.4558</text:p>
          </table:table-cell>
          <table:table-cell office:value-type="float" office:value="2.71286" calcext:value-type="float">
            <text:p>2.71286</text:p>
          </table:table-cell>
          <table:table-cell office:value-type="float" office:value="-5.29199" calcext:value-type="float">
            <text:p>-5.29199</text:p>
          </table:table-cell>
          <table:table-cell office:value-type="float" office:value="-1.48286" calcext:value-type="float">
            <text:p>-1.48286</text:p>
          </table:table-cell>
          <table:table-cell office:value-type="float" office:value="0.610826" calcext:value-type="float">
            <text:p>0.610826</text:p>
          </table:table-cell>
          <table:table-cell office:value-type="float" office:value="0.0683332" calcext:value-type="float">
            <text:p>0.0683332</text:p>
          </table:table-cell>
          <table:table-cell office:value-type="float" office:value="0.0687519" calcext:value-type="float">
            <text:p>0.0687519</text:p>
          </table:table-cell>
          <table:table-cell office:value-type="float" office:value="0.381837" calcext:value-type="float">
            <text:p>0.381837</text:p>
          </table:table-cell>
          <table:table-cell office:value-type="float" office:value="0.341318" calcext:value-type="float">
            <text:p>0.341318</text:p>
          </table:table-cell>
          <table:table-cell office:value-type="float" office:value="0.295456" calcext:value-type="float">
            <text:p>0.29545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.4749" calcext:value-type="float">
            <text:p>29.4749</text:p>
          </table:table-cell>
          <table:table-cell office:value-type="float" office:value="3.03894" calcext:value-type="float">
            <text:p>3.03894</text:p>
          </table:table-cell>
          <table:table-cell office:value-type="float" office:value="-5.41444" calcext:value-type="float">
            <text:p>-5.41444</text:p>
          </table:table-cell>
          <table:table-cell office:value-type="float" office:value="-1.46569" calcext:value-type="float">
            <text:p>-1.46569</text:p>
          </table:table-cell>
          <table:table-cell office:value-type="float" office:value="0.595725" calcext:value-type="float">
            <text:p>0.595725</text:p>
          </table:table-cell>
          <table:table-cell office:value-type="float" office:value="0.0682914" calcext:value-type="float">
            <text:p>0.0682914</text:p>
          </table:table-cell>
          <table:table-cell office:value-type="float" office:value="0.0688798" calcext:value-type="float">
            <text:p>0.0688798</text:p>
          </table:table-cell>
          <table:table-cell office:value-type="float" office:value="0.381488" calcext:value-type="float">
            <text:p>0.381488</text:p>
          </table:table-cell>
          <table:table-cell office:value-type="float" office:value="0.3411" calcext:value-type="float">
            <text:p>0.3411</text:p>
          </table:table-cell>
          <table:table-cell office:value-type="float" office:value="5.34561" calcext:value-type="float">
            <text:p>5.3456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.4433" calcext:value-type="float">
            <text:p>29.4433</text:p>
          </table:table-cell>
          <table:table-cell office:value-type="float" office:value="3.30877" calcext:value-type="float">
            <text:p>3.30877</text:p>
          </table:table-cell>
          <table:table-cell office:value-type="float" office:value="-5.41398" calcext:value-type="float">
            <text:p>-5.41398</text:p>
          </table:table-cell>
          <table:table-cell office:value-type="float" office:value="-1.446" calcext:value-type="float">
            <text:p>-1.446</text:p>
          </table:table-cell>
          <table:table-cell office:value-type="float" office:value="0.57007" calcext:value-type="float">
            <text:p>0.57007</text:p>
          </table:table-cell>
          <table:table-cell office:value-type="float" office:value="0.0682341" calcext:value-type="float">
            <text:p>0.0682341</text:p>
          </table:table-cell>
          <table:table-cell office:value-type="float" office:value="0.0690601" calcext:value-type="float">
            <text:p>0.0690601</text:p>
          </table:table-cell>
          <table:table-cell office:value-type="float" office:value="0.381107" calcext:value-type="float">
            <text:p>0.381107</text:p>
          </table:table-cell>
          <table:table-cell office:value-type="float" office:value="0.340887" calcext:value-type="float">
            <text:p>0.340887</text:p>
          </table:table-cell>
          <table:table-cell office:value-type="float" office:value="3.5368" calcext:value-type="float">
            <text:p>3.53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.4356" calcext:value-type="float">
            <text:p>29.4356</text:p>
          </table:table-cell>
          <table:table-cell office:value-type="float" office:value="3.51202" calcext:value-type="float">
            <text:p>3.51202</text:p>
          </table:table-cell>
          <table:table-cell office:value-type="float" office:value="-5.29068" calcext:value-type="float">
            <text:p>-5.29068</text:p>
          </table:table-cell>
          <table:table-cell office:value-type="float" office:value="-1.4276" calcext:value-type="float">
            <text:p>-1.4276</text:p>
          </table:table-cell>
          <table:table-cell office:value-type="float" office:value="0.561123" calcext:value-type="float">
            <text:p>0.561123</text:p>
          </table:table-cell>
          <table:table-cell office:value-type="float" office:value="0.0682146" calcext:value-type="float">
            <text:p>0.0682146</text:p>
          </table:table-cell>
          <table:table-cell office:value-type="float" office:value="0.0690583" calcext:value-type="float">
            <text:p>0.0690583</text:p>
          </table:table-cell>
          <table:table-cell office:value-type="float" office:value="0.380679" calcext:value-type="float">
            <text:p>0.380679</text:p>
          </table:table-cell>
          <table:table-cell office:value-type="float" office:value="0.340518" calcext:value-type="float">
            <text:p>0.340518</text:p>
          </table:table-cell>
          <table:table-cell office:value-type="float" office:value="2.2069" calcext:value-type="float">
            <text:p>2.20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.3886" calcext:value-type="float">
            <text:p>29.3886</text:p>
          </table:table-cell>
          <table:table-cell office:value-type="float" office:value="3.77398" calcext:value-type="float">
            <text:p>3.77398</text:p>
          </table:table-cell>
          <table:table-cell office:value-type="float" office:value="-5.29128" calcext:value-type="float">
            <text:p>-5.29128</text:p>
          </table:table-cell>
          <table:table-cell office:value-type="float" office:value="-1.40115" calcext:value-type="float">
            <text:p>-1.40115</text:p>
          </table:table-cell>
          <table:table-cell office:value-type="float" office:value="0.554122" calcext:value-type="float">
            <text:p>0.554122</text:p>
          </table:table-cell>
          <table:table-cell office:value-type="float" office:value="0.0681719" calcext:value-type="float">
            <text:p>0.0681719</text:p>
          </table:table-cell>
          <table:table-cell office:value-type="float" office:value="0.0690739" calcext:value-type="float">
            <text:p>0.0690739</text:p>
          </table:table-cell>
          <table:table-cell office:value-type="float" office:value="0.380258" calcext:value-type="float">
            <text:p>0.380258</text:p>
          </table:table-cell>
          <table:table-cell office:value-type="float" office:value="0.340151" calcext:value-type="float">
            <text:p>0.340151</text:p>
          </table:table-cell>
          <table:table-cell office:value-type="float" office:value="1.12664" calcext:value-type="float">
            <text:p>1.1266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.3286" calcext:value-type="float">
            <text:p>29.3286</text:p>
          </table:table-cell>
          <table:table-cell office:value-type="float" office:value="3.93742" calcext:value-type="float">
            <text:p>3.93742</text:p>
          </table:table-cell>
          <table:table-cell office:value-type="float" office:value="-5.10973" calcext:value-type="float">
            <text:p>-5.10973</text:p>
          </table:table-cell>
          <table:table-cell office:value-type="float" office:value="-1.36834" calcext:value-type="float">
            <text:p>-1.36834</text:p>
          </table:table-cell>
          <table:table-cell office:value-type="float" office:value="0.56121" calcext:value-type="float">
            <text:p>0.56121</text:p>
          </table:table-cell>
          <table:table-cell office:value-type="float" office:value="0.0681034" calcext:value-type="float">
            <text:p>0.0681034</text:p>
          </table:table-cell>
          <table:table-cell office:value-type="float" office:value="0.0689927" calcext:value-type="float">
            <text:p>0.0689927</text:p>
          </table:table-cell>
          <table:table-cell office:value-type="float" office:value="0.379843" calcext:value-type="float">
            <text:p>0.379843</text:p>
          </table:table-cell>
          <table:table-cell office:value-type="float" office:value="0.339744" calcext:value-type="float">
            <text:p>0.339744</text:p>
          </table:table-cell>
          <table:table-cell office:value-type="float" office:value="3.86352" calcext:value-type="float">
            <text:p>3.863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.3128" calcext:value-type="float">
            <text:p>29.3128</text:p>
          </table:table-cell>
          <table:table-cell office:value-type="float" office:value="4.18895" calcext:value-type="float">
            <text:p>4.18895</text:p>
          </table:table-cell>
          <table:table-cell office:value-type="float" office:value="-5.10061" calcext:value-type="float">
            <text:p>-5.10061</text:p>
          </table:table-cell>
          <table:table-cell office:value-type="float" office:value="-1.36286" calcext:value-type="float">
            <text:p>-1.36286</text:p>
          </table:table-cell>
          <table:table-cell office:value-type="float" office:value="0.522591" calcext:value-type="float">
            <text:p>0.522591</text:p>
          </table:table-cell>
          <table:table-cell office:value-type="float" office:value="0.0680887" calcext:value-type="float">
            <text:p>0.0680887</text:p>
          </table:table-cell>
          <table:table-cell office:value-type="float" office:value="0.0689125" calcext:value-type="float">
            <text:p>0.0689125</text:p>
          </table:table-cell>
          <table:table-cell office:value-type="float" office:value="0.379376" calcext:value-type="float">
            <text:p>0.379376</text:p>
          </table:table-cell>
          <table:table-cell office:value-type="float" office:value="0.339333" calcext:value-type="float">
            <text:p>0.339333</text:p>
          </table:table-cell>
          <table:table-cell office:value-type="float" office:value="2.88637" calcext:value-type="float">
            <text:p>2.886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.2262" calcext:value-type="float">
            <text:p>29.2262</text:p>
          </table:table-cell>
          <table:table-cell office:value-type="float" office:value="4.39945" calcext:value-type="float">
            <text:p>4.39945</text:p>
          </table:table-cell>
          <table:table-cell office:value-type="float" office:value="-5.03406" calcext:value-type="float">
            <text:p>-5.03406</text:p>
          </table:table-cell>
          <table:table-cell office:value-type="float" office:value="-1.3255" calcext:value-type="float">
            <text:p>-1.3255</text:p>
          </table:table-cell>
          <table:table-cell office:value-type="float" office:value="0.534809" calcext:value-type="float">
            <text:p>0.534809</text:p>
          </table:table-cell>
          <table:table-cell office:value-type="float" office:value="0.0680208" calcext:value-type="float">
            <text:p>0.0680208</text:p>
          </table:table-cell>
          <table:table-cell office:value-type="float" office:value="0.0688867" calcext:value-type="float">
            <text:p>0.0688867</text:p>
          </table:table-cell>
          <table:table-cell office:value-type="float" office:value="0.378924" calcext:value-type="float">
            <text:p>0.378924</text:p>
          </table:table-cell>
          <table:table-cell office:value-type="float" office:value="0.338971" calcext:value-type="float">
            <text:p>0.338971</text:p>
          </table:table-cell>
          <table:table-cell office:value-type="float" office:value="2.32518" calcext:value-type="float">
            <text:p>2.325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.1545" calcext:value-type="float">
            <text:p>29.1545</text:p>
          </table:table-cell>
          <table:table-cell office:value-type="float" office:value="4.64276" calcext:value-type="float">
            <text:p>4.64276</text:p>
          </table:table-cell>
          <table:table-cell office:value-type="float" office:value="-5.03436" calcext:value-type="float">
            <text:p>-5.03436</text:p>
          </table:table-cell>
          <table:table-cell office:value-type="float" office:value="-1.29806" calcext:value-type="float">
            <text:p>-1.29806</text:p>
          </table:table-cell>
          <table:table-cell office:value-type="float" office:value="0.532872" calcext:value-type="float">
            <text:p>0.532872</text:p>
          </table:table-cell>
          <table:table-cell office:value-type="float" office:value="0.0679436" calcext:value-type="float">
            <text:p>0.0679436</text:p>
          </table:table-cell>
          <table:table-cell office:value-type="float" office:value="0.0688748" calcext:value-type="float">
            <text:p>0.0688748</text:p>
          </table:table-cell>
          <table:table-cell office:value-type="float" office:value="0.378478" calcext:value-type="float">
            <text:p>0.378478</text:p>
          </table:table-cell>
          <table:table-cell office:value-type="float" office:value="0.338611" calcext:value-type="float">
            <text:p>0.338611</text:p>
          </table:table-cell>
          <table:table-cell office:value-type="float" office:value="0.750455" calcext:value-type="float">
            <text:p>0.75045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.0633" calcext:value-type="float">
            <text:p>29.0633</text:p>
          </table:table-cell>
          <table:table-cell office:value-type="float" office:value="4.92908" calcext:value-type="float">
            <text:p>4.92908</text:p>
          </table:table-cell>
          <table:table-cell office:value-type="float" office:value="-5.12387" calcext:value-type="float">
            <text:p>-5.12387</text:p>
          </table:table-cell>
          <table:table-cell office:value-type="float" office:value="-1.26723" calcext:value-type="float">
            <text:p>-1.26723</text:p>
          </table:table-cell>
          <table:table-cell office:value-type="float" office:value="0.536236" calcext:value-type="float">
            <text:p>0.536236</text:p>
          </table:table-cell>
          <table:table-cell office:value-type="float" office:value="0.0678608" calcext:value-type="float">
            <text:p>0.0678608</text:p>
          </table:table-cell>
          <table:table-cell office:value-type="float" office:value="0.0688018" calcext:value-type="float">
            <text:p>0.0688018</text:p>
          </table:table-cell>
          <table:table-cell office:value-type="float" office:value="0.378068" calcext:value-type="float">
            <text:p>0.378068</text:p>
          </table:table-cell>
          <table:table-cell office:value-type="float" office:value="0.338203" calcext:value-type="float">
            <text:p>0.338203</text:p>
          </table:table-cell>
          <table:table-cell office:value-type="float" office:value="0.988789" calcext:value-type="float">
            <text:p>0.9887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.0004" calcext:value-type="float">
            <text:p>29.0004</text:p>
          </table:table-cell>
          <table:table-cell office:value-type="float" office:value="5.17369" calcext:value-type="float">
            <text:p>5.17369</text:p>
          </table:table-cell>
          <table:table-cell office:value-type="float" office:value="-5.10603" calcext:value-type="float">
            <text:p>-5.10603</text:p>
          </table:table-cell>
          <table:table-cell office:value-type="float" office:value="-1.25901" calcext:value-type="float">
            <text:p>-1.25901</text:p>
          </table:table-cell>
          <table:table-cell office:value-type="float" office:value="0.49687" calcext:value-type="float">
            <text:p>0.49687</text:p>
          </table:table-cell>
          <table:table-cell office:value-type="float" office:value="0.0677783" calcext:value-type="float">
            <text:p>0.0677783</text:p>
          </table:table-cell>
          <table:table-cell office:value-type="float" office:value="0.0687303" calcext:value-type="float">
            <text:p>0.0687303</text:p>
          </table:table-cell>
          <table:table-cell office:value-type="float" office:value="0.377612" calcext:value-type="float">
            <text:p>0.377612</text:p>
          </table:table-cell>
          <table:table-cell office:value-type="float" office:value="0.337794" calcext:value-type="float">
            <text:p>0.337794</text:p>
          </table:table-cell>
          <table:table-cell office:value-type="float" office:value="2.28484" calcext:value-type="float">
            <text:p>2.2848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8.9675" calcext:value-type="float">
            <text:p>28.9675</text:p>
          </table:table-cell>
          <table:table-cell office:value-type="float" office:value="5.39609" calcext:value-type="float">
            <text:p>5.39609</text:p>
          </table:table-cell>
          <table:table-cell office:value-type="float" office:value="-5.05352" calcext:value-type="float">
            <text:p>-5.05352</text:p>
          </table:table-cell>
          <table:table-cell office:value-type="float" office:value="-1.24833" calcext:value-type="float">
            <text:p>-1.24833</text:p>
          </table:table-cell>
          <table:table-cell office:value-type="float" office:value="0.482854" calcext:value-type="float">
            <text:p>0.482854</text:p>
          </table:table-cell>
          <table:table-cell office:value-type="float" office:value="0.0677429" calcext:value-type="float">
            <text:p>0.0677429</text:p>
          </table:table-cell>
          <table:table-cell office:value-type="float" office:value="0.0686874" calcext:value-type="float">
            <text:p>0.0686874</text:p>
          </table:table-cell>
          <table:table-cell office:value-type="float" office:value="0.377157" calcext:value-type="float">
            <text:p>0.377157</text:p>
          </table:table-cell>
          <table:table-cell office:value-type="float" office:value="0.337395" calcext:value-type="float">
            <text:p>0.337395</text:p>
          </table:table-cell>
          <table:table-cell office:value-type="float" office:value="3.19217" calcext:value-type="float">
            <text:p>3.1921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.8613" calcext:value-type="float">
            <text:p>28.8613</text:p>
          </table:table-cell>
          <table:table-cell office:value-type="float" office:value="5.65406" calcext:value-type="float">
            <text:p>5.65406</text:p>
          </table:table-cell>
          <table:table-cell office:value-type="float" office:value="-5.10356" calcext:value-type="float">
            <text:p>-5.10356</text:p>
          </table:table-cell>
          <table:table-cell office:value-type="float" office:value="-1.21369" calcext:value-type="float">
            <text:p>-1.21369</text:p>
          </table:table-cell>
          <table:table-cell office:value-type="float" office:value="0.500243" calcext:value-type="float">
            <text:p>0.500243</text:p>
          </table:table-cell>
          <table:table-cell office:value-type="float" office:value="0.0676769" calcext:value-type="float">
            <text:p>0.0676769</text:p>
          </table:table-cell>
          <table:table-cell office:value-type="float" office:value="0.0686216" calcext:value-type="float">
            <text:p>0.0686216</text:p>
          </table:table-cell>
          <table:table-cell office:value-type="float" office:value="0.376699" calcext:value-type="float">
            <text:p>0.376699</text:p>
          </table:table-cell>
          <table:table-cell office:value-type="float" office:value="0.336987" calcext:value-type="float">
            <text:p>0.336987</text:p>
          </table:table-cell>
          <table:table-cell office:value-type="float" office:value="6.96498" calcext:value-type="float">
            <text:p>6.964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8.7679" calcext:value-type="float">
            <text:p>28.7679</text:p>
          </table:table-cell>
          <table:table-cell office:value-type="float" office:value="5.91116" calcext:value-type="float">
            <text:p>5.91116</text:p>
          </table:table-cell>
          <table:table-cell office:value-type="float" office:value="-5.13955" calcext:value-type="float">
            <text:p>-5.13955</text:p>
          </table:table-cell>
          <table:table-cell office:value-type="float" office:value="-1.19001" calcext:value-type="float">
            <text:p>-1.19001</text:p>
          </table:table-cell>
          <table:table-cell office:value-type="float" office:value="0.498502" calcext:value-type="float">
            <text:p>0.498502</text:p>
          </table:table-cell>
          <table:table-cell office:value-type="float" office:value="0.0676088" calcext:value-type="float">
            <text:p>0.0676088</text:p>
          </table:table-cell>
          <table:table-cell office:value-type="float" office:value="0.0685417" calcext:value-type="float">
            <text:p>0.0685417</text:p>
          </table:table-cell>
          <table:table-cell office:value-type="float" office:value="0.376245" calcext:value-type="float">
            <text:p>0.376245</text:p>
          </table:table-cell>
          <table:table-cell office:value-type="float" office:value="0.336578" calcext:value-type="float">
            <text:p>0.336578</text:p>
          </table:table-cell>
          <table:table-cell office:value-type="float" office:value="0.129397" calcext:value-type="float">
            <text:p>0.1293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.6407" calcext:value-type="float">
            <text:p>28.6407</text:p>
          </table:table-cell>
          <table:table-cell office:value-type="float" office:value="6.15725" calcext:value-type="float">
            <text:p>6.15725</text:p>
          </table:table-cell>
          <table:table-cell office:value-type="float" office:value="-5.17761" calcext:value-type="float">
            <text:p>-5.17761</text:p>
          </table:table-cell>
          <table:table-cell office:value-type="float" office:value="-1.15055" calcext:value-type="float">
            <text:p>-1.15055</text:p>
          </table:table-cell>
          <table:table-cell office:value-type="float" office:value="0.522716" calcext:value-type="float">
            <text:p>0.522716</text:p>
          </table:table-cell>
          <table:table-cell office:value-type="float" office:value="0.067527" calcext:value-type="float">
            <text:p>0.067527</text:p>
          </table:table-cell>
          <table:table-cell office:value-type="float" office:value="0.068459" calcext:value-type="float">
            <text:p>0.068459</text:p>
          </table:table-cell>
          <table:table-cell office:value-type="float" office:value="0.375836" calcext:value-type="float">
            <text:p>0.375836</text:p>
          </table:table-cell>
          <table:table-cell office:value-type="float" office:value="0.336172" calcext:value-type="float">
            <text:p>0.336172</text:p>
          </table:table-cell>
          <table:table-cell office:value-type="float" office:value="3.73389" calcext:value-type="float">
            <text:p>3.7338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8.5366" calcext:value-type="float">
            <text:p>28.5366</text:p>
          </table:table-cell>
          <table:table-cell office:value-type="float" office:value="6.37968" calcext:value-type="float">
            <text:p>6.37968</text:p>
          </table:table-cell>
          <table:table-cell office:value-type="float" office:value="-5.15282" calcext:value-type="float">
            <text:p>-5.15282</text:p>
          </table:table-cell>
          <table:table-cell office:value-type="float" office:value="-1.12449" calcext:value-type="float">
            <text:p>-1.12449</text:p>
          </table:table-cell>
          <table:table-cell office:value-type="float" office:value="0.522905" calcext:value-type="float">
            <text:p>0.522905</text:p>
          </table:table-cell>
          <table:table-cell office:value-type="float" office:value="0.0674457" calcext:value-type="float">
            <text:p>0.0674457</text:p>
          </table:table-cell>
          <table:table-cell office:value-type="float" office:value="0.0683809" calcext:value-type="float">
            <text:p>0.0683809</text:p>
          </table:table-cell>
          <table:table-cell office:value-type="float" office:value="0.375428" calcext:value-type="float">
            <text:p>0.375428</text:p>
          </table:table-cell>
          <table:table-cell office:value-type="float" office:value="0.335766" calcext:value-type="float">
            <text:p>0.335766</text:p>
          </table:table-cell>
          <table:table-cell office:value-type="float" office:value="0.0610522" calcext:value-type="float">
            <text:p>0.06105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.466" calcext:value-type="float">
            <text:p>28.466</text:p>
          </table:table-cell>
          <table:table-cell office:value-type="float" office:value="6.62883" calcext:value-type="float">
            <text:p>6.62883</text:p>
          </table:table-cell>
          <table:table-cell office:value-type="float" office:value="-5.15985" calcext:value-type="float">
            <text:p>-5.15985</text:p>
          </table:table-cell>
          <table:table-cell office:value-type="float" office:value="-1.11589" calcext:value-type="float">
            <text:p>-1.11589</text:p>
          </table:table-cell>
          <table:table-cell office:value-type="float" office:value="0.502196" calcext:value-type="float">
            <text:p>0.502196</text:p>
          </table:table-cell>
          <table:table-cell office:value-type="float" office:value="0.0673843" calcext:value-type="float">
            <text:p>0.0673843</text:p>
          </table:table-cell>
          <table:table-cell office:value-type="float" office:value="0.0682985" calcext:value-type="float">
            <text:p>0.0682985</text:p>
          </table:table-cell>
          <table:table-cell office:value-type="float" office:value="0.374985" calcext:value-type="float">
            <text:p>0.374985</text:p>
          </table:table-cell>
          <table:table-cell office:value-type="float" office:value="0.335366" calcext:value-type="float">
            <text:p>0.335366</text:p>
          </table:table-cell>
          <table:table-cell office:value-type="float" office:value="11.6434" calcext:value-type="float">
            <text:p>11.64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8.3749" calcext:value-type="float">
            <text:p>28.3749</text:p>
          </table:table-cell>
          <table:table-cell office:value-type="float" office:value="6.80881" calcext:value-type="float">
            <text:p>6.80881</text:p>
          </table:table-cell>
          <table:table-cell office:value-type="float" office:value="-5.05571" calcext:value-type="float">
            <text:p>-5.05571</text:p>
          </table:table-cell>
          <table:table-cell office:value-type="float" office:value="-1.09212" calcext:value-type="float">
            <text:p>-1.09212</text:p>
          </table:table-cell>
          <table:table-cell office:value-type="float" office:value="0.502078" calcext:value-type="float">
            <text:p>0.502078</text:p>
          </table:table-cell>
          <table:table-cell office:value-type="float" office:value="0.0673586" calcext:value-type="float">
            <text:p>0.0673586</text:p>
          </table:table-cell>
          <table:table-cell office:value-type="float" office:value="0.0682552" calcext:value-type="float">
            <text:p>0.0682552</text:p>
          </table:table-cell>
          <table:table-cell office:value-type="float" office:value="0.374534" calcext:value-type="float">
            <text:p>0.374534</text:p>
          </table:table-cell>
          <table:table-cell office:value-type="float" office:value="0.334972" calcext:value-type="float">
            <text:p>0.334972</text:p>
          </table:table-cell>
          <table:table-cell office:value-type="float" office:value="1.24328" calcext:value-type="float">
            <text:p>1.243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8.2575" calcext:value-type="float">
            <text:p>28.2575</text:p>
          </table:table-cell>
          <table:table-cell office:value-type="float" office:value="7.02346" calcext:value-type="float">
            <text:p>7.02346</text:p>
          </table:table-cell>
          <table:table-cell office:value-type="float" office:value="-5.02871" calcext:value-type="float">
            <text:p>-5.02871</text:p>
          </table:table-cell>
          <table:table-cell office:value-type="float" office:value="-1.07249" calcext:value-type="float">
            <text:p>-1.07249</text:p>
          </table:table-cell>
          <table:table-cell office:value-type="float" office:value="0.48721" calcext:value-type="float">
            <text:p>0.48721</text:p>
          </table:table-cell>
          <table:table-cell office:value-type="float" office:value="0.0673356" calcext:value-type="float">
            <text:p>0.0673356</text:p>
          </table:table-cell>
          <table:table-cell office:value-type="float" office:value="0.0682322" calcext:value-type="float">
            <text:p>0.0682322</text:p>
          </table:table-cell>
          <table:table-cell office:value-type="float" office:value="0.374086" calcext:value-type="float">
            <text:p>0.374086</text:p>
          </table:table-cell>
          <table:table-cell office:value-type="float" office:value="0.334584" calcext:value-type="float">
            <text:p>0.334584</text:p>
          </table:table-cell>
          <table:table-cell office:value-type="float" office:value="2.12283" calcext:value-type="float">
            <text:p>2.1228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8.1207" calcext:value-type="float">
            <text:p>28.1207</text:p>
          </table:table-cell>
          <table:table-cell office:value-type="float" office:value="7.35103" calcext:value-type="float">
            <text:p>7.35103</text:p>
          </table:table-cell>
          <table:table-cell office:value-type="float" office:value="-5.22868" calcext:value-type="float">
            <text:p>-5.22868</text:p>
          </table:table-cell>
          <table:table-cell office:value-type="float" office:value="-1.05952" calcext:value-type="float">
            <text:p>-1.05952</text:p>
          </table:table-cell>
          <table:table-cell office:value-type="float" office:value="0.473024" calcext:value-type="float">
            <text:p>0.473024</text:p>
          </table:table-cell>
          <table:table-cell office:value-type="float" office:value="0.0672896" calcext:value-type="float">
            <text:p>0.0672896</text:p>
          </table:table-cell>
          <table:table-cell office:value-type="float" office:value="0.0681896" calcext:value-type="float">
            <text:p>0.0681896</text:p>
          </table:table-cell>
          <table:table-cell office:value-type="float" office:value="0.373641" calcext:value-type="float">
            <text:p>0.373641</text:p>
          </table:table-cell>
          <table:table-cell office:value-type="float" office:value="0.334257" calcext:value-type="float">
            <text:p>0.334257</text:p>
          </table:table-cell>
          <table:table-cell office:value-type="float" office:value="4.04511" calcext:value-type="float">
            <text:p>4.045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9828" calcext:value-type="float">
            <text:p>27.9828</text:p>
          </table:table-cell>
          <table:table-cell office:value-type="float" office:value="7.58465" calcext:value-type="float">
            <text:p>7.58465</text:p>
          </table:table-cell>
          <table:table-cell office:value-type="float" office:value="-5.25072" calcext:value-type="float">
            <text:p>-5.25072</text:p>
          </table:table-cell>
          <table:table-cell office:value-type="float" office:value="-1.03243" calcext:value-type="float">
            <text:p>-1.03243</text:p>
          </table:table-cell>
          <table:table-cell office:value-type="float" office:value="0.479948" calcext:value-type="float">
            <text:p>0.479948</text:p>
          </table:table-cell>
          <table:table-cell office:value-type="float" office:value="0.0672314" calcext:value-type="float">
            <text:p>0.0672314</text:p>
          </table:table-cell>
          <table:table-cell office:value-type="float" office:value="0.0681743" calcext:value-type="float">
            <text:p>0.0681743</text:p>
          </table:table-cell>
          <table:table-cell office:value-type="float" office:value="0.373208" calcext:value-type="float">
            <text:p>0.373208</text:p>
          </table:table-cell>
          <table:table-cell office:value-type="float" office:value="0.333944" calcext:value-type="float">
            <text:p>0.333944</text:p>
          </table:table-cell>
          <table:table-cell office:value-type="float" office:value="0.97844" calcext:value-type="float">
            <text:p>0.9784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.8571" calcext:value-type="float">
            <text:p>27.8571</text:p>
          </table:table-cell>
          <table:table-cell office:value-type="float" office:value="7.79401" calcext:value-type="float">
            <text:p>7.79401</text:p>
          </table:table-cell>
          <table:table-cell office:value-type="float" office:value="-5.21776" calcext:value-type="float">
            <text:p>-5.21776</text:p>
          </table:table-cell>
          <table:table-cell office:value-type="float" office:value="-1.00957" calcext:value-type="float">
            <text:p>-1.00957</text:p>
          </table:table-cell>
          <table:table-cell office:value-type="float" office:value="0.479182" calcext:value-type="float">
            <text:p>0.479182</text:p>
          </table:table-cell>
          <table:table-cell office:value-type="float" office:value="0.067185" calcext:value-type="float">
            <text:p>0.067185</text:p>
          </table:table-cell>
          <table:table-cell office:value-type="float" office:value="0.0681454" calcext:value-type="float">
            <text:p>0.0681454</text:p>
          </table:table-cell>
          <table:table-cell office:value-type="float" office:value="0.372771" calcext:value-type="float">
            <text:p>0.372771</text:p>
          </table:table-cell>
          <table:table-cell office:value-type="float" office:value="0.333607" calcext:value-type="float">
            <text:p>0.333607</text:p>
          </table:table-cell>
          <table:table-cell office:value-type="float" office:value="0.178574" calcext:value-type="float">
            <text:p>0.1785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7" calcext:value-type="float">
            <text:p>27.7</text:p>
          </table:table-cell>
          <table:table-cell office:value-type="float" office:value="8.0114" calcext:value-type="float">
            <text:p>8.0114</text:p>
          </table:table-cell>
          <table:table-cell office:value-type="float" office:value="-5.23093" calcext:value-type="float">
            <text:p>-5.23093</text:p>
          </table:table-cell>
          <table:table-cell office:value-type="float" office:value="-0.978574" calcext:value-type="float">
            <text:p>-0.978574</text:p>
          </table:table-cell>
          <table:table-cell office:value-type="float" office:value="0.489598" calcext:value-type="float">
            <text:p>0.489598</text:p>
          </table:table-cell>
          <table:table-cell office:value-type="float" office:value="0.0671166" calcext:value-type="float">
            <text:p>0.0671166</text:p>
          </table:table-cell>
          <table:table-cell office:value-type="float" office:value="0.0681259" calcext:value-type="float">
            <text:p>0.0681259</text:p>
          </table:table-cell>
          <table:table-cell office:value-type="float" office:value="0.372358" calcext:value-type="float">
            <text:p>0.372358</text:p>
          </table:table-cell>
          <table:table-cell office:value-type="float" office:value="0.333264" calcext:value-type="float">
            <text:p>0.333264</text:p>
          </table:table-cell>
          <table:table-cell office:value-type="float" office:value="0.86572" calcext:value-type="float">
            <text:p>0.865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.5368" calcext:value-type="float">
            <text:p>27.5368</text:p>
          </table:table-cell>
          <table:table-cell office:value-type="float" office:value="8.22477" calcext:value-type="float">
            <text:p>8.22477</text:p>
          </table:table-cell>
          <table:table-cell office:value-type="float" office:value="-5.23923" calcext:value-type="float">
            <text:p>-5.23923</text:p>
          </table:table-cell>
          <table:table-cell office:value-type="float" office:value="-0.949555" calcext:value-type="float">
            <text:p>-0.949555</text:p>
          </table:table-cell>
          <table:table-cell office:value-type="float" office:value="0.494119" calcext:value-type="float">
            <text:p>0.494119</text:p>
          </table:table-cell>
          <table:table-cell office:value-type="float" office:value="0.0670375" calcext:value-type="float">
            <text:p>0.0670375</text:p>
          </table:table-cell>
          <table:table-cell office:value-type="float" office:value="0.0681152" calcext:value-type="float">
            <text:p>0.0681152</text:p>
          </table:table-cell>
          <table:table-cell office:value-type="float" office:value="0.371974" calcext:value-type="float">
            <text:p>0.371974</text:p>
          </table:table-cell>
          <table:table-cell office:value-type="float" office:value="0.332912" calcext:value-type="float">
            <text:p>0.332912</text:p>
          </table:table-cell>
          <table:table-cell office:value-type="float" office:value="0.324851" calcext:value-type="float">
            <text:p>0.3248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3572" calcext:value-type="float">
            <text:p>27.3572</text:p>
          </table:table-cell>
          <table:table-cell office:value-type="float" office:value="8.41306" calcext:value-type="float">
            <text:p>8.41306</text:p>
          </table:table-cell>
          <table:table-cell office:value-type="float" office:value="-5.25492" calcext:value-type="float">
            <text:p>-5.25492</text:p>
          </table:table-cell>
          <table:table-cell office:value-type="float" office:value="-0.89981" calcext:value-type="float">
            <text:p>-0.89981</text:p>
          </table:table-cell>
          <table:table-cell office:value-type="float" office:value="0.541943" calcext:value-type="float">
            <text:p>0.541943</text:p>
          </table:table-cell>
          <table:table-cell office:value-type="float" office:value="0.0669701" calcext:value-type="float">
            <text:p>0.0669701</text:p>
          </table:table-cell>
          <table:table-cell office:value-type="float" office:value="0.0680712" calcext:value-type="float">
            <text:p>0.0680712</text:p>
          </table:table-cell>
          <table:table-cell office:value-type="float" office:value="0.371751" calcext:value-type="float">
            <text:p>0.371751</text:p>
          </table:table-cell>
          <table:table-cell office:value-type="float" office:value="0.332523" calcext:value-type="float">
            <text:p>0.332523</text:p>
          </table:table-cell>
          <table:table-cell office:value-type="float" office:value="4.09621" calcext:value-type="float">
            <text:p>4.0962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.2162" calcext:value-type="float">
            <text:p>27.2162</text:p>
          </table:table-cell>
          <table:table-cell office:value-type="float" office:value="8.56919" calcext:value-type="float">
            <text:p>8.56919</text:p>
          </table:table-cell>
          <table:table-cell office:value-type="float" office:value="-5.15513" calcext:value-type="float">
            <text:p>-5.15513</text:p>
          </table:table-cell>
          <table:table-cell office:value-type="float" office:value="-0.870555" calcext:value-type="float">
            <text:p>-0.870555</text:p>
          </table:table-cell>
          <table:table-cell office:value-type="float" office:value="0.545565" calcext:value-type="float">
            <text:p>0.545565</text:p>
          </table:table-cell>
          <table:table-cell office:value-type="float" office:value="0.0668947" calcext:value-type="float">
            <text:p>0.0668947</text:p>
          </table:table-cell>
          <table:table-cell office:value-type="float" office:value="0.0679909" calcext:value-type="float">
            <text:p>0.0679909</text:p>
          </table:table-cell>
          <table:table-cell office:value-type="float" office:value="0.371478" calcext:value-type="float">
            <text:p>0.371478</text:p>
          </table:table-cell>
          <table:table-cell office:value-type="float" office:value="0.332146" calcext:value-type="float">
            <text:p>0.332146</text:p>
          </table:table-cell>
          <table:table-cell office:value-type="float" office:value="1.06416" calcext:value-type="float">
            <text:p>1.064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7.045" calcext:value-type="float">
            <text:p>27.045</text:p>
          </table:table-cell>
          <table:table-cell office:value-type="float" office:value="8.77449" calcext:value-type="float">
            <text:p>8.77449</text:p>
          </table:table-cell>
          <table:table-cell office:value-type="float" office:value="-5.18632" calcext:value-type="float">
            <text:p>-5.18632</text:p>
          </table:table-cell>
          <table:table-cell office:value-type="float" office:value="-0.841045" calcext:value-type="float">
            <text:p>-0.841045</text:p>
          </table:table-cell>
          <table:table-cell office:value-type="float" office:value="0.55342" calcext:value-type="float">
            <text:p>0.55342</text:p>
          </table:table-cell>
          <table:table-cell office:value-type="float" office:value="0.0668304" calcext:value-type="float">
            <text:p>0.0668304</text:p>
          </table:table-cell>
          <table:table-cell office:value-type="float" office:value="0.0679116" calcext:value-type="float">
            <text:p>0.0679116</text:p>
          </table:table-cell>
          <table:table-cell office:value-type="float" office:value="0.371286" calcext:value-type="float">
            <text:p>0.371286</text:p>
          </table:table-cell>
          <table:table-cell office:value-type="float" office:value="0.331771" calcext:value-type="float">
            <text:p>0.331771</text:p>
          </table:table-cell>
          <table:table-cell office:value-type="float" office:value="1.72738" calcext:value-type="float">
            <text:p>1.727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6.8047" calcext:value-type="float">
            <text:p>26.8047</text:p>
          </table:table-cell>
          <table:table-cell office:value-type="float" office:value="9.07581" calcext:value-type="float">
            <text:p>9.07581</text:p>
          </table:table-cell>
          <table:table-cell office:value-type="float" office:value="-5.42361" calcext:value-type="float">
            <text:p>-5.42361</text:p>
          </table:table-cell>
          <table:table-cell office:value-type="float" office:value="-0.819613" calcext:value-type="float">
            <text:p>-0.819613</text:p>
          </table:table-cell>
          <table:table-cell office:value-type="float" office:value="0.542931" calcext:value-type="float">
            <text:p>0.542931</text:p>
          </table:table-cell>
          <table:table-cell office:value-type="float" office:value="0.066956" calcext:value-type="float">
            <text:p>0.066956</text:p>
          </table:table-cell>
          <table:table-cell office:value-type="float" office:value="0.0680525" calcext:value-type="float">
            <text:p>0.0680525</text:p>
          </table:table-cell>
          <table:table-cell office:value-type="float" office:value="0.371461" calcext:value-type="float">
            <text:p>0.371461</text:p>
          </table:table-cell>
          <table:table-cell office:value-type="float" office:value="0.331421" calcext:value-type="float">
            <text:p>0.331421</text:p>
          </table:table-cell>
          <table:table-cell office:value-type="float" office:value="6.37649" calcext:value-type="float">
            <text:p>6.376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6208" calcext:value-type="float">
            <text:p>26.6208</text:p>
          </table:table-cell>
          <table:table-cell office:value-type="float" office:value="9.26586" calcext:value-type="float">
            <text:p>9.26586</text:p>
          </table:table-cell>
          <table:table-cell office:value-type="float" office:value="-5.37833" calcext:value-type="float">
            <text:p>-5.37833</text:p>
          </table:table-cell>
          <table:table-cell office:value-type="float" office:value="-0.802741" calcext:value-type="float">
            <text:p>-0.802741</text:p>
          </table:table-cell>
          <table:table-cell office:value-type="float" office:value="0.515703" calcext:value-type="float">
            <text:p>0.515703</text:p>
          </table:table-cell>
          <table:table-cell office:value-type="float" office:value="0.0671572" calcext:value-type="float">
            <text:p>0.0671572</text:p>
          </table:table-cell>
          <table:table-cell office:value-type="float" office:value="0.0681884" calcext:value-type="float">
            <text:p>0.0681884</text:p>
          </table:table-cell>
          <table:table-cell office:value-type="float" office:value="0.371516" calcext:value-type="float">
            <text:p>0.371516</text:p>
          </table:table-cell>
          <table:table-cell office:value-type="float" office:value="0.331059" calcext:value-type="float">
            <text:p>0.331059</text:p>
          </table:table-cell>
          <table:table-cell office:value-type="float" office:value="4.71847" calcext:value-type="float">
            <text:p>4.7184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6.4324" calcext:value-type="float">
            <text:p>26.4324</text:p>
          </table:table-cell>
          <table:table-cell office:value-type="float" office:value="9.38441" calcext:value-type="float">
            <text:p>9.38441</text:p>
          </table:table-cell>
          <table:table-cell office:value-type="float" office:value="-5.26478" calcext:value-type="float">
            <text:p>-5.26478</text:p>
          </table:table-cell>
          <table:table-cell office:value-type="float" office:value="-0.760559" calcext:value-type="float">
            <text:p>-0.760559</text:p>
          </table:table-cell>
          <table:table-cell office:value-type="float" office:value="0.534626" calcext:value-type="float">
            <text:p>0.534626</text:p>
          </table:table-cell>
          <table:table-cell office:value-type="float" office:value="0.0674473" calcext:value-type="float">
            <text:p>0.0674473</text:p>
          </table:table-cell>
          <table:table-cell office:value-type="float" office:value="0.0681407" calcext:value-type="float">
            <text:p>0.0681407</text:p>
          </table:table-cell>
          <table:table-cell office:value-type="float" office:value="0.371571" calcext:value-type="float">
            <text:p>0.371571</text:p>
          </table:table-cell>
          <table:table-cell office:value-type="float" office:value="0.330692" calcext:value-type="float">
            <text:p>0.330692</text:p>
          </table:table-cell>
          <table:table-cell office:value-type="float" office:value="2.19599" calcext:value-type="float">
            <text:p>2.195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6.2802" calcext:value-type="float">
            <text:p>26.2802</text:p>
          </table:table-cell>
          <table:table-cell office:value-type="float" office:value="9.58361" calcext:value-type="float">
            <text:p>9.58361</text:p>
          </table:table-cell>
          <table:table-cell office:value-type="float" office:value="-5.20093" calcext:value-type="float">
            <text:p>-5.20093</text:p>
          </table:table-cell>
          <table:table-cell office:value-type="float" office:value="-0.763291" calcext:value-type="float">
            <text:p>-0.763291</text:p>
          </table:table-cell>
          <table:table-cell office:value-type="float" office:value="0.48093" calcext:value-type="float">
            <text:p>0.48093</text:p>
          </table:table-cell>
          <table:table-cell office:value-type="float" office:value="0.0676385" calcext:value-type="float">
            <text:p>0.0676385</text:p>
          </table:table-cell>
          <table:table-cell office:value-type="float" office:value="0.0681208" calcext:value-type="float">
            <text:p>0.0681208</text:p>
          </table:table-cell>
          <table:table-cell office:value-type="float" office:value="0.371355" calcext:value-type="float">
            <text:p>0.371355</text:p>
          </table:table-cell>
          <table:table-cell office:value-type="float" office:value="0.33031" calcext:value-type="float">
            <text:p>0.33031</text:p>
          </table:table-cell>
          <table:table-cell office:value-type="float" office:value="3.42386" calcext:value-type="float">
            <text:p>3.4238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6.0941" calcext:value-type="float">
            <text:p>26.0941</text:p>
          </table:table-cell>
          <table:table-cell office:value-type="float" office:value="9.79759" calcext:value-type="float">
            <text:p>9.79759</text:p>
          </table:table-cell>
          <table:table-cell office:value-type="float" office:value="-5.25186" calcext:value-type="float">
            <text:p>-5.25186</text:p>
          </table:table-cell>
          <table:table-cell office:value-type="float" office:value="-0.749148" calcext:value-type="float">
            <text:p>-0.749148</text:p>
          </table:table-cell>
          <table:table-cell office:value-type="float" office:value="0.469714" calcext:value-type="float">
            <text:p>0.469714</text:p>
          </table:table-cell>
          <table:table-cell office:value-type="float" office:value="0.0678698" calcext:value-type="float">
            <text:p>0.0678698</text:p>
          </table:table-cell>
          <table:table-cell office:value-type="float" office:value="0.0681907" calcext:value-type="float">
            <text:p>0.0681907</text:p>
          </table:table-cell>
          <table:table-cell office:value-type="float" office:value="0.371165" calcext:value-type="float">
            <text:p>0.371165</text:p>
          </table:table-cell>
          <table:table-cell office:value-type="float" office:value="0.329929" calcext:value-type="float">
            <text:p>0.329929</text:p>
          </table:table-cell>
          <table:table-cell office:value-type="float" office:value="0.692347" calcext:value-type="float">
            <text:p>0.6923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9218" calcext:value-type="float">
            <text:p>25.9218</text:p>
          </table:table-cell>
          <table:table-cell office:value-type="float" office:value="9.99953" calcext:value-type="float">
            <text:p>9.99953</text:p>
          </table:table-cell>
          <table:table-cell office:value-type="float" office:value="-5.20873" calcext:value-type="float">
            <text:p>-5.20873</text:p>
          </table:table-cell>
          <table:table-cell office:value-type="float" office:value="-0.753994" calcext:value-type="float">
            <text:p>-0.753994</text:p>
          </table:table-cell>
          <table:table-cell office:value-type="float" office:value="0.413477" calcext:value-type="float">
            <text:p>0.413477</text:p>
          </table:table-cell>
          <table:table-cell office:value-type="float" office:value="0.0680643" calcext:value-type="float">
            <text:p>0.0680643</text:p>
          </table:table-cell>
          <table:table-cell office:value-type="float" office:value="0.0683555" calcext:value-type="float">
            <text:p>0.0683555</text:p>
          </table:table-cell>
          <table:table-cell office:value-type="float" office:value="0.370814" calcext:value-type="float">
            <text:p>0.370814</text:p>
          </table:table-cell>
          <table:table-cell office:value-type="float" office:value="0.329578" calcext:value-type="float">
            <text:p>0.329578</text:p>
          </table:table-cell>
          <table:table-cell office:value-type="float" office:value="5.0968" calcext:value-type="float">
            <text:p>5.096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5.7674" calcext:value-type="float">
            <text:p>25.7674</text:p>
          </table:table-cell>
          <table:table-cell office:value-type="float" office:value="10.0913" calcext:value-type="float">
            <text:p>10.0913</text:p>
          </table:table-cell>
          <table:table-cell office:value-type="float" office:value="-5.0445" calcext:value-type="float">
            <text:p>-5.0445</text:p>
          </table:table-cell>
          <table:table-cell office:value-type="float" office:value="-0.719984" calcext:value-type="float">
            <text:p>-0.719984</text:p>
          </table:table-cell>
          <table:table-cell office:value-type="float" office:value="0.430208" calcext:value-type="float">
            <text:p>0.430208</text:p>
          </table:table-cell>
          <table:table-cell office:value-type="float" office:value="0.0681462" calcext:value-type="float">
            <text:p>0.0681462</text:p>
          </table:table-cell>
          <table:table-cell office:value-type="float" office:value="0.0683034" calcext:value-type="float">
            <text:p>0.0683034</text:p>
          </table:table-cell>
          <table:table-cell office:value-type="float" office:value="0.370408" calcext:value-type="float">
            <text:p>0.370408</text:p>
          </table:table-cell>
          <table:table-cell office:value-type="float" office:value="0.329211" calcext:value-type="float">
            <text:p>0.329211</text:p>
          </table:table-cell>
          <table:table-cell office:value-type="float" office:value="2.74752" calcext:value-type="float">
            <text:p>2.747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5688" calcext:value-type="float">
            <text:p>25.5688</text:p>
          </table:table-cell>
          <table:table-cell office:value-type="float" office:value="10.2546" calcext:value-type="float">
            <text:p>10.2546</text:p>
          </table:table-cell>
          <table:table-cell office:value-type="float" office:value="-5.078" calcext:value-type="float">
            <text:p>-5.078</text:p>
          </table:table-cell>
          <table:table-cell office:value-type="float" office:value="-0.689375" calcext:value-type="float">
            <text:p>-0.689375</text:p>
          </table:table-cell>
          <table:table-cell office:value-type="float" office:value="0.450867" calcext:value-type="float">
            <text:p>0.450867</text:p>
          </table:table-cell>
          <table:table-cell office:value-type="float" office:value="0.068268" calcext:value-type="float">
            <text:p>0.068268</text:p>
          </table:table-cell>
          <table:table-cell office:value-type="float" office:value="0.0682459" calcext:value-type="float">
            <text:p>0.0682459</text:p>
          </table:table-cell>
          <table:table-cell office:value-type="float" office:value="0.370049" calcext:value-type="float">
            <text:p>0.370049</text:p>
          </table:table-cell>
          <table:table-cell office:value-type="float" office:value="0.328853" calcext:value-type="float">
            <text:p>0.328853</text:p>
          </table:table-cell>
          <table:table-cell office:value-type="float" office:value="1.30061" calcext:value-type="float">
            <text:p>1.3006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5.3979" calcext:value-type="float">
            <text:p>25.3979</text:p>
          </table:table-cell>
          <table:table-cell office:value-type="float" office:value="10.3213" calcext:value-type="float">
            <text:p>10.3213</text:p>
          </table:table-cell>
          <table:table-cell office:value-type="float" office:value="-4.91628" calcext:value-type="float">
            <text:p>-4.91628</text:p>
          </table:table-cell>
          <table:table-cell office:value-type="float" office:value="-0.647546" calcext:value-type="float">
            <text:p>-0.647546</text:p>
          </table:table-cell>
          <table:table-cell office:value-type="float" office:value="0.473632" calcext:value-type="float">
            <text:p>0.473632</text:p>
          </table:table-cell>
          <table:table-cell office:value-type="float" office:value="0.068325" calcext:value-type="float">
            <text:p>0.068325</text:p>
          </table:table-cell>
          <table:table-cell office:value-type="float" office:value="0.0682308" calcext:value-type="float">
            <text:p>0.0682308</text:p>
          </table:table-cell>
          <table:table-cell office:value-type="float" office:value="0.369647" calcext:value-type="float">
            <text:p>0.369647</text:p>
          </table:table-cell>
          <table:table-cell office:value-type="float" office:value="0.32872" calcext:value-type="float">
            <text:p>0.32872</text:p>
          </table:table-cell>
          <table:table-cell office:value-type="float" office:value="2.95816" calcext:value-type="float">
            <text:p>2.9581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5.1999" calcext:value-type="float">
            <text:p>25.1999</text:p>
          </table:table-cell>
          <table:table-cell office:value-type="float" office:value="10.4897" calcext:value-type="float">
            <text:p>10.4897</text:p>
          </table:table-cell>
          <table:table-cell office:value-type="float" office:value="-4.92928" calcext:value-type="float">
            <text:p>-4.92928</text:p>
          </table:table-cell>
          <table:table-cell office:value-type="float" office:value="-0.634327" calcext:value-type="float">
            <text:p>-0.634327</text:p>
          </table:table-cell>
          <table:table-cell office:value-type="float" office:value="0.455515" calcext:value-type="float">
            <text:p>0.455515</text:p>
          </table:table-cell>
          <table:table-cell office:value-type="float" office:value="0.0683959" calcext:value-type="float">
            <text:p>0.0683959</text:p>
          </table:table-cell>
          <table:table-cell office:value-type="float" office:value="0.0681989" calcext:value-type="float">
            <text:p>0.0681989</text:p>
          </table:table-cell>
          <table:table-cell office:value-type="float" office:value="0.36924" calcext:value-type="float">
            <text:p>0.36924</text:p>
          </table:table-cell>
          <table:table-cell office:value-type="float" office:value="0.328525" calcext:value-type="float">
            <text:p>0.328525</text:p>
          </table:table-cell>
          <table:table-cell office:value-type="float" office:value="4.30623" calcext:value-type="float">
            <text:p>4.3062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.9795" calcext:value-type="float">
            <text:p>24.9795</text:p>
          </table:table-cell>
          <table:table-cell office:value-type="float" office:value="10.6508" calcext:value-type="float">
            <text:p>10.6508</text:p>
          </table:table-cell>
          <table:table-cell office:value-type="float" office:value="-4.97736" calcext:value-type="float">
            <text:p>-4.97736</text:p>
          </table:table-cell>
          <table:table-cell office:value-type="float" office:value="-0.612245" calcext:value-type="float">
            <text:p>-0.612245</text:p>
          </table:table-cell>
          <table:table-cell office:value-type="float" office:value="0.453927" calcext:value-type="float">
            <text:p>0.453927</text:p>
          </table:table-cell>
          <table:table-cell office:value-type="float" office:value="0.0685527" calcext:value-type="float">
            <text:p>0.0685527</text:p>
          </table:table-cell>
          <table:table-cell office:value-type="float" office:value="0.0681578" calcext:value-type="float">
            <text:p>0.0681578</text:p>
          </table:table-cell>
          <table:table-cell office:value-type="float" office:value="0.368863" calcext:value-type="float">
            <text:p>0.368863</text:p>
          </table:table-cell>
          <table:table-cell office:value-type="float" office:value="0.3283" calcext:value-type="float">
            <text:p>0.3283</text:p>
          </table:table-cell>
          <table:table-cell office:value-type="float" office:value="0.43253" calcext:value-type="float">
            <text:p>0.432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7811" calcext:value-type="float">
            <text:p>24.7811</text:p>
          </table:table-cell>
          <table:table-cell office:value-type="float" office:value="10.7996" calcext:value-type="float">
            <text:p>10.7996</text:p>
          </table:table-cell>
          <table:table-cell office:value-type="float" office:value="-4.9358" calcext:value-type="float">
            <text:p>-4.9358</text:p>
          </table:table-cell>
          <table:table-cell office:value-type="float" office:value="-0.603452" calcext:value-type="float">
            <text:p>-0.603452</text:p>
          </table:table-cell>
          <table:table-cell office:value-type="float" office:value="0.423667" calcext:value-type="float">
            <text:p>0.423667</text:p>
          </table:table-cell>
          <table:table-cell office:value-type="float" office:value="0.0687062" calcext:value-type="float">
            <text:p>0.0687062</text:p>
          </table:table-cell>
          <table:table-cell office:value-type="float" office:value="0.0681212" calcext:value-type="float">
            <text:p>0.0681212</text:p>
          </table:table-cell>
          <table:table-cell office:value-type="float" office:value="0.368452" calcext:value-type="float">
            <text:p>0.368452</text:p>
          </table:table-cell>
          <table:table-cell office:value-type="float" office:value="0.328046" calcext:value-type="float">
            <text:p>0.328046</text:p>
          </table:table-cell>
          <table:table-cell office:value-type="float" office:value="2.79924" calcext:value-type="float">
            <text:p>2.7992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.5839" calcext:value-type="float">
            <text:p>24.5839</text:p>
          </table:table-cell>
          <table:table-cell office:value-type="float" office:value="10.9214" calcext:value-type="float">
            <text:p>10.9214</text:p>
          </table:table-cell>
          <table:table-cell office:value-type="float" office:value="-4.9057" calcext:value-type="float">
            <text:p>-4.9057</text:p>
          </table:table-cell>
          <table:table-cell office:value-type="float" office:value="-0.578809" calcext:value-type="float">
            <text:p>-0.578809</text:p>
          </table:table-cell>
          <table:table-cell office:value-type="float" office:value="0.427852" calcext:value-type="float">
            <text:p>0.427852</text:p>
          </table:table-cell>
          <table:table-cell office:value-type="float" office:value="0.0688413" calcext:value-type="float">
            <text:p>0.0688413</text:p>
          </table:table-cell>
          <table:table-cell office:value-type="float" office:value="0.0681385" calcext:value-type="float">
            <text:p>0.0681385</text:p>
          </table:table-cell>
          <table:table-cell office:value-type="float" office:value="0.368038" calcext:value-type="float">
            <text:p>0.368038</text:p>
          </table:table-cell>
          <table:table-cell office:value-type="float" office:value="0.327846" calcext:value-type="float">
            <text:p>0.327846</text:p>
          </table:table-cell>
          <table:table-cell office:value-type="float" office:value="0.0988372" calcext:value-type="float">
            <text:p>0.098837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.3868" calcext:value-type="float">
            <text:p>24.3868</text:p>
          </table:table-cell>
          <table:table-cell office:value-type="float" office:value="11.0799" calcext:value-type="float">
            <text:p>11.0799</text:p>
          </table:table-cell>
          <table:table-cell office:value-type="float" office:value="-4.93405" calcext:value-type="float">
            <text:p>-4.93405</text:p>
          </table:table-cell>
          <table:table-cell office:value-type="float" office:value="-0.566191" calcext:value-type="float">
            <text:p>-0.566191</text:p>
          </table:table-cell>
          <table:table-cell office:value-type="float" office:value="0.420289" calcext:value-type="float">
            <text:p>0.420289</text:p>
          </table:table-cell>
          <table:table-cell office:value-type="float" office:value="0.0689495" calcext:value-type="float">
            <text:p>0.0689495</text:p>
          </table:table-cell>
          <table:table-cell office:value-type="float" office:value="0.0681216" calcext:value-type="float">
            <text:p>0.0681216</text:p>
          </table:table-cell>
          <table:table-cell office:value-type="float" office:value="0.367628" calcext:value-type="float">
            <text:p>0.367628</text:p>
          </table:table-cell>
          <table:table-cell office:value-type="float" office:value="0.327585" calcext:value-type="float">
            <text:p>0.327585</text:p>
          </table:table-cell>
          <table:table-cell office:value-type="float" office:value="6.46557" calcext:value-type="float">
            <text:p>6.4655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.194" calcext:value-type="float">
            <text:p>24.194</text:p>
          </table:table-cell>
          <table:table-cell office:value-type="float" office:value="11.2354" calcext:value-type="float">
            <text:p>11.2354</text:p>
          </table:table-cell>
          <table:table-cell office:value-type="float" office:value="-4.94404" calcext:value-type="float">
            <text:p>-4.94404</text:p>
          </table:table-cell>
          <table:table-cell office:value-type="float" office:value="-0.556353" calcext:value-type="float">
            <text:p>-0.556353</text:p>
          </table:table-cell>
          <table:table-cell office:value-type="float" office:value="0.408327" calcext:value-type="float">
            <text:p>0.408327</text:p>
          </table:table-cell>
          <table:table-cell office:value-type="float" office:value="0.0690112" calcext:value-type="float">
            <text:p>0.0690112</text:p>
          </table:table-cell>
          <table:table-cell office:value-type="float" office:value="0.0680766" calcext:value-type="float">
            <text:p>0.0680766</text:p>
          </table:table-cell>
          <table:table-cell office:value-type="float" office:value="0.367215" calcext:value-type="float">
            <text:p>0.367215</text:p>
          </table:table-cell>
          <table:table-cell office:value-type="float" office:value="0.327276" calcext:value-type="float">
            <text:p>0.327276</text:p>
          </table:table-cell>
          <table:table-cell office:value-type="float" office:value="1.04811" calcext:value-type="float">
            <text:p>1.048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9841" calcext:value-type="float">
            <text:p>23.9841</text:p>
          </table:table-cell>
          <table:table-cell office:value-type="float" office:value="11.3465" calcext:value-type="float">
            <text:p>11.3465</text:p>
          </table:table-cell>
          <table:table-cell office:value-type="float" office:value="-4.94779" calcext:value-type="float">
            <text:p>-4.94779</text:p>
          </table:table-cell>
          <table:table-cell office:value-type="float" office:value="-0.524571" calcext:value-type="float">
            <text:p>-0.524571</text:p>
          </table:table-cell>
          <table:table-cell office:value-type="float" office:value="0.429681" calcext:value-type="float">
            <text:p>0.429681</text:p>
          </table:table-cell>
          <table:table-cell office:value-type="float" office:value="0.069075" calcext:value-type="float">
            <text:p>0.069075</text:p>
          </table:table-cell>
          <table:table-cell office:value-type="float" office:value="0.0680773" calcext:value-type="float">
            <text:p>0.0680773</text:p>
          </table:table-cell>
          <table:table-cell office:value-type="float" office:value="0.366818" calcext:value-type="float">
            <text:p>0.366818</text:p>
          </table:table-cell>
          <table:table-cell office:value-type="float" office:value="0.327026" calcext:value-type="float">
            <text:p>0.327026</text:p>
          </table:table-cell>
          <table:table-cell office:value-type="float" office:value="2.57649" calcext:value-type="float">
            <text:p>2.576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3.7853" calcext:value-type="float">
            <text:p>23.7853</text:p>
          </table:table-cell>
          <table:table-cell office:value-type="float" office:value="11.3942" calcext:value-type="float">
            <text:p>11.3942</text:p>
          </table:table-cell>
          <table:table-cell office:value-type="float" office:value="-4.83739" calcext:value-type="float">
            <text:p>-4.83739</text:p>
          </table:table-cell>
          <table:table-cell office:value-type="float" office:value="-0.481787" calcext:value-type="float">
            <text:p>-0.481787</text:p>
          </table:table-cell>
          <table:table-cell office:value-type="float" office:value="0.453964" calcext:value-type="float">
            <text:p>0.453964</text:p>
          </table:table-cell>
          <table:table-cell office:value-type="float" office:value="0.0691027" calcext:value-type="float">
            <text:p>0.0691027</text:p>
          </table:table-cell>
          <table:table-cell office:value-type="float" office:value="0.0683835" calcext:value-type="float">
            <text:p>0.0683835</text:p>
          </table:table-cell>
          <table:table-cell office:value-type="float" office:value="0.366407" calcext:value-type="float">
            <text:p>0.366407</text:p>
          </table:table-cell>
          <table:table-cell office:value-type="float" office:value="0.327066" calcext:value-type="float">
            <text:p>0.327066</text:p>
          </table:table-cell>
          <table:table-cell office:value-type="float" office:value="2.00993" calcext:value-type="float">
            <text:p>2.009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588" calcext:value-type="float">
            <text:p>23.588</text:p>
          </table:table-cell>
          <table:table-cell office:value-type="float" office:value="11.5118" calcext:value-type="float">
            <text:p>11.5118</text:p>
          </table:table-cell>
          <table:table-cell office:value-type="float" office:value="-4.78947" calcext:value-type="float">
            <text:p>-4.78947</text:p>
          </table:table-cell>
          <table:table-cell office:value-type="float" office:value="-0.470949" calcext:value-type="float">
            <text:p>-0.470949</text:p>
          </table:table-cell>
          <table:table-cell office:value-type="float" office:value="0.432589" calcext:value-type="float">
            <text:p>0.432589</text:p>
          </table:table-cell>
          <table:table-cell office:value-type="float" office:value="0.069092" calcext:value-type="float">
            <text:p>0.069092</text:p>
          </table:table-cell>
          <table:table-cell office:value-type="float" office:value="0.0687375" calcext:value-type="float">
            <text:p>0.0687375</text:p>
          </table:table-cell>
          <table:table-cell office:value-type="float" office:value="0.365995" calcext:value-type="float">
            <text:p>0.365995</text:p>
          </table:table-cell>
          <table:table-cell office:value-type="float" office:value="0.327079" calcext:value-type="float">
            <text:p>0.327079</text:p>
          </table:table-cell>
          <table:table-cell office:value-type="float" office:value="0.716298" calcext:value-type="float">
            <text:p>0.7162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3.3598" calcext:value-type="float">
            <text:p>23.3598</text:p>
          </table:table-cell>
          <table:table-cell office:value-type="float" office:value="11.6601" calcext:value-type="float">
            <text:p>11.6601</text:p>
          </table:table-cell>
          <table:table-cell office:value-type="float" office:value="-4.85588" calcext:value-type="float">
            <text:p>-4.85588</text:p>
          </table:table-cell>
          <table:table-cell office:value-type="float" office:value="-0.461337" calcext:value-type="float">
            <text:p>-0.461337</text:p>
          </table:table-cell>
          <table:table-cell office:value-type="float" office:value="0.418685" calcext:value-type="float">
            <text:p>0.418685</text:p>
          </table:table-cell>
          <table:table-cell office:value-type="float" office:value="0.0691103" calcext:value-type="float">
            <text:p>0.0691103</text:p>
          </table:table-cell>
          <table:table-cell office:value-type="float" office:value="0.0689667" calcext:value-type="float">
            <text:p>0.0689667</text:p>
          </table:table-cell>
          <table:table-cell office:value-type="float" office:value="0.365584" calcext:value-type="float">
            <text:p>0.365584</text:p>
          </table:table-cell>
          <table:table-cell office:value-type="float" office:value="0.326952" calcext:value-type="float">
            <text:p>0.326952</text:p>
          </table:table-cell>
          <table:table-cell office:value-type="float" office:value="0.618947" calcext:value-type="float">
            <text:p>0.6189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3.1415" calcext:value-type="float">
            <text:p>23.1415</text:p>
          </table:table-cell>
          <table:table-cell office:value-type="float" office:value="11.7753" calcext:value-type="float">
            <text:p>11.7753</text:p>
          </table:table-cell>
          <table:table-cell office:value-type="float" office:value="-4.85764" calcext:value-type="float">
            <text:p>-4.85764</text:p>
          </table:table-cell>
          <table:table-cell office:value-type="float" office:value="-0.445364" calcext:value-type="float">
            <text:p>-0.445364</text:p>
          </table:table-cell>
          <table:table-cell office:value-type="float" office:value="0.410746" calcext:value-type="float">
            <text:p>0.410746</text:p>
          </table:table-cell>
          <table:table-cell office:value-type="float" office:value="0.0691305" calcext:value-type="float">
            <text:p>0.0691305</text:p>
          </table:table-cell>
          <table:table-cell office:value-type="float" office:value="0.069213" calcext:value-type="float">
            <text:p>0.069213</text:p>
          </table:table-cell>
          <table:table-cell office:value-type="float" office:value="0.365174" calcext:value-type="float">
            <text:p>0.365174</text:p>
          </table:table-cell>
          <table:table-cell office:value-type="float" office:value="0.32681" calcext:value-type="float">
            <text:p>0.32681</text:p>
          </table:table-cell>
          <table:table-cell office:value-type="float" office:value="0.536601" calcext:value-type="float">
            <text:p>0.5366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2.8965" calcext:value-type="float">
            <text:p>22.8965</text:p>
          </table:table-cell>
          <table:table-cell office:value-type="float" office:value="11.924" calcext:value-type="float">
            <text:p>11.924</text:p>
          </table:table-cell>
          <table:table-cell office:value-type="float" office:value="-4.94258" calcext:value-type="float">
            <text:p>-4.94258</text:p>
          </table:table-cell>
          <table:table-cell office:value-type="float" office:value="-0.437273" calcext:value-type="float">
            <text:p>-0.437273</text:p>
          </table:table-cell>
          <table:table-cell office:value-type="float" office:value="0.396058" calcext:value-type="float">
            <text:p>0.396058</text:p>
          </table:table-cell>
          <table:table-cell office:value-type="float" office:value="0.0692262" calcext:value-type="float">
            <text:p>0.0692262</text:p>
          </table:table-cell>
          <table:table-cell office:value-type="float" office:value="0.0693238" calcext:value-type="float">
            <text:p>0.0693238</text:p>
          </table:table-cell>
          <table:table-cell office:value-type="float" office:value="0.364782" calcext:value-type="float">
            <text:p>0.364782</text:p>
          </table:table-cell>
          <table:table-cell office:value-type="float" office:value="0.326551" calcext:value-type="float">
            <text:p>0.326551</text:p>
          </table:table-cell>
          <table:table-cell office:value-type="float" office:value="0.853925" calcext:value-type="float">
            <text:p>0.8539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6875" calcext:value-type="float">
            <text:p>22.6875</text:p>
          </table:table-cell>
          <table:table-cell office:value-type="float" office:value="12.0446" calcext:value-type="float">
            <text:p>12.0446</text:p>
          </table:table-cell>
          <table:table-cell office:value-type="float" office:value="-4.91561" calcext:value-type="float">
            <text:p>-4.91561</text:p>
          </table:table-cell>
          <table:table-cell office:value-type="float" office:value="-0.431002" calcext:value-type="float">
            <text:p>-0.431002</text:p>
          </table:table-cell>
          <table:table-cell office:value-type="float" office:value="0.374918" calcext:value-type="float">
            <text:p>0.374918</text:p>
          </table:table-cell>
          <table:table-cell office:value-type="float" office:value="0.0692833" calcext:value-type="float">
            <text:p>0.0692833</text:p>
          </table:table-cell>
          <table:table-cell office:value-type="float" office:value="0.0694043" calcext:value-type="float">
            <text:p>0.0694043</text:p>
          </table:table-cell>
          <table:table-cell office:value-type="float" office:value="0.364376" calcext:value-type="float">
            <text:p>0.364376</text:p>
          </table:table-cell>
          <table:table-cell office:value-type="float" office:value="0.326252" calcext:value-type="float">
            <text:p>0.326252</text:p>
          </table:table-cell>
          <table:table-cell office:value-type="float" office:value="1.22436" calcext:value-type="float">
            <text:p>1.2243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2.4638" calcext:value-type="float">
            <text:p>22.4638</text:p>
          </table:table-cell>
          <table:table-cell office:value-type="float" office:value="12.1456" calcext:value-type="float">
            <text:p>12.1456</text:p>
          </table:table-cell>
          <table:table-cell office:value-type="float" office:value="-4.91562" calcext:value-type="float">
            <text:p>-4.91562</text:p>
          </table:table-cell>
          <table:table-cell office:value-type="float" office:value="-0.412415" calcext:value-type="float">
            <text:p>-0.412415</text:p>
          </table:table-cell>
          <table:table-cell office:value-type="float" office:value="0.374751" calcext:value-type="float">
            <text:p>0.374751</text:p>
          </table:table-cell>
          <table:table-cell office:value-type="float" office:value="0.0693431" calcext:value-type="float">
            <text:p>0.0693431</text:p>
          </table:table-cell>
          <table:table-cell office:value-type="float" office:value="0.0695063" calcext:value-type="float">
            <text:p>0.0695063</text:p>
          </table:table-cell>
          <table:table-cell office:value-type="float" office:value="0.363974" calcext:value-type="float">
            <text:p>0.363974</text:p>
          </table:table-cell>
          <table:table-cell office:value-type="float" office:value="0.325961" calcext:value-type="float">
            <text:p>0.325961</text:p>
          </table:table-cell>
          <table:table-cell office:value-type="float" office:value="0.000219735" calcext:value-type="float">
            <text:p>0.0002197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2.2651" calcext:value-type="float">
            <text:p>22.2651</text:p>
          </table:table-cell>
          <table:table-cell office:value-type="float" office:value="12.2588" calcext:value-type="float">
            <text:p>12.2588</text:p>
          </table:table-cell>
          <table:table-cell office:value-type="float" office:value="-4.82428" calcext:value-type="float">
            <text:p>-4.82428</text:p>
          </table:table-cell>
          <table:table-cell office:value-type="float" office:value="-0.416794" calcext:value-type="float">
            <text:p>-0.416794</text:p>
          </table:table-cell>
          <table:table-cell office:value-type="float" office:value="0.331192" calcext:value-type="float">
            <text:p>0.331192</text:p>
          </table:table-cell>
          <table:table-cell office:value-type="float" office:value="0.0693376" calcext:value-type="float">
            <text:p>0.0693376</text:p>
          </table:table-cell>
          <table:table-cell office:value-type="float" office:value="0.069578" calcext:value-type="float">
            <text:p>0.069578</text:p>
          </table:table-cell>
          <table:table-cell office:value-type="float" office:value="0.36359" calcext:value-type="float">
            <text:p>0.36359</text:p>
          </table:table-cell>
          <table:table-cell office:value-type="float" office:value="0.325624" calcext:value-type="float">
            <text:p>0.325624</text:p>
          </table:table-cell>
          <table:table-cell office:value-type="float" office:value="2.84474" calcext:value-type="float">
            <text:p>2.8447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1.9944" calcext:value-type="float">
            <text:p>21.9944</text:p>
          </table:table-cell>
          <table:table-cell office:value-type="float" office:value="12.3782" calcext:value-type="float">
            <text:p>12.3782</text:p>
          </table:table-cell>
          <table:table-cell office:value-type="float" office:value="-4.91992" calcext:value-type="float">
            <text:p>-4.91992</text:p>
          </table:table-cell>
          <table:table-cell office:value-type="float" office:value="-0.402189" calcext:value-type="float">
            <text:p>-0.402189</text:p>
          </table:table-cell>
          <table:table-cell office:value-type="float" office:value="0.327522" calcext:value-type="float">
            <text:p>0.327522</text:p>
          </table:table-cell>
          <table:table-cell office:value-type="float" office:value="0.0694609" calcext:value-type="float">
            <text:p>0.0694609</text:p>
          </table:table-cell>
          <table:table-cell office:value-type="float" office:value="0.0695961" calcext:value-type="float">
            <text:p>0.0695961</text:p>
          </table:table-cell>
          <table:table-cell office:value-type="float" office:value="0.363186" calcext:value-type="float">
            <text:p>0.363186</text:p>
          </table:table-cell>
          <table:table-cell office:value-type="float" office:value="0.325267" calcext:value-type="float">
            <text:p>0.325267</text:p>
          </table:table-cell>
          <table:table-cell office:value-type="float" office:value="2.36089" calcext:value-type="float">
            <text:p>2.3608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7716" calcext:value-type="float">
            <text:p>21.7716</text:p>
          </table:table-cell>
          <table:table-cell office:value-type="float" office:value="12.4743" calcext:value-type="float">
            <text:p>12.4743</text:p>
          </table:table-cell>
          <table:table-cell office:value-type="float" office:value="-4.93895" calcext:value-type="float">
            <text:p>-4.93895</text:p>
          </table:table-cell>
          <table:table-cell office:value-type="float" office:value="-0.382248" calcext:value-type="float">
            <text:p>-0.382248</text:p>
          </table:table-cell>
          <table:table-cell office:value-type="float" office:value="0.338263" calcext:value-type="float">
            <text:p>0.338263</text:p>
          </table:table-cell>
          <table:table-cell office:value-type="float" office:value="0.0695684" calcext:value-type="float">
            <text:p>0.0695684</text:p>
          </table:table-cell>
          <table:table-cell office:value-type="float" office:value="0.0696151" calcext:value-type="float">
            <text:p>0.0696151</text:p>
          </table:table-cell>
          <table:table-cell office:value-type="float" office:value="0.362786" calcext:value-type="float">
            <text:p>0.362786</text:p>
          </table:table-cell>
          <table:table-cell office:value-type="float" office:value="0.324915" calcext:value-type="float">
            <text:p>0.324915</text:p>
          </table:table-cell>
          <table:table-cell office:value-type="float" office:value="1.88237" calcext:value-type="float">
            <text:p>1.8823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1.54" calcext:value-type="float">
            <text:p>21.54</text:p>
          </table:table-cell>
          <table:table-cell office:value-type="float" office:value="12.5529" calcext:value-type="float">
            <text:p>12.5529</text:p>
          </table:table-cell>
          <table:table-cell office:value-type="float" office:value="-4.93064" calcext:value-type="float">
            <text:p>-4.93064</text:p>
          </table:table-cell>
          <table:table-cell office:value-type="float" office:value="-0.360791" calcext:value-type="float">
            <text:p>-0.360791</text:p>
          </table:table-cell>
          <table:table-cell office:value-type="float" office:value="0.343118" calcext:value-type="float">
            <text:p>0.343118</text:p>
          </table:table-cell>
          <table:table-cell office:value-type="float" office:value="0.0696868" calcext:value-type="float">
            <text:p>0.0696868</text:p>
          </table:table-cell>
          <table:table-cell office:value-type="float" office:value="0.0696723" calcext:value-type="float">
            <text:p>0.0696723</text:p>
          </table:table-cell>
          <table:table-cell office:value-type="float" office:value="0.362389" calcext:value-type="float">
            <text:p>0.362389</text:p>
          </table:table-cell>
          <table:table-cell office:value-type="float" office:value="0.324576" calcext:value-type="float">
            <text:p>0.324576</text:p>
          </table:table-cell>
          <table:table-cell office:value-type="float" office:value="0.105263" calcext:value-type="float">
            <text:p>0.1052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.3267" calcext:value-type="float">
            <text:p>21.3267</text:p>
          </table:table-cell>
          <table:table-cell office:value-type="float" office:value="12.6414" calcext:value-type="float">
            <text:p>12.6414</text:p>
          </table:table-cell>
          <table:table-cell office:value-type="float" office:value="-4.87049" calcext:value-type="float">
            <text:p>-4.87049</text:p>
          </table:table-cell>
          <table:table-cell office:value-type="float" office:value="-0.353799" calcext:value-type="float">
            <text:p>-0.353799</text:p>
          </table:table-cell>
          <table:table-cell office:value-type="float" office:value="0.322798" calcext:value-type="float">
            <text:p>0.322798</text:p>
          </table:table-cell>
          <table:table-cell office:value-type="float" office:value="0.0697522" calcext:value-type="float">
            <text:p>0.0697522</text:p>
          </table:table-cell>
          <table:table-cell office:value-type="float" office:value="0.0697312" calcext:value-type="float">
            <text:p>0.0697312</text:p>
          </table:table-cell>
          <table:table-cell office:value-type="float" office:value="0.361992" calcext:value-type="float">
            <text:p>0.361992</text:p>
          </table:table-cell>
          <table:table-cell office:value-type="float" office:value="0.32423" calcext:value-type="float">
            <text:p>0.32423</text:p>
          </table:table-cell>
          <table:table-cell office:value-type="float" office:value="1.45916" calcext:value-type="float">
            <text:p>1.4591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1.1016" calcext:value-type="float">
            <text:p>21.1016</text:p>
          </table:table-cell>
          <table:table-cell office:value-type="float" office:value="12.8332" calcext:value-type="float">
            <text:p>12.8332</text:p>
          </table:table-cell>
          <table:table-cell office:value-type="float" office:value="-4.96504" calcext:value-type="float">
            <text:p>-4.96504</text:p>
          </table:table-cell>
          <table:table-cell office:value-type="float" office:value="-0.378671" calcext:value-type="float">
            <text:p>-0.378671</text:p>
          </table:table-cell>
          <table:table-cell office:value-type="float" office:value="0.278706" calcext:value-type="float">
            <text:p>0.278706</text:p>
          </table:table-cell>
          <table:table-cell office:value-type="float" office:value="0.0698013" calcext:value-type="float">
            <text:p>0.0698013</text:p>
          </table:table-cell>
          <table:table-cell office:value-type="float" office:value="0.0696573" calcext:value-type="float">
            <text:p>0.0696573</text:p>
          </table:table-cell>
          <table:table-cell office:value-type="float" office:value="0.361593" calcext:value-type="float">
            <text:p>0.361593</text:p>
          </table:table-cell>
          <table:table-cell office:value-type="float" office:value="0.323959" calcext:value-type="float">
            <text:p>0.323959</text:p>
          </table:table-cell>
          <table:table-cell office:value-type="float" office:value="7.31582" calcext:value-type="float">
            <text:p>7.315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858" calcext:value-type="float">
            <text:p>20.858</text:p>
          </table:table-cell>
          <table:table-cell office:value-type="float" office:value="12.9198" calcext:value-type="float">
            <text:p>12.9198</text:p>
          </table:table-cell>
          <table:table-cell office:value-type="float" office:value="-5.02508" calcext:value-type="float">
            <text:p>-5.02508</text:p>
          </table:table-cell>
          <table:table-cell office:value-type="float" office:value="-0.352617" calcext:value-type="float">
            <text:p>-0.352617</text:p>
          </table:table-cell>
          <table:table-cell office:value-type="float" office:value="0.304824" calcext:value-type="float">
            <text:p>0.304824</text:p>
          </table:table-cell>
          <table:table-cell office:value-type="float" office:value="0.069886" calcext:value-type="float">
            <text:p>0.069886</text:p>
          </table:table-cell>
          <table:table-cell office:value-type="float" office:value="0.0695858" calcext:value-type="float">
            <text:p>0.0695858</text:p>
          </table:table-cell>
          <table:table-cell office:value-type="float" office:value="0.361213" calcext:value-type="float">
            <text:p>0.361213</text:p>
          </table:table-cell>
          <table:table-cell office:value-type="float" office:value="0.323659" calcext:value-type="float">
            <text:p>0.323659</text:p>
          </table:table-cell>
          <table:table-cell office:value-type="float" office:value="2.62529" calcext:value-type="float">
            <text:p>2.625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671" calcext:value-type="float">
            <text:p>20.671</text:p>
          </table:table-cell>
          <table:table-cell office:value-type="float" office:value="12.9695" calcext:value-type="float">
            <text:p>12.9695</text:p>
          </table:table-cell>
          <table:table-cell office:value-type="float" office:value="-4.91836" calcext:value-type="float">
            <text:p>-4.91836</text:p>
          </table:table-cell>
          <table:table-cell office:value-type="float" office:value="-0.329501" calcext:value-type="float">
            <text:p>-0.329501</text:p>
          </table:table-cell>
          <table:table-cell office:value-type="float" office:value="0.314457" calcext:value-type="float">
            <text:p>0.314457</text:p>
          </table:table-cell>
          <table:table-cell office:value-type="float" office:value="0.0698581" calcext:value-type="float">
            <text:p>0.0698581</text:p>
          </table:table-cell>
          <table:table-cell office:value-type="float" office:value="0.0695113" calcext:value-type="float">
            <text:p>0.0695113</text:p>
          </table:table-cell>
          <table:table-cell office:value-type="float" office:value="0.360817" calcext:value-type="float">
            <text:p>0.360817</text:p>
          </table:table-cell>
          <table:table-cell office:value-type="float" office:value="0.323314" calcext:value-type="float">
            <text:p>0.323314</text:p>
          </table:table-cell>
          <table:table-cell office:value-type="float" office:value="1.90496" calcext:value-type="float">
            <text:p>1.9049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.4267" calcext:value-type="float">
            <text:p>20.4267</text:p>
          </table:table-cell>
          <table:table-cell office:value-type="float" office:value="13.0058" calcext:value-type="float">
            <text:p>13.0058</text:p>
          </table:table-cell>
          <table:table-cell office:value-type="float" office:value="-4.98736" calcext:value-type="float">
            <text:p>-4.98736</text:p>
          </table:table-cell>
          <table:table-cell office:value-type="float" office:value="-0.280578" calcext:value-type="float">
            <text:p>-0.280578</text:p>
          </table:table-cell>
          <table:table-cell office:value-type="float" office:value="0.373766" calcext:value-type="float">
            <text:p>0.373766</text:p>
          </table:table-cell>
          <table:table-cell office:value-type="float" office:value="0.069851" calcext:value-type="float">
            <text:p>0.069851</text:p>
          </table:table-cell>
          <table:table-cell office:value-type="float" office:value="0.0694745" calcext:value-type="float">
            <text:p>0.0694745</text:p>
          </table:table-cell>
          <table:table-cell office:value-type="float" office:value="0.360463" calcext:value-type="float">
            <text:p>0.360463</text:p>
          </table:table-cell>
          <table:table-cell office:value-type="float" office:value="0.322987" calcext:value-type="float">
            <text:p>0.322987</text:p>
          </table:table-cell>
          <table:table-cell office:value-type="float" office:value="7.19666" calcext:value-type="float">
            <text:p>7.1966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.1864" calcext:value-type="float">
            <text:p>20.1864</text:p>
          </table:table-cell>
          <table:table-cell office:value-type="float" office:value="13.1133" calcext:value-type="float">
            <text:p>13.1133</text:p>
          </table:table-cell>
          <table:table-cell office:value-type="float" office:value="-5.02221" calcext:value-type="float">
            <text:p>-5.02221</text:p>
          </table:table-cell>
          <table:table-cell office:value-type="float" office:value="-0.277058" calcext:value-type="float">
            <text:p>-0.277058</text:p>
          </table:table-cell>
          <table:table-cell office:value-type="float" office:value="0.35754" calcext:value-type="float">
            <text:p>0.35754</text:p>
          </table:table-cell>
          <table:table-cell office:value-type="float" office:value="0.0698569" calcext:value-type="float">
            <text:p>0.0698569</text:p>
          </table:table-cell>
          <table:table-cell office:value-type="float" office:value="0.0694019" calcext:value-type="float">
            <text:p>0.0694019</text:p>
          </table:table-cell>
          <table:table-cell office:value-type="float" office:value="0.360128" calcext:value-type="float">
            <text:p>0.360128</text:p>
          </table:table-cell>
          <table:table-cell office:value-type="float" office:value="0.322637" calcext:value-type="float">
            <text:p>0.322637</text:p>
          </table:table-cell>
          <table:table-cell office:value-type="float" office:value="0.999376" calcext:value-type="float">
            <text:p>0.9993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9395" calcext:value-type="float">
            <text:p>19.9395</text:p>
          </table:table-cell>
          <table:table-cell office:value-type="float" office:value="13.1975" calcext:value-type="float">
            <text:p>13.1975</text:p>
          </table:table-cell>
          <table:table-cell office:value-type="float" office:value="-4.99661" calcext:value-type="float">
            <text:p>-4.99661</text:p>
          </table:table-cell>
          <table:table-cell office:value-type="float" office:value="-0.273748" calcext:value-type="float">
            <text:p>-0.273748</text:p>
          </table:table-cell>
          <table:table-cell office:value-type="float" office:value="0.32944" calcext:value-type="float">
            <text:p>0.32944</text:p>
          </table:table-cell>
          <table:table-cell office:value-type="float" office:value="0.0698918" calcext:value-type="float">
            <text:p>0.0698918</text:p>
          </table:table-cell>
          <table:table-cell office:value-type="float" office:value="0.0693262" calcext:value-type="float">
            <text:p>0.0693262</text:p>
          </table:table-cell>
          <table:table-cell office:value-type="float" office:value="0.359769" calcext:value-type="float">
            <text:p>0.359769</text:p>
          </table:table-cell>
          <table:table-cell office:value-type="float" office:value="0.322286" calcext:value-type="float">
            <text:p>0.322286</text:p>
          </table:table-cell>
          <table:table-cell office:value-type="float" office:value="3.98632" calcext:value-type="float">
            <text:p>3.9863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7513" calcext:value-type="float">
            <text:p>19.7513</text:p>
          </table:table-cell>
          <table:table-cell office:value-type="float" office:value="13.1947" calcext:value-type="float">
            <text:p>13.1947</text:p>
          </table:table-cell>
          <table:table-cell office:value-type="float" office:value="-4.85948" calcext:value-type="float">
            <text:p>-4.85948</text:p>
          </table:table-cell>
          <table:table-cell office:value-type="float" office:value="-0.235751" calcext:value-type="float">
            <text:p>-0.235751</text:p>
          </table:table-cell>
          <table:table-cell office:value-type="float" office:value="0.354061" calcext:value-type="float">
            <text:p>0.354061</text:p>
          </table:table-cell>
          <table:table-cell office:value-type="float" office:value="0.0698369" calcext:value-type="float">
            <text:p>0.0698369</text:p>
          </table:table-cell>
          <table:table-cell office:value-type="float" office:value="0.0693211" calcext:value-type="float">
            <text:p>0.0693211</text:p>
          </table:table-cell>
          <table:table-cell office:value-type="float" office:value="0.359377" calcext:value-type="float">
            <text:p>0.359377</text:p>
          </table:table-cell>
          <table:table-cell office:value-type="float" office:value="0.322003" calcext:value-type="float">
            <text:p>0.322003</text:p>
          </table:table-cell>
          <table:table-cell office:value-type="float" office:value="2.30387" calcext:value-type="float">
            <text:p>2.303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.5131" calcext:value-type="float">
            <text:p>19.5131</text:p>
          </table:table-cell>
          <table:table-cell office:value-type="float" office:value="13.2784" calcext:value-type="float">
            <text:p>13.2784</text:p>
          </table:table-cell>
          <table:table-cell office:value-type="float" office:value="-4.86473" calcext:value-type="float">
            <text:p>-4.86473</text:p>
          </table:table-cell>
          <table:table-cell office:value-type="float" office:value="-0.232176" calcext:value-type="float">
            <text:p>-0.232176</text:p>
          </table:table-cell>
          <table:table-cell office:value-type="float" office:value="0.33407" calcext:value-type="float">
            <text:p>0.33407</text:p>
          </table:table-cell>
          <table:table-cell office:value-type="float" office:value="0.0697844" calcext:value-type="float">
            <text:p>0.0697844</text:p>
          </table:table-cell>
          <table:table-cell office:value-type="float" office:value="0.0692783" calcext:value-type="float">
            <text:p>0.0692783</text:p>
          </table:table-cell>
          <table:table-cell office:value-type="float" office:value="0.358988" calcext:value-type="float">
            <text:p>0.358988</text:p>
          </table:table-cell>
          <table:table-cell office:value-type="float" office:value="0.321683" calcext:value-type="float">
            <text:p>0.321683</text:p>
          </table:table-cell>
          <table:table-cell office:value-type="float" office:value="3.91942" calcext:value-type="float">
            <text:p>3.9194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.2113" calcext:value-type="float">
            <text:p>19.2113</text:p>
          </table:table-cell>
          <table:table-cell office:value-type="float" office:value="13.3784" calcext:value-type="float">
            <text:p>13.3784</text:p>
          </table:table-cell>
          <table:table-cell office:value-type="float" office:value="-5.00098" calcext:value-type="float">
            <text:p>-5.00098</text:p>
          </table:table-cell>
          <table:table-cell office:value-type="float" office:value="-0.228534" calcext:value-type="float">
            <text:p>-0.228534</text:p>
          </table:table-cell>
          <table:table-cell office:value-type="float" office:value="0.31799" calcext:value-type="float">
            <text:p>0.31799</text:p>
          </table:table-cell>
          <table:table-cell office:value-type="float" office:value="0.0698752" calcext:value-type="float">
            <text:p>0.0698752</text:p>
          </table:table-cell>
          <table:table-cell office:value-type="float" office:value="0.0692036" calcext:value-type="float">
            <text:p>0.0692036</text:p>
          </table:table-cell>
          <table:table-cell office:value-type="float" office:value="0.358649" calcext:value-type="float">
            <text:p>0.358649</text:p>
          </table:table-cell>
          <table:table-cell office:value-type="float" office:value="0.321336" calcext:value-type="float">
            <text:p>0.321336</text:p>
          </table:table-cell>
          <table:table-cell office:value-type="float" office:value="3.04675" calcext:value-type="float">
            <text:p>3.046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9698" calcext:value-type="float">
            <text:p>18.9698</text:p>
          </table:table-cell>
          <table:table-cell office:value-type="float" office:value="13.4157" calcext:value-type="float">
            <text:p>13.4157</text:p>
          </table:table-cell>
          <table:table-cell office:value-type="float" office:value="-4.98693" calcext:value-type="float">
            <text:p>-4.98693</text:p>
          </table:table-cell>
          <table:table-cell office:value-type="float" office:value="-0.205543" calcext:value-type="float">
            <text:p>-0.205543</text:p>
          </table:table-cell>
          <table:table-cell office:value-type="float" office:value="0.326349" calcext:value-type="float">
            <text:p>0.326349</text:p>
          </table:table-cell>
          <table:table-cell office:value-type="float" office:value="0.0699784" calcext:value-type="float">
            <text:p>0.0699784</text:p>
          </table:table-cell>
          <table:table-cell office:value-type="float" office:value="0.0691375" calcext:value-type="float">
            <text:p>0.0691375</text:p>
          </table:table-cell>
          <table:table-cell office:value-type="float" office:value="0.358312" calcext:value-type="float">
            <text:p>0.358312</text:p>
          </table:table-cell>
          <table:table-cell office:value-type="float" office:value="0.321008" calcext:value-type="float">
            <text:p>0.321008</text:p>
          </table:table-cell>
          <table:table-cell office:value-type="float" office:value="1.68553" calcext:value-type="float">
            <text:p>1.685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7483" calcext:value-type="float">
            <text:p>18.7483</text:p>
          </table:table-cell>
          <table:table-cell office:value-type="float" office:value="13.4239" calcext:value-type="float">
            <text:p>13.4239</text:p>
          </table:table-cell>
          <table:table-cell office:value-type="float" office:value="-4.92224" calcext:value-type="float">
            <text:p>-4.92224</text:p>
          </table:table-cell>
          <table:table-cell office:value-type="float" office:value="-0.174741" calcext:value-type="float">
            <text:p>-0.174741</text:p>
          </table:table-cell>
          <table:table-cell office:value-type="float" office:value="0.342663" calcext:value-type="float">
            <text:p>0.342663</text:p>
          </table:table-cell>
          <table:table-cell office:value-type="float" office:value="0.0700312" calcext:value-type="float">
            <text:p>0.0700312</text:p>
          </table:table-cell>
          <table:table-cell office:value-type="float" office:value="0.0691364" calcext:value-type="float">
            <text:p>0.0691364</text:p>
          </table:table-cell>
          <table:table-cell office:value-type="float" office:value="0.357948" calcext:value-type="float">
            <text:p>0.357948</text:p>
          </table:table-cell>
          <table:table-cell office:value-type="float" office:value="0.320771" calcext:value-type="float">
            <text:p>0.320771</text:p>
          </table:table-cell>
          <table:table-cell office:value-type="float" office:value="0.649437" calcext:value-type="float">
            <text:p>0.6494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4904" calcext:value-type="float">
            <text:p>18.4904</text:p>
          </table:table-cell>
          <table:table-cell office:value-type="float" office:value="13.4657" calcext:value-type="float">
            <text:p>13.4657</text:p>
          </table:table-cell>
          <table:table-cell office:value-type="float" office:value="-4.95278" calcext:value-type="float">
            <text:p>-4.95278</text:p>
          </table:table-cell>
          <table:table-cell office:value-type="float" office:value="-0.156393" calcext:value-type="float">
            <text:p>-0.156393</text:p>
          </table:table-cell>
          <table:table-cell office:value-type="float" office:value="0.344633" calcext:value-type="float">
            <text:p>0.344633</text:p>
          </table:table-cell>
          <table:table-cell office:value-type="float" office:value="0.0701439" calcext:value-type="float">
            <text:p>0.0701439</text:p>
          </table:table-cell>
          <table:table-cell office:value-type="float" office:value="0.0691548" calcext:value-type="float">
            <text:p>0.0691548</text:p>
          </table:table-cell>
          <table:table-cell office:value-type="float" office:value="0.357608" calcext:value-type="float">
            <text:p>0.357608</text:p>
          </table:table-cell>
          <table:table-cell office:value-type="float" office:value="0.32057" calcext:value-type="float">
            <text:p>0.32057</text:p>
          </table:table-cell>
          <table:table-cell office:value-type="float" office:value="1.35091" calcext:value-type="float">
            <text:p>1.3509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.2775" calcext:value-type="float">
            <text:p>18.2775</text:p>
          </table:table-cell>
          <table:table-cell office:value-type="float" office:value="13.5568" calcext:value-type="float">
            <text:p>13.5568</text:p>
          </table:table-cell>
          <table:table-cell office:value-type="float" office:value="-4.93639" calcext:value-type="float">
            <text:p>-4.93639</text:p>
          </table:table-cell>
          <table:table-cell office:value-type="float" office:value="-0.162041" calcext:value-type="float">
            <text:p>-0.162041</text:p>
          </table:table-cell>
          <table:table-cell office:value-type="float" office:value="0.320817" calcext:value-type="float">
            <text:p>0.320817</text:p>
          </table:table-cell>
          <table:table-cell office:value-type="float" office:value="0.0701789" calcext:value-type="float">
            <text:p>0.0701789</text:p>
          </table:table-cell>
          <table:table-cell office:value-type="float" office:value="0.0690981" calcext:value-type="float">
            <text:p>0.0690981</text:p>
          </table:table-cell>
          <table:table-cell office:value-type="float" office:value="0.357252" calcext:value-type="float">
            <text:p>0.357252</text:p>
          </table:table-cell>
          <table:table-cell office:value-type="float" office:value="0.32028" calcext:value-type="float">
            <text:p>0.32028</text:p>
          </table:table-cell>
          <table:table-cell office:value-type="float" office:value="5.20668" calcext:value-type="float">
            <text:p>5.206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8.0348" calcext:value-type="float">
            <text:p>18.0348</text:p>
          </table:table-cell>
          <table:table-cell office:value-type="float" office:value="13.6332" calcext:value-type="float">
            <text:p>13.6332</text:p>
          </table:table-cell>
          <table:table-cell office:value-type="float" office:value="-4.89671" calcext:value-type="float">
            <text:p>-4.89671</text:p>
          </table:table-cell>
          <table:table-cell office:value-type="float" office:value="-0.171154" calcext:value-type="float">
            <text:p>-0.171154</text:p>
          </table:table-cell>
          <table:table-cell office:value-type="float" office:value="0.279181" calcext:value-type="float">
            <text:p>0.279181</text:p>
          </table:table-cell>
          <table:table-cell office:value-type="float" office:value="0.0702233" calcext:value-type="float">
            <text:p>0.0702233</text:p>
          </table:table-cell>
          <table:table-cell office:value-type="float" office:value="0.0690242" calcext:value-type="float">
            <text:p>0.0690242</text:p>
          </table:table-cell>
          <table:table-cell office:value-type="float" office:value="0.356874" calcext:value-type="float">
            <text:p>0.356874</text:p>
          </table:table-cell>
          <table:table-cell office:value-type="float" office:value="0.319941" calcext:value-type="float">
            <text:p>0.319941</text:p>
          </table:table-cell>
          <table:table-cell office:value-type="float" office:value="4.90727" calcext:value-type="float">
            <text:p>4.907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8191" calcext:value-type="float">
            <text:p>17.8191</text:p>
          </table:table-cell>
          <table:table-cell office:value-type="float" office:value="13.6815" calcext:value-type="float">
            <text:p>13.6815</text:p>
          </table:table-cell>
          <table:table-cell office:value-type="float" office:value="-4.86013" calcext:value-type="float">
            <text:p>-4.86013</text:p>
          </table:table-cell>
          <table:table-cell office:value-type="float" office:value="-0.161338" calcext:value-type="float">
            <text:p>-0.161338</text:p>
          </table:table-cell>
          <table:table-cell office:value-type="float" office:value="0.275446" calcext:value-type="float">
            <text:p>0.275446</text:p>
          </table:table-cell>
          <table:table-cell office:value-type="float" office:value="0.0702122" calcext:value-type="float">
            <text:p>0.0702122</text:p>
          </table:table-cell>
          <table:table-cell office:value-type="float" office:value="0.0689506" calcext:value-type="float">
            <text:p>0.0689506</text:p>
          </table:table-cell>
          <table:table-cell office:value-type="float" office:value="0.356493" calcext:value-type="float">
            <text:p>0.356493</text:p>
          </table:table-cell>
          <table:table-cell office:value-type="float" office:value="0.319604" calcext:value-type="float">
            <text:p>0.319604</text:p>
          </table:table-cell>
          <table:table-cell office:value-type="float" office:value="1.04432" calcext:value-type="float">
            <text:p>1.044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5824" calcext:value-type="float">
            <text:p>17.5824</text:p>
          </table:table-cell>
          <table:table-cell office:value-type="float" office:value="13.7139" calcext:value-type="float">
            <text:p>13.7139</text:p>
          </table:table-cell>
          <table:table-cell office:value-type="float" office:value="-4.89797" calcext:value-type="float">
            <text:p>-4.89797</text:p>
          </table:table-cell>
          <table:table-cell office:value-type="float" office:value="-0.138011" calcext:value-type="float">
            <text:p>-0.138011</text:p>
          </table:table-cell>
          <table:table-cell office:value-type="float" office:value="0.296805" calcext:value-type="float">
            <text:p>0.296805</text:p>
          </table:table-cell>
          <table:table-cell office:value-type="float" office:value="0.0701955" calcext:value-type="float">
            <text:p>0.0701955</text:p>
          </table:table-cell>
          <table:table-cell office:value-type="float" office:value="0.0688773" calcext:value-type="float">
            <text:p>0.0688773</text:p>
          </table:table-cell>
          <table:table-cell office:value-type="float" office:value="0.356123" calcext:value-type="float">
            <text:p>0.356123</text:p>
          </table:table-cell>
          <table:table-cell office:value-type="float" office:value="0.319292" calcext:value-type="float">
            <text:p>0.319292</text:p>
          </table:table-cell>
          <table:table-cell office:value-type="float" office:value="3.2172" calcext:value-type="float">
            <text:p>3.217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.3334" calcext:value-type="float">
            <text:p>17.3334</text:p>
          </table:table-cell>
          <table:table-cell office:value-type="float" office:value="13.7442" calcext:value-type="float">
            <text:p>13.7442</text:p>
          </table:table-cell>
          <table:table-cell office:value-type="float" office:value="-4.90761" calcext:value-type="float">
            <text:p>-4.90761</text:p>
          </table:table-cell>
          <table:table-cell office:value-type="float" office:value="-0.122307" calcext:value-type="float">
            <text:p>-0.122307</text:p>
          </table:table-cell>
          <table:table-cell office:value-type="float" office:value="0.297557" calcext:value-type="float">
            <text:p>0.297557</text:p>
          </table:table-cell>
          <table:table-cell office:value-type="float" office:value="0.0701973" calcext:value-type="float">
            <text:p>0.0701973</text:p>
          </table:table-cell>
          <table:table-cell office:value-type="float" office:value="0.0688055" calcext:value-type="float">
            <text:p>0.0688055</text:p>
          </table:table-cell>
          <table:table-cell office:value-type="float" office:value="0.35576" calcext:value-type="float">
            <text:p>0.35576</text:p>
          </table:table-cell>
          <table:table-cell office:value-type="float" office:value="0.319" calcext:value-type="float">
            <text:p>0.319</text:p>
          </table:table-cell>
          <table:table-cell office:value-type="float" office:value="0.0628653" calcext:value-type="float">
            <text:p>0.06286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7.094" calcext:value-type="float">
            <text:p>17.094</text:p>
          </table:table-cell>
          <table:table-cell office:value-type="float" office:value="13.7876" calcext:value-type="float">
            <text:p>13.7876</text:p>
          </table:table-cell>
          <table:table-cell office:value-type="float" office:value="-4.91513" calcext:value-type="float">
            <text:p>-4.91513</text:p>
          </table:table-cell>
          <table:table-cell office:value-type="float" office:value="-0.112639" calcext:value-type="float">
            <text:p>-0.112639</text:p>
          </table:table-cell>
          <table:table-cell office:value-type="float" office:value="0.293385" calcext:value-type="float">
            <text:p>0.293385</text:p>
          </table:table-cell>
          <table:table-cell office:value-type="float" office:value="0.0701977" calcext:value-type="float">
            <text:p>0.0701977</text:p>
          </table:table-cell>
          <table:table-cell office:value-type="float" office:value="0.0687325" calcext:value-type="float">
            <text:p>0.0687325</text:p>
          </table:table-cell>
          <table:table-cell office:value-type="float" office:value="0.355403" calcext:value-type="float">
            <text:p>0.355403</text:p>
          </table:table-cell>
          <table:table-cell office:value-type="float" office:value="0.318707" calcext:value-type="float">
            <text:p>0.318707</text:p>
          </table:table-cell>
          <table:table-cell office:value-type="float" office:value="1.81315" calcext:value-type="float">
            <text:p>1.8131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8592" calcext:value-type="float">
            <text:p>16.8592</text:p>
          </table:table-cell>
          <table:table-cell office:value-type="float" office:value="13.8427" calcext:value-type="float">
            <text:p>13.8427</text:p>
          </table:table-cell>
          <table:table-cell office:value-type="float" office:value="-4.91508" calcext:value-type="float">
            <text:p>-4.91508</text:p>
          </table:table-cell>
          <table:table-cell office:value-type="float" office:value="-0.109794" calcext:value-type="float">
            <text:p>-0.109794</text:p>
          </table:table-cell>
          <table:table-cell office:value-type="float" office:value="0.280909" calcext:value-type="float">
            <text:p>0.280909</text:p>
          </table:table-cell>
          <table:table-cell office:value-type="float" office:value="0.0701871" calcext:value-type="float">
            <text:p>0.0701871</text:p>
          </table:table-cell>
          <table:table-cell office:value-type="float" office:value="0.0686666" calcext:value-type="float">
            <text:p>0.0686666</text:p>
          </table:table-cell>
          <table:table-cell office:value-type="float" office:value="0.355046" calcext:value-type="float">
            <text:p>0.355046</text:p>
          </table:table-cell>
          <table:table-cell office:value-type="float" office:value="0.318394" calcext:value-type="float">
            <text:p>0.318394</text:p>
          </table:table-cell>
          <table:table-cell office:value-type="float" office:value="1.05214" calcext:value-type="float">
            <text:p>1.052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6309" calcext:value-type="float">
            <text:p>16.6309</text:p>
          </table:table-cell>
          <table:table-cell office:value-type="float" office:value="13.8481" calcext:value-type="float">
            <text:p>13.8481</text:p>
          </table:table-cell>
          <table:table-cell office:value-type="float" office:value="-4.86207" calcext:value-type="float">
            <text:p>-4.86207</text:p>
          </table:table-cell>
          <table:table-cell office:value-type="float" office:value="-0.0905608" calcext:value-type="float">
            <text:p>-0.0905608</text:p>
          </table:table-cell>
          <table:table-cell office:value-type="float" office:value="0.283213" calcext:value-type="float">
            <text:p>0.283213</text:p>
          </table:table-cell>
          <table:table-cell office:value-type="float" office:value="0.0701552" calcext:value-type="float">
            <text:p>0.0701552</text:p>
          </table:table-cell>
          <table:table-cell office:value-type="float" office:value="0.0685942" calcext:value-type="float">
            <text:p>0.0685942</text:p>
          </table:table-cell>
          <table:table-cell office:value-type="float" office:value="0.354674" calcext:value-type="float">
            <text:p>0.354674</text:p>
          </table:table-cell>
          <table:table-cell office:value-type="float" office:value="0.318123" calcext:value-type="float">
            <text:p>0.318123</text:p>
          </table:table-cell>
          <table:table-cell office:value-type="float" office:value="4.43598" calcext:value-type="float">
            <text:p>4.4359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4469" calcext:value-type="float">
            <text:p>16.4469</text:p>
          </table:table-cell>
          <table:table-cell office:value-type="float" office:value="13.8245" calcext:value-type="float">
            <text:p>13.8245</text:p>
          </table:table-cell>
          <table:table-cell office:value-type="float" office:value="-4.74416" calcext:value-type="float">
            <text:p>-4.74416</text:p>
          </table:table-cell>
          <table:table-cell office:value-type="float" office:value="-0.0593079" calcext:value-type="float">
            <text:p>-0.0593079</text:p>
          </table:table-cell>
          <table:table-cell office:value-type="float" office:value="0.303097" calcext:value-type="float">
            <text:p>0.303097</text:p>
          </table:table-cell>
          <table:table-cell office:value-type="float" office:value="0.0700813" calcext:value-type="float">
            <text:p>0.0700813</text:p>
          </table:table-cell>
          <table:table-cell office:value-type="float" office:value="0.0685683" calcext:value-type="float">
            <text:p>0.0685683</text:p>
          </table:table-cell>
          <table:table-cell office:value-type="float" office:value="0.354316" calcext:value-type="float">
            <text:p>0.354316</text:p>
          </table:table-cell>
          <table:table-cell office:value-type="float" office:value="0.318006" calcext:value-type="float">
            <text:p>0.318006</text:p>
          </table:table-cell>
          <table:table-cell office:value-type="float" office:value="2.01249" calcext:value-type="float">
            <text:p>2.012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.226" calcext:value-type="float">
            <text:p>16.226</text:p>
          </table:table-cell>
          <table:table-cell office:value-type="float" office:value="13.8525" calcext:value-type="float">
            <text:p>13.8525</text:p>
          </table:table-cell>
          <table:table-cell office:value-type="float" office:value="-4.66769" calcext:value-type="float">
            <text:p>-4.66769</text:p>
          </table:table-cell>
          <table:table-cell office:value-type="float" office:value="-0.0585234" calcext:value-type="float">
            <text:p>-0.0585234</text:p>
          </table:table-cell>
          <table:table-cell office:value-type="float" office:value="0.276504" calcext:value-type="float">
            <text:p>0.276504</text:p>
          </table:table-cell>
          <table:table-cell office:value-type="float" office:value="0.0700155" calcext:value-type="float">
            <text:p>0.0700155</text:p>
          </table:table-cell>
          <table:table-cell office:value-type="float" office:value="0.068539" calcext:value-type="float">
            <text:p>0.068539</text:p>
          </table:table-cell>
          <table:table-cell office:value-type="float" office:value="0.354009" calcext:value-type="float">
            <text:p>0.354009</text:p>
          </table:table-cell>
          <table:table-cell office:value-type="float" office:value="0.317836" calcext:value-type="float">
            <text:p>0.317836</text:p>
          </table:table-cell>
          <table:table-cell office:value-type="float" office:value="1.29645" calcext:value-type="float">
            <text:p>1.2964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.0244" calcext:value-type="float">
            <text:p>16.0244</text:p>
          </table:table-cell>
          <table:table-cell office:value-type="float" office:value="13.85" calcext:value-type="float">
            <text:p>13.85</text:p>
          </table:table-cell>
          <table:table-cell office:value-type="float" office:value="-4.60937" calcext:value-type="float">
            <text:p>-4.60937</text:p>
          </table:table-cell>
          <table:table-cell office:value-type="float" office:value="-0.0386595" calcext:value-type="float">
            <text:p>-0.0386595</text:p>
          </table:table-cell>
          <table:table-cell office:value-type="float" office:value="0.283871" calcext:value-type="float">
            <text:p>0.283871</text:p>
          </table:table-cell>
          <table:table-cell office:value-type="float" office:value="0.0699998" calcext:value-type="float">
            <text:p>0.0699998</text:p>
          </table:table-cell>
          <table:table-cell office:value-type="float" office:value="0.0685631" calcext:value-type="float">
            <text:p>0.0685631</text:p>
          </table:table-cell>
          <table:table-cell office:value-type="float" office:value="0.353762" calcext:value-type="float">
            <text:p>0.353762</text:p>
          </table:table-cell>
          <table:table-cell office:value-type="float" office:value="0.317759" calcext:value-type="float">
            <text:p>0.317759</text:p>
          </table:table-cell>
          <table:table-cell office:value-type="float" office:value="0.647318" calcext:value-type="float">
            <text:p>0.6473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8101" calcext:value-type="float">
            <text:p>15.8101</text:p>
          </table:table-cell>
          <table:table-cell office:value-type="float" office:value="13.852" calcext:value-type="float">
            <text:p>13.852</text:p>
          </table:table-cell>
          <table:table-cell office:value-type="float" office:value="-4.54831" calcext:value-type="float">
            <text:p>-4.54831</text:p>
          </table:table-cell>
          <table:table-cell office:value-type="float" office:value="-0.0265018" calcext:value-type="float">
            <text:p>-0.0265018</text:p>
          </table:table-cell>
          <table:table-cell office:value-type="float" office:value="0.27583" calcext:value-type="float">
            <text:p>0.27583</text:p>
          </table:table-cell>
          <table:table-cell office:value-type="float" office:value="0.0700435" calcext:value-type="float">
            <text:p>0.0700435</text:p>
          </table:table-cell>
          <table:table-cell office:value-type="float" office:value="0.0686414" calcext:value-type="float">
            <text:p>0.0686414</text:p>
          </table:table-cell>
          <table:table-cell office:value-type="float" office:value="0.353599" calcext:value-type="float">
            <text:p>0.353599</text:p>
          </table:table-cell>
          <table:table-cell office:value-type="float" office:value="0.31772" calcext:value-type="float">
            <text:p>0.31772</text:p>
          </table:table-cell>
          <table:table-cell office:value-type="float" office:value="1.91428" calcext:value-type="float">
            <text:p>1.9142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5495" calcext:value-type="float">
            <text:p>15.5495</text:p>
          </table:table-cell>
          <table:table-cell office:value-type="float" office:value="13.8964" calcext:value-type="float">
            <text:p>13.8964</text:p>
          </table:table-cell>
          <table:table-cell office:value-type="float" office:value="-4.61954" calcext:value-type="float">
            <text:p>-4.61954</text:p>
          </table:table-cell>
          <table:table-cell office:value-type="float" office:value="-0.0295719" calcext:value-type="float">
            <text:p>-0.0295719</text:p>
          </table:table-cell>
          <table:table-cell office:value-type="float" office:value="0.256733" calcext:value-type="float">
            <text:p>0.256733</text:p>
          </table:table-cell>
          <table:table-cell office:value-type="float" office:value="0.0700402" calcext:value-type="float">
            <text:p>0.0700402</text:p>
          </table:table-cell>
          <table:table-cell office:value-type="float" office:value="0.0686548" calcext:value-type="float">
            <text:p>0.0686548</text:p>
          </table:table-cell>
          <table:table-cell office:value-type="float" office:value="0.353341" calcext:value-type="float">
            <text:p>0.353341</text:p>
          </table:table-cell>
          <table:table-cell office:value-type="float" office:value="0.317587" calcext:value-type="float">
            <text:p>0.317587</text:p>
          </table:table-cell>
          <table:table-cell office:value-type="float" office:value="0.802622" calcext:value-type="float">
            <text:p>0.8026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.3274" calcext:value-type="float">
            <text:p>15.3274</text:p>
          </table:table-cell>
          <table:table-cell office:value-type="float" office:value="13.908" calcext:value-type="float">
            <text:p>13.908</text:p>
          </table:table-cell>
          <table:table-cell office:value-type="float" office:value="-4.62516" calcext:value-type="float">
            <text:p>-4.62516</text:p>
          </table:table-cell>
          <table:table-cell office:value-type="float" office:value="-0.0165084" calcext:value-type="float">
            <text:p>-0.0165084</text:p>
          </table:table-cell>
          <table:table-cell office:value-type="float" office:value="0.260874" calcext:value-type="float">
            <text:p>0.260874</text:p>
          </table:table-cell>
          <table:table-cell office:value-type="float" office:value="0.07008" calcext:value-type="float">
            <text:p>0.07008</text:p>
          </table:table-cell>
          <table:table-cell office:value-type="float" office:value="0.0686841" calcext:value-type="float">
            <text:p>0.0686841</text:p>
          </table:table-cell>
          <table:table-cell office:value-type="float" office:value="0.353076" calcext:value-type="float">
            <text:p>0.353076</text:p>
          </table:table-cell>
          <table:table-cell office:value-type="float" office:value="0.317498" calcext:value-type="float">
            <text:p>0.317498</text:p>
          </table:table-cell>
          <table:table-cell office:value-type="float" office:value="2.03292" calcext:value-type="float">
            <text:p>2.0329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1082" calcext:value-type="float">
            <text:p>15.1082</text:p>
          </table:table-cell>
          <table:table-cell office:value-type="float" office:value="13.9472" calcext:value-type="float">
            <text:p>13.9472</text:p>
          </table:table-cell>
          <table:table-cell office:value-type="float" office:value="-4.61827" calcext:value-type="float">
            <text:p>-4.61827</text:p>
          </table:table-cell>
          <table:table-cell office:value-type="float" office:value="-0.0184924" calcext:value-type="float">
            <text:p>-0.0184924</text:p>
          </table:table-cell>
          <table:table-cell office:value-type="float" office:value="0.24506" calcext:value-type="float">
            <text:p>0.24506</text:p>
          </table:table-cell>
          <table:table-cell office:value-type="float" office:value="0.070182" calcext:value-type="float">
            <text:p>0.070182</text:p>
          </table:table-cell>
          <table:table-cell office:value-type="float" office:value="0.0686651" calcext:value-type="float">
            <text:p>0.0686651</text:p>
          </table:table-cell>
          <table:table-cell office:value-type="float" office:value="0.35282" calcext:value-type="float">
            <text:p>0.35282</text:p>
          </table:table-cell>
          <table:table-cell office:value-type="float" office:value="0.31734" calcext:value-type="float">
            <text:p>0.31734</text:p>
          </table:table-cell>
          <table:table-cell office:value-type="float" office:value="1.80959" calcext:value-type="float">
            <text:p>1.809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9068" calcext:value-type="float">
            <text:p>14.9068</text:p>
          </table:table-cell>
          <table:table-cell office:value-type="float" office:value="13.9335" calcext:value-type="float">
            <text:p>13.9335</text:p>
          </table:table-cell>
          <table:table-cell office:value-type="float" office:value="-4.59175" calcext:value-type="float">
            <text:p>-4.59175</text:p>
          </table:table-cell>
          <table:table-cell office:value-type="float" office:value="0.00582889" calcext:value-type="float">
            <text:p>0.00582889</text:p>
          </table:table-cell>
          <table:table-cell office:value-type="float" office:value="0.264762" calcext:value-type="float">
            <text:p>0.264762</text:p>
          </table:table-cell>
          <table:table-cell office:value-type="float" office:value="0.0704317" calcext:value-type="float">
            <text:p>0.0704317</text:p>
          </table:table-cell>
          <table:table-cell office:value-type="float" office:value="0.0687096" calcext:value-type="float">
            <text:p>0.0687096</text:p>
          </table:table-cell>
          <table:table-cell office:value-type="float" office:value="0.352596" calcext:value-type="float">
            <text:p>0.352596</text:p>
          </table:table-cell>
          <table:table-cell office:value-type="float" office:value="0.317325" calcext:value-type="float">
            <text:p>0.317325</text:p>
          </table:table-cell>
          <table:table-cell office:value-type="float" office:value="7.79438" calcext:value-type="float">
            <text:p>7.7943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6163" calcext:value-type="float">
            <text:p>14.6163</text:p>
          </table:table-cell>
          <table:table-cell office:value-type="float" office:value="13.9619" calcext:value-type="float">
            <text:p>13.9619</text:p>
          </table:table-cell>
          <table:table-cell office:value-type="float" office:value="-4.70475" calcext:value-type="float">
            <text:p>-4.70475</text:p>
          </table:table-cell>
          <table:table-cell office:value-type="float" office:value="0.00415423" calcext:value-type="float">
            <text:p>0.00415423</text:p>
          </table:table-cell>
          <table:table-cell office:value-type="float" office:value="0.247184" calcext:value-type="float">
            <text:p>0.247184</text:p>
          </table:table-cell>
          <table:table-cell office:value-type="float" office:value="0.0704997" calcext:value-type="float">
            <text:p>0.0704997</text:p>
          </table:table-cell>
          <table:table-cell office:value-type="float" office:value="0.0687176" calcext:value-type="float">
            <text:p>0.0687176</text:p>
          </table:table-cell>
          <table:table-cell office:value-type="float" office:value="0.352264" calcext:value-type="float">
            <text:p>0.352264</text:p>
          </table:table-cell>
          <table:table-cell office:value-type="float" office:value="0.31724" calcext:value-type="float">
            <text:p>0.31724</text:p>
          </table:table-cell>
          <table:table-cell office:value-type="float" office:value="2.23274" calcext:value-type="float">
            <text:p>2.232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.3713" calcext:value-type="float">
            <text:p>14.3713</text:p>
          </table:table-cell>
          <table:table-cell office:value-type="float" office:value="13.9538" calcext:value-type="float">
            <text:p>13.9538</text:p>
          </table:table-cell>
          <table:table-cell office:value-type="float" office:value="-4.71887" calcext:value-type="float">
            <text:p>-4.71887</text:p>
          </table:table-cell>
          <table:table-cell office:value-type="float" office:value="0.0184761" calcext:value-type="float">
            <text:p>0.0184761</text:p>
          </table:table-cell>
          <table:table-cell office:value-type="float" office:value="0.248791" calcext:value-type="float">
            <text:p>0.248791</text:p>
          </table:table-cell>
          <table:table-cell office:value-type="float" office:value="0.070555" calcext:value-type="float">
            <text:p>0.070555</text:p>
          </table:table-cell>
          <table:table-cell office:value-type="float" office:value="0.0687756" calcext:value-type="float">
            <text:p>0.0687756</text:p>
          </table:table-cell>
          <table:table-cell office:value-type="float" office:value="0.351924" calcext:value-type="float">
            <text:p>0.351924</text:p>
          </table:table-cell>
          <table:table-cell office:value-type="float" office:value="0.31723" calcext:value-type="float">
            <text:p>0.31723</text:p>
          </table:table-cell>
          <table:table-cell office:value-type="float" office:value="0.907877" calcext:value-type="float">
            <text:p>0.9078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4.0495" calcext:value-type="float">
            <text:p>14.0495</text:p>
          </table:table-cell>
          <table:table-cell office:value-type="float" office:value="13.9997" calcext:value-type="float">
            <text:p>13.9997</text:p>
          </table:table-cell>
          <table:table-cell office:value-type="float" office:value="-4.87957" calcext:value-type="float">
            <text:p>-4.87957</text:p>
          </table:table-cell>
          <table:table-cell office:value-type="float" office:value="0.00595892" calcext:value-type="float">
            <text:p>0.00595892</text:p>
          </table:table-cell>
          <table:table-cell office:value-type="float" office:value="0.21998" calcext:value-type="float">
            <text:p>0.21998</text:p>
          </table:table-cell>
          <table:table-cell office:value-type="float" office:value="0.0704843" calcext:value-type="float">
            <text:p>0.0704843</text:p>
          </table:table-cell>
          <table:table-cell office:value-type="float" office:value="0.0687538" calcext:value-type="float">
            <text:p>0.0687538</text:p>
          </table:table-cell>
          <table:table-cell office:value-type="float" office:value="0.351574" calcext:value-type="float">
            <text:p>0.351574</text:p>
          </table:table-cell>
          <table:table-cell office:value-type="float" office:value="0.317072" calcext:value-type="float">
            <text:p>0.317072</text:p>
          </table:table-cell>
          <table:table-cell office:value-type="float" office:value="4.07832" calcext:value-type="float">
            <text:p>4.078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7783" calcext:value-type="float">
            <text:p>13.7783</text:p>
          </table:table-cell>
          <table:table-cell office:value-type="float" office:value="14.0045" calcext:value-type="float">
            <text:p>14.0045</text:p>
          </table:table-cell>
          <table:table-cell office:value-type="float" office:value="-4.88305" calcext:value-type="float">
            <text:p>-4.88305</text:p>
          </table:table-cell>
          <table:table-cell office:value-type="float" office:value="0.0051566" calcext:value-type="float">
            <text:p>0.0051566</text:p>
          </table:table-cell>
          <table:table-cell office:value-type="float" office:value="0.196298" calcext:value-type="float">
            <text:p>0.196298</text:p>
          </table:table-cell>
          <table:table-cell office:value-type="float" office:value="0.0704165" calcext:value-type="float">
            <text:p>0.0704165</text:p>
          </table:table-cell>
          <table:table-cell office:value-type="float" office:value="0.0687403" calcext:value-type="float">
            <text:p>0.0687403</text:p>
          </table:table-cell>
          <table:table-cell office:value-type="float" office:value="0.351228" calcext:value-type="float">
            <text:p>0.351228</text:p>
          </table:table-cell>
          <table:table-cell office:value-type="float" office:value="0.316874" calcext:value-type="float">
            <text:p>0.316874</text:p>
          </table:table-cell>
          <table:table-cell office:value-type="float" office:value="9.6401" calcext:value-type="float">
            <text:p>9.64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5301" calcext:value-type="float">
            <text:p>13.5301</text:p>
          </table:table-cell>
          <table:table-cell office:value-type="float" office:value="14.0163" calcext:value-type="float">
            <text:p>14.0163</text:p>
          </table:table-cell>
          <table:table-cell office:value-type="float" office:value="-4.89445" calcext:value-type="float">
            <text:p>-4.89445</text:p>
          </table:table-cell>
          <table:table-cell office:value-type="float" office:value="0.00892305" calcext:value-type="float">
            <text:p>0.00892305</text:p>
          </table:table-cell>
          <table:table-cell office:value-type="float" office:value="0.189802" calcext:value-type="float">
            <text:p>0.189802</text:p>
          </table:table-cell>
          <table:table-cell office:value-type="float" office:value="0.070354" calcext:value-type="float">
            <text:p>0.070354</text:p>
          </table:table-cell>
          <table:table-cell office:value-type="float" office:value="0.0687202" calcext:value-type="float">
            <text:p>0.0687202</text:p>
          </table:table-cell>
          <table:table-cell office:value-type="float" office:value="0.350888" calcext:value-type="float">
            <text:p>0.350888</text:p>
          </table:table-cell>
          <table:table-cell office:value-type="float" office:value="0.316671" calcext:value-type="float">
            <text:p>0.316671</text:p>
          </table:table-cell>
          <table:table-cell office:value-type="float" office:value="0.116847" calcext:value-type="float">
            <text:p>0.1168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3.2864" calcext:value-type="float">
            <text:p>13.2864</text:p>
          </table:table-cell>
          <table:table-cell office:value-type="float" office:value="14.0197" calcext:value-type="float">
            <text:p>14.0197</text:p>
          </table:table-cell>
          <table:table-cell office:value-type="float" office:value="-4.85645" calcext:value-type="float">
            <text:p>-4.85645</text:p>
          </table:table-cell>
          <table:table-cell office:value-type="float" office:value="0.00919149" calcext:value-type="float">
            <text:p>0.00919149</text:p>
          </table:table-cell>
          <table:table-cell office:value-type="float" office:value="0.170982" calcext:value-type="float">
            <text:p>0.170982</text:p>
          </table:table-cell>
          <table:table-cell office:value-type="float" office:value="0.0702944" calcext:value-type="float">
            <text:p>0.0702944</text:p>
          </table:table-cell>
          <table:table-cell office:value-type="float" office:value="0.0687067" calcext:value-type="float">
            <text:p>0.0687067</text:p>
          </table:table-cell>
          <table:table-cell office:value-type="float" office:value="0.350534" calcext:value-type="float">
            <text:p>0.350534</text:p>
          </table:table-cell>
          <table:table-cell office:value-type="float" office:value="0.316444" calcext:value-type="float">
            <text:p>0.316444</text:p>
          </table:table-cell>
          <table:table-cell office:value-type="float" office:value="1.50846" calcext:value-type="float">
            <text:p>1.508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3.0679" calcext:value-type="float">
            <text:p>13.0679</text:p>
          </table:table-cell>
          <table:table-cell office:value-type="float" office:value="13.9927" calcext:value-type="float">
            <text:p>13.9927</text:p>
          </table:table-cell>
          <table:table-cell office:value-type="float" office:value="-4.8086" calcext:value-type="float">
            <text:p>-4.8086</text:p>
          </table:table-cell>
          <table:table-cell office:value-type="float" office:value="0.0286287" calcext:value-type="float">
            <text:p>0.0286287</text:p>
          </table:table-cell>
          <table:table-cell office:value-type="float" office:value="0.182924" calcext:value-type="float">
            <text:p>0.182924</text:p>
          </table:table-cell>
          <table:table-cell office:value-type="float" office:value="0.0702232" calcext:value-type="float">
            <text:p>0.0702232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0.350175" calcext:value-type="float">
            <text:p>0.350175</text:p>
          </table:table-cell>
          <table:table-cell office:value-type="float" office:value="0.316317" calcext:value-type="float">
            <text:p>0.316317</text:p>
          </table:table-cell>
          <table:table-cell office:value-type="float" office:value="0.339045" calcext:value-type="float">
            <text:p>0.3390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8376" calcext:value-type="float">
            <text:p>12.8376</text:p>
          </table:table-cell>
          <table:table-cell office:value-type="float" office:value="13.9846" calcext:value-type="float">
            <text:p>13.9846</text:p>
          </table:table-cell>
          <table:table-cell office:value-type="float" office:value="-4.74885" calcext:value-type="float">
            <text:p>-4.74885</text:p>
          </table:table-cell>
          <table:table-cell office:value-type="float" office:value="0.0314502" calcext:value-type="float">
            <text:p>0.0314502</text:p>
          </table:table-cell>
          <table:table-cell office:value-type="float" office:value="0.166761" calcext:value-type="float">
            <text:p>0.166761</text:p>
          </table:table-cell>
          <table:table-cell office:value-type="float" office:value="0.0701514" calcext:value-type="float">
            <text:p>0.0701514</text:p>
          </table:table-cell>
          <table:table-cell office:value-type="float" office:value="0.0688727" calcext:value-type="float">
            <text:p>0.0688727</text:p>
          </table:table-cell>
          <table:table-cell office:value-type="float" office:value="0.349827" calcext:value-type="float">
            <text:p>0.349827</text:p>
          </table:table-cell>
          <table:table-cell office:value-type="float" office:value="0.316181" calcext:value-type="float">
            <text:p>0.316181</text:p>
          </table:table-cell>
          <table:table-cell office:value-type="float" office:value="2.36149" calcext:value-type="float">
            <text:p>2.3614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6146" calcext:value-type="float">
            <text:p>12.6146</text:p>
          </table:table-cell>
          <table:table-cell office:value-type="float" office:value="13.9659" calcext:value-type="float">
            <text:p>13.9659</text:p>
          </table:table-cell>
          <table:table-cell office:value-type="float" office:value="-4.72215" calcext:value-type="float">
            <text:p>-4.72215</text:p>
          </table:table-cell>
          <table:table-cell office:value-type="float" office:value="0.0447538" calcext:value-type="float">
            <text:p>0.0447538</text:p>
          </table:table-cell>
          <table:table-cell office:value-type="float" office:value="0.172256" calcext:value-type="float">
            <text:p>0.172256</text:p>
          </table:table-cell>
          <table:table-cell office:value-type="float" office:value="0.0700854" calcext:value-type="float">
            <text:p>0.0700854</text:p>
          </table:table-cell>
          <table:table-cell office:value-type="float" office:value="0.0690553" calcext:value-type="float">
            <text:p>0.0690553</text:p>
          </table:table-cell>
          <table:table-cell office:value-type="float" office:value="0.349492" calcext:value-type="float">
            <text:p>0.349492</text:p>
          </table:table-cell>
          <table:table-cell office:value-type="float" office:value="0.316122" calcext:value-type="float">
            <text:p>0.316122</text:p>
          </table:table-cell>
          <table:table-cell office:value-type="float" office:value="0.097838" calcext:value-type="float">
            <text:p>0.0978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.3965" calcext:value-type="float">
            <text:p>12.3965</text:p>
          </table:table-cell>
          <table:table-cell office:value-type="float" office:value="13.9788" calcext:value-type="float">
            <text:p>13.9788</text:p>
          </table:table-cell>
          <table:table-cell office:value-type="float" office:value="-4.64365" calcext:value-type="float">
            <text:p>-4.64365</text:p>
          </table:table-cell>
          <table:table-cell office:value-type="float" office:value="0.0357543" calcext:value-type="float">
            <text:p>0.0357543</text:p>
          </table:table-cell>
          <table:table-cell office:value-type="float" office:value="0.141995" calcext:value-type="float">
            <text:p>0.141995</text:p>
          </table:table-cell>
          <table:table-cell office:value-type="float" office:value="0.0700395" calcext:value-type="float">
            <text:p>0.0700395</text:p>
          </table:table-cell>
          <table:table-cell office:value-type="float" office:value="0.0692014" calcext:value-type="float">
            <text:p>0.0692014</text:p>
          </table:table-cell>
          <table:table-cell office:value-type="float" office:value="0.349213" calcext:value-type="float">
            <text:p>0.349213</text:p>
          </table:table-cell>
          <table:table-cell office:value-type="float" office:value="0.315964" calcext:value-type="float">
            <text:p>0.315964</text:p>
          </table:table-cell>
          <table:table-cell office:value-type="float" office:value="1.67829" calcext:value-type="float">
            <text:p>1.678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.1801" calcext:value-type="float">
            <text:p>12.1801</text:p>
          </table:table-cell>
          <table:table-cell office:value-type="float" office:value="14.0277" calcext:value-type="float">
            <text:p>14.0277</text:p>
          </table:table-cell>
          <table:table-cell office:value-type="float" office:value="-4.63077" calcext:value-type="float">
            <text:p>-4.63077</text:p>
          </table:table-cell>
          <table:table-cell office:value-type="float" office:value="0.0201767" calcext:value-type="float">
            <text:p>0.0201767</text:p>
          </table:table-cell>
          <table:table-cell office:value-type="float" office:value="0.118597" calcext:value-type="float">
            <text:p>0.118597</text:p>
          </table:table-cell>
          <table:table-cell office:value-type="float" office:value="0.0700309" calcext:value-type="float">
            <text:p>0.0700309</text:p>
          </table:table-cell>
          <table:table-cell office:value-type="float" office:value="0.0692135" calcext:value-type="float">
            <text:p>0.0692135</text:p>
          </table:table-cell>
          <table:table-cell office:value-type="float" office:value="0.348946" calcext:value-type="float">
            <text:p>0.348946</text:p>
          </table:table-cell>
          <table:table-cell office:value-type="float" office:value="0.315706" calcext:value-type="float">
            <text:p>0.315706</text:p>
          </table:table-cell>
          <table:table-cell office:value-type="float" office:value="4.54801" calcext:value-type="float">
            <text:p>4.548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9437" calcext:value-type="float">
            <text:p>11.9437</text:p>
          </table:table-cell>
          <table:table-cell office:value-type="float" office:value="14.0556" calcext:value-type="float">
            <text:p>14.0556</text:p>
          </table:table-cell>
          <table:table-cell office:value-type="float" office:value="-4.61425" calcext:value-type="float">
            <text:p>-4.61425</text:p>
          </table:table-cell>
          <table:table-cell office:value-type="float" office:value="0.00637646" calcext:value-type="float">
            <text:p>0.00637646</text:p>
          </table:table-cell>
          <table:table-cell office:value-type="float" office:value="0.0895297" calcext:value-type="float">
            <text:p>0.0895297</text:p>
          </table:table-cell>
          <table:table-cell office:value-type="float" office:value="0.0700295" calcext:value-type="float">
            <text:p>0.0700295</text:p>
          </table:table-cell>
          <table:table-cell office:value-type="float" office:value="0.0691785" calcext:value-type="float">
            <text:p>0.0691785</text:p>
          </table:table-cell>
          <table:table-cell office:value-type="float" office:value="0.348694" calcext:value-type="float">
            <text:p>0.348694</text:p>
          </table:table-cell>
          <table:table-cell office:value-type="float" office:value="0.315399" calcext:value-type="float">
            <text:p>0.315399</text:p>
          </table:table-cell>
          <table:table-cell office:value-type="float" office:value="2.25803" calcext:value-type="float">
            <text:p>2.2580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6741" calcext:value-type="float">
            <text:p>11.6741</text:p>
          </table:table-cell>
          <table:table-cell office:value-type="float" office:value="14.0352" calcext:value-type="float">
            <text:p>14.0352</text:p>
          </table:table-cell>
          <table:table-cell office:value-type="float" office:value="-4.67743" calcext:value-type="float">
            <text:p>-4.67743</text:p>
          </table:table-cell>
          <table:table-cell office:value-type="float" office:value="0.0163209" calcext:value-type="float">
            <text:p>0.0163209</text:p>
          </table:table-cell>
          <table:table-cell office:value-type="float" office:value="0.0945377" calcext:value-type="float">
            <text:p>0.0945377</text:p>
          </table:table-cell>
          <table:table-cell office:value-type="float" office:value="0.0699817" calcext:value-type="float">
            <text:p>0.0699817</text:p>
          </table:table-cell>
          <table:table-cell office:value-type="float" office:value="0.069182" calcext:value-type="float">
            <text:p>0.069182</text:p>
          </table:table-cell>
          <table:table-cell office:value-type="float" office:value="0.348386" calcext:value-type="float">
            <text:p>0.348386</text:p>
          </table:table-cell>
          <table:table-cell office:value-type="float" office:value="0.315112" calcext:value-type="float">
            <text:p>0.315112</text:p>
          </table:table-cell>
          <table:table-cell office:value-type="float" office:value="2.5992" calcext:value-type="float">
            <text:p>2.59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.4479" calcext:value-type="float">
            <text:p>11.4479</text:p>
          </table:table-cell>
          <table:table-cell office:value-type="float" office:value="14.0776" calcext:value-type="float">
            <text:p>14.0776</text:p>
          </table:table-cell>
          <table:table-cell office:value-type="float" office:value="-4.63518" calcext:value-type="float">
            <text:p>-4.63518</text:p>
          </table:table-cell>
          <table:table-cell office:value-type="float" office:value="-0.00543021" calcext:value-type="float">
            <text:p>-0.00543021</text:p>
          </table:table-cell>
          <table:table-cell office:value-type="float" office:value="0.0561519" calcext:value-type="float">
            <text:p>0.0561519</text:p>
          </table:table-cell>
          <table:table-cell office:value-type="float" office:value="0.0699527" calcext:value-type="float">
            <text:p>0.0699527</text:p>
          </table:table-cell>
          <table:table-cell office:value-type="float" office:value="0.0691249" calcext:value-type="float">
            <text:p>0.0691249</text:p>
          </table:table-cell>
          <table:table-cell office:value-type="float" office:value="0.348114" calcext:value-type="float">
            <text:p>0.348114</text:p>
          </table:table-cell>
          <table:table-cell office:value-type="float" office:value="0.314794" calcext:value-type="float">
            <text:p>0.314794</text:p>
          </table:table-cell>
          <table:table-cell office:value-type="float" office:value="4.47212" calcext:value-type="float">
            <text:p>4.472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.1597" calcext:value-type="float">
            <text:p>11.1597</text:p>
          </table:table-cell>
          <table:table-cell office:value-type="float" office:value="14.1224" calcext:value-type="float">
            <text:p>14.1224</text:p>
          </table:table-cell>
          <table:table-cell office:value-type="float" office:value="-4.74459" calcext:value-type="float">
            <text:p>-4.74459</text:p>
          </table:table-cell>
          <table:table-cell office:value-type="float" office:value="-0.0232247" calcext:value-type="float">
            <text:p>-0.0232247</text:p>
          </table:table-cell>
          <table:table-cell office:value-type="float" office:value="0.0338317" calcext:value-type="float">
            <text:p>0.0338317</text:p>
          </table:table-cell>
          <table:table-cell office:value-type="float" office:value="0.0698826" calcext:value-type="float">
            <text:p>0.0698826</text:p>
          </table:table-cell>
          <table:table-cell office:value-type="float" office:value="0.0690582" calcext:value-type="float">
            <text:p>0.0690582</text:p>
          </table:table-cell>
          <table:table-cell office:value-type="float" office:value="0.347773" calcext:value-type="float">
            <text:p>0.347773</text:p>
          </table:table-cell>
          <table:table-cell office:value-type="float" office:value="0.314509" calcext:value-type="float">
            <text:p>0.314509</text:p>
          </table:table-cell>
          <table:table-cell office:value-type="float" office:value="1.61433" calcext:value-type="float">
            <text:p>1.614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9288" calcext:value-type="float">
            <text:p>10.9288</text:p>
          </table:table-cell>
          <table:table-cell office:value-type="float" office:value="14.1012" calcext:value-type="float">
            <text:p>14.1012</text:p>
          </table:table-cell>
          <table:table-cell office:value-type="float" office:value="-4.77455" calcext:value-type="float">
            <text:p>-4.77455</text:p>
          </table:table-cell>
          <table:table-cell office:value-type="float" office:value="0.000697205" calcext:value-type="float">
            <text:p>0.000697205</text:p>
          </table:table-cell>
          <table:table-cell office:value-type="float" office:value="0.072228" calcext:value-type="float">
            <text:p>0.072228</text:p>
          </table:table-cell>
          <table:table-cell office:value-type="float" office:value="0.0698154" calcext:value-type="float">
            <text:p>0.0698154</text:p>
          </table:table-cell>
          <table:table-cell office:value-type="float" office:value="0.0689894" calcext:value-type="float">
            <text:p>0.0689894</text:p>
          </table:table-cell>
          <table:table-cell office:value-type="float" office:value="0.347424" calcext:value-type="float">
            <text:p>0.347424</text:p>
          </table:table-cell>
          <table:table-cell office:value-type="float" office:value="0.314192" calcext:value-type="float">
            <text:p>0.314192</text:p>
          </table:table-cell>
          <table:table-cell office:value-type="float" office:value="2.06943" calcext:value-type="float">
            <text:p>2.0694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.6386" calcext:value-type="float">
            <text:p>10.6386</text:p>
          </table:table-cell>
          <table:table-cell office:value-type="float" office:value="14.1087" calcext:value-type="float">
            <text:p>14.1087</text:p>
          </table:table-cell>
          <table:table-cell office:value-type="float" office:value="-4.86794" calcext:value-type="float">
            <text:p>-4.86794</text:p>
          </table:table-cell>
          <table:table-cell office:value-type="float" office:value="-0.00120695" calcext:value-type="float">
            <text:p>-0.00120695</text:p>
          </table:table-cell>
          <table:table-cell office:value-type="float" office:value="0.0659549" calcext:value-type="float">
            <text:p>0.0659549</text:p>
          </table:table-cell>
          <table:table-cell office:value-type="float" office:value="0.0697634" calcext:value-type="float">
            <text:p>0.0697634</text:p>
          </table:table-cell>
          <table:table-cell office:value-type="float" office:value="0.0689201" calcext:value-type="float">
            <text:p>0.0689201</text:p>
          </table:table-cell>
          <table:table-cell office:value-type="float" office:value="0.347089" calcext:value-type="float">
            <text:p>0.347089</text:p>
          </table:table-cell>
          <table:table-cell office:value-type="float" office:value="0.313877" calcext:value-type="float">
            <text:p>0.313877</text:p>
          </table:table-cell>
          <table:table-cell office:value-type="float" office:value="1.77745" calcext:value-type="float">
            <text:p>1.777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8T20:05:08.648287018</dc:date>
    <meta:editing-duration>PT29S</meta:editing-duration>
    <meta:editing-cycles>1</meta:editing-cycles>
    <meta:document-statistic meta:table-count="1" meta:cell-count="5489" meta:object-count="0"/>
    <meta:generator>LibreOffice/5.1.6.2$Linux_X86_64 LibreOffice_project/10m0$Build-2</meta:generator>
  </office:meta>
</office:document-meta>
</file>